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imbus Sans" svg:font-family="'Nimbus Sans'" style:font-family-generic="swiss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objectwithoutfill">
      <style:graphic-properties svg:stroke-width="0.028cm" svg:stroke-color="#000000" draw:marker-start-width="0.242cm" draw:marker-end="" draw:marker-end-width="0.242cm" draw:fill="solid" draw:fill-color="#cccccc" loext:fill-use-slide-background="false" draw:opacity="31%" draw:textarea-vertical-align="middle" fo:padding-top="0.139cm" fo:padding-bottom="0.139cm" fo:padding-left="0.264cm" fo:padding-right="0.264cm" loext:decorative="false"/>
    </style:style>
    <style:style style:name="gr11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svg:stroke-color="#000000" svg:stroke-opacity="0%" draw:fill="solid" draw:fill-color="#cccccc" loext:fill-use-slide-background="false" draw:opacity="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28cm" svg:stroke-color="#000000" draw:marker-start="" draw:marker-start-width="0.242cm" draw:marker-end="Groty_20_strzałek_20_1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1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0.562cm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688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50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51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188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062cm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562cm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87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draw:shadow="hidden" loext:decorative="false"/>
    </style:style>
    <style:style style:name="gr88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89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625cm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4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4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3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125cm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7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1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875cm" style:writing-mode="lr-tb" loext:decorative="false"/>
      <style:paragraph-properties style:writing-mode="lr-tb"/>
    </style:style>
    <style:style style:name="gr1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2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1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6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247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48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25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22cm" fo:min-width="0cm" fo:padding-top="0.139cm" fo:padding-bottom="0.139cm" fo:padding-left="0.264cm" fo:padding-right="0.264cm" loext:decorative="false"/>
    </style:style>
    <style:style style:name="gr25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625cm" style:writing-mode="lr-tb" loext:decorative="false"/>
      <style:paragraph-properties style:writing-mode="lr-tb"/>
    </style:style>
    <style:style style:name="gr2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9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375cm" style:writing-mode="lr-tb" loext:decorative="false"/>
      <style:paragraph-properties style:writing-mode="lr-tb"/>
    </style:style>
    <style:style style:name="gr270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125cm" style:writing-mode="lr-tb" loext:decorative="false"/>
      <style:paragraph-properties style:writing-mode="lr-tb"/>
    </style:style>
    <style:style style:name="gr27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0" style:family="graphic">
      <style:graphic-properties loext:decorative="false"/>
    </style:style>
    <style:style style:name="gr281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28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1.875cm" style:writing-mode="lr-tb" loext:decorative="false"/>
      <style:paragraph-properties style:writing-mode="lr-tb"/>
    </style:style>
    <style:style style:name="gr28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9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2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10cm" style:writing-mode="lr-tb" loext:decorative="false"/>
      <style:paragraph-properties style:writing-mode="lr-tb"/>
    </style:style>
    <style:style style:name="gr303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75cm" fo:min-width="3cm" style:writing-mode="lr-tb" loext:decorative="false"/>
      <style:paragraph-properties style:writing-mode="lr-tb"/>
    </style:style>
    <style:style style:name="gr30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6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307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308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75cm" fo:min-width="3.5cm" style:writing-mode="lr-tb" loext:decorative="false"/>
      <style:paragraph-properties style:writing-mode="lr-tb"/>
    </style:style>
    <style:style style:name="gr30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3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314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315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316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317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318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3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1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25cm" fo:min-width="3cm" style:writing-mode="lr-tb" loext:decorative="false"/>
      <style:paragraph-properties style:writing-mode="lr-tb"/>
    </style:style>
    <style:style style:name="gr3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2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249cm" fo:min-width="3.507cm" style:writing-mode="lr-tb" loext:decorative="false"/>
      <style:paragraph-properties style:writing-mode="lr-tb"/>
    </style:style>
    <style:style style:name="gr333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25cm" fo:min-width="3cm" style:writing-mode="lr-tb" loext:decorative="false"/>
      <style:paragraph-properties style:writing-mode="lr-tb"/>
    </style:style>
    <style:style style:name="gr334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75cm" fo:min-width="3.5cm" style:writing-mode="lr-tb" loext:decorative="false"/>
      <style:paragraph-properties style:writing-mode="lr-tb"/>
    </style:style>
    <style:style style:name="gr33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249cm" fo:min-width="3.5cm" style:writing-mode="lr-tb" loext:decorative="false"/>
      <style:paragraph-properties style:writing-mode="lr-tb"/>
    </style:style>
    <style:style style:name="gr3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3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749cm" fo:min-width="3.5cm" style:writing-mode="lr-tb" loext:decorative="false"/>
      <style:paragraph-properties style:writing-mode="lr-tb"/>
    </style:style>
    <style:style style:name="gr344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75cm" fo:min-width="4cm" style:writing-mode="lr-tb" loext:decorative="false"/>
      <style:paragraph-properties style:writing-mode="lr-tb"/>
    </style:style>
    <style:style style:name="gr34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7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3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0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75cm" fo:min-width="5cm" style:writing-mode="lr-tb" loext:decorative="false"/>
      <style:paragraph-properties style:writing-mode="lr-tb"/>
    </style:style>
    <style:style style:name="gr35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4.75cm" fo:min-width="5cm" style:writing-mode="lr-tb" loext:decorative="false"/>
      <style:paragraph-properties style:writing-mode="lr-tb"/>
    </style:style>
    <style:style style:name="gr3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0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4.25cm" fo:min-width="5cm" style:writing-mode="lr-tb" loext:decorative="false"/>
      <style:paragraph-properties style:writing-mode="lr-tb"/>
    </style:style>
    <style:style style:name="gr3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6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8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36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2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37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6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7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7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ccccc" draw:opacity="31%"/>
      <style:paragraph-properties fo:text-align="center"/>
      <style:text-properties style:font-name="Liberation Sans1"/>
    </style:style>
    <style:style style:name="P4" style:family="paragraph">
      <loext:graphic-properties draw:fill="none"/>
      <style:paragraph-properties fo:text-align="center"/>
      <style:text-properties style:font-name="Liberation Sans1"/>
    </style:style>
    <style:style style:name="P5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6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7" style:family="paragraph">
      <loext:graphic-properties draw:fill="solid" draw:fill-color="#cccccc" draw:opacity="0%"/>
      <style:paragraph-properties fo:text-align="center" style:writing-mode="lr-tb"/>
      <style:text-properties style:font-name="Liberation Sans1" fo:font-size="18pt" style:font-size-asian="18pt" style:font-size-complex="18pt"/>
    </style:style>
    <style:style style:name="P8" style:family="paragraph">
      <loext:graphic-properties draw:fill="solid" draw:fill-color="#cccccc" draw:opacity="64%"/>
      <style:paragraph-properties fo:text-align="center" style:writing-mode="lr-tb"/>
      <style:text-properties style:font-name="Liberation Sans1" fo:font-size="18pt" style:font-size-asian="18pt" style:font-size-complex="18pt"/>
    </style:style>
    <style:style style:name="P9" style:family="paragraph">
      <loext:graphic-properties draw:fill="solid" draw:fill-color="#cccccc" draw:opacity="46%"/>
      <style:paragraph-properties fo:text-align="center" style:writing-mode="lr-tb"/>
      <style:text-properties style:font-name="Liberation Sans1" fo:font-size="18pt" style:font-size-asian="18pt" style:font-size-complex="18pt"/>
    </style:style>
    <style:style style:name="P10" style:family="paragraph">
      <loext:graphic-properties draw:fill="solid" draw:fill-color="#000000" draw:opacity="100%"/>
      <style:paragraph-properties fo:text-align="center"/>
      <style:text-properties style:font-name="Liberation Sans1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style:font-size-asian="18pt" style:font-size-complex="18pt"/>
    </style:style>
    <style:style style:name="P12" style:family="paragraph">
      <loext:graphic-properties draw:fill="solid" draw:fill-color="#cccccc" draw:opacity="46%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18pt" style:font-size-asian="18pt" style:font-size-complex="18pt"/>
    </style:style>
    <style:style style:name="P13" style:family="paragraph">
      <loext:graphic-properties draw:fill="solid" draw:fill-color="#cccccc" draw:opacity="50%"/>
      <style:paragraph-properties fo:text-align="center" style:writing-mode="lr-tb"/>
      <style:text-properties style:font-name="Liberation Sans1" fo:font-size="18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solid" draw:fill-color="#cccccc" draw:opacity="50%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style:font-name="Nimbus Sans" fo:font-size="18pt" style:font-size-asian="18pt" style:font-size-complex="18pt"/>
    </style:style>
    <style:style style:name="P21" style:family="paragraph">
      <loext:graphic-properties draw:fill="solid" draw:fill-color="#cccccc" draw:opacity="50%"/>
      <style:paragraph-properties fo:text-align="start" style:writing-mode="lr-tb"/>
      <style:text-properties style:font-name="Nimbus Sans" fo:font-size="18pt" style:font-size-asian="18pt" style:font-size-complex="18pt"/>
    </style:style>
    <style:style style:name="P2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text-align="center"/>
      <style:text-properties style:font-name="Nimbus Sans"/>
    </style:style>
    <style:style style:name="P25" style:family="paragraph">
      <style:paragraph-properties fo:text-align="center"/>
      <style:text-properties style:font-name="Nimbus Sans"/>
    </style:style>
    <style:style style:name="P26" style:family="paragraph">
      <style:paragraph-properties fo:text-align="center"/>
      <style:text-properties style:font-name="Nimbus Sans" fo:font-size="18pt" style:font-size-asian="18pt" style:font-size-complex="18pt"/>
    </style:style>
    <style:style style:name="P27" style:family="paragraph">
      <loext:graphic-properties draw:fill="solid" draw:fill-color="#cccccc" draw:opacity="50%"/>
      <style:paragraph-properties fo:text-align="center" style:writing-mode="lr-tb"/>
      <style:text-properties style:font-name="Nimbus Sans"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style:font-name="Nimbus Sans" fo:font-size="18pt" style:font-size-asian="18pt" style:font-size-complex="18pt"/>
    </style:style>
    <style:style style:name="P29" style:family="paragraph">
      <loext:graphic-properties draw:fill="solid" draw:fill-color="#000000" draw:opacity="100%"/>
      <style:paragraph-properties fo:text-align="center"/>
      <style:text-properties style:font-name="Nimbus Sans"/>
    </style:style>
    <style:style style:name="P30" style:family="paragraph">
      <loext:graphic-properties draw:fill="solid" draw:fill-color="#000000" draw:opacity="100%"/>
      <style:paragraph-properties fo:text-align="center"/>
    </style:style>
    <style:style style:name="T1" style:family="text">
      <style:text-properties style:font-name="Liberation Sans1" fo:font-size="18pt" style:font-size-asian="18pt" style:font-size-complex="18pt"/>
    </style:style>
    <style:style style:name="T2" style:family="text">
      <style:text-properties style:text-position="sub 58%" style:font-name="Liberation Sans1" fo:font-size="18pt" style:font-size-asian="18pt" style:font-size-complex="18pt"/>
    </style:style>
    <style:style style:name="T3" style:family="text">
      <style:text-properties style:text-position="0% 100%" style:font-name="Liberation Sans1" fo:font-size="18pt" style:font-size-asian="18pt" style:font-size-complex="18pt"/>
    </style:style>
    <style:style style:name="T4" style:family="text">
      <style:text-properties style:font-name="Liberation Sans1" fo:font-size="18pt" style:font-name-asian="Liberation Serif1" style:font-size-asian="18pt" style:font-name-complex="Liberation Serif1" style:font-size-complex="18pt"/>
    </style:style>
    <style:style style:name="T5" style:family="text">
      <style:text-properties style:text-position="sub 58%" style:font-name="Liberation Sans1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0% 100%" style:font-name="Liberation Sans1" fo:font-size="18pt" style:font-name-asian="Liberation Serif1" style:font-size-asian="18pt" style:font-name-complex="Liberation Serif1" style:font-size-complex="18pt"/>
    </style:style>
    <style:style style:name="T7" style:family="text">
      <style:text-properties style:text-position="sub 58%" style:font-name="Liberation Sans1" fo:font-size="18pt" style:font-name-asian="Liberation Serif1" style:font-size-asian="18pt" style:font-name-complex="Liberation Serif1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name-asian="Liberation Serif1" style:font-size-asian="18pt" style:font-name-complex="Liberation Serif1" style:font-size-complex="18pt"/>
    </style:style>
    <style:style style:name="T12" style:family="text">
      <style:text-properties style:text-position="0% 100%" fo:font-size="18pt" style:font-name-asian="Liberation Serif1" style:font-size-asian="18pt" style:font-name-complex="Liberation Serif1" style:font-size-complex="18pt"/>
    </style:style>
    <style:style style:name="T13" style:family="text">
      <style:text-properties style:text-position="sub 58%" fo:font-size="18pt" style:font-name-asian="Liberation Serif1" style:font-size-asian="18pt" style:font-name-complex="Liberation Serif1" style:font-size-complex="18pt"/>
    </style:style>
    <style:style style:name="T14" style:family="text">
      <style:text-properties style:text-position="super 58%" fo:font-size="18pt" style:font-name-asian="Liberation Serif1" style:font-size-asian="18pt" style:font-name-complex="Liberation Serif1" style:font-size-complex="18pt"/>
    </style:style>
    <style:style style:name="T15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Nimbus Sans" fo:font-size="18pt" style:font-name-asian="Liberation Serif1" style:font-size-asian="18pt" style:font-name-complex="Liberation Serif1" style:font-size-complex="18pt"/>
    </style:style>
    <style:style style:name="T17" style:family="text">
      <style:text-properties style:text-position="sub 58%" style:font-name="Nimbus Sans" fo:font-size="18pt" style:font-name-asian="Liberation Serif1" style:font-size-asian="18pt" style:font-name-complex="Liberation Serif1" style:font-size-complex="18pt"/>
    </style:style>
    <style:style style:name="T18" style:family="text">
      <style:text-properties fo:font-size="18pt" fo:font-weight="bold" style:font-name-asian="Liberation Serif1" style:font-size-asian="18pt" style:font-weight-asian="bold" style:font-name-complex="Liberation Serif1" style:font-size-complex="18pt" style:font-weight-complex="bold"/>
    </style:style>
    <style:style style:name="T19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Liberation Serif1" fo:font-size="18pt" style:font-name-asian="Liberation Serif1" style:font-size-asian="18pt" style:font-name-complex="Liberation Serif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01" draw:style-name="dp1" draw:master-page-name="Default">
        <draw:g draw:style-name="gr1">
          <draw:custom-shape draw:style-name="gr2" draw:text-style-name="P1" draw:layer="layout" svg:width="1cm" svg:height="1cm" svg:x="2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3cm" svg:y1="2.6cm" svg:x2="3cm" svg:y2="3.4cm">
            <text:p/>
          </draw:line>
          <draw:custom-shape draw:style-name="gr4" draw:text-style-name="P1" draw:layer="layout" svg:width="0.8cm" svg:height="0.8cm" svg:x="2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5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" draw:text-style-name="P2" draw:layer="layout" svg:x1="2.5cm" svg:y1="7.5cm" svg:x2="2.5cm" svg:y2="8.5cm">
            <text:p/>
          </draw:line>
        </draw:g>
        <draw:g draw:style-name="gr1">
          <draw:custom-shape draw:style-name="gr7" draw:text-style-name="P1" draw:layer="layout" svg:width="1cm" svg:height="1cm" svg:x="2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2" draw:layer="layout" svg:x1="3cm" svg:y1="4.6cm" svg:x2="3cm" svg:y2="5.4cm">
            <text:p/>
          </draw:line>
          <draw:custom-shape draw:style-name="gr9" draw:text-style-name="P1" draw:layer="layout" svg:width="0.8cm" svg:height="0.8cm" svg:x="2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3cm" svg:y1="2cm" svg:x2="3cm" svg:y2="2.5cm">
          <text:p/>
        </draw:line>
        <draw:line draw:style-name="gr11" draw:text-style-name="P4" draw:layer="layout" svg:x1="3cm" svg:y1="2cm" svg:x2="4.5cm" svg:y2="2cm">
          <text:p/>
        </draw:line>
        <draw:line draw:style-name="gr11" draw:text-style-name="P4" draw:layer="layout" svg:x1="4.5cm" svg:y1="4cm" svg:x2="4.5cm" svg:y2="2cm">
          <text:p/>
        </draw:line>
        <draw:line draw:style-name="gr11" draw:text-style-name="P4" draw:layer="layout" svg:x1="4.5cm" svg:y1="6cm" svg:x2="4.5cm" svg:y2="4cm">
          <text:p/>
        </draw:line>
        <draw:line draw:style-name="gr11" draw:text-style-name="P4" draw:layer="layout" svg:x1="4.5cm" svg:y1="6cm" svg:x2="3cm" svg:y2="6cm">
          <text:p/>
        </draw:line>
        <draw:line draw:style-name="gr10" draw:text-style-name="P3" draw:layer="layout" svg:x1="3cm" svg:y1="5.5cm" svg:x2="3cm" svg:y2="6cm">
          <text:p/>
        </draw:line>
        <draw:line draw:style-name="gr10" draw:text-style-name="P3" draw:layer="layout" svg:x1="3cm" svg:y1="4cm" svg:x2="3cm" svg:y2="4.5cm">
          <text:p/>
        </draw:line>
        <draw:line draw:style-name="gr10" draw:text-style-name="P3" draw:layer="layout" svg:x1="3cm" svg:y1="4cm" svg:x2="3cm" svg:y2="3.5cm">
          <text:p/>
        </draw:line>
        <draw:line draw:style-name="gr11" draw:text-style-name="P4" draw:layer="layout" svg:x1="3cm" svg:y1="4cm" svg:x2="4.5cm" svg:y2="4cm">
          <text:p/>
        </draw:line>
        <draw:custom-shape draw:style-name="gr12" draw:text-style-name="P5" draw:layer="layout" svg:width="0.125cm" svg:height="0.125cm" svg:x="4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cm" svg:y="1.812cm">
          <text:p text:style-name="P6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1cm" svg:y="3.812cm">
          <text:p text:style-name="P6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cm" svg:y1="4cm" svg:x2="4cm" svg:y2="4cm">
          <text:p/>
        </draw:line>
        <draw:custom-shape draw:style-name="gr13" draw:text-style-name="P7" draw:layer="layout" svg:width="2cm" svg:height="1cm" svg:x="2.75cm" svg:y="3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2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5" draw:text-style-name="P1" draw:layer="layout" svg:width="1cm" svg:height="1cm" svg:x="7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" draw:text-style-name="P2" draw:layer="layout" svg:x1="8cm" svg:y1="2.6cm" svg:x2="8cm" svg:y2="3.4cm">
            <text:p/>
          </draw:line>
          <draw:custom-shape draw:style-name="gr17" draw:text-style-name="P1" draw:layer="layout" svg:width="0.8cm" svg:height="0.8cm" svg:x="7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18" draw:text-style-name="P1" draw:layer="layout" svg:width="1cm" svg:height="1cm" svg:x="7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" draw:text-style-name="P2" draw:layer="layout" svg:x1="8cm" svg:y1="4.6cm" svg:x2="8cm" svg:y2="5.4cm">
            <text:p/>
          </draw:line>
          <draw:custom-shape draw:style-name="gr20" draw:text-style-name="P1" draw:layer="layout" svg:width="0.8cm" svg:height="0.8cm" svg:x="7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8cm" svg:y1="2cm" svg:x2="8cm" svg:y2="2.5cm">
          <text:p/>
        </draw:line>
        <draw:line draw:style-name="gr11" draw:text-style-name="P4" draw:layer="layout" svg:x1="8cm" svg:y1="2cm" svg:x2="9.5cm" svg:y2="2cm">
          <text:p/>
        </draw:line>
        <draw:line draw:style-name="gr11" draw:text-style-name="P4" draw:layer="layout" svg:x1="9.5cm" svg:y1="4cm" svg:x2="9.5cm" svg:y2="2cm">
          <text:p/>
        </draw:line>
        <draw:line draw:style-name="gr11" draw:text-style-name="P4" draw:layer="layout" svg:x1="9.5cm" svg:y1="6cm" svg:x2="9.5cm" svg:y2="4cm">
          <text:p/>
        </draw:line>
        <draw:line draw:style-name="gr11" draw:text-style-name="P4" draw:layer="layout" svg:x1="9.5cm" svg:y1="6cm" svg:x2="8cm" svg:y2="6cm">
          <text:p/>
        </draw:line>
        <draw:line draw:style-name="gr10" draw:text-style-name="P3" draw:layer="layout" svg:x1="8cm" svg:y1="5.5cm" svg:x2="8cm" svg:y2="6cm">
          <text:p/>
        </draw:line>
        <draw:line draw:style-name="gr10" draw:text-style-name="P3" draw:layer="layout" svg:x1="8cm" svg:y1="4cm" svg:x2="8cm" svg:y2="4.5cm">
          <text:p/>
        </draw:line>
        <draw:line draw:style-name="gr10" draw:text-style-name="P3" draw:layer="layout" svg:x1="8cm" svg:y1="4cm" svg:x2="8cm" svg:y2="3.5cm">
          <text:p/>
        </draw:line>
        <draw:line draw:style-name="gr11" draw:text-style-name="P4" draw:layer="layout" svg:x1="8cm" svg:y1="4cm" svg:x2="9.5cm" svg:y2="4cm">
          <text:p/>
        </draw:line>
        <draw:custom-shape draw:style-name="gr12" draw:text-style-name="P5" draw:layer="layout" svg:width="0.125cm" svg:height="0.125cm" svg:x="9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6cm" svg:y="1.812cm">
          <text:p text:style-name="P6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6cm" svg:y="3.812cm">
          <text:p text:style-name="P6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5cm" svg:y1="4cm" svg:x2="9cm" svg:y2="4cm">
          <text:p/>
        </draw:line>
        <draw:custom-shape draw:style-name="gr13" draw:text-style-name="P7" draw:layer="layout" svg:width="2cm" svg:height="1cm" svg:x="7.75cm" svg:y="3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7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1" draw:text-style-name="P1" draw:layer="layout" svg:width="1cm" svg:height="1cm" svg:x="10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" draw:text-style-name="P2" draw:layer="layout" svg:x1="11cm" svg:y1="4.6cm" svg:x2="11cm" svg:y2="5.4cm">
            <text:p/>
          </draw:line>
          <draw:custom-shape draw:style-name="gr23" draw:text-style-name="P1" draw:layer="layout" svg:width="0.8cm" svg:height="0.8cm" svg:x="10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4" draw:layer="layout" svg:x1="11cm" svg:y1="6cm" svg:x2="9.5cm" svg:y2="6cm">
          <text:p/>
        </draw:line>
        <draw:line draw:style-name="gr10" draw:text-style-name="P3" draw:layer="layout" svg:x1="11cm" svg:y1="5.5cm" svg:x2="11cm" svg:y2="6cm">
          <text:p/>
        </draw:line>
        <draw:line draw:style-name="gr10" draw:text-style-name="P3" draw:layer="layout" svg:x1="11cm" svg:y1="4cm" svg:x2="11cm" svg:y2="4.5cm">
          <text:p/>
        </draw:line>
        <draw:line draw:style-name="gr11" draw:text-style-name="P4" draw:layer="layout" svg:x1="11cm" svg:y1="4cm" svg:x2="9.5cm" svg:y2="4cm">
          <text:p/>
        </draw:line>
        <draw:custom-shape draw:style-name="gr12" draw:text-style-name="P5" draw:layer="layout" svg:width="0.125cm" svg:height="0.125cm" svg:x="9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0.937cm" svg:y="3.625cm">
          <text:p text:style-name="P6"><text:span text:style-name="T1">j</text:span><text:span text:style-name="T2">3</text:span><text:span text:style-name="T3">=3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4" draw:text-style-name="P1" draw:layer="layout" svg:width="1cm" svg:height="1cm" svg:x="14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" draw:text-style-name="P2" draw:layer="layout" svg:x1="15cm" svg:y1="2.6cm" svg:x2="15cm" svg:y2="3.4cm">
            <text:p/>
          </draw:line>
          <draw:custom-shape draw:style-name="gr26" draw:text-style-name="P1" draw:layer="layout" svg:width="0.8cm" svg:height="0.8cm" svg:x="14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7" draw:text-style-name="P1" draw:layer="layout" svg:width="1cm" svg:height="1cm" svg:x="14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" draw:text-style-name="P2" draw:layer="layout" svg:x1="15cm" svg:y1="4.6cm" svg:x2="15cm" svg:y2="5.4cm">
            <text:p/>
          </draw:line>
          <draw:custom-shape draw:style-name="gr29" draw:text-style-name="P1" draw:layer="layout" svg:width="0.8cm" svg:height="0.8cm" svg:x="14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5cm" svg:y1="2cm" svg:x2="15cm" svg:y2="2.5cm">
          <text:p/>
        </draw:line>
        <draw:line draw:style-name="gr11" draw:text-style-name="P4" draw:layer="layout" svg:x1="15cm" svg:y1="2cm" svg:x2="16.5cm" svg:y2="2cm">
          <text:p/>
        </draw:line>
        <draw:line draw:style-name="gr11" draw:text-style-name="P4" draw:layer="layout" svg:x1="16.5cm" svg:y1="4cm" svg:x2="16.5cm" svg:y2="2cm">
          <text:p/>
        </draw:line>
        <draw:line draw:style-name="gr11" draw:text-style-name="P4" draw:layer="layout" svg:x1="16.5cm" svg:y1="6cm" svg:x2="16.5cm" svg:y2="4cm">
          <text:p/>
        </draw:line>
        <draw:line draw:style-name="gr11" draw:text-style-name="P4" draw:layer="layout" svg:x1="16.5cm" svg:y1="6cm" svg:x2="15cm" svg:y2="6cm">
          <text:p/>
        </draw:line>
        <draw:line draw:style-name="gr10" draw:text-style-name="P3" draw:layer="layout" svg:x1="15cm" svg:y1="5.5cm" svg:x2="15cm" svg:y2="6cm">
          <text:p/>
        </draw:line>
        <draw:line draw:style-name="gr10" draw:text-style-name="P3" draw:layer="layout" svg:x1="15cm" svg:y1="4cm" svg:x2="15cm" svg:y2="4.5cm">
          <text:p/>
        </draw:line>
        <draw:line draw:style-name="gr10" draw:text-style-name="P3" draw:layer="layout" svg:x1="15cm" svg:y1="4cm" svg:x2="15cm" svg:y2="3.5cm">
          <text:p/>
        </draw:line>
        <draw:line draw:style-name="gr11" draw:text-style-name="P4" draw:layer="layout" svg:x1="15cm" svg:y1="4cm" svg:x2="16.5cm" svg:y2="4cm">
          <text:p/>
        </draw:line>
        <draw:custom-shape draw:style-name="gr12" draw:text-style-name="P5" draw:layer="layout" svg:width="0.125cm" svg:height="0.125cm" svg:x="16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3cm" svg:y="1.812cm">
          <text:p text:style-name="P6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13cm" svg:y="3.812cm">
          <text:p text:style-name="P6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5.5cm" svg:y1="4cm" svg:x2="16cm" svg:y2="4cm">
          <text:p/>
        </draw:line>
        <draw:custom-shape draw:style-name="gr13" draw:text-style-name="P7" draw:layer="layout" svg:width="2cm" svg:height="1cm" svg:x="14.75cm" svg:y="3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14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30" draw:text-style-name="P1" draw:layer="layout" svg:width="1cm" svg:height="1cm" svg:x="17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18cm" svg:y1="4.6cm" svg:x2="18cm" svg:y2="5.4cm">
            <text:p/>
          </draw:line>
          <draw:custom-shape draw:style-name="gr32" draw:text-style-name="P1" draw:layer="layout" svg:width="0.8cm" svg:height="0.8cm" svg:x="17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4" draw:layer="layout" svg:x1="18cm" svg:y1="6cm" svg:x2="16.5cm" svg:y2="6cm">
          <text:p/>
        </draw:line>
        <draw:line draw:style-name="gr10" draw:text-style-name="P3" draw:layer="layout" svg:x1="18cm" svg:y1="5.5cm" svg:x2="18cm" svg:y2="6cm">
          <text:p/>
        </draw:line>
        <draw:line draw:style-name="gr10" draw:text-style-name="P3" draw:layer="layout" svg:x1="18cm" svg:y1="4cm" svg:x2="18cm" svg:y2="4.5cm">
          <text:p/>
        </draw:line>
        <draw:line draw:style-name="gr11" draw:text-style-name="P4" draw:layer="layout" svg:x1="18cm" svg:y1="4cm" svg:x2="16.5cm" svg:y2="4cm">
          <text:p/>
        </draw:line>
        <draw:custom-shape draw:style-name="gr12" draw:text-style-name="P5" draw:layer="layout" svg:width="0.125cm" svg:height="0.125cm" svg:x="16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7.937cm" svg:y="3.625cm">
          <text:p text:style-name="P6"><text:span text:style-name="T1">j</text:span><text:span text:style-name="T2">3</text:span><text:span text:style-name="T3">=3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3" draw:text-style-name="P1" draw:layer="layout" svg:width="1cm" svg:height="1cm" draw:transform="rotate (-3.14159265358979) translate (18.5cm 3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4" draw:text-style-name="P2" draw:layer="layout" svg:x1="18cm" svg:y1="3.4cm" svg:x2="18cm" svg:y2="2.6cm">
            <text:p/>
          </draw:line>
          <draw:custom-shape draw:style-name="gr35" draw:text-style-name="P1" draw:layer="layout" svg:width="0.8cm" svg:height="0.8cm" draw:transform="rotate (-3.14159265358979) translate (18.4cm 3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3" draw:text-style-name="P7" draw:layer="layout" svg:width="2cm" svg:height="1cm" svg:x="17.937cm" svg:y="1.625cm">
          <text:p text:style-name="P6"><text:span text:style-name="T1">j</text:span><text:span text:style-name="T2">4</text:span><text:span text:style-name="T3">=4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8cm" svg:y1="2cm" svg:x2="16.5cm" svg:y2="2cm">
          <text:p/>
        </draw:line>
        <draw:line draw:style-name="gr11" draw:text-style-name="P4" draw:layer="layout" svg:x1="18cm" svg:y1="2cm" svg:x2="18cm" svg:y2="2.5cm">
          <text:p/>
        </draw:line>
        <draw:line draw:style-name="gr11" draw:text-style-name="P4" draw:layer="layout" svg:x1="18cm" svg:y1="3.5cm" svg:x2="18cm" svg:y2="4cm">
          <text:p/>
        </draw:line>
        <draw:custom-shape draw:style-name="gr12" draw:text-style-name="P5" draw:layer="layout" svg:width="0.125cm" svg:height="0.125cm" svg:x="16.4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36" draw:text-style-name="P1" draw:layer="layout" svg:width="1cm" svg:height="1cm" svg:x="2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7" draw:text-style-name="P2" draw:layer="layout" svg:x1="2.5cm" svg:y1="9.5cm" svg:x2="2.5cm" svg:y2="10.5cm">
            <text:p/>
          </draw:line>
        </draw:g>
        <draw:custom-shape draw:style-name="gr38" draw:text-style-name="P8" draw:layer="layout" svg:width="2.5cm" svg:height="1cm" svg:x="2.5cm" svg:y="7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2.5cm" svg:y="9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5.187cm" svg:y1="11cm" svg:x2="5.187cm" svg:y2="7cm">
          <text:p/>
        </draw:line>
        <draw:line draw:style-name="gr11" draw:text-style-name="P4" draw:layer="layout" svg:x1="2.5cm" svg:y1="11cm" svg:x2="5cm" svg:y2="11cm">
          <text:p/>
        </draw:line>
        <draw:line draw:style-name="gr11" draw:text-style-name="P4" draw:layer="layout" svg:x1="2.5cm" svg:y1="7cm" svg:x2="5cm" svg:y2="7cm">
          <text:p/>
        </draw:line>
        <draw:line draw:style-name="gr11" draw:text-style-name="P4" draw:layer="layout" svg:x1="2.5cm" svg:y1="7cm" svg:x2="2.5cm" svg:y2="7.5cm">
          <text:p/>
        </draw:line>
        <draw:line draw:style-name="gr11" draw:text-style-name="P4" draw:layer="layout" svg:x1="2.5cm" svg:y1="8.5cm" svg:x2="2.5cm" svg:y2="9.5cm">
          <text:p/>
        </draw:line>
        <draw:line draw:style-name="gr11" draw:text-style-name="P4" draw:layer="layout" svg:x1="2.5cm" svg:y1="10.5cm" svg:x2="2.5cm" svg:y2="11cm">
          <text:p/>
        </draw:line>
        <draw:custom-shape draw:style-name="gr39" draw:text-style-name="P8" draw:layer="layout" svg:width="1.062cm" svg:height="1cm" svg:x="5cm" svg:y="8.5cm">
          <text:p text:style-name="P6"><text:span text:style-name="T1">u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0" draw:text-style-name="P1" draw:layer="layout" svg:width="1cm" svg:height="1cm" svg:x="6.5cm" svg:y="7.37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1" draw:text-style-name="P2" draw:layer="layout" svg:x1="7cm" svg:y1="7.375cm" svg:x2="7cm" svg:y2="8.375cm">
            <text:p/>
          </draw:line>
        </draw:g>
        <draw:g draw:style-name="gr1">
          <draw:custom-shape draw:style-name="gr42" draw:text-style-name="P1" draw:layer="layout" svg:width="1cm" svg:height="1cm" draw:transform="rotate (-3.14159265358979) translate (7.5cm 10.37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3" draw:text-style-name="P2" draw:layer="layout" svg:x1="7cm" svg:y1="10.375cm" svg:x2="7cm" svg:y2="9.375cm">
            <text:p/>
          </draw:line>
        </draw:g>
        <draw:custom-shape draw:style-name="gr38" draw:text-style-name="P8" draw:layer="layout" svg:width="2.5cm" svg:height="1cm" svg:x="7cm" svg:y="7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7cm" svg:y="9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9.687cm" svg:y1="11cm" svg:x2="9.687cm" svg:y2="7cm">
          <text:p/>
        </draw:line>
        <draw:line draw:style-name="gr11" draw:text-style-name="P4" draw:layer="layout" svg:x1="7cm" svg:y1="11cm" svg:x2="9.5cm" svg:y2="11cm">
          <text:p/>
        </draw:line>
        <draw:line draw:style-name="gr11" draw:text-style-name="P4" draw:layer="layout" svg:x1="7cm" svg:y1="7cm" svg:x2="9.5cm" svg:y2="7cm">
          <text:p/>
        </draw:line>
        <draw:line draw:style-name="gr11" draw:text-style-name="P4" draw:layer="layout" svg:x1="7cm" svg:y1="7cm" svg:x2="7cm" svg:y2="7.5cm">
          <text:p/>
        </draw:line>
        <draw:line draw:style-name="gr11" draw:text-style-name="P4" draw:layer="layout" svg:x1="7cm" svg:y1="8.375cm" svg:x2="7cm" svg:y2="9.375cm">
          <text:p/>
        </draw:line>
        <draw:line draw:style-name="gr11" draw:text-style-name="P4" draw:layer="layout" svg:x1="7cm" svg:y1="10.5cm" svg:x2="7cm" svg:y2="11cm">
          <text:p/>
        </draw:line>
        <draw:custom-shape draw:style-name="gr39" draw:text-style-name="P8" draw:layer="layout" svg:width="1.062cm" svg:height="1cm" svg:x="9.5cm" svg:y="8.5cm">
          <text:p text:style-name="P6"><text:span text:style-name="T1">u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4" draw:text-style-name="P1" draw:layer="layout" svg:width="1cm" svg:height="1cm" svg:x="11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5" draw:text-style-name="P2" draw:layer="layout" svg:x1="11.5cm" svg:y1="7.5cm" svg:x2="11.5cm" svg:y2="8.5cm">
            <text:p/>
          </draw:line>
        </draw:g>
        <draw:g draw:style-name="gr1">
          <draw:custom-shape draw:style-name="gr46" draw:text-style-name="P1" draw:layer="layout" svg:width="1cm" svg:height="1cm" draw:transform="rotate (-3.14159265358979) translate (12cm 10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2" draw:layer="layout" svg:x1="11.5cm" svg:y1="10.5cm" svg:x2="11.5cm" svg:y2="9.5cm">
            <text:p/>
          </draw:line>
        </draw:g>
        <draw:custom-shape draw:style-name="gr38" draw:text-style-name="P8" draw:layer="layout" svg:width="2.5cm" svg:height="1cm" svg:x="11.5cm" svg:y="7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11.5cm" svg:y="9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1.5cm" svg:y1="11cm" svg:x2="14cm" svg:y2="11cm">
          <text:p/>
        </draw:line>
        <draw:line draw:style-name="gr11" draw:text-style-name="P4" draw:layer="layout" svg:x1="11.5cm" svg:y1="7cm" svg:x2="14cm" svg:y2="7cm">
          <text:p/>
        </draw:line>
        <draw:line draw:style-name="gr11" draw:text-style-name="P4" draw:layer="layout" svg:x1="11.5cm" svg:y1="7cm" svg:x2="11.5cm" svg:y2="7.5cm">
          <text:p/>
        </draw:line>
        <draw:line draw:style-name="gr11" draw:text-style-name="P4" draw:layer="layout" svg:x1="11.5cm" svg:y1="8.5cm" svg:x2="11.5cm" svg:y2="9.5cm">
          <text:p/>
        </draw:line>
        <draw:line draw:style-name="gr11" draw:text-style-name="P4" draw:layer="layout" svg:x1="11.5cm" svg:y1="10.5cm" svg:x2="11.5cm" svg:y2="11cm">
          <text:p/>
        </draw:line>
        <draw:custom-shape draw:style-name="gr48" draw:text-style-name="P8" draw:layer="layout" svg:width="2.188cm" svg:height="1cm" svg:x="14.312cm" svg:y="8.5cm">
          <text:p text:style-name="P6"><text:span text:style-name="T1">R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3.687cm" svg:y="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8.5cm" svg:x2="14cm" svg:y2="8cm">
            <text:p/>
          </draw:line>
          <draw:line draw:style-name="gr51" draw:text-style-name="P4" draw:layer="layout" svg:x1="14cm" svg:y1="9.5cm" svg:x2="14cm" svg:y2="10cm">
            <text:p/>
          </draw:line>
        </draw:g>
        <draw:line draw:style-name="gr11" draw:text-style-name="P4" draw:layer="layout" svg:x1="14cm" svg:y1="7cm" svg:x2="14cm" svg:y2="8cm">
          <text:p/>
        </draw:line>
        <draw:line draw:style-name="gr11" draw:text-style-name="P4" draw:layer="layout" svg:x1="14cm" svg:y1="10cm" svg:x2="14cm" svg:y2="11cm">
          <text:p/>
        </draw:line>
        <draw:g draw:style-name="gr1">
          <draw:custom-shape draw:style-name="gr52" draw:text-style-name="P1" draw:layer="layout" svg:width="1cm" svg:height="1cm" svg:x="2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2" draw:layer="layout" svg:x1="2.5cm" svg:y1="13.5cm" svg:x2="2.5cm" svg:y2="14.5cm">
            <text:p/>
          </draw:line>
        </draw:g>
        <draw:custom-shape draw:style-name="gr38" draw:text-style-name="P8" draw:layer="layout" svg:width="2.5cm" svg:height="1cm" svg:x="2.5cm" svg:y="12.937cm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.5cm" svg:y1="16cm" svg:x2="5cm" svg:y2="16cm">
          <text:p/>
        </draw:line>
        <draw:line draw:style-name="gr11" draw:text-style-name="P4" draw:layer="layout" svg:x1="2.5cm" svg:y1="12cm" svg:x2="5cm" svg:y2="12cm">
          <text:p/>
        </draw:line>
        <draw:line draw:style-name="gr11" draw:text-style-name="P4" draw:layer="layout" svg:x1="2.5cm" svg:y1="12cm" svg:x2="2.5cm" svg:y2="13.5cm">
          <text:p/>
        </draw:line>
        <draw:line draw:style-name="gr11" draw:text-style-name="P4" draw:layer="layout" svg:x1="2.5cm" svg:y1="14.5cm" svg:x2="2.5cm" svg:y2="16cm">
          <text:p/>
        </draw:line>
        <draw:custom-shape draw:style-name="gr54" draw:text-style-name="P8" draw:layer="layout" svg:width="2.688cm" svg:height="1cm" svg:x="4.937cm" svg:y="14.5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6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12.5cm" svg:x2="5cm" svg:y2="12cm">
            <text:p/>
          </draw:line>
          <draw:line draw:style-name="gr51" draw:text-style-name="P4" draw:layer="layout" svg:x1="5cm" svg:y1="13.5cm" svg:x2="5cm" svg:y2="14cm">
            <text:p/>
          </draw:line>
        </draw:g>
        <draw:custom-shape draw:style-name="gr55" draw:text-style-name="P8" draw:layer="layout" svg:width="2.75cm" svg:height="1cm" svg:x="5.062cm" svg:y="12.5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68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993cm" svg:y1="14.5cm" svg:x2="4.993cm" svg:y2="14cm">
            <text:p/>
          </draw:line>
          <draw:line draw:style-name="gr51" draw:text-style-name="P4" draw:layer="layout" svg:x1="4.993cm" svg:y1="15.5cm" svg:x2="4.993cm" svg:y2="16cm">
            <text:p/>
          </draw:line>
        </draw:g>
        <draw:g draw:style-name="gr1">
          <draw:custom-shape draw:style-name="gr56" draw:text-style-name="P1" draw:layer="layout" svg:width="1cm" svg:height="1cm" svg:x="8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7" draw:text-style-name="P2" draw:layer="layout" svg:x1="8.5cm" svg:y1="12.5cm" svg:x2="8.5cm" svg:y2="13.5cm">
            <text:p/>
          </draw:line>
        </draw:g>
        <draw:custom-shape draw:style-name="gr58" draw:text-style-name="P8" draw:layer="layout" svg:width="2.562cm" svg:height="1cm" svg:x="8.625cm" svg:y="12cm">
          <text:p text:style-name="P6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16cm" svg:x2="11.5cm" svg:y2="16cm">
          <text:p/>
        </draw:line>
        <draw:line draw:style-name="gr11" draw:text-style-name="P4" draw:layer="layout" svg:x1="8.5cm" svg:y1="12cm" svg:x2="11.5cm" svg:y2="12cm">
          <text:p/>
        </draw:line>
        <draw:line draw:style-name="gr11" draw:text-style-name="P4" draw:layer="layout" svg:x1="8.5cm" svg:y1="12cm" svg:x2="8.5cm" svg:y2="12.5cm">
          <text:p/>
        </draw:line>
        <draw:line draw:style-name="gr11" draw:text-style-name="P4" draw:layer="layout" svg:x1="8.5cm" svg:y1="15.5cm" svg:x2="8.5cm" svg:y2="16cm">
          <text:p/>
        </draw:line>
        <draw:custom-shape draw:style-name="gr54" draw:text-style-name="P8" draw:layer="layout" svg:width="2.688cm" svg:height="1cm" svg:x="11.437cm" svg:y="14.5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1.1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2.5cm" svg:x2="11.5cm" svg:y2="12cm">
            <text:p/>
          </draw:line>
          <draw:line draw:style-name="gr51" draw:text-style-name="P4" draw:layer="layout" svg:x1="11.5cm" svg:y1="13.5cm" svg:x2="11.5cm" svg:y2="14cm">
            <text:p/>
          </draw:line>
        </draw:g>
        <draw:custom-shape draw:style-name="gr55" draw:text-style-name="P8" draw:layer="layout" svg:width="2.75cm" svg:height="1cm" svg:x="11.562cm" svg:y="12.5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1.18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493cm" svg:y1="14.5cm" svg:x2="11.493cm" svg:y2="14cm">
            <text:p/>
          </draw:line>
          <draw:line draw:style-name="gr51" draw:text-style-name="P4" draw:layer="layout" svg:x1="11.493cm" svg:y1="15.5cm" svg:x2="11.493cm" svg:y2="16cm">
            <text:p/>
          </draw:line>
        </draw:g>
        <draw:g draw:style-name="gr1">
          <draw:custom-shape draw:style-name="gr59" draw:text-style-name="P1" draw:layer="layout" svg:width="1cm" svg:height="1cm" svg:x="8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0" draw:text-style-name="P2" draw:layer="layout" svg:x1="8.5cm" svg:y1="14.5cm" svg:x2="8.5cm" svg:y2="15.5cm">
            <text:p/>
          </draw:line>
        </draw:g>
        <draw:custom-shape draw:style-name="gr38" draw:text-style-name="P8" draw:layer="layout" svg:width="2.5cm" svg:height="1cm" svg:x="8.625cm" svg:y="14.062cm">
          <text:p text:style-name="P6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13.5cm" svg:x2="8.5cm" svg:y2="14.5cm">
          <text:p/>
        </draw:line>
        <draw:g draw:style-name="gr1">
          <draw:custom-shape draw:style-name="gr61" draw:text-style-name="P1" draw:layer="layout" svg:width="1cm" svg:height="1cm" svg:x="14.5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2" draw:text-style-name="P2" draw:layer="layout" svg:x1="15cm" svg:y1="12.5cm" svg:x2="15cm" svg:y2="13.5cm">
            <text:p/>
          </draw:line>
        </draw:g>
        <draw:custom-shape draw:style-name="gr58" draw:text-style-name="P8" draw:layer="layout" svg:width="2.562cm" svg:height="1cm" svg:x="15.187cm" svg:y="12.062cm">
          <text:p text:style-name="P6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cm" svg:y1="16cm" svg:x2="18cm" svg:y2="16cm">
          <text:p/>
        </draw:line>
        <draw:line draw:style-name="gr11" draw:text-style-name="P4" draw:layer="layout" svg:x1="15cm" svg:y1="12cm" svg:x2="18cm" svg:y2="12cm">
          <text:p/>
        </draw:line>
        <draw:line draw:style-name="gr11" draw:text-style-name="P4" draw:layer="layout" svg:x1="15cm" svg:y1="12cm" svg:x2="15cm" svg:y2="12.5cm">
          <text:p/>
        </draw:line>
        <draw:line draw:style-name="gr11" draw:text-style-name="P4" draw:layer="layout" svg:x1="18cm" svg:y1="13.5cm" svg:x2="18cm" svg:y2="14cm">
          <text:p/>
        </draw:line>
        <draw:custom-shape draw:style-name="gr54" draw:text-style-name="P8" draw:layer="layout" svg:width="2.688cm" svg:height="1cm" svg:x="17.937cm" svg:y="14.5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4.687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14.5cm" svg:x2="15cm" svg:y2="14cm">
            <text:p/>
          </draw:line>
          <draw:line draw:style-name="gr51" draw:text-style-name="P4" draw:layer="layout" svg:x1="15cm" svg:y1="15.5cm" svg:x2="15cm" svg:y2="16cm">
            <text:p/>
          </draw:line>
        </draw:g>
        <draw:custom-shape draw:style-name="gr55" draw:text-style-name="P8" draw:layer="layout" svg:width="2.75cm" svg:height="1cm" svg:x="15.062cm" svg:y="14.5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7.68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993cm" svg:y1="14.5cm" svg:x2="17.993cm" svg:y2="14cm">
            <text:p/>
          </draw:line>
          <draw:line draw:style-name="gr51" draw:text-style-name="P4" draw:layer="layout" svg:x1="17.993cm" svg:y1="15.5cm" svg:x2="17.993cm" svg:y2="16cm">
            <text:p/>
          </draw:line>
        </draw:g>
        <draw:g draw:style-name="gr1">
          <draw:custom-shape draw:style-name="gr63" draw:text-style-name="P1" draw:layer="layout" svg:width="1cm" svg:height="1cm" svg:x="17.5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4" draw:text-style-name="P2" draw:layer="layout" svg:x1="18cm" svg:y1="12.5cm" svg:x2="18cm" svg:y2="13.5cm">
            <text:p/>
          </draw:line>
        </draw:g>
        <draw:custom-shape draw:style-name="gr38" draw:text-style-name="P8" draw:layer="layout" svg:width="2.5cm" svg:height="1cm" svg:x="18.125cm" svg:y="12.062cm">
          <text:p text:style-name="P6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8cm" svg:y1="12cm" svg:x2="18cm" svg:y2="12.5cm">
          <text:p/>
        </draw:line>
        <draw:line draw:style-name="gr11" draw:text-style-name="P4" draw:layer="layout" svg:x1="15cm" svg:y1="13.5cm" svg:x2="15cm" svg:y2="14cm">
          <text:p/>
        </draw:line>
        <draw:g draw:style-name="gr1">
          <draw:custom-shape draw:style-name="gr65" draw:text-style-name="P1" draw:layer="layout" svg:width="1cm" svg:height="1cm" svg:x="2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6" draw:text-style-name="P2" draw:layer="layout" svg:x1="2.5cm" svg:y1="17.6cm" svg:x2="2.5cm" svg:y2="18.4cm">
            <text:p/>
          </draw:line>
          <draw:custom-shape draw:style-name="gr67" draw:text-style-name="P1" draw:layer="layout" svg:width="0.8cm" svg:height="0.8cm" svg:x="2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5cm" svg:y1="17cm" svg:x2="2.5cm" svg:y2="17.5cm">
          <text:p/>
        </draw:line>
        <draw:line draw:style-name="gr11" draw:text-style-name="P4" draw:layer="layout" svg:x1="2.5cm" svg:y1="17cm" svg:x2="4cm" svg:y2="17cm">
          <text:p/>
        </draw:line>
        <draw:line draw:style-name="gr10" draw:text-style-name="P3" draw:layer="layout" svg:x1="2.5cm" svg:y1="19cm" svg:x2="2.5cm" svg:y2="18.5cm">
          <text:p/>
        </draw:line>
        <draw:custom-shape draw:style-name="gr13" draw:text-style-name="P7" draw:layer="layout" svg:width="2cm" svg:height="1cm" svg:x="0.5cm" svg:y="16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8" draw:text-style-name="P1" draw:layer="layout" svg:width="1cm" svg:height="1cm" svg:x="3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" draw:layer="layout" svg:x1="4cm" svg:y1="17.5cm" svg:x2="4cm" svg:y2="18.5cm">
            <text:p/>
          </draw:line>
        </draw:g>
        <draw:custom-shape draw:style-name="gr70" draw:text-style-name="P8" draw:layer="layout" svg:width="2.062cm" svg:height="1cm" svg:x="4.062cm" svg:y="17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cm" svg:y1="19cm" svg:x2="4cm" svg:y2="19cm">
          <text:p/>
        </draw:line>
        <draw:line draw:style-name="gr10" draw:text-style-name="P3" draw:layer="layout" svg:x1="4cm" svg:y1="18.5cm" svg:x2="4cm" svg:y2="19cm">
          <text:p/>
        </draw:line>
        <draw:line draw:style-name="gr11" draw:text-style-name="P4" draw:layer="layout" svg:x1="4cm" svg:y1="17.5cm" svg:x2="4cm" svg:y2="17cm">
          <text:p/>
        </draw:line>
        <draw:g draw:style-name="gr1">
          <draw:custom-shape draw:style-name="gr71" draw:text-style-name="P1" draw:layer="layout" svg:width="1cm" svg:height="1cm" svg:x="8.00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2" draw:text-style-name="P2" draw:layer="layout" svg:x1="8.501cm" svg:y1="17.6cm" svg:x2="8.501cm" svg:y2="18.4cm">
            <text:p/>
          </draw:line>
          <draw:custom-shape draw:style-name="gr73" draw:text-style-name="P1" draw:layer="layout" svg:width="0.8cm" svg:height="0.8cm" svg:x="8.10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8.501cm" svg:y1="17cm" svg:x2="8.501cm" svg:y2="17.5cm">
          <text:p/>
        </draw:line>
        <draw:line draw:style-name="gr11" draw:text-style-name="P4" draw:layer="layout" svg:x1="8.501cm" svg:y1="17cm" svg:x2="10.001cm" svg:y2="17cm">
          <text:p/>
        </draw:line>
        <draw:line draw:style-name="gr10" draw:text-style-name="P3" draw:layer="layout" svg:x1="8.501cm" svg:y1="19cm" svg:x2="8.501cm" svg:y2="18.5cm">
          <text:p/>
        </draw:line>
        <draw:custom-shape draw:style-name="gr13" draw:text-style-name="P7" draw:layer="layout" svg:width="2cm" svg:height="1cm" svg:x="6.501cm" svg:y="16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74" draw:text-style-name="P1" draw:layer="layout" svg:width="1cm" svg:height="1cm" svg:x="11.00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" draw:layer="layout" svg:x1="11.501cm" svg:y1="17.5cm" svg:x2="11.501cm" svg:y2="18.5cm">
            <text:p/>
          </draw:line>
        </draw:g>
        <draw:custom-shape draw:style-name="gr70" draw:text-style-name="P8" draw:layer="layout" svg:width="2.062cm" svg:height="1cm" svg:x="11.563cm" svg:y="17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501cm" svg:y1="19cm" svg:x2="10.001cm" svg:y2="19cm">
          <text:p/>
        </draw:line>
        <draw:line draw:style-name="gr10" draw:text-style-name="P3" draw:layer="layout" svg:x1="11.501cm" svg:y1="18.5cm" svg:x2="11.501cm" svg:y2="19cm">
          <text:p/>
        </draw:line>
        <draw:line draw:style-name="gr11" draw:text-style-name="P4" draw:layer="layout" svg:x1="11.501cm" svg:y1="17.5cm" svg:x2="11.501cm" svg:y2="17cm">
          <text:p/>
        </draw:line>
        <draw:g draw:style-name="gr1">
          <draw:custom-shape draw:style-name="gr49" draw:text-style-name="P4" draw:layer="layout" svg:width="0.625cm" svg:height="1cm" svg:x="9.6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17.5cm" svg:x2="10cm" svg:y2="17cm">
            <text:p/>
          </draw:line>
          <draw:line draw:style-name="gr51" draw:text-style-name="P4" draw:layer="layout" svg:x1="10cm" svg:y1="18.5cm" svg:x2="10cm" svg:y2="19cm">
            <text:p/>
          </draw:line>
        </draw:g>
        <draw:custom-shape draw:style-name="gr55" draw:text-style-name="P8" draw:layer="layout" svg:width="2.75cm" svg:height="1cm" svg:x="8.625cm" svg:y="19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11.5cm" svg:y1="17cm" svg:x2="10.001cm" svg:y2="17cm">
          <text:p/>
        </draw:line>
        <draw:line draw:style-name="gr10" draw:text-style-name="P3" draw:layer="layout" svg:x1="11.5cm" svg:y1="19cm" svg:x2="10.001cm" svg:y2="19cm">
          <text:p/>
        </draw:line>
        <draw:custom-shape draw:style-name="gr12" draw:text-style-name="P5" draw:layer="layout" svg:width="0.125cm" svg:height="0.125cm" svg:x="9.937cm" svg:y="16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9.937cm" svg:y="1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6" draw:text-style-name="P1" draw:layer="layout" svg:width="1cm" svg:height="1cm" svg:x="15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16cm" svg:y1="17.6cm" svg:x2="16cm" svg:y2="18.4cm">
            <text:p/>
          </draw:line>
          <draw:custom-shape draw:style-name="gr78" draw:text-style-name="P1" draw:layer="layout" svg:width="0.8cm" svg:height="0.8cm" svg:x="15.6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6cm" svg:y1="17cm" svg:x2="16cm" svg:y2="17.5cm">
          <text:p/>
        </draw:line>
        <draw:line draw:style-name="gr10" draw:text-style-name="P3" draw:layer="layout" svg:x1="16cm" svg:y1="19cm" svg:x2="16cm" svg:y2="18.5cm">
          <text:p/>
        </draw:line>
        <draw:custom-shape draw:style-name="gr13" draw:text-style-name="P7" draw:layer="layout" svg:width="2cm" svg:height="1cm" svg:x="14cm" svg:y="16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79" draw:text-style-name="P1" draw:layer="layout" svg:width="1cm" svg:height="1cm" svg:x="18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" draw:layer="layout" svg:x1="19cm" svg:y1="17.5cm" svg:x2="19cm" svg:y2="18.5cm">
            <text:p/>
          </draw:line>
        </draw:g>
        <draw:custom-shape draw:style-name="gr70" draw:text-style-name="P8" draw:layer="layout" svg:width="2.062cm" svg:height="1cm" svg:x="19.062cm" svg:y="17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9cm" svg:y1="18.5cm" svg:x2="19cm" svg:y2="19cm">
          <text:p/>
        </draw:line>
        <draw:line draw:style-name="gr11" draw:text-style-name="P4" draw:layer="layout" svg:x1="19cm" svg:y1="17.5cm" svg:x2="19cm" svg:y2="17cm">
          <text:p/>
        </draw:line>
        <draw:g draw:style-name="gr1">
          <draw:custom-shape draw:style-name="gr49" draw:text-style-name="P4" draw:layer="layout" svg:width="0.625cm" svg:height="1cm" draw:transform="rotate (1.5707963267949) translate (17cm 1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18.999cm" svg:x2="16.5cm" svg:y2="18.999cm">
            <text:p/>
          </draw:line>
          <draw:line draw:style-name="gr51" draw:text-style-name="P4" draw:layer="layout" svg:x1="18cm" svg:y1="18.999cm" svg:x2="18.5cm" svg:y2="18.999cm">
            <text:p/>
          </draw:line>
        </draw:g>
        <draw:custom-shape draw:style-name="gr55" draw:text-style-name="P8" draw:layer="layout" svg:width="2.75cm" svg:height="1cm" svg:x="16.125cm" svg:y="19.312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8.5cm" svg:y1="19cm" svg:x2="19cm" svg:y2="19cm">
          <text:p/>
        </draw:line>
        <draw:line draw:style-name="gr10" draw:text-style-name="P3" draw:layer="layout" svg:x1="16cm" svg:y1="19cm" svg:x2="16.5cm" svg:y2="19cm">
          <text:p/>
        </draw:line>
        <draw:line draw:style-name="gr10" draw:text-style-name="P3" draw:layer="layout" svg:x1="16cm" svg:y1="17cm" svg:x2="19cm" svg:y2="17cm">
          <text:p/>
        </draw:line>
      </draw:page>
      <draw:page draw:name="Ex02" draw:style-name="dp1" draw:master-page-name="Default">
        <draw:g draw:style-name="gr1">
          <draw:custom-shape draw:style-name="gr81" draw:text-style-name="P1" draw:layer="layout" svg:width="1cm" svg:height="1cm" svg:x="1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2" draw:text-style-name="P2" draw:layer="layout" svg:x1="1.5cm" svg:y1="2.5cm" svg:x2="1.5cm" svg:y2="3.5cm">
            <text:p/>
          </draw:line>
        </draw:g>
        <draw:g draw:style-name="gr1">
          <draw:custom-shape draw:style-name="gr83" draw:text-style-name="P1" draw:layer="layout" svg:width="1cm" svg:height="1cm" svg:x="1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4" draw:text-style-name="P2" draw:layer="layout" svg:x1="1.5cm" svg:y1="6.1cm" svg:x2="1.5cm" svg:y2="6.9cm">
            <text:p/>
          </draw:line>
          <draw:custom-shape draw:style-name="gr85" draw:text-style-name="P1" draw:layer="layout" svg:width="0.8cm" svg:height="0.8cm" svg:x="1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svg:x="3.6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.5cm" svg:x2="4cm" svg:y2="2cm">
            <text:p/>
          </draw:line>
          <draw:line draw:style-name="gr51" draw:text-style-name="P4" draw:layer="layout" svg:x1="4cm" svg:y1="3.5cm" svg:x2="4cm" svg:y2="4cm">
            <text:p/>
          </draw:line>
        </draw:g>
        <draw:custom-shape draw:style-name="gr86" draw:text-style-name="P9" draw:layer="layout" svg:width="1.5cm" svg:height="1cm" svg:x="1.625cm" svg:y="2.5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3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4cm" svg:x2="1.5cm" svg:y2="4cm">
          <text:p/>
        </draw:line>
        <draw:g draw:style-name="gr1">
          <draw:custom-shape draw:style-name="gr49" draw:text-style-name="P4" draw:layer="layout" svg:width="0.625cm" svg:height="1cm" svg:x="5.1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2.5cm" svg:x2="5.5cm" svg:y2="2cm">
            <text:p/>
          </draw:line>
          <draw:line draw:style-name="gr51" draw:text-style-name="P4" draw:layer="layout" svg:x1="5.5cm" svg:y1="3.5cm" svg:x2="5.5cm" svg:y2="4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.999cm" svg:x2="2cm" svg:y2="1.999cm">
            <text:p/>
          </draw:line>
          <draw:line draw:style-name="gr51" draw:text-style-name="P4" draw:layer="layout" svg:x1="3.5cm" svg:y1="1.999cm" svg:x2="4cm" svg:y2="1.999cm">
            <text:p/>
          </draw:line>
        </draw:g>
        <draw:line draw:style-name="gr11" draw:text-style-name="P4" draw:layer="layout" svg:x1="1.5cm" svg:y1="3.5cm" svg:x2="1.5cm" svg:y2="4cm">
          <text:p/>
        </draw:line>
        <draw:line draw:style-name="gr11" draw:text-style-name="P4" draw:layer="layout" svg:x1="1.5cm" svg:y1="2cm" svg:x2="1.5cm" svg:y2="2.5cm">
          <text:p/>
        </draw:line>
        <draw:line draw:style-name="gr11" draw:text-style-name="P4" draw:layer="layout" svg:x1="1.5cm" svg:y1="2cm" svg:x2="2cm" svg:y2="2cm">
          <text:p/>
        </draw:line>
        <draw:line draw:style-name="gr11" draw:text-style-name="P4" draw:layer="layout" svg:x1="4cm" svg:y1="2cm" svg:x2="5.5cm" svg:y2="2cm">
          <text:p/>
        </draw:line>
        <draw:line draw:style-name="gr11" draw:text-style-name="P4" draw:layer="layout" svg:x1="4cm" svg:y1="4cm" svg:x2="5.5cm" svg:y2="4cm">
          <text:p/>
        </draw:line>
        <draw:path draw:style-name="gr87" draw:text-style-name="P10" draw:layer="layout" svg:width="0.125cm" svg:height="0.125cm" svg:x="3.936cm" svg:y="1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0.937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2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9" draw:text-style-name="P9" draw:layer="layout" svg:width="2.125cm" svg:height="1cm" draw:transform="rotate (-1.5707963267949) translate (6.562cm 1.937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90" draw:text-style-name="P1" draw:layer="layout" svg:width="1cm" svg:height="1cm" svg:x="7cm" svg:y="2.49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" draw:layer="layout" svg:x1="7.5cm" svg:y1="2.498cm" svg:x2="7.5cm" svg:y2="3.498cm">
            <text:p/>
          </draw:line>
        </draw:g>
        <draw:g draw:style-name="gr1">
          <draw:custom-shape draw:style-name="gr49" draw:text-style-name="P4" draw:layer="layout" svg:width="0.625cm" svg:height="1cm" svg:x="9.187cm" svg:y="2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2.499cm" svg:x2="9.5cm" svg:y2="1.999cm">
            <text:p/>
          </draw:line>
          <draw:line draw:style-name="gr51" draw:text-style-name="P4" draw:layer="layout" svg:x1="9.5cm" svg:y1="3.499cm" svg:x2="9.5cm" svg:y2="3.999cm">
            <text:p/>
          </draw:line>
        </draw:g>
        <draw:custom-shape draw:style-name="gr86" draw:text-style-name="P9" draw:layer="layout" svg:width="1.5cm" svg:height="1cm" svg:x="7.625cm" svg:y="2.498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9.4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9.5cm" svg:y1="3.999cm" svg:x2="7.5cm" svg:y2="3.998cm">
          <text:p/>
        </draw:line>
        <draw:g draw:style-name="gr1">
          <draw:custom-shape draw:style-name="gr49" draw:text-style-name="P4" draw:layer="layout" svg:width="0.625cm" svg:height="1cm" svg:x="11.187cm" svg:y="2.498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2.498cm" svg:x2="11.5cm" svg:y2="1.998cm">
            <text:p/>
          </draw:line>
          <draw:line draw:style-name="gr51" draw:text-style-name="P4" draw:layer="layout" svg:x1="11.5cm" svg:y1="3.498cm" svg:x2="11.5cm" svg:y2="3.998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0cm 2.3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1.998cm" svg:x2="9.5cm" svg:y2="1.998cm">
            <text:p/>
          </draw:line>
          <draw:line draw:style-name="gr51" draw:text-style-name="P4" draw:layer="layout" svg:x1="11cm" svg:y1="1.998cm" svg:x2="11.5cm" svg:y2="1.998cm">
            <text:p/>
          </draw:line>
        </draw:g>
        <draw:line draw:style-name="gr11" draw:text-style-name="P4" draw:layer="layout" svg:x1="7.5cm" svg:y1="3.498cm" svg:x2="7.5cm" svg:y2="3.998cm">
          <text:p/>
        </draw:line>
        <draw:line draw:style-name="gr11" draw:text-style-name="P4" draw:layer="layout" svg:x1="7.5cm" svg:y1="1.998cm" svg:x2="7.5cm" svg:y2="2.498cm">
          <text:p/>
        </draw:line>
        <draw:line draw:style-name="gr11" draw:text-style-name="P4" draw:layer="layout" svg:x1="7.5cm" svg:y1="1.998cm" svg:x2="9.5cm" svg:y2="1.999cm">
          <text:p/>
        </draw:line>
        <draw:line draw:style-name="gr11" draw:text-style-name="P4" draw:layer="layout" svg:x1="9.562cm" svg:y1="3.999cm" svg:x2="11.5cm" svg:y2="3.998cm">
          <text:p/>
        </draw:line>
        <draw:path draw:style-name="gr87" draw:text-style-name="P10" draw:layer="layout" svg:width="0.125cm" svg:height="0.125cm" svg:x="9.4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9.5cm" svg:y="0.936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0.562cm 1.999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562cm 1.999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92" draw:text-style-name="P1" draw:layer="layout" svg:width="1cm" svg:height="1cm" svg:x="13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3" draw:text-style-name="P2" draw:layer="layout" svg:x1="13.5cm" svg:y1="2.5cm" svg:x2="13.5cm" svg:y2="3.5cm">
            <text:p/>
          </draw:line>
        </draw:g>
        <draw:g draw:style-name="gr1">
          <draw:custom-shape draw:style-name="gr49" draw:text-style-name="P4" draw:layer="layout" svg:width="0.625cm" svg:height="1cm" svg:x="16.687cm" svg:y="2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2.499cm" svg:x2="17cm" svg:y2="1.999cm">
            <text:p/>
          </draw:line>
          <draw:line draw:style-name="gr51" draw:text-style-name="P4" draw:layer="layout" svg:x1="17cm" svg:y1="3.499cm" svg:x2="17cm" svg:y2="3.999cm">
            <text:p/>
          </draw:line>
        </draw:g>
        <draw:custom-shape draw:style-name="gr86" draw:text-style-name="P9" draw:layer="layout" svg:width="1.5cm" svg:height="1cm" svg:x="13.625cm" svg:y="2.5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6.9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7cm" svg:y1="3.999cm" svg:x2="15.5cm" svg:y2="4cm">
          <text:p/>
        </draw:line>
        <draw:g draw:style-name="gr1">
          <draw:custom-shape draw:style-name="gr49" draw:text-style-name="P4" draw:layer="layout" svg:width="0.625cm" svg:height="1cm" svg:x="18.687cm" svg:y="2.498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9cm" svg:y1="2.498cm" svg:x2="19cm" svg:y2="1.998cm">
            <text:p/>
          </draw:line>
          <draw:line draw:style-name="gr51" draw:text-style-name="P4" draw:layer="layout" svg:x1="19cm" svg:y1="3.498cm" svg:x2="19cm" svg:y2="3.998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7.5cm 2.3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5cm" svg:y1="1.998cm" svg:x2="17cm" svg:y2="1.998cm">
            <text:p/>
          </draw:line>
          <draw:line draw:style-name="gr51" draw:text-style-name="P4" draw:layer="layout" svg:x1="18.5cm" svg:y1="1.998cm" svg:x2="19cm" svg:y2="1.998cm">
            <text:p/>
          </draw:line>
        </draw:g>
        <draw:line draw:style-name="gr11" draw:text-style-name="P4" draw:layer="layout" svg:x1="13.5cm" svg:y1="3.5cm" svg:x2="13.5cm" svg:y2="4cm">
          <text:p/>
        </draw:line>
        <draw:line draw:style-name="gr11" draw:text-style-name="P4" draw:layer="layout" svg:x1="13.5cm" svg:y1="2cm" svg:x2="13.5cm" svg:y2="2.5cm">
          <text:p/>
        </draw:line>
        <draw:line draw:style-name="gr11" draw:text-style-name="P4" draw:layer="layout" svg:x1="15.5cm" svg:y1="2cm" svg:x2="17cm" svg:y2="1.999cm">
          <text:p/>
        </draw:line>
        <draw:line draw:style-name="gr11" draw:text-style-name="P4" draw:layer="layout" svg:x1="17.062cm" svg:y1="3.999cm" svg:x2="19cm" svg:y2="3.998cm">
          <text:p/>
        </draw:line>
        <draw:path draw:style-name="gr87" draw:text-style-name="P10" draw:layer="layout" svg:width="0.125cm" svg:height="0.125cm" svg:x="16.9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7cm" svg:y="0.936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8.062cm 1.999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20.062cm 1.999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1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.5cm" svg:y1="2.5cm" svg:x2="15.5cm" svg:y2="2cm">
            <text:p/>
          </draw:line>
          <draw:line draw:style-name="gr51" draw:text-style-name="P4" draw:layer="layout" svg:x1="15.5cm" svg:y1="3.5cm" svg:x2="15.5cm" svg:y2="4cm">
            <text:p/>
          </draw:line>
        </draw:g>
        <draw:custom-shape draw:style-name="gr94" draw:text-style-name="P9" draw:layer="layout" svg:width="2.25cm" svg:height="1cm" draw:transform="rotate (-1.5707963267949) translate (16.562cm 1.875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.5cm" svg:y1="2.001cm" svg:x2="13.5cm" svg:y2="2cm">
          <text:p/>
        </draw:line>
        <draw:line draw:style-name="gr11" draw:text-style-name="P4" draw:layer="layout" svg:x1="13.5cm" svg:y1="4cm" svg:x2="15.5cm" svg:y2="4.001cm">
          <text:p/>
        </draw:line>
        <draw:path draw:style-name="gr87" draw:text-style-name="P10" draw:layer="layout" svg:width="0.125cm" svg:height="0.125cm" svg:x="15.4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5.437cm" svg:y="3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3.687cm" svg:y="6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6.001cm" svg:x2="4cm" svg:y2="5.501cm">
            <text:p/>
          </draw:line>
          <draw:line draw:style-name="gr51" draw:text-style-name="P4" draw:layer="layout" svg:x1="4cm" svg:y1="7.001cm" svg:x2="4cm" svg:y2="7.501cm">
            <text:p/>
          </draw:line>
        </draw:g>
        <draw:custom-shape draw:style-name="gr86" draw:text-style-name="P9" draw:layer="layout" svg:width="1.5cm" svg:height="1cm" svg:x="1.625cm" svg:y="6.001cm">
          <text:p text:style-name="P6"><text:span text:style-name="T1">5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7.4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7.501cm" svg:x2="1.5cm" svg:y2="7.501cm">
          <text:p/>
        </draw:line>
        <draw:g draw:style-name="gr1">
          <draw:custom-shape draw:style-name="gr49" draw:text-style-name="P4" draw:layer="layout" svg:width="0.625cm" svg:height="1cm" svg:x="5.187cm" svg:y="6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6.001cm" svg:x2="5.5cm" svg:y2="5.501cm">
            <text:p/>
          </draw:line>
          <draw:line draw:style-name="gr51" draw:text-style-name="P4" draw:layer="layout" svg:x1="5.5cm" svg:y1="7.001cm" svg:x2="5.5cm" svg:y2="7.501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5.8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5.5cm" svg:x2="2cm" svg:y2="5.5cm">
            <text:p/>
          </draw:line>
          <draw:line draw:style-name="gr51" draw:text-style-name="P4" draw:layer="layout" svg:x1="3.5cm" svg:y1="5.5cm" svg:x2="4cm" svg:y2="5.5cm">
            <text:p/>
          </draw:line>
        </draw:g>
        <draw:line draw:style-name="gr11" draw:text-style-name="P4" draw:layer="layout" svg:x1="1.5cm" svg:y1="7.001cm" svg:x2="1.5cm" svg:y2="7.501cm">
          <text:p/>
        </draw:line>
        <draw:line draw:style-name="gr11" draw:text-style-name="P4" draw:layer="layout" svg:x1="1.5cm" svg:y1="5.501cm" svg:x2="1.5cm" svg:y2="6.001cm">
          <text:p/>
        </draw:line>
        <draw:line draw:style-name="gr11" draw:text-style-name="P4" draw:layer="layout" svg:x1="1.5cm" svg:y1="5.501cm" svg:x2="2cm" svg:y2="5.501cm">
          <text:p/>
        </draw:line>
        <draw:line draw:style-name="gr11" draw:text-style-name="P4" draw:layer="layout" svg:x1="4cm" svg:y1="5.501cm" svg:x2="5.5cm" svg:y2="5.501cm">
          <text:p/>
        </draw:line>
        <draw:line draw:style-name="gr11" draw:text-style-name="P4" draw:layer="layout" svg:x1="4cm" svg:y1="7.501cm" svg:x2="5.5cm" svg:y2="7.501cm">
          <text:p/>
        </draw:line>
        <draw:path draw:style-name="gr87" draw:text-style-name="P10" draw:layer="layout" svg:width="0.125cm" svg:height="0.125cm" svg:x="3.936cm" svg:y="5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4.438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5.501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9" draw:text-style-name="P9" draw:layer="layout" svg:width="2.125cm" svg:height="1cm" draw:transform="rotate (-1.5707963267949) translate (6.562cm 5.438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6cm" svg:x2="9.5cm" svg:y2="5.5cm">
            <text:p/>
          </draw:line>
          <draw:line draw:style-name="gr51" draw:text-style-name="P4" draw:layer="layout" svg:x1="9.5cm" svg:y1="7cm" svg:x2="9.5cm" svg:y2="7.5cm">
            <text:p/>
          </draw:line>
        </draw:g>
        <draw:custom-shape draw:style-name="gr86" draw:text-style-name="P9" draw:layer="layout" svg:width="1.5cm" svg:height="1cm" svg:x="7.625cm" svg:y="5.999cm">
          <text:p text:style-name="P6"><text:span text:style-name="T1">1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9.437cm" svg:y="7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9.5cm" svg:y1="7.5cm" svg:x2="7.5cm" svg:y2="7.499cm">
          <text:p/>
        </draw:line>
        <draw:g draw:style-name="gr1">
          <draw:custom-shape draw:style-name="gr49" draw:text-style-name="P4" draw:layer="layout" svg:width="0.625cm" svg:height="1cm" svg:x="11.187cm" svg:y="5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5.999cm" svg:x2="11.5cm" svg:y2="5.499cm">
            <text:p/>
          </draw:line>
          <draw:line draw:style-name="gr51" draw:text-style-name="P4" draw:layer="layout" svg:x1="11.5cm" svg:y1="6.999cm" svg:x2="11.5cm" svg:y2="7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0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5.499cm" svg:x2="9.5cm" svg:y2="5.499cm">
            <text:p/>
          </draw:line>
          <draw:line draw:style-name="gr51" draw:text-style-name="P4" draw:layer="layout" svg:x1="11cm" svg:y1="5.499cm" svg:x2="11.5cm" svg:y2="5.499cm">
            <text:p/>
          </draw:line>
        </draw:g>
        <draw:line draw:style-name="gr11" draw:text-style-name="P4" draw:layer="layout" svg:x1="7.5cm" svg:y1="6.999cm" svg:x2="7.5cm" svg:y2="7.499cm">
          <text:p/>
        </draw:line>
        <draw:line draw:style-name="gr11" draw:text-style-name="P4" draw:layer="layout" svg:x1="7.5cm" svg:y1="5.499cm" svg:x2="7.5cm" svg:y2="5.999cm">
          <text:p/>
        </draw:line>
        <draw:line draw:style-name="gr11" draw:text-style-name="P4" draw:layer="layout" svg:x1="7.5cm" svg:y1="5.499cm" svg:x2="9.5cm" svg:y2="5.5cm">
          <text:p/>
        </draw:line>
        <draw:line draw:style-name="gr11" draw:text-style-name="P4" draw:layer="layout" svg:x1="9.562cm" svg:y1="7.5cm" svg:x2="11.5cm" svg:y2="7.499cm">
          <text:p/>
        </draw:line>
        <draw:path draw:style-name="gr87" draw:text-style-name="P10" draw:layer="layout" svg:width="0.125cm" svg:height="0.125cm" svg:x="9.4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9.5cm" svg:y="4.437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0.562cm 5.5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562cm 5.5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6.6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6cm" svg:x2="17cm" svg:y2="5.5cm">
            <text:p/>
          </draw:line>
          <draw:line draw:style-name="gr51" draw:text-style-name="P4" draw:layer="layout" svg:x1="17cm" svg:y1="7cm" svg:x2="17cm" svg:y2="7.5cm">
            <text:p/>
          </draw:line>
        </draw:g>
        <draw:custom-shape draw:style-name="gr86" draw:text-style-name="P9" draw:layer="layout" svg:width="1.5cm" svg:height="1cm" svg:x="13.625cm" svg:y="6.001cm">
          <text:p text:style-name="P6"><text:span text:style-name="T1">2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6.937cm" svg:y="7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7cm" svg:y1="7.5cm" svg:x2="15.5cm" svg:y2="7.501cm">
          <text:p/>
        </draw:line>
        <draw:g draw:style-name="gr1">
          <draw:custom-shape draw:style-name="gr49" draw:text-style-name="P4" draw:layer="layout" svg:width="0.625cm" svg:height="1cm" svg:x="18.687cm" svg:y="5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9cm" svg:y1="5.999cm" svg:x2="19cm" svg:y2="5.499cm">
            <text:p/>
          </draw:line>
          <draw:line draw:style-name="gr51" draw:text-style-name="P4" draw:layer="layout" svg:x1="19cm" svg:y1="6.999cm" svg:x2="19cm" svg:y2="7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7.5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5cm" svg:y1="5.499cm" svg:x2="17cm" svg:y2="5.499cm">
            <text:p/>
          </draw:line>
          <draw:line draw:style-name="gr51" draw:text-style-name="P4" draw:layer="layout" svg:x1="18.5cm" svg:y1="5.499cm" svg:x2="19cm" svg:y2="5.499cm">
            <text:p/>
          </draw:line>
        </draw:g>
        <draw:line draw:style-name="gr11" draw:text-style-name="P4" draw:layer="layout" svg:x1="13.5cm" svg:y1="7.001cm" svg:x2="13.5cm" svg:y2="7.501cm">
          <text:p/>
        </draw:line>
        <draw:line draw:style-name="gr11" draw:text-style-name="P4" draw:layer="layout" svg:x1="13.5cm" svg:y1="5.501cm" svg:x2="13.5cm" svg:y2="6.001cm">
          <text:p/>
        </draw:line>
        <draw:line draw:style-name="gr11" draw:text-style-name="P4" draw:layer="layout" svg:x1="15.5cm" svg:y1="5.501cm" svg:x2="17cm" svg:y2="5.5cm">
          <text:p/>
        </draw:line>
        <draw:line draw:style-name="gr11" draw:text-style-name="P4" draw:layer="layout" svg:x1="17.062cm" svg:y1="7.5cm" svg:x2="19cm" svg:y2="7.499cm">
          <text:p/>
        </draw:line>
        <draw:path draw:style-name="gr87" draw:text-style-name="P10" draw:layer="layout" svg:width="0.125cm" svg:height="0.125cm" svg:x="16.9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7cm" svg:y="4.437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8.062cm 5.5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20.062cm 5.5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187cm" svg:y="6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.5cm" svg:y1="6.001cm" svg:x2="15.5cm" svg:y2="5.501cm">
            <text:p/>
          </draw:line>
          <draw:line draw:style-name="gr51" draw:text-style-name="P4" draw:layer="layout" svg:x1="15.5cm" svg:y1="7.001cm" svg:x2="15.5cm" svg:y2="7.501cm">
            <text:p/>
          </draw:line>
        </draw:g>
        <draw:custom-shape draw:style-name="gr94" draw:text-style-name="P9" draw:layer="layout" svg:width="2.25cm" svg:height="1cm" draw:transform="rotate (-1.5707963267949) translate (16.562cm 5.376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.5cm" svg:y1="5.502cm" svg:x2="13.5cm" svg:y2="5.501cm">
          <text:p/>
        </draw:line>
        <draw:line draw:style-name="gr11" draw:text-style-name="P4" draw:layer="layout" svg:x1="13.5cm" svg:y1="7.501cm" svg:x2="15.5cm" svg:y2="7.502cm">
          <text:p/>
        </draw:line>
        <draw:path draw:style-name="gr87" draw:text-style-name="P10" draw:layer="layout" svg:width="0.125cm" svg:height="0.125cm" svg:x="15.4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5.437cm" svg:y="7.438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95" draw:text-style-name="P1" draw:layer="layout" svg:width="1cm" svg:height="1cm" svg:x="7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6" draw:text-style-name="P2" draw:layer="layout" svg:x1="7.5cm" svg:y1="6.1cm" svg:x2="7.5cm" svg:y2="6.9cm">
            <text:p/>
          </draw:line>
          <draw:custom-shape draw:style-name="gr97" draw:text-style-name="P1" draw:layer="layout" svg:width="0.8cm" svg:height="0.8cm" svg:x="7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98" draw:text-style-name="P1" draw:layer="layout" svg:width="1cm" svg:height="1cm" svg:x="13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9" draw:text-style-name="P2" draw:layer="layout" svg:x1="13.5cm" svg:y1="6.1cm" svg:x2="13.5cm" svg:y2="6.9cm">
            <text:p/>
          </draw:line>
          <draw:custom-shape draw:style-name="gr100" draw:text-style-name="P1" draw:layer="layout" svg:width="0.8cm" svg:height="0.8cm" svg:x="13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101" draw:text-style-name="P1" draw:layer="layout" svg:width="1cm" svg:height="1cm" svg:x="1cm" svg:y="9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2" draw:text-style-name="P2" draw:layer="layout" svg:x1="1.5cm" svg:y1="9.599cm" svg:x2="1.5cm" svg:y2="10.399cm">
            <text:p/>
          </draw:line>
          <draw:custom-shape draw:style-name="gr103" draw:text-style-name="P1" draw:layer="layout" svg:width="0.8cm" svg:height="0.8cm" svg:x="1.1cm" svg:y="9.5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svg:x="3.6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9.5cm" svg:x2="4cm" svg:y2="9cm">
            <text:p/>
          </draw:line>
          <draw:line draw:style-name="gr51" draw:text-style-name="P4" draw:layer="layout" svg:x1="4cm" svg:y1="10.5cm" svg:x2="4cm" svg:y2="11cm">
            <text:p/>
          </draw:line>
        </draw:g>
        <draw:custom-shape draw:style-name="gr86" draw:text-style-name="P9" draw:layer="layout" svg:width="1.5cm" svg:height="1cm" svg:x="1.625cm" svg:y="9.5cm">
          <text:p text:style-name="P6"><text:span text:style-name="T1">5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11cm" svg:x2="1.5cm" svg:y2="11cm">
          <text:p/>
        </draw:line>
        <draw:g draw:style-name="gr1">
          <draw:custom-shape draw:style-name="gr49" draw:text-style-name="P4" draw:layer="layout" svg:width="0.625cm" svg:height="1cm" draw:transform="rotate (1.5707963267949) translate (2.5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8.999cm" svg:x2="2cm" svg:y2="8.999cm">
            <text:p/>
          </draw:line>
          <draw:line draw:style-name="gr51" draw:text-style-name="P4" draw:layer="layout" svg:x1="3.5cm" svg:y1="8.999cm" svg:x2="4cm" svg:y2="8.999cm">
            <text:p/>
          </draw:line>
        </draw:g>
        <draw:line draw:style-name="gr11" draw:text-style-name="P4" draw:layer="layout" svg:x1="1.5cm" svg:y1="10.5cm" svg:x2="1.5cm" svg:y2="11cm">
          <text:p/>
        </draw:line>
        <draw:line draw:style-name="gr11" draw:text-style-name="P4" draw:layer="layout" svg:x1="1.5cm" svg:y1="9cm" svg:x2="1.5cm" svg:y2="9.5cm">
          <text:p/>
        </draw:line>
        <draw:line draw:style-name="gr11" draw:text-style-name="P4" draw:layer="layout" svg:x1="1.5cm" svg:y1="9cm" svg:x2="2cm" svg:y2="9cm">
          <text:p/>
        </draw:line>
        <draw:line draw:style-name="gr11" draw:text-style-name="P4" draw:layer="layout" svg:x1="4cm" svg:y1="9cm" svg:x2="5.5cm" svg:y2="9cm">
          <text:p/>
        </draw:line>
        <draw:line draw:style-name="gr11" draw:text-style-name="P4" draw:layer="layout" svg:x1="4cm" svg:y1="11cm" svg:x2="5.5cm" svg:y2="11cm">
          <text:p/>
        </draw:line>
        <draw:path draw:style-name="gr87" draw:text-style-name="P10" draw:layer="layout" svg:width="0.125cm" svg:height="0.125cm" svg:x="3.936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7.937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9cm)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8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0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7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6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10.687cm" svg:y="9.5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9.501cm" svg:x2="11cm" svg:y2="9.001cm">
            <text:p/>
          </draw:line>
          <draw:line draw:style-name="gr51" draw:text-style-name="P4" draw:layer="layout" svg:x1="11cm" svg:y1="10.501cm" svg:x2="11cm" svg:y2="11.001cm">
            <text:p/>
          </draw:line>
        </draw:g>
        <draw:custom-shape draw:style-name="gr86" draw:text-style-name="P9" draw:layer="layout" svg:width="1.5cm" svg:height="1cm" svg:x="7.625cm" svg:y="9.502cm">
          <text:p text:style-name="P6"><text:span text:style-name="T1">2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0.937cm" svg:y="10.9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1cm" svg:y1="11.001cm" svg:x2="9.5cm" svg:y2="11.002cm">
          <text:p/>
        </draw:line>
        <draw:g draw:style-name="gr1">
          <draw:custom-shape draw:style-name="gr49" draw:text-style-name="P4" draw:layer="layout" svg:width="0.625cm" svg:height="1cm" draw:transform="rotate (1.5707963267949) translate (11.5cm 9.3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9cm" svg:x2="11cm" svg:y2="9cm">
            <text:p/>
          </draw:line>
          <draw:line draw:style-name="gr51" draw:text-style-name="P4" draw:layer="layout" svg:x1="12.5cm" svg:y1="9cm" svg:x2="13cm" svg:y2="9cm">
            <text:p/>
          </draw:line>
        </draw:g>
        <draw:line draw:style-name="gr11" draw:text-style-name="P4" draw:layer="layout" svg:x1="7.5cm" svg:y1="10.502cm" svg:x2="7.5cm" svg:y2="11.002cm">
          <text:p/>
        </draw:line>
        <draw:line draw:style-name="gr11" draw:text-style-name="P4" draw:layer="layout" svg:x1="7.5cm" svg:y1="9.002cm" svg:x2="7.5cm" svg:y2="9.502cm">
          <text:p/>
        </draw:line>
        <draw:line draw:style-name="gr11" draw:text-style-name="P4" draw:layer="layout" svg:x1="9.5cm" svg:y1="9.002cm" svg:x2="11cm" svg:y2="9.001cm">
          <text:p/>
        </draw:line>
        <draw:line draw:style-name="gr11" draw:text-style-name="P4" draw:layer="layout" svg:x1="11.062cm" svg:y1="11.001cm" svg:x2="13cm" svg:y2="11cm">
          <text:p/>
        </draw:line>
        <draw:path draw:style-name="gr87" draw:text-style-name="P10" draw:layer="layout" svg:width="0.125cm" svg:height="0.125cm" svg:x="10.936cm" svg:y="8.9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1cm" svg:y="7.938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062cm 9.001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9.50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9.502cm" svg:x2="9.5cm" svg:y2="9.002cm">
            <text:p/>
          </draw:line>
          <draw:line draw:style-name="gr51" draw:text-style-name="P4" draw:layer="layout" svg:x1="9.5cm" svg:y1="10.502cm" svg:x2="9.5cm" svg:y2="11.002cm">
            <text:p/>
          </draw:line>
        </draw:g>
        <draw:custom-shape draw:style-name="gr94" draw:text-style-name="P9" draw:layer="layout" svg:width="2.25cm" svg:height="1cm" draw:transform="rotate (-1.5707963267949) translate (10.562cm 8.877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5cm" svg:y1="9.003cm" svg:x2="7.5cm" svg:y2="9.002cm">
          <text:p/>
        </draw:line>
        <draw:line draw:style-name="gr11" draw:text-style-name="P4" draw:layer="layout" svg:x1="7.5cm" svg:y1="11.002cm" svg:x2="9.5cm" svg:y2="11.003cm">
          <text:p/>
        </draw:line>
        <draw:path draw:style-name="gr87" draw:text-style-name="P10" draw:layer="layout" svg:width="0.125cm" svg:height="0.125cm" svg:x="9.436cm" svg:y="8.9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9.437cm" svg:y="10.939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05" draw:text-style-name="P1" draw:layer="layout" svg:width="1cm" svg:height="1cm" svg:x="7cm" svg:y="9.5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6" draw:text-style-name="P2" draw:layer="layout" svg:x1="7.5cm" svg:y1="9.601cm" svg:x2="7.5cm" svg:y2="10.401cm">
            <text:p/>
          </draw:line>
          <draw:custom-shape draw:style-name="gr107" draw:text-style-name="P1" draw:layer="layout" svg:width="0.8cm" svg:height="0.8cm" svg:x="7.1cm" svg:y="9.6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04" draw:text-style-name="P9" draw:layer="layout" svg:width="1cm" svg:height="1cm" svg:x="12.5cm" svg:y="8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2.5cm" svg:y="10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2.937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936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3.687cm" svg:y="1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3cm" svg:x2="4cm" svg:y2="12.5cm">
            <text:p/>
          </draw:line>
          <draw:line draw:style-name="gr51" draw:text-style-name="P4" draw:layer="layout" svg:x1="4cm" svg:y1="14cm" svg:x2="4cm" svg:y2="14.5cm">
            <text:p/>
          </draw:line>
        </draw:g>
        <draw:custom-shape draw:style-name="gr86" draw:text-style-name="P9" draw:layer="layout" svg:width="1.5cm" svg:height="1cm" svg:x="1.625cm" svg:y="13cm">
          <text:p text:style-name="P6"><text:span text:style-name="T1">1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14.5cm" svg:x2="1.5cm" svg:y2="14.5cm">
          <text:p/>
        </draw:line>
        <draw:g draw:style-name="gr1">
          <draw:custom-shape draw:style-name="gr49" draw:text-style-name="P4" draw:layer="layout" svg:width="0.625cm" svg:height="1cm" draw:transform="rotate (1.5707963267949) translate (2.5cm 1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2.499cm" svg:x2="2cm" svg:y2="12.499cm">
            <text:p/>
          </draw:line>
          <draw:line draw:style-name="gr51" draw:text-style-name="P4" draw:layer="layout" svg:x1="3.5cm" svg:y1="12.499cm" svg:x2="4cm" svg:y2="12.499cm">
            <text:p/>
          </draw:line>
        </draw:g>
        <draw:line draw:style-name="gr11" draw:text-style-name="P4" draw:layer="layout" svg:x1="1.5cm" svg:y1="14cm" svg:x2="1.5cm" svg:y2="14.5cm">
          <text:p/>
        </draw:line>
        <draw:line draw:style-name="gr11" draw:text-style-name="P4" draw:layer="layout" svg:x1="1.5cm" svg:y1="12.5cm" svg:x2="1.5cm" svg:y2="13cm">
          <text:p/>
        </draw:line>
        <draw:line draw:style-name="gr11" draw:text-style-name="P4" draw:layer="layout" svg:x1="1.5cm" svg:y1="12.5cm" svg:x2="2cm" svg:y2="12.5cm">
          <text:p/>
        </draw:line>
        <draw:line draw:style-name="gr11" draw:text-style-name="P4" draw:layer="layout" svg:x1="4cm" svg:y1="12.5cm" svg:x2="5.5cm" svg:y2="12.5cm">
          <text:p/>
        </draw:line>
        <draw:line draw:style-name="gr11" draw:text-style-name="P4" draw:layer="layout" svg:x1="4cm" svg:y1="14.5cm" svg:x2="5.5cm" svg:y2="14.5cm">
          <text:p/>
        </draw:line>
        <draw:path draw:style-name="gr87" draw:text-style-name="P10" draw:layer="layout" svg:width="0.125cm" svg:height="0.125cm" svg:x="3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11.437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12.5cm)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3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10.6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13.001cm" svg:x2="11cm" svg:y2="12.501cm">
            <text:p/>
          </draw:line>
          <draw:line draw:style-name="gr51" draw:text-style-name="P4" draw:layer="layout" svg:x1="11cm" svg:y1="14.001cm" svg:x2="11cm" svg:y2="14.501cm">
            <text:p/>
          </draw:line>
        </draw:g>
        <draw:custom-shape draw:style-name="gr86" draw:text-style-name="P9" draw:layer="layout" svg:width="1.5cm" svg:height="1cm" svg:x="7.625cm" svg:y="13.002cm">
          <text:p text:style-name="P6"><text:span text:style-name="T1">4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0.9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1cm" svg:y1="14.501cm" svg:x2="9.5cm" svg:y2="14.502cm">
          <text:p/>
        </draw:line>
        <draw:g draw:style-name="gr1">
          <draw:custom-shape draw:style-name="gr49" draw:text-style-name="P4" draw:layer="layout" svg:width="0.625cm" svg:height="1cm" draw:transform="rotate (1.5707963267949) translate (11.5cm 12.8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2.5cm" svg:x2="11cm" svg:y2="12.5cm">
            <text:p/>
          </draw:line>
          <draw:line draw:style-name="gr51" draw:text-style-name="P4" draw:layer="layout" svg:x1="12.5cm" svg:y1="12.5cm" svg:x2="13cm" svg:y2="12.5cm">
            <text:p/>
          </draw:line>
        </draw:g>
        <draw:line draw:style-name="gr11" draw:text-style-name="P4" draw:layer="layout" svg:x1="7.5cm" svg:y1="14.002cm" svg:x2="7.5cm" svg:y2="14.502cm">
          <text:p/>
        </draw:line>
        <draw:line draw:style-name="gr11" draw:text-style-name="P4" draw:layer="layout" svg:x1="7.5cm" svg:y1="12.502cm" svg:x2="7.5cm" svg:y2="13.002cm">
          <text:p/>
        </draw:line>
        <draw:line draw:style-name="gr11" draw:text-style-name="P4" draw:layer="layout" svg:x1="9.5cm" svg:y1="12.502cm" svg:x2="11cm" svg:y2="12.501cm">
          <text:p/>
        </draw:line>
        <draw:line draw:style-name="gr11" draw:text-style-name="P4" draw:layer="layout" svg:x1="11.062cm" svg:y1="14.501cm" svg:x2="13cm" svg:y2="14.5cm">
          <text:p/>
        </draw:line>
        <draw:path draw:style-name="gr87" draw:text-style-name="P10" draw:layer="layout" svg:width="0.125cm" svg:height="0.125cm" svg:x="10.936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1cm" svg:y="11.438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062cm 12.501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13.00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13.002cm" svg:x2="9.5cm" svg:y2="12.502cm">
            <text:p/>
          </draw:line>
          <draw:line draw:style-name="gr51" draw:text-style-name="P4" draw:layer="layout" svg:x1="9.5cm" svg:y1="14.002cm" svg:x2="9.5cm" svg:y2="14.502cm">
            <text:p/>
          </draw:line>
        </draw:g>
        <draw:custom-shape draw:style-name="gr94" draw:text-style-name="P9" draw:layer="layout" svg:width="2.25cm" svg:height="1cm" draw:transform="rotate (-1.5707963267949) translate (10.562cm 12.377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5cm" svg:y1="12.503cm" svg:x2="7.5cm" svg:y2="12.502cm">
          <text:p/>
        </draw:line>
        <draw:line draw:style-name="gr11" draw:text-style-name="P4" draw:layer="layout" svg:x1="7.5cm" svg:y1="14.502cm" svg:x2="9.5cm" svg:y2="14.503cm">
          <text:p/>
        </draw:line>
        <draw:path draw:style-name="gr87" draw:text-style-name="P10" draw:layer="layout" svg:width="0.125cm" svg:height="0.125cm" svg:x="9.436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9.437cm" svg:y="14.439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12.5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2.5cm" svg:y="13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2.9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9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08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9" draw:text-style-name="P2" draw:layer="layout" svg:x1="1.5cm" svg:y1="13cm" svg:x2="1.5cm" svg:y2="14cm">
            <text:p/>
          </draw:line>
        </draw:g>
        <draw:g draw:style-name="gr1">
          <draw:custom-shape draw:style-name="gr110" draw:text-style-name="P1" draw:layer="layout" svg:width="1cm" svg:height="1cm" svg:x="7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1" draw:text-style-name="P2" draw:layer="layout" svg:x1="7.5cm" svg:y1="13cm" svg:x2="7.5cm" svg:y2="14cm">
            <text:p/>
          </draw:line>
        </draw:g>
        <draw:g draw:style-name="gr1">
          <draw:custom-shape draw:style-name="gr112" draw:text-style-name="P1" draw:layer="layout" svg:width="1cm" svg:height="1cm" svg:x="1cm" svg:y="16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3" draw:text-style-name="P2" draw:layer="layout" svg:x1="1.5cm" svg:y1="16.5cm" svg:x2="1.5cm" svg:y2="17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cm 16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cm" svg:y1="15.999cm" svg:x2="1.5cm" svg:y2="15.999cm">
            <text:p/>
          </draw:line>
          <draw:line draw:style-name="gr51" draw:text-style-name="P4" draw:layer="layout" svg:x1="3cm" svg:y1="15.999cm" svg:x2="3.5cm" svg:y2="15.999cm">
            <text:p/>
          </draw:line>
        </draw:g>
        <draw:custom-shape draw:style-name="gr88" draw:text-style-name="P9" draw:layer="layout" svg:width="2cm" svg:height="1cm" svg:x="1.5cm" svg:y="14.875cm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187cm" svg:y="16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16.499cm" svg:x2="3.5cm" svg:y2="15.999cm">
            <text:p/>
          </draw:line>
          <draw:line draw:style-name="gr51" draw:text-style-name="P4" draw:layer="layout" svg:x1="3.5cm" svg:y1="17.499cm" svg:x2="3.5cm" svg:y2="17.999cm">
            <text:p/>
          </draw:line>
        </draw:g>
        <draw:path draw:style-name="gr87" draw:text-style-name="P10" draw:layer="layout" svg:width="0.125cm" svg:height="0.125cm" svg:x="3.437cm" svg:y="17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436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4.562cm 15.999cm)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.5cm" svg:y1="18cm" svg:x2="1.5cm" svg:y2="18cm">
          <text:p/>
        </draw:line>
        <draw:g draw:style-name="gr1">
          <draw:custom-shape draw:style-name="gr49" draw:text-style-name="P4" draw:layer="layout" svg:width="0.625cm" svg:height="1cm" draw:transform="rotate (1.5707963267949) translate (4.063cm 16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063cm" svg:y1="15.999cm" svg:x2="3.563cm" svg:y2="15.999cm">
            <text:p/>
          </draw:line>
          <draw:line draw:style-name="gr51" draw:text-style-name="P4" draw:layer="layout" svg:x1="5.063cm" svg:y1="15.999cm" svg:x2="5.563cm" svg:y2="15.999cm">
            <text:p/>
          </draw:line>
        </draw:g>
        <draw:custom-shape draw:style-name="gr88" draw:text-style-name="P9" draw:layer="layout" svg:width="2cm" svg:height="1cm" svg:x="3.5cm" svg:y="14.875cm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5.188cm" svg:y="16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01cm" svg:y1="16.5cm" svg:x2="5.501cm" svg:y2="16cm">
            <text:p/>
          </draw:line>
          <draw:line draw:style-name="gr51" draw:text-style-name="P4" draw:layer="layout" svg:x1="5.501cm" svg:y1="17.5cm" svg:x2="5.501cm" svg:y2="18cm">
            <text:p/>
          </draw:line>
        </draw:g>
        <draw:path draw:style-name="gr87" draw:text-style-name="P10" draw:layer="layout" svg:width="0.125cm" svg:height="0.125cm" svg:x="5.438cm" svg:y="17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7cm" svg:y="15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6.563cm 16cm)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.5cm" svg:y1="18cm" svg:x2="3.563cm" svg:y2="18cm">
          <text:p/>
        </draw:line>
        <draw:line draw:style-name="gr11" draw:text-style-name="P4" draw:layer="layout" svg:x1="7.438cm" svg:y1="18.001cm" svg:x2="5.501cm" svg:y2="18.001cm">
          <text:p/>
        </draw:line>
        <draw:line draw:style-name="gr11" draw:text-style-name="P4" draw:layer="layout" svg:x1="7.438cm" svg:y1="16.001cm" svg:x2="5.501cm" svg:y2="16.001cm">
          <text:p/>
        </draw:line>
        <draw:custom-shape draw:style-name="gr88" draw:text-style-name="P9" draw:layer="layout" svg:width="2cm" svg:height="1cm" svg:x="6.25cm" svg:y="16.313cm">
          <text:p text:style-name="P6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17.5cm" svg:x2="1.501cm" svg:y2="18cm">
          <text:p/>
        </draw:line>
        <draw:line draw:style-name="gr11" draw:text-style-name="P4" draw:layer="layout" svg:x1="1.5cm" svg:y1="16cm" svg:x2="1.501cm" svg:y2="16.5cm">
          <text:p/>
        </draw:line>
        <draw:custom-shape draw:style-name="gr86" draw:text-style-name="P9" draw:layer="layout" svg:width="1.5cm" svg:height="1cm" svg:x="1.625cm" svg:y="16.5cm">
          <text:p text:style-name="P6"><text:span text:style-name="T1">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14" draw:text-style-name="P1" draw:layer="layout" svg:width="1cm" svg:height="1cm" svg:x="1.5cm" svg:y="19.9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5" draw:text-style-name="P2" draw:layer="layout" svg:x1="2cm" svg:y1="19.999cm" svg:x2="2cm" svg:y2="20.9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19.8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9.498cm" svg:x2="2cm" svg:y2="19.498cm">
            <text:p/>
          </draw:line>
          <draw:line draw:style-name="gr51" draw:text-style-name="P4" draw:layer="layout" svg:x1="3.5cm" svg:y1="19.498cm" svg:x2="4cm" svg:y2="19.498cm">
            <text:p/>
          </draw:line>
        </draw:g>
        <draw:custom-shape draw:style-name="gr88" draw:text-style-name="P9" draw:layer="layout" svg:width="2cm" svg:height="1cm" svg:x="2cm" svg:y="18.436cm">
          <text:p text:style-name="P6"><text:span text:style-name="T1">3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22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2.999cm" svg:x2="4cm" svg:y2="22.499cm">
            <text:p/>
          </draw:line>
          <draw:line draw:style-name="gr51" draw:text-style-name="P4" draw:layer="layout" svg:x1="4cm" svg:y1="23.999cm" svg:x2="4cm" svg:y2="24.499cm">
            <text:p/>
          </draw:line>
        </draw:g>
        <draw:path draw:style-name="gr87" draw:text-style-name="P10" draw:layer="layout" svg:width="0.125cm" svg:height="0.125cm" svg:x="3.937cm" svg:y="24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6cm" svg:y="2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5.062cm 22.499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cm" svg:y1="24.501cm" svg:x2="2cm" svg:y2="24.501cm">
          <text:p/>
        </draw:line>
        <draw:g draw:style-name="gr1">
          <draw:custom-shape draw:style-name="gr49" draw:text-style-name="P4" draw:layer="layout" svg:width="0.625cm" svg:height="1cm" draw:transform="rotate (1.5707963267949) translate (4.5cm 22.3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21.998cm" svg:x2="4cm" svg:y2="21.998cm">
            <text:p/>
          </draw:line>
          <draw:line draw:style-name="gr51" draw:text-style-name="P4" draw:layer="layout" svg:x1="5.5cm" svg:y1="21.998cm" svg:x2="6cm" svg:y2="21.998cm">
            <text:p/>
          </draw:line>
        </draw:g>
        <draw:custom-shape draw:style-name="gr88" draw:text-style-name="P12" draw:layer="layout" svg:width="2cm" svg:height="1cm" svg:x="4cm" svg:y="20.936cm">
          <text:p text:style-name="P11"><text:span text:style-name="T4">3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5.687cm" svg:y="22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cm" svg:y1="22.999cm" svg:x2="6cm" svg:y2="22.499cm">
            <text:p/>
          </draw:line>
          <draw:line draw:style-name="gr51" draw:text-style-name="P4" draw:layer="layout" svg:x1="6cm" svg:y1="23.999cm" svg:x2="6cm" svg:y2="24.499cm">
            <text:p/>
          </draw:line>
        </draw:g>
        <draw:path draw:style-name="gr87" draw:text-style-name="P10" draw:layer="layout" svg:width="0.125cm" svg:height="0.125cm" svg:x="5.936cm" svg:y="21.9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7.062cm 22.499cm)">
          <text:p text:style-name="P11"><text:span text:style-name="T4">4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cm" svg:y1="24.501cm" svg:x2="4cm" svg:y2="24.501cm">
          <text:p/>
        </draw:line>
        <draw:line draw:style-name="gr11" draw:text-style-name="P4" draw:layer="layout" svg:x1="2cm" svg:y1="20.999cm" svg:x2="2cm" svg:y2="24.499cm">
          <text:p/>
        </draw:line>
        <draw:line draw:style-name="gr11" draw:text-style-name="P4" draw:layer="layout" svg:x1="2cm" svg:y1="19.499cm" svg:x2="2.001cm" svg:y2="19.999cm">
          <text:p/>
        </draw:line>
        <draw:custom-shape draw:style-name="gr86" draw:text-style-name="P9" draw:layer="layout" svg:width="1.5cm" svg:height="1cm" svg:x="2.125cm" svg:y="19.999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19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4cm" svg:y1="19.998cm" svg:x2="4cm" svg:y2="19.498cm">
            <text:p/>
          </draw:line>
          <draw:line draw:style-name="gr51" draw:text-style-name="P4" draw:layer="layout" svg:x1="4cm" svg:y1="20.998cm" svg:x2="4cm" svg:y2="21.498cm">
            <text:p/>
          </draw:line>
        </draw:g>
        <draw:path draw:style-name="gr87" draw:text-style-name="P10" draw:layer="layout" svg:width="0.125cm" svg:height="0.125cm" svg:x="3.936cm" svg:y="19.4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5.062cm 19.498cm)">
          <text:p text:style-name="P6"><text:span text:style-name="T1">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4.5cm 19.8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9.498cm" svg:x2="4cm" svg:y2="19.498cm">
            <text:p/>
          </draw:line>
          <draw:line draw:style-name="gr51" draw:text-style-name="P4" draw:layer="layout" svg:x1="5.5cm" svg:y1="19.498cm" svg:x2="6cm" svg:y2="19.498cm">
            <text:p/>
          </draw:line>
        </draw:g>
        <draw:custom-shape draw:style-name="gr88" draw:text-style-name="P9" draw:layer="layout" svg:width="2cm" svg:height="1cm" svg:x="4cm" svg:y="18.436cm">
          <text:p text:style-name="P6"><text:span text:style-name="T1">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5.687cm" svg:y="19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6cm" svg:y1="19.998cm" svg:x2="6cm" svg:y2="19.498cm">
            <text:p/>
          </draw:line>
          <draw:line draw:style-name="gr51" draw:text-style-name="P4" draw:layer="layout" svg:x1="6cm" svg:y1="20.998cm" svg:x2="6cm" svg:y2="21.498cm">
            <text:p/>
          </draw:line>
        </draw:g>
        <draw:custom-shape draw:style-name="gr88" draw:text-style-name="P12" draw:layer="layout" svg:width="2cm" svg:height="1cm" draw:transform="rotate (-1.5707963267949) translate (7.062cm 19.498cm)">
          <text:p text:style-name="P11"><text:span text:style-name="T4">1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cm" svg:y1="21.999cm" svg:x2="6cm" svg:y2="21.499cm">
          <text:p/>
        </draw:line>
        <draw:line draw:style-name="gr11" draw:text-style-name="P4" draw:layer="layout" svg:x1="6cm" svg:y1="21.999cm" svg:x2="6cm" svg:y2="22.499cm">
          <text:p/>
        </draw:line>
        <draw:line draw:style-name="gr11" draw:text-style-name="P4" draw:layer="layout" svg:x1="4cm" svg:y1="21.999cm" svg:x2="4cm" svg:y2="22.499cm">
          <text:p/>
        </draw:line>
        <draw:line draw:style-name="gr11" draw:text-style-name="P4" draw:layer="layout" svg:x1="4cm" svg:y1="21.499cm" svg:x2="4cm" svg:y2="21.999cm">
          <text:p/>
        </draw:line>
      </draw:page>
      <draw:page draw:name="Ex03" draw:style-name="dp1" draw:master-page-name="Default">
        <draw:g draw:style-name="gr1">
          <draw:custom-shape draw:style-name="gr116" draw:text-style-name="P1" draw:layer="layout" svg:width="1cm" svg:height="1cm" svg:x="7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2" draw:layer="layout" svg:x1="7.5cm" svg:y1="2cm" svg:x2="7.5cm" svg:y2="3cm">
            <text:p/>
          </draw:line>
        </draw:g>
        <draw:g draw:style-name="gr1">
          <draw:custom-shape draw:style-name="gr118" draw:text-style-name="P1" draw:layer="layout" svg:width="1cm" svg:height="1cm" draw:transform="rotate (-3.14159265358979) translate (8cm 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9" draw:text-style-name="P2" draw:layer="layout" svg:x1="7.5cm" svg:y1="5cm" svg:x2="7.5cm" svg:y2="4cm">
            <text:p/>
          </draw:line>
        </draw:g>
        <draw:custom-shape draw:style-name="gr38" draw:text-style-name="P8" draw:layer="layout" svg:width="2.5cm" svg:height="1cm" svg:x="7.5cm" svg:y="1.5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7.5cm" svg:y="3.5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.5cm" svg:y1="5.5cm" svg:x2="10cm" svg:y2="5.5cm">
          <text:p/>
        </draw:line>
        <draw:line draw:style-name="gr11" draw:text-style-name="P4" draw:layer="layout" svg:x1="7.5cm" svg:y1="1.5cm" svg:x2="10cm" svg:y2="1.5cm">
          <text:p/>
        </draw:line>
        <draw:line draw:style-name="gr11" draw:text-style-name="P4" draw:layer="layout" svg:x1="7.5cm" svg:y1="1.5cm" svg:x2="7.5cm" svg:y2="2cm">
          <text:p/>
        </draw:line>
        <draw:line draw:style-name="gr11" draw:text-style-name="P4" draw:layer="layout" svg:x1="7.5cm" svg:y1="3cm" svg:x2="7.5cm" svg:y2="4cm">
          <text:p/>
        </draw:line>
        <draw:line draw:style-name="gr11" draw:text-style-name="P4" draw:layer="layout" svg:x1="7.5cm" svg:y1="5cm" svg:x2="7.5cm" svg:y2="5.5cm">
          <text:p/>
        </draw:line>
        <draw:custom-shape draw:style-name="gr48" draw:text-style-name="P8" draw:layer="layout" svg:width="2.188cm" svg:height="1cm" svg:x="10.312cm" svg:y="3cm">
          <text:p text:style-name="P6"><text:span text:style-name="T1">R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3cm" svg:x2="10cm" svg:y2="2.5cm">
            <text:p/>
          </draw:line>
          <draw:line draw:style-name="gr51" draw:text-style-name="P4" draw:layer="layout" svg:x1="10cm" svg:y1="4cm" svg:x2="10cm" svg:y2="4.5cm">
            <text:p/>
          </draw:line>
        </draw:g>
        <draw:line draw:style-name="gr11" draw:text-style-name="P4" draw:layer="layout" svg:x1="10cm" svg:y1="1.5cm" svg:x2="10cm" svg:y2="2.5cm">
          <text:p/>
        </draw:line>
        <draw:line draw:style-name="gr11" draw:text-style-name="P4" draw:layer="layout" svg:x1="10cm" svg:y1="4.5cm" svg:x2="10cm" svg:y2="5.5cm">
          <text:p/>
        </draw:line>
        <draw:g draw:style-name="gr1">
          <draw:custom-shape draw:style-name="gr120" draw:text-style-name="P1" draw:layer="layout" svg:width="1cm" svg:height="1cm" svg:x="1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1" draw:text-style-name="P2" draw:layer="layout" svg:x1="1.5cm" svg:y1="3cm" svg:x2="1.5cm" svg:y2="4cm">
            <text:p/>
          </draw:line>
        </draw:g>
        <draw:custom-shape draw:style-name="gr38" draw:text-style-name="P8" draw:layer="layout" svg:width="2.5cm" svg:height="1cm" svg:x="1.5cm" svg:y="2.437cm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5.5cm" svg:x2="4cm" svg:y2="5.5cm">
          <text:p/>
        </draw:line>
        <draw:line draw:style-name="gr11" draw:text-style-name="P4" draw:layer="layout" svg:x1="1.5cm" svg:y1="1.5cm" svg:x2="4cm" svg:y2="1.5cm">
          <text:p/>
        </draw:line>
        <draw:line draw:style-name="gr11" draw:text-style-name="P4" draw:layer="layout" svg:x1="1.5cm" svg:y1="1.5cm" svg:x2="1.5cm" svg:y2="3cm">
          <text:p/>
        </draw:line>
        <draw:line draw:style-name="gr11" draw:text-style-name="P4" draw:layer="layout" svg:x1="1.5cm" svg:y1="4cm" svg:x2="1.5cm" svg:y2="5.5cm">
          <text:p/>
        </draw:line>
        <draw:custom-shape draw:style-name="gr54" draw:text-style-name="P8" draw:layer="layout" svg:width="2.688cm" svg:height="1cm" svg:x="3.937cm" svg:y="4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cm" svg:x2="4cm" svg:y2="1.5cm">
            <text:p/>
          </draw:line>
          <draw:line draw:style-name="gr51" draw:text-style-name="P4" draw:layer="layout" svg:x1="4cm" svg:y1="3cm" svg:x2="4cm" svg:y2="3.5cm">
            <text:p/>
          </draw:line>
        </draw:g>
        <draw:custom-shape draw:style-name="gr55" draw:text-style-name="P8" draw:layer="layout" svg:width="2.75cm" svg:height="1cm" svg:x="4.062cm" svg:y="2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cm" svg:y="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993cm" svg:y1="4cm" svg:x2="3.993cm" svg:y2="3.5cm">
            <text:p/>
          </draw:line>
          <draw:line draw:style-name="gr51" draw:text-style-name="P4" draw:layer="layout" svg:x1="3.993cm" svg:y1="5cm" svg:x2="3.993cm" svg:y2="5.5cm">
            <text:p/>
          </draw:line>
        </draw:g>
        <draw:g draw:style-name="gr1">
          <draw:custom-shape draw:style-name="gr122" draw:text-style-name="P1" draw:layer="layout" svg:width="1cm" svg:height="1cm" svg:x="13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3" draw:text-style-name="P2" draw:layer="layout" svg:x1="13.5cm" svg:y1="2cm" svg:x2="13.5cm" svg:y2="3cm">
            <text:p/>
          </draw:line>
        </draw:g>
        <draw:custom-shape draw:style-name="gr58" draw:text-style-name="P8" draw:layer="layout" svg:width="2.562cm" svg:height="1cm" svg:x="13.687cm" svg:y="1.562cm">
          <text:p text:style-name="P6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3.5cm" svg:y1="5.5cm" svg:x2="16.5cm" svg:y2="5.5cm">
          <text:p/>
        </draw:line>
        <draw:line draw:style-name="gr11" draw:text-style-name="P4" draw:layer="layout" svg:x1="13.5cm" svg:y1="1.5cm" svg:x2="16.5cm" svg:y2="1.5cm">
          <text:p/>
        </draw:line>
        <draw:line draw:style-name="gr11" draw:text-style-name="P4" draw:layer="layout" svg:x1="13.5cm" svg:y1="1.5cm" svg:x2="13.5cm" svg:y2="2cm">
          <text:p/>
        </draw:line>
        <draw:line draw:style-name="gr11" draw:text-style-name="P4" draw:layer="layout" svg:x1="16.5cm" svg:y1="3cm" svg:x2="16.5cm" svg:y2="3.5cm">
          <text:p/>
        </draw:line>
        <draw:custom-shape draw:style-name="gr54" draw:text-style-name="P8" draw:layer="layout" svg:width="2.688cm" svg:height="1cm" svg:x="16.437cm" svg:y="4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3.187cm" svg:y="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.5cm" svg:y1="4cm" svg:x2="13.5cm" svg:y2="3.5cm">
            <text:p/>
          </draw:line>
          <draw:line draw:style-name="gr51" draw:text-style-name="P4" draw:layer="layout" svg:x1="13.5cm" svg:y1="5cm" svg:x2="13.5cm" svg:y2="5.5cm">
            <text:p/>
          </draw:line>
        </draw:g>
        <draw:custom-shape draw:style-name="gr55" draw:text-style-name="P8" draw:layer="layout" svg:width="2.75cm" svg:height="1cm" svg:x="13.562cm" svg:y="4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6.18cm" svg:y="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.493cm" svg:y1="4cm" svg:x2="16.493cm" svg:y2="3.5cm">
            <text:p/>
          </draw:line>
          <draw:line draw:style-name="gr51" draw:text-style-name="P4" draw:layer="layout" svg:x1="16.493cm" svg:y1="5cm" svg:x2="16.493cm" svg:y2="5.5cm">
            <text:p/>
          </draw:line>
        </draw:g>
        <draw:g draw:style-name="gr1">
          <draw:custom-shape draw:style-name="gr124" draw:text-style-name="P1" draw:layer="layout" svg:width="1cm" svg:height="1cm" svg:x="16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5" draw:text-style-name="P2" draw:layer="layout" svg:x1="16.5cm" svg:y1="2cm" svg:x2="16.5cm" svg:y2="3cm">
            <text:p/>
          </draw:line>
        </draw:g>
        <draw:custom-shape draw:style-name="gr38" draw:text-style-name="P8" draw:layer="layout" svg:width="2.5cm" svg:height="1cm" svg:x="16.625cm" svg:y="1.562cm">
          <text:p text:style-name="P6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6.5cm" svg:y1="1.5cm" svg:x2="16.5cm" svg:y2="2cm">
          <text:p/>
        </draw:line>
        <draw:line draw:style-name="gr11" draw:text-style-name="P4" draw:layer="layout" svg:x1="13.5cm" svg:y1="3cm" svg:x2="13.5cm" svg:y2="3.5cm">
          <text:p/>
        </draw:line>
        <draw:g draw:style-name="gr1">
          <draw:custom-shape draw:style-name="gr126" draw:text-style-name="P1" draw:layer="layout" svg:width="1cm" svg:height="1cm" svg:x="1.5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7" draw:text-style-name="P2" draw:layer="layout" svg:x1="2.001cm" svg:y1="7.1cm" svg:x2="2.001cm" svg:y2="7.9cm">
            <text:p/>
          </draw:line>
          <draw:custom-shape draw:style-name="gr128" draw:text-style-name="P1" draw:layer="layout" svg:width="0.8cm" svg:height="0.8cm" svg:x="1.60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001cm" svg:y1="6.5cm" svg:x2="2.001cm" svg:y2="7cm">
          <text:p/>
        </draw:line>
        <draw:line draw:style-name="gr11" draw:text-style-name="P4" draw:layer="layout" svg:x1="2.001cm" svg:y1="6.5cm" svg:x2="3.501cm" svg:y2="6.5cm">
          <text:p/>
        </draw:line>
        <draw:line draw:style-name="gr10" draw:text-style-name="P3" draw:layer="layout" svg:x1="2.001cm" svg:y1="8.5cm" svg:x2="2.001cm" svg:y2="8cm">
          <text:p/>
        </draw:line>
        <draw:g draw:style-name="gr1">
          <draw:custom-shape draw:style-name="gr129" draw:text-style-name="P1" draw:layer="layout" svg:width="1cm" svg:height="1cm" svg:x="3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0" draw:text-style-name="P2" draw:layer="layout" svg:x1="3.501cm" svg:y1="7cm" svg:x2="3.501cm" svg:y2="8cm">
            <text:p/>
          </draw:line>
        </draw:g>
        <draw:line draw:style-name="gr10" draw:text-style-name="P3" draw:layer="layout" svg:x1="2.001cm" svg:y1="8.5cm" svg:x2="3.501cm" svg:y2="8.5cm">
          <text:p/>
        </draw:line>
        <draw:line draw:style-name="gr10" draw:text-style-name="P3" draw:layer="layout" svg:x1="3.501cm" svg:y1="8cm" svg:x2="3.501cm" svg:y2="8.5cm">
          <text:p/>
        </draw:line>
        <draw:line draw:style-name="gr11" draw:text-style-name="P4" draw:layer="layout" svg:x1="3.501cm" svg:y1="7cm" svg:x2="3.501cm" svg:y2="6.5cm">
          <text:p/>
        </draw:line>
        <draw:g draw:style-name="gr1">
          <draw:custom-shape draw:style-name="gr131" draw:text-style-name="P1" draw:layer="layout" svg:width="1cm" svg:height="1cm" svg:x="6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2" draw:text-style-name="P2" draw:layer="layout" svg:x1="6.501cm" svg:y1="7.1cm" svg:x2="6.501cm" svg:y2="7.9cm">
            <text:p/>
          </draw:line>
          <draw:custom-shape draw:style-name="gr133" draw:text-style-name="P1" draw:layer="layout" svg:width="0.8cm" svg:height="0.8cm" svg:x="6.10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6.501cm" svg:y1="6.5cm" svg:x2="6.501cm" svg:y2="7cm">
          <text:p/>
        </draw:line>
        <draw:line draw:style-name="gr11" draw:text-style-name="P4" draw:layer="layout" svg:x1="6.501cm" svg:y1="6.5cm" svg:x2="8.001cm" svg:y2="6.5cm">
          <text:p/>
        </draw:line>
        <draw:line draw:style-name="gr10" draw:text-style-name="P3" draw:layer="layout" svg:x1="6.501cm" svg:y1="8.5cm" svg:x2="6.501cm" svg:y2="8cm">
          <text:p/>
        </draw:line>
        <draw:g draw:style-name="gr1">
          <draw:custom-shape draw:style-name="gr134" draw:text-style-name="P1" draw:layer="layout" svg:width="1cm" svg:height="1cm" svg:x="9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5" draw:text-style-name="P2" draw:layer="layout" svg:x1="9.501cm" svg:y1="7cm" svg:x2="9.501cm" svg:y2="8cm">
            <text:p/>
          </draw:line>
        </draw:g>
        <draw:line draw:style-name="gr10" draw:text-style-name="P3" draw:layer="layout" svg:x1="6.501cm" svg:y1="8.5cm" svg:x2="8.001cm" svg:y2="8.5cm">
          <text:p/>
        </draw:line>
        <draw:line draw:style-name="gr10" draw:text-style-name="P3" draw:layer="layout" svg:x1="9.501cm" svg:y1="8cm" svg:x2="9.501cm" svg:y2="8.5cm">
          <text:p/>
        </draw:line>
        <draw:line draw:style-name="gr11" draw:text-style-name="P4" draw:layer="layout" svg:x1="9.501cm" svg:y1="7cm" svg:x2="9.501cm" svg:y2="6.5cm">
          <text:p/>
        </draw:line>
        <draw:g draw:style-name="gr1">
          <draw:custom-shape draw:style-name="gr49" draw:text-style-name="P4" draw:layer="layout" svg:width="0.625cm" svg:height="1cm" svg:x="7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cm" svg:y1="7cm" svg:x2="8cm" svg:y2="6.5cm">
            <text:p/>
          </draw:line>
          <draw:line draw:style-name="gr51" draw:text-style-name="P4" draw:layer="layout" svg:x1="8cm" svg:y1="8cm" svg:x2="8cm" svg:y2="8.5cm">
            <text:p/>
          </draw:line>
        </draw:g>
        <draw:custom-shape draw:style-name="gr55" draw:text-style-name="P8" draw:layer="layout" svg:width="2.75cm" svg:height="1cm" svg:x="6.624cm" svg:y="8.312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9.5cm" svg:y1="6.5cm" svg:x2="8.001cm" svg:y2="6.5cm">
          <text:p/>
        </draw:line>
        <draw:line draw:style-name="gr10" draw:text-style-name="P3" draw:layer="layout" svg:x1="9.5cm" svg:y1="8.5cm" svg:x2="8.001cm" svg:y2="8.5cm">
          <text:p/>
        </draw:line>
        <draw:custom-shape draw:style-name="gr12" draw:text-style-name="P5" draw:layer="layout" svg:width="0.125cm" svg:height="0.125cm" svg:x="7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7.937cm" svg:y="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36" draw:text-style-name="P1" draw:layer="layout" svg:width="1cm" svg:height="1cm" svg:x="12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7" draw:text-style-name="P2" draw:layer="layout" svg:x1="12.501cm" svg:y1="7.1cm" svg:x2="12.501cm" svg:y2="7.9cm">
            <text:p/>
          </draw:line>
          <draw:custom-shape draw:style-name="gr138" draw:text-style-name="P1" draw:layer="layout" svg:width="0.8cm" svg:height="0.8cm" svg:x="12.10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2.501cm" svg:y1="6.5cm" svg:x2="12.501cm" svg:y2="7cm">
          <text:p/>
        </draw:line>
        <draw:line draw:style-name="gr10" draw:text-style-name="P3" draw:layer="layout" svg:x1="12.501cm" svg:y1="8.5cm" svg:x2="12.501cm" svg:y2="8cm">
          <text:p/>
        </draw:line>
        <draw:g draw:style-name="gr1">
          <draw:custom-shape draw:style-name="gr139" draw:text-style-name="P1" draw:layer="layout" svg:width="1cm" svg:height="1cm" svg:x="15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0" draw:text-style-name="P2" draw:layer="layout" svg:x1="15.501cm" svg:y1="7cm" svg:x2="15.501cm" svg:y2="8cm">
            <text:p/>
          </draw:line>
        </draw:g>
        <draw:line draw:style-name="gr10" draw:text-style-name="P3" draw:layer="layout" svg:x1="15.501cm" svg:y1="8cm" svg:x2="15.501cm" svg:y2="8.5cm">
          <text:p/>
        </draw:line>
        <draw:line draw:style-name="gr11" draw:text-style-name="P4" draw:layer="layout" svg:x1="15.501cm" svg:y1="7cm" svg:x2="15.501cm" svg:y2="6.5cm">
          <text:p/>
        </draw:line>
        <draw:g draw:style-name="gr1">
          <draw:custom-shape draw:style-name="gr49" draw:text-style-name="P4" draw:layer="layout" svg:width="0.625cm" svg:height="1cm" draw:transform="rotate (1.5707963267949) translate (13.501cm 8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.501cm" svg:y1="8.499cm" svg:x2="13.001cm" svg:y2="8.499cm">
            <text:p/>
          </draw:line>
          <draw:line draw:style-name="gr51" draw:text-style-name="P4" draw:layer="layout" svg:x1="14.501cm" svg:y1="8.499cm" svg:x2="15.001cm" svg:y2="8.499cm">
            <text:p/>
          </draw:line>
        </draw:g>
        <draw:custom-shape draw:style-name="gr55" draw:text-style-name="P8" draw:layer="layout" svg:width="2.75cm" svg:height="1cm" svg:x="12.625cm" svg:y="8.625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5.001cm" svg:y1="8.5cm" svg:x2="15.501cm" svg:y2="8.5cm">
          <text:p/>
        </draw:line>
        <draw:line draw:style-name="gr10" draw:text-style-name="P3" draw:layer="layout" svg:x1="12.501cm" svg:y1="8.5cm" svg:x2="13.001cm" svg:y2="8.5cm">
          <text:p/>
        </draw:line>
        <draw:line draw:style-name="gr10" draw:text-style-name="P3" draw:layer="layout" svg:x1="12.501cm" svg:y1="6.5cm" svg:x2="15.501cm" svg:y2="6.5cm">
          <text:p/>
        </draw:line>
        <draw:custom-shape draw:style-name="gr88" draw:text-style-name="P9" draw:layer="layout" svg:width="2cm" svg:height="1cm" draw:transform="rotate (-1.5707963267949) translate (1.75cm 6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2.062cm" svg:height="1cm" draw:transform="rotate (-1.5707963267949) translate (4.812cm 6.437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6.249cm 6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2.062cm" svg:height="1cm" draw:transform="rotate (-1.5707963267949) translate (10.875cm 6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25cm 6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2.062cm" svg:height="1cm" draw:transform="rotate (-1.5707963267949) translate (16.812cm 6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41" draw:text-style-name="P1" draw:layer="layout" svg:width="1cm" svg:height="1cm" svg:x="1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2" draw:text-style-name="P2" draw:layer="layout" svg:x1="1.5cm" svg:y1="12cm" svg:x2="1.5cm" svg:y2="13cm">
            <text:p/>
          </draw:line>
        </draw:g>
        <draw:custom-shape draw:style-name="gr38" draw:text-style-name="P8" draw:layer="layout" svg:width="2.5cm" svg:height="1cm" draw:transform="rotate (-1.5707963267949) translate (2.812cm 11.25cm)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14.5cm" svg:x2="4cm" svg:y2="14.5cm">
          <text:p/>
        </draw:line>
        <draw:line draw:style-name="gr11" draw:text-style-name="P4" draw:layer="layout" svg:x1="1.5cm" svg:y1="10.5cm" svg:x2="4cm" svg:y2="10.5cm">
          <text:p/>
        </draw:line>
        <draw:line draw:style-name="gr11" draw:text-style-name="P4" draw:layer="layout" svg:x1="1.5cm" svg:y1="10.5cm" svg:x2="1.5cm" svg:y2="12cm">
          <text:p/>
        </draw:line>
        <draw:line draw:style-name="gr11" draw:text-style-name="P4" draw:layer="layout" svg:x1="1.5cm" svg:y1="13cm" svg:x2="1.5cm" svg:y2="14.5cm">
          <text:p/>
        </draw:line>
        <draw:custom-shape draw:style-name="gr143" draw:text-style-name="P8" draw:layer="layout" svg:width="2.625cm" svg:height="1cm" draw:transform="rotate (-1.5707963267949) translate (5.125cm 12.187cm)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1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1cm" svg:x2="4cm" svg:y2="10.5cm">
            <text:p/>
          </draw:line>
          <draw:line draw:style-name="gr51" draw:text-style-name="P4" draw:layer="layout" svg:x1="4cm" svg:y1="12cm" svg:x2="4cm" svg:y2="12.5cm">
            <text:p/>
          </draw:line>
        </draw:g>
        <draw:custom-shape draw:style-name="gr55" draw:text-style-name="P8" draw:layer="layout" svg:width="2.75cm" svg:height="1cm" draw:transform="rotate (-1.5707963267949) translate (3.75cm 10.125cm)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cm" svg:y="1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993cm" svg:y1="13cm" svg:x2="3.993cm" svg:y2="12.5cm">
            <text:p/>
          </draw:line>
          <draw:line draw:style-name="gr51" draw:text-style-name="P4" draw:layer="layout" svg:x1="3.993cm" svg:y1="14cm" svg:x2="3.993cm" svg:y2="14.5cm">
            <text:p/>
          </draw:line>
        </draw:g>
        <draw:custom-shape draw:style-name="gr104" draw:text-style-name="P9" draw:layer="layout" svg:width="1cm" svg:height="1cm" svg:x="5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3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12.5cm" svg:x2="5.5cm" svg:y2="12.5cm">
          <text:p/>
        </draw:line>
        <draw:line draw:style-name="gr11" draw:text-style-name="P4" draw:layer="layout" svg:x1="4cm" svg:y1="14.5cm" svg:x2="5.5cm" svg:y2="14.5cm">
          <text:p/>
        </draw:line>
        <draw:path draw:style-name="gr87" draw:text-style-name="P10" draw:layer="layout" svg:width="0.125cm" svg:height="0.125cm" svg:x="3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8.1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13.001cm" svg:x2="8.5cm" svg:y2="12.501cm">
            <text:p/>
          </draw:line>
          <draw:line draw:style-name="gr51" draw:text-style-name="P4" draw:layer="layout" svg:x1="8.5cm" svg:y1="14.001cm" svg:x2="8.5cm" svg:y2="14.501cm">
            <text:p/>
          </draw:line>
        </draw:g>
        <draw:path draw:style-name="gr87" draw:text-style-name="P10" draw:layer="layout" svg:width="0.125cm" svg:height="0.125cm" svg:x="8.4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8.437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9.562cm 12.501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14.503cm" svg:x2="7cm" svg:y2="14.501cm">
          <text:p/>
        </draw:line>
        <draw:g draw:style-name="gr1">
          <draw:custom-shape draw:style-name="gr49" draw:text-style-name="P4" draw:layer="layout" svg:width="0.625cm" svg:height="1cm" draw:transform="rotate (1.5707963267949) translate (9cm 12.8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cm" svg:y1="12.5cm" svg:x2="8.5cm" svg:y2="12.5cm">
            <text:p/>
          </draw:line>
          <draw:line draw:style-name="gr51" draw:text-style-name="P4" draw:layer="layout" svg:x1="10cm" svg:y1="12.5cm" svg:x2="10.5cm" svg:y2="12.5cm">
            <text:p/>
          </draw:line>
        </draw:g>
        <draw:custom-shape draw:style-name="gr88" draw:text-style-name="P12" draw:layer="layout" svg:width="2cm" svg:height="1cm" svg:x="8.5cm" svg:y="11.438cm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0.1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13.001cm" svg:x2="10.5cm" svg:y2="12.501cm">
            <text:p/>
          </draw:line>
          <draw:line draw:style-name="gr51" draw:text-style-name="P4" draw:layer="layout" svg:x1="10.5cm" svg:y1="14.001cm" svg:x2="10.5cm" svg:y2="14.501cm">
            <text:p/>
          </draw:line>
        </draw:g>
        <draw:path draw:style-name="gr87" draw:text-style-name="P10" draw:layer="layout" svg:width="0.125cm" svg:height="0.125cm" svg:x="10.4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11.562cm 12.501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14.503cm" svg:x2="8.5cm" svg:y2="14.503cm">
          <text:p/>
        </draw:line>
        <draw:line draw:style-name="gr11" draw:text-style-name="P4" draw:layer="layout" svg:x1="7cm" svg:y1="13.001cm" svg:x2="7cm" svg:y2="14.501cm">
          <text:p/>
        </draw:line>
        <draw:line draw:style-name="gr11" draw:text-style-name="P4" draw:layer="layout" svg:x1="6.999cm" svg:y1="10.001cm" svg:x2="7cm" svg:y2="12.001cm">
          <text:p/>
        </draw:line>
        <draw:g draw:style-name="gr1">
          <draw:custom-shape draw:style-name="gr49" draw:text-style-name="P4" draw:layer="layout" svg:width="0.625cm" svg:height="1cm" svg:x="8.1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8.5cm" svg:y1="10.5cm" svg:x2="8.5cm" svg:y2="10cm">
            <text:p/>
          </draw:line>
          <draw:line draw:style-name="gr51" draw:text-style-name="P4" draw:layer="layout" svg:x1="8.5cm" svg:y1="11.5cm" svg:x2="8.5cm" svg:y2="12cm">
            <text:p/>
          </draw:line>
        </draw:g>
        <draw:path draw:style-name="gr87" draw:text-style-name="P10" draw:layer="layout" svg:width="0.125cm" svg:height="0.125cm" svg:x="8.4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9.562cm 10cm)">
          <text:p text:style-name="P6"><text:span text:style-name="T4">5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0.1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0.5cm" svg:y1="10.5cm" svg:x2="10.5cm" svg:y2="10cm">
            <text:p/>
          </draw:line>
          <draw:line draw:style-name="gr51" draw:text-style-name="P4" draw:layer="layout" svg:x1="10.5cm" svg:y1="11.5cm" svg:x2="10.5cm" svg:y2="12cm">
            <text:p/>
          </draw:line>
        </draw:g>
        <draw:custom-shape draw:style-name="gr88" draw:text-style-name="P12" draw:layer="layout" svg:width="2cm" svg:height="1cm" draw:transform="rotate (-1.5707963267949) translate (11.562cm 10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12.501cm" svg:x2="10.5cm" svg:y2="12.001cm">
          <text:p/>
        </draw:line>
        <draw:line draw:style-name="gr11" draw:text-style-name="P4" draw:layer="layout" svg:x1="8.5cm" svg:y1="12.001cm" svg:x2="8.5cm" svg:y2="12.501cm">
          <text:p/>
        </draw:line>
        <draw:g draw:style-name="gr1">
          <draw:custom-shape draw:style-name="gr144" draw:text-style-name="P1" draw:layer="layout" svg:width="1cm" svg:height="1cm" svg:x="6.5cm" svg:y="12.0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5" draw:text-style-name="P2" draw:layer="layout" svg:x1="7cm" svg:y1="12.101cm" svg:x2="7cm" svg:y2="12.901cm">
            <text:p/>
          </draw:line>
          <draw:custom-shape draw:style-name="gr146" draw:text-style-name="P1" draw:layer="layout" svg:width="0.8cm" svg:height="0.8cm" svg:x="6.6cm" svg:y="12.1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8.25cm 11.501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cm" svg:y1="10.001cm" svg:x2="8.5cm" svg:y2="10.001cm">
          <text:p/>
        </draw:line>
        <draw:line draw:style-name="gr11" draw:text-style-name="P4" draw:layer="layout" svg:x1="10.5cm" svg:y1="10.001cm" svg:x2="8.5cm" svg:y2="10.001cm">
          <text:p/>
        </draw:line>
        <draw:line draw:style-name="gr11" draw:text-style-name="P4" draw:layer="layout" svg:x1="10.5cm" svg:y1="14.503cm" svg:x2="12cm" svg:y2="14.501cm">
          <text:p/>
        </draw:line>
        <draw:line draw:style-name="gr11" draw:text-style-name="P4" draw:layer="layout" svg:x1="10.5cm" svg:y1="12.503cm" svg:x2="12cm" svg:y2="12.501cm">
          <text:p/>
        </draw:line>
        <draw:path draw:style-name="gr87" draw:text-style-name="P10" draw:layer="layout" svg:width="0.125cm" svg:height="0.125cm" svg:x="10.437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11.5cm" svg:y="11.751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1.5cm" svg:y="13.688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1.937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1.936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14.6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13.001cm" svg:x2="15cm" svg:y2="12.501cm">
            <text:p/>
          </draw:line>
          <draw:line draw:style-name="gr51" draw:text-style-name="P4" draw:layer="layout" svg:x1="15cm" svg:y1="14.001cm" svg:x2="15cm" svg:y2="14.501cm">
            <text:p/>
          </draw:line>
        </draw:g>
        <draw:path draw:style-name="gr87" draw:text-style-name="P10" draw:layer="layout" svg:width="0.125cm" svg:height="0.125cm" svg:x="14.9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16.062cm 12.501cm)">
          <text:p text:style-name="P11"><text:span text:style-name="T4">8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cm" svg:y1="14.503cm" svg:x2="13.5cm" svg:y2="14.501cm">
          <text:p/>
        </draw:line>
        <draw:g draw:style-name="gr1">
          <draw:custom-shape draw:style-name="gr49" draw:text-style-name="P4" draw:layer="layout" svg:width="0.625cm" svg:height="1cm" svg:x="16.6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13.001cm" svg:x2="17cm" svg:y2="12.501cm">
            <text:p/>
          </draw:line>
          <draw:line draw:style-name="gr51" draw:text-style-name="P4" draw:layer="layout" svg:x1="17cm" svg:y1="14.001cm" svg:x2="17cm" svg:y2="14.501cm">
            <text:p/>
          </draw:line>
        </draw:g>
        <draw:custom-shape draw:style-name="gr88" draw:text-style-name="P12" draw:layer="layout" svg:width="2cm" svg:height="1cm" draw:transform="rotate (-1.5707963267949) translate (18.062cm 12.501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cm" svg:y1="14.503cm" svg:x2="15cm" svg:y2="14.503cm">
          <text:p/>
        </draw:line>
        <draw:line draw:style-name="gr11" draw:text-style-name="P4" draw:layer="layout" svg:x1="13.5cm" svg:y1="13.001cm" svg:x2="13.5cm" svg:y2="14.501cm">
          <text:p/>
        </draw:line>
        <draw:line draw:style-name="gr11" draw:text-style-name="P4" draw:layer="layout" svg:x1="13.499cm" svg:y1="10.001cm" svg:x2="13.5cm" svg:y2="12.001cm">
          <text:p/>
        </draw:line>
        <draw:g draw:style-name="gr1">
          <draw:custom-shape draw:style-name="gr49" draw:text-style-name="P4" draw:layer="layout" svg:width="0.625cm" svg:height="1cm" svg:x="14.6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5cm" svg:y1="10.5cm" svg:x2="15cm" svg:y2="10cm">
            <text:p/>
          </draw:line>
          <draw:line draw:style-name="gr51" draw:text-style-name="P4" draw:layer="layout" svg:x1="15cm" svg:y1="11.5cm" svg:x2="15cm" svg:y2="12cm">
            <text:p/>
          </draw:line>
        </draw:g>
        <draw:path draw:style-name="gr87" draw:text-style-name="P10" draw:layer="layout" svg:width="0.125cm" svg:height="0.125cm" svg:x="14.9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16.062cm 10cm)">
          <text:p text:style-name="P6"><text:span text:style-name="T4">2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6.6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7cm" svg:y1="10.5cm" svg:x2="17cm" svg:y2="10cm">
            <text:p/>
          </draw:line>
          <draw:line draw:style-name="gr51" draw:text-style-name="P4" draw:layer="layout" svg:x1="17cm" svg:y1="11.5cm" svg:x2="17cm" svg:y2="12cm">
            <text:p/>
          </draw:line>
        </draw:g>
        <draw:custom-shape draw:style-name="gr88" draw:text-style-name="P12" draw:layer="layout" svg:width="2cm" svg:height="1cm" draw:transform="rotate (-1.5707963267949) translate (18.062cm 10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cm" svg:y1="12.501cm" svg:x2="17cm" svg:y2="12.001cm">
          <text:p/>
        </draw:line>
        <draw:line draw:style-name="gr11" draw:text-style-name="P4" draw:layer="layout" svg:x1="15cm" svg:y1="12.001cm" svg:x2="15cm" svg:y2="12.501cm">
          <text:p/>
        </draw:line>
        <draw:g draw:style-name="gr1">
          <draw:custom-shape draw:style-name="gr147" draw:text-style-name="P1" draw:layer="layout" svg:width="1cm" svg:height="1cm" svg:x="13cm" svg:y="12.0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8" draw:text-style-name="P2" draw:layer="layout" svg:x1="13.5cm" svg:y1="12.101cm" svg:x2="13.5cm" svg:y2="12.901cm">
            <text:p/>
          </draw:line>
          <draw:custom-shape draw:style-name="gr149" draw:text-style-name="P1" draw:layer="layout" svg:width="0.8cm" svg:height="0.8cm" svg:x="13.1cm" svg:y="12.1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4.75cm 11.501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3.5cm" svg:y1="10.001cm" svg:x2="15cm" svg:y2="10.001cm">
          <text:p/>
        </draw:line>
        <draw:line draw:style-name="gr11" draw:text-style-name="P4" draw:layer="layout" svg:x1="17cm" svg:y1="10.001cm" svg:x2="15cm" svg:y2="10.001cm">
          <text:p/>
        </draw:line>
        <draw:custom-shape draw:style-name="gr104" draw:text-style-name="P9" draw:layer="layout" svg:width="1cm" svg:height="1cm" svg:x="14.812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6.25cm" svg:y="11.75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4.9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6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2.687cm" svg:y="18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cm" svg:y1="18.499cm" svg:x2="3cm" svg:y2="17.999cm">
            <text:p/>
          </draw:line>
          <draw:line draw:style-name="gr51" draw:text-style-name="P4" draw:layer="layout" svg:x1="3cm" svg:y1="19.499cm" svg:x2="3cm" svg:y2="19.999cm">
            <text:p/>
          </draw:line>
        </draw:g>
        <draw:path draw:style-name="gr87" draw:text-style-name="P10" draw:layer="layout" svg:width="0.125cm" svg:height="0.125cm" svg:x="2.937cm" svg:y="19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4.062cm 17.999cm)">
          <text:p text:style-name="P11"><text:span text:style-name="T4">8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cm" svg:y1="20.001cm" svg:x2="1.5cm" svg:y2="19.999cm">
          <text:p/>
        </draw:line>
        <draw:g draw:style-name="gr1">
          <draw:custom-shape draw:style-name="gr49" draw:text-style-name="P4" draw:layer="layout" svg:width="0.625cm" svg:height="1cm" svg:x="4.687cm" svg:y="18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18.499cm" svg:x2="5cm" svg:y2="17.999cm">
            <text:p/>
          </draw:line>
          <draw:line draw:style-name="gr51" draw:text-style-name="P4" draw:layer="layout" svg:x1="5cm" svg:y1="19.499cm" svg:x2="5cm" svg:y2="19.999cm">
            <text:p/>
          </draw:line>
        </draw:g>
        <draw:custom-shape draw:style-name="gr88" draw:text-style-name="P12" draw:layer="layout" svg:width="2cm" svg:height="1cm" draw:transform="rotate (-1.5707963267949) translate (6.062cm 17.999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cm" svg:y1="20.001cm" svg:x2="3cm" svg:y2="20.001cm">
          <text:p/>
        </draw:line>
        <draw:line draw:style-name="gr11" draw:text-style-name="P4" draw:layer="layout" svg:x1="1.5cm" svg:y1="18.499cm" svg:x2="1.5cm" svg:y2="19.999cm">
          <text:p/>
        </draw:line>
        <draw:line draw:style-name="gr11" draw:text-style-name="P4" draw:layer="layout" svg:x1="1.499cm" svg:y1="15.499cm" svg:x2="1.5cm" svg:y2="17.499cm">
          <text:p/>
        </draw:line>
        <draw:g draw:style-name="gr1">
          <draw:custom-shape draw:style-name="gr49" draw:text-style-name="P4" draw:layer="layout" svg:width="0.625cm" svg:height="1cm" svg:x="2.687cm" svg:y="15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3cm" svg:y1="15.998cm" svg:x2="3cm" svg:y2="15.498cm">
            <text:p/>
          </draw:line>
          <draw:line draw:style-name="gr51" draw:text-style-name="P4" draw:layer="layout" svg:x1="3cm" svg:y1="16.998cm" svg:x2="3cm" svg:y2="17.498cm">
            <text:p/>
          </draw:line>
        </draw:g>
        <draw:path draw:style-name="gr87" draw:text-style-name="P10" draw:layer="layout" svg:width="0.125cm" svg:height="0.125cm" svg:x="2.936cm" svg:y="15.4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4.062cm 15.498cm)">
          <text:p text:style-name="P6"><text:span text:style-name="T4">2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687cm" svg:y="15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5cm" svg:y1="15.998cm" svg:x2="5cm" svg:y2="15.498cm">
            <text:p/>
          </draw:line>
          <draw:line draw:style-name="gr51" draw:text-style-name="P4" draw:layer="layout" svg:x1="5cm" svg:y1="16.998cm" svg:x2="5cm" svg:y2="17.498cm">
            <text:p/>
          </draw:line>
        </draw:g>
        <draw:custom-shape draw:style-name="gr88" draw:text-style-name="P12" draw:layer="layout" svg:width="2cm" svg:height="1cm" draw:transform="rotate (-1.5707963267949) translate (6.062cm 15.498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cm" svg:y1="17.999cm" svg:x2="5cm" svg:y2="17.499cm">
          <text:p/>
        </draw:line>
        <draw:line draw:style-name="gr11" draw:text-style-name="P4" draw:layer="layout" svg:x1="3cm" svg:y1="17.499cm" svg:x2="3cm" svg:y2="17.999cm">
          <text:p/>
        </draw:line>
        <draw:line draw:style-name="gr11" draw:text-style-name="P4" draw:layer="layout" svg:x1="1.5cm" svg:y1="15.499cm" svg:x2="3cm" svg:y2="15.499cm">
          <text:p/>
        </draw:line>
        <draw:line draw:style-name="gr11" draw:text-style-name="P4" draw:layer="layout" svg:x1="5cm" svg:y1="15.499cm" svg:x2="3cm" svg:y2="15.499cm">
          <text:p/>
        </draw:line>
        <draw:custom-shape draw:style-name="gr104" draw:text-style-name="P9" draw:layer="layout" svg:width="1cm" svg:height="1cm" svg:x="2.812cm" svg:y="17.248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4.25cm" svg:y="17.248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2.937cm" svg:y="17.935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936cm" svg:y="17.935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50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1" draw:text-style-name="P2" draw:layer="layout" svg:x1="1.5cm" svg:y1="17.5cm" svg:x2="1.5cm" svg:y2="18.5cm">
            <text:p/>
          </draw:line>
        </draw:g>
        <draw:custom-shape draw:style-name="gr38" draw:text-style-name="P8" draw:layer="layout" svg:width="2.5cm" svg:height="1cm" draw:transform="rotate (-1.5707963267949) translate (2.812cm 16.75cm)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</draw:page>
      <draw:page draw:name="Ex04" draw:style-name="dp1" draw:master-page-name="Default">
        <draw:g draw:style-name="gr1">
          <draw:custom-shape draw:style-name="gr152" draw:text-style-name="P1" draw:layer="layout" svg:width="1cm" svg:height="1cm" svg:x="2.001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3" draw:text-style-name="P2" draw:layer="layout" svg:x1="2.501cm" svg:y1="2.1cm" svg:x2="2.501cm" svg:y2="2.9cm">
            <text:p/>
          </draw:line>
          <draw:custom-shape draw:style-name="gr154" draw:text-style-name="P1" draw:layer="layout" svg:width="0.8cm" svg:height="0.8cm" svg:x="2.101cm" svg:y="2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501cm" svg:y1="1.5cm" svg:x2="2.501cm" svg:y2="2cm">
          <text:p/>
        </draw:line>
        <draw:line draw:style-name="gr10" draw:text-style-name="P3" draw:layer="layout" svg:x1="2.501cm" svg:y1="3.5cm" svg:x2="2.501cm" svg:y2="3cm">
          <text:p/>
        </draw:line>
        <draw:custom-shape draw:style-name="gr88" draw:text-style-name="P9" draw:layer="layout" svg:width="2cm" svg:height="1cm" draw:transform="rotate (-1.5707963267949) translate (2.25cm 1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55" draw:text-style-name="P1" draw:layer="layout" svg:width="1cm" svg:height="1cm" svg:x="6.501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6" draw:text-style-name="P2" draw:layer="layout" svg:x1="7.001cm" svg:y1="2cm" svg:x2="7.001cm" svg:y2="3cm">
            <text:p/>
          </draw:line>
        </draw:g>
        <draw:custom-shape draw:style-name="gr70" draw:text-style-name="P8" draw:layer="layout" svg:width="2.062cm" svg:height="1cm" draw:transform="rotate (-1.5707963267949) translate (8.25cm 1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01cm" svg:y1="3.5cm" svg:x2="5.5cm" svg:y2="3.5cm">
          <text:p/>
        </draw:line>
        <draw:line draw:style-name="gr10" draw:text-style-name="P3" draw:layer="layout" svg:x1="7.001cm" svg:y1="3cm" svg:x2="7.001cm" svg:y2="3.5cm">
          <text:p/>
        </draw:line>
        <draw:line draw:style-name="gr11" draw:text-style-name="P4" draw:layer="layout" svg:x1="7.001cm" svg:y1="2cm" svg:x2="7.001cm" svg:y2="1.5cm">
          <text:p/>
        </draw:line>
        <draw:g draw:style-name="gr1">
          <draw:custom-shape draw:style-name="gr49" draw:text-style-name="P4" draw:layer="layout" svg:width="0.625cm" svg:height="1cm" svg:x="5.1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2cm" svg:x2="5.5cm" svg:y2="1.5cm">
            <text:p/>
          </draw:line>
          <draw:line draw:style-name="gr51" draw:text-style-name="P4" draw:layer="layout" svg:x1="5.5cm" svg:y1="3cm" svg:x2="5.5cm" svg:y2="3.5cm">
            <text:p/>
          </draw:line>
        </draw:g>
        <draw:custom-shape draw:style-name="gr55" draw:text-style-name="P8" draw:layer="layout" svg:width="2.75cm" svg:height="1cm" svg:x="4.125cm" svg:y="3.5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7cm" svg:y1="1.5cm" svg:x2="5.501cm" svg:y2="1.5cm">
          <text:p/>
        </draw:line>
        <draw:line draw:style-name="gr10" draw:text-style-name="P3" draw:layer="layout" svg:x1="7cm" svg:y1="3.5cm" svg:x2="5.501cm" svg:y2="3.5cm">
          <text:p/>
        </draw:line>
        <draw:custom-shape draw:style-name="gr12" draw:text-style-name="P5" draw:layer="layout" svg:width="0.125cm" svg:height="0.125cm" svg:x="5.437cm" svg:y="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5.4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3.5cm 1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1.499cm" svg:x2="3cm" svg:y2="1.499cm">
            <text:p/>
          </draw:line>
          <draw:line draw:style-name="gr51" draw:text-style-name="P4" draw:layer="layout" svg:x1="4.5cm" svg:y1="1.499cm" svg:x2="5cm" svg:y2="1.499cm">
            <text:p/>
          </draw:line>
        </draw:g>
        <draw:custom-shape draw:style-name="gr55" draw:text-style-name="P8" draw:layer="layout" svg:width="2.75cm" svg:height="1cm" svg:x="2.625cm" svg:y="1.562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5cm" svg:y1="1.5cm" svg:x2="5.5cm" svg:y2="1.5cm">
          <text:p/>
        </draw:line>
        <draw:line draw:style-name="gr10" draw:text-style-name="P3" draw:layer="layout" svg:x1="2.5cm" svg:y1="1.5cm" svg:x2="3cm" svg:y2="1.5cm">
          <text:p/>
        </draw:line>
        <draw:g draw:style-name="gr1">
          <draw:custom-shape draw:style-name="gr157" draw:text-style-name="P1" draw:layer="layout" svg:width="1cm" svg:height="1cm" svg:x="14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8" draw:text-style-name="P2" draw:layer="layout" svg:x1="14.5cm" svg:y1="2.1cm" svg:x2="14.5cm" svg:y2="2.9cm">
            <text:p/>
          </draw:line>
          <draw:custom-shape draw:style-name="gr159" draw:text-style-name="P1" draw:layer="layout" svg:width="0.8cm" svg:height="0.8cm" svg:x="14.1cm" svg:y="2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0.001cm" svg:y1="1.5cm" svg:x2="10.001cm" svg:y2="2cm">
          <text:p/>
        </draw:line>
        <draw:line draw:style-name="gr10" draw:text-style-name="P3" draw:layer="layout" svg:x1="10.001cm" svg:y1="3.5cm" svg:x2="10.001cm" svg:y2="3cm">
          <text:p/>
        </draw:line>
        <draw:custom-shape draw:style-name="gr88" draw:text-style-name="P9" draw:layer="layout" svg:width="2cm" svg:height="1cm" draw:transform="rotate (-1.5707963267949) translate (15.75cm 1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60" draw:text-style-name="P1" draw:layer="layout" svg:width="1cm" svg:height="1cm" svg:x="9.5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1" draw:text-style-name="P2" draw:layer="layout" svg:x1="10cm" svg:y1="2cm" svg:x2="10cm" svg:y2="3cm">
            <text:p/>
          </draw:line>
        </draw:g>
        <draw:custom-shape draw:style-name="gr70" draw:text-style-name="P8" draw:layer="layout" svg:width="2.062cm" svg:height="1cm" draw:transform="rotate (-1.5707963267949) translate (9.75cm 1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001cm" svg:y1="3.5cm" svg:x2="13cm" svg:y2="3.5cm">
          <text:p/>
        </draw:line>
        <draw:line draw:style-name="gr10" draw:text-style-name="P3" draw:layer="layout" svg:x1="14.501cm" svg:y1="3cm" svg:x2="14.501cm" svg:y2="3.5cm">
          <text:p/>
        </draw:line>
        <draw:line draw:style-name="gr11" draw:text-style-name="P4" draw:layer="layout" svg:x1="14.501cm" svg:y1="2cm" svg:x2="14.501cm" svg:y2="1.5cm">
          <text:p/>
        </draw:line>
        <draw:g draw:style-name="gr1">
          <draw:custom-shape draw:style-name="gr49" draw:text-style-name="P4" draw:layer="layout" svg:width="0.625cm" svg:height="1cm" svg:x="12.6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cm" svg:y1="2cm" svg:x2="13cm" svg:y2="1.5cm">
            <text:p/>
          </draw:line>
          <draw:line draw:style-name="gr51" draw:text-style-name="P4" draw:layer="layout" svg:x1="13cm" svg:y1="3cm" svg:x2="13cm" svg:y2="3.5cm">
            <text:p/>
          </draw:line>
        </draw:g>
        <draw:custom-shape draw:style-name="gr55" draw:text-style-name="P8" draw:layer="layout" svg:width="2.75cm" svg:height="1cm" svg:x="11.625cm" svg:y="3.5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14.5cm" svg:y1="1.5cm" svg:x2="13.001cm" svg:y2="1.5cm">
          <text:p/>
        </draw:line>
        <draw:line draw:style-name="gr10" draw:text-style-name="P3" draw:layer="layout" svg:x1="14.5cm" svg:y1="3.5cm" svg:x2="13.001cm" svg:y2="3.5cm">
          <text:p/>
        </draw:line>
        <draw:custom-shape draw:style-name="gr12" draw:text-style-name="P5" draw:layer="layout" svg:width="0.125cm" svg:height="0.125cm" svg:x="12.937cm" svg:y="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2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11cm 1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1.499cm" svg:x2="10.5cm" svg:y2="1.499cm">
            <text:p/>
          </draw:line>
          <draw:line draw:style-name="gr51" draw:text-style-name="P4" draw:layer="layout" svg:x1="12cm" svg:y1="1.499cm" svg:x2="12.5cm" svg:y2="1.499cm">
            <text:p/>
          </draw:line>
        </draw:g>
        <draw:custom-shape draw:style-name="gr55" draw:text-style-name="P8" draw:layer="layout" svg:width="2.75cm" svg:height="1cm" svg:x="10.125cm" svg:y="1.562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2.5cm" svg:y1="1.5cm" svg:x2="13cm" svg:y2="1.5cm">
          <text:p/>
        </draw:line>
        <draw:line draw:style-name="gr10" draw:text-style-name="P3" draw:layer="layout" svg:x1="10cm" svg:y1="1.5cm" svg:x2="10.5cm" svg:y2="1.5cm">
          <text:p/>
        </draw:line>
        <draw:g draw:style-name="gr1">
          <draw:custom-shape draw:style-name="gr162" draw:text-style-name="P1" draw:layer="layout" svg:width="1cm" svg:height="1cm" svg:x="8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3" draw:text-style-name="P2" draw:layer="layout" svg:x1="8.5cm" svg:y1="7.1cm" svg:x2="8.5cm" svg:y2="7.9cm">
            <text:p/>
          </draw:line>
          <draw:custom-shape draw:style-name="gr164" draw:text-style-name="P1" draw:layer="layout" svg:width="0.8cm" svg:height="0.8cm" svg:x="8.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5.501cm" svg:y1="9.5cm" svg:x2="5.501cm" svg:y2="9cm">
          <text:p/>
        </draw:line>
        <draw:custom-shape draw:style-name="gr88" draw:text-style-name="P9" draw:layer="layout" svg:width="2cm" svg:height="1cm" draw:transform="rotate (-1.5707963267949) translate (9.75cm 6.5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65" draw:text-style-name="P1" draw:layer="layout" svg:width="1cm" svg:height="1cm" svg:x="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6" draw:text-style-name="P2" draw:layer="layout" svg:x1="5.5cm" svg:y1="8cm" svg:x2="5.5cm" svg:y2="9cm">
            <text:p/>
          </draw:line>
        </draw:g>
        <draw:custom-shape draw:style-name="gr167" draw:text-style-name="P8" draw:layer="layout" svg:width="2cm" svg:height="1cm" draw:transform="rotate (-1.5707963267949) translate (6.75cm 7.5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5cm" svg:y1="8cm" svg:x2="8.501cm" svg:y2="9.5cm">
          <text:p/>
        </draw:line>
        <draw:line draw:style-name="gr11" draw:text-style-name="P4" draw:layer="layout" svg:x1="8.5cm" svg:y1="7cm" svg:x2="8.5cm" svg:y2="5.5cm">
          <text:p/>
        </draw:line>
        <draw:g draw:style-name="gr1">
          <draw:custom-shape draw:style-name="gr49" draw:text-style-name="P4" draw:layer="layout" svg:width="0.625cm" svg:height="1cm" svg:x="6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cm" svg:y1="7cm" svg:x2="7cm" svg:y2="6.5cm">
            <text:p/>
          </draw:line>
          <draw:line draw:style-name="gr51" draw:text-style-name="P4" draw:layer="layout" svg:x1="7cm" svg:y1="8cm" svg:x2="7cm" svg:y2="8.5cm">
            <text:p/>
          </draw:line>
        </draw:g>
        <draw:line draw:style-name="gr11" draw:text-style-name="P4" draw:layer="layout" svg:x1="8.5cm" svg:y1="5.5cm" svg:x2="7cm" svg:y2="5.5cm">
          <text:p/>
        </draw:line>
        <draw:line draw:style-name="gr10" draw:text-style-name="P3" draw:layer="layout" svg:x1="8.5cm" svg:y1="9.5cm" svg:x2="7.001cm" svg:y2="9.5cm">
          <text:p/>
        </draw:line>
        <draw:custom-shape draw:style-name="gr12" draw:text-style-name="P5" draw:layer="layout" svg:width="0.125cm" svg:height="0.125cm" svg:x="6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5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6cm" svg:x2="5.5cm" svg:y2="5.5cm">
            <text:p/>
          </draw:line>
          <draw:line draw:style-name="gr51" draw:text-style-name="P4" draw:layer="layout" svg:x1="5.5cm" svg:y1="7cm" svg:x2="5.5cm" svg:y2="7.5cm">
            <text:p/>
          </draw:line>
        </draw:g>
        <draw:g draw:style-name="gr1">
          <draw:custom-shape draw:style-name="gr168" draw:text-style-name="P1" draw:layer="layout" svg:width="1cm" svg:height="1cm" svg:x="2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9" draw:text-style-name="P2" draw:layer="layout" svg:x1="2.5cm" svg:y1="7.1cm" svg:x2="2.5cm" svg:y2="7.9cm">
            <text:p/>
          </draw:line>
          <draw:custom-shape draw:style-name="gr170" draw:text-style-name="P1" draw:layer="layout" svg:width="0.8cm" svg:height="0.8cm" svg:x="2.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5cm" svg:y1="8cm" svg:x2="2.501cm" svg:y2="9.5cm">
          <text:p/>
        </draw:line>
        <draw:line draw:style-name="gr11" draw:text-style-name="P4" draw:layer="layout" svg:x1="2.5cm" svg:y1="7cm" svg:x2="2.5cm" svg:y2="5.5cm">
          <text:p/>
        </draw:line>
        <draw:g draw:style-name="gr1">
          <draw:custom-shape draw:style-name="gr49" draw:text-style-name="P4" draw:layer="layout" svg:width="0.625cm" svg:height="1cm" svg:x="3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7cm" svg:x2="4cm" svg:y2="6.5cm">
            <text:p/>
          </draw:line>
          <draw:line draw:style-name="gr51" draw:text-style-name="P4" draw:layer="layout" svg:x1="4cm" svg:y1="8cm" svg:x2="4cm" svg:y2="8.5cm">
            <text:p/>
          </draw:line>
        </draw:g>
        <draw:line draw:style-name="gr11" draw:text-style-name="P4" draw:layer="layout" svg:x1="3.999cm" svg:y1="5.5cm" svg:x2="2.5cm" svg:y2="5.5cm">
          <text:p/>
        </draw:line>
        <draw:line draw:style-name="gr10" draw:text-style-name="P3" draw:layer="layout" svg:x1="5.499cm" svg:y1="9.5cm" svg:x2="4cm" svg:y2="9.5cm">
          <text:p/>
        </draw:line>
        <draw:custom-shape draw:style-name="gr12" draw:text-style-name="P5" draw:layer="layout" svg:width="0.125cm" svg:height="0.125cm" svg:x="5.4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3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4cm" svg:y1="5.5cm" svg:x2="5.5cm" svg:y2="5.5cm">
          <text:p/>
        </draw:line>
        <draw:line draw:style-name="gr10" draw:text-style-name="P3" draw:layer="layout" svg:x1="5.5cm" svg:y1="8cm" svg:x2="5.5cm" svg:y2="7.5cm">
          <text:p/>
        </draw:line>
        <draw:line draw:style-name="gr10" draw:text-style-name="P3" draw:layer="layout" svg:x1="7cm" svg:y1="8.5cm" svg:x2="7.002cm" svg:y2="9.5cm">
          <text:p/>
        </draw:line>
        <draw:custom-shape draw:style-name="gr171" draw:text-style-name="P9" draw:layer="layout" svg:width="2.375cm" svg:height="1cm" draw:transform="rotate (-1.5707963267949) translate (6.75cm 5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5.125cm 6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8.125cm 6.312cm)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cm" svg:y1="6.5cm" svg:x2="7cm" svg:y2="5.5cm">
          <text:p/>
        </draw:line>
        <draw:line draw:style-name="gr11" draw:text-style-name="P4" draw:layer="layout" svg:x1="5.5cm" svg:y1="5.5cm" svg:x2="7cm" svg:y2="5.5cm">
          <text:p/>
        </draw:line>
        <draw:custom-shape draw:style-name="gr12" draw:text-style-name="P5" draw:layer="layout" svg:width="0.125cm" svg:height="0.125cm" svg:x="6.9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5.5cm" svg:y1="9.5cm" svg:x2="7.002cm" svg:y2="9.5cm">
          <text:p/>
        </draw:line>
        <draw:custom-shape draw:style-name="gr12" draw:text-style-name="P5" draw:layer="layout" svg:width="0.125cm" svg:height="0.125cm" svg:x="5.4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4cm" svg:y1="5.5cm" svg:x2="4cm" svg:y2="6.5cm">
          <text:p/>
        </draw:line>
        <draw:line draw:style-name="gr10" draw:text-style-name="P3" draw:layer="layout" svg:x1="4cm" svg:y1="8.5cm" svg:x2="4.001cm" svg:y2="9.5cm">
          <text:p/>
        </draw:line>
        <draw:line draw:style-name="gr10" draw:text-style-name="P3" draw:layer="layout" svg:x1="4cm" svg:y1="9.5cm" svg:x2="2.502cm" svg:y2="9.5cm">
          <text:p/>
        </draw:line>
        <draw:custom-shape draw:style-name="gr12" draw:text-style-name="P5" draw:layer="layout" svg:width="0.125cm" svg:height="0.125cm" svg:x="3.9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draw:layer="layout" svg:width="2cm" svg:height="1cm" draw:transform="rotate (-1.5707963267949) translate (3.75cm 6.5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72" draw:text-style-name="P1" draw:layer="layout" svg:width="1cm" svg:height="1cm" svg:x="18.5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3" draw:text-style-name="P2" draw:layer="layout" svg:x1="19cm" svg:y1="7.1cm" svg:x2="19cm" svg:y2="7.9cm">
            <text:p/>
          </draw:line>
          <draw:custom-shape draw:style-name="gr174" draw:text-style-name="P1" draw:layer="layout" svg:width="0.8cm" svg:height="0.8cm" svg:x="18.6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4.501cm" svg:y1="9.5cm" svg:x2="14.501cm" svg:y2="9cm">
          <text:p/>
        </draw:line>
        <draw:custom-shape draw:style-name="gr88" draw:text-style-name="P9" draw:layer="layout" svg:width="2cm" svg:height="1cm" draw:transform="rotate (-1.5707963267949) translate (20.25cm 6.5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75" draw:text-style-name="P1" draw:layer="layout" svg:width="1cm" svg:height="1cm" svg:x="14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6" draw:text-style-name="P2" draw:layer="layout" svg:x1="14.5cm" svg:y1="8cm" svg:x2="14.5cm" svg:y2="9cm">
            <text:p/>
          </draw:line>
        </draw:g>
        <draw:custom-shape draw:style-name="gr167" draw:text-style-name="P8" draw:layer="layout" svg:width="2cm" svg:height="1cm" draw:transform="rotate (-1.5707963267949) translate (15.75cm 7.5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9cm" svg:y1="8cm" svg:x2="19.001cm" svg:y2="9.5cm">
          <text:p/>
        </draw:line>
        <draw:line draw:style-name="gr11" draw:text-style-name="P4" draw:layer="layout" svg:x1="19cm" svg:y1="7cm" svg:x2="19cm" svg:y2="5.5cm">
          <text:p/>
        </draw:line>
        <draw:g draw:style-name="gr1">
          <draw:custom-shape draw:style-name="gr49" draw:text-style-name="P4" draw:layer="layout" svg:width="0.625cm" svg:height="1cm" svg:x="17.1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5cm" svg:y1="7cm" svg:x2="17.5cm" svg:y2="6.5cm">
            <text:p/>
          </draw:line>
          <draw:line draw:style-name="gr51" draw:text-style-name="P4" draw:layer="layout" svg:x1="17.5cm" svg:y1="8cm" svg:x2="17.5cm" svg:y2="8.5cm">
            <text:p/>
          </draw:line>
        </draw:g>
        <draw:line draw:style-name="gr11" draw:text-style-name="P4" draw:layer="layout" svg:x1="19cm" svg:y1="5.5cm" svg:x2="17.5cm" svg:y2="5.5cm">
          <text:p/>
        </draw:line>
        <draw:line draw:style-name="gr10" draw:text-style-name="P3" draw:layer="layout" svg:x1="19cm" svg:y1="9.5cm" svg:x2="17.501cm" svg:y2="9.5cm">
          <text:p/>
        </draw:line>
        <draw:custom-shape draw:style-name="gr12" draw:text-style-name="P5" draw:layer="layout" svg:width="0.125cm" svg:height="0.125cm" svg:x="12.937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14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6cm" svg:x2="14.5cm" svg:y2="5.5cm">
            <text:p/>
          </draw:line>
          <draw:line draw:style-name="gr51" draw:text-style-name="P4" draw:layer="layout" svg:x1="14.5cm" svg:y1="7cm" svg:x2="14.5cm" svg:y2="7.5cm">
            <text:p/>
          </draw:line>
        </draw:g>
        <draw:g draw:style-name="gr1">
          <draw:custom-shape draw:style-name="gr177" draw:text-style-name="P1" draw:layer="layout" svg:width="1cm" svg:height="1cm" svg:x="10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8" draw:text-style-name="P2" draw:layer="layout" svg:x1="10.5cm" svg:y1="7.1cm" svg:x2="10.5cm" svg:y2="7.9cm">
            <text:p/>
          </draw:line>
          <draw:custom-shape draw:style-name="gr179" draw:text-style-name="P1" draw:layer="layout" svg:width="0.8cm" svg:height="0.8cm" svg:x="10.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0.5cm" svg:y1="8cm" svg:x2="10.501cm" svg:y2="9.5cm">
          <text:p/>
        </draw:line>
        <draw:line draw:style-name="gr11" draw:text-style-name="P4" draw:layer="layout" svg:x1="10.5cm" svg:y1="7cm" svg:x2="10.5cm" svg:y2="5.5cm">
          <text:p/>
        </draw:line>
        <draw:g draw:style-name="gr1">
          <draw:custom-shape draw:style-name="gr49" draw:text-style-name="P4" draw:layer="layout" svg:width="0.625cm" svg:height="1cm" svg:x="11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cm" svg:y1="7cm" svg:x2="12cm" svg:y2="6.5cm">
            <text:p/>
          </draw:line>
          <draw:line draw:style-name="gr51" draw:text-style-name="P4" draw:layer="layout" svg:x1="12cm" svg:y1="8cm" svg:x2="12cm" svg:y2="8.5cm">
            <text:p/>
          </draw:line>
        </draw:g>
        <draw:line draw:style-name="gr11" draw:text-style-name="P4" draw:layer="layout" svg:x1="11.999cm" svg:y1="5.5cm" svg:x2="10.5cm" svg:y2="5.5cm">
          <text:p/>
        </draw:line>
        <draw:line draw:style-name="gr10" draw:text-style-name="P3" draw:layer="layout" svg:x1="14.499cm" svg:y1="9.5cm" svg:x2="12cm" svg:y2="9.5cm">
          <text:p/>
        </draw:line>
        <draw:custom-shape draw:style-name="gr12" draw:text-style-name="P5" draw:layer="layout" svg:width="0.125cm" svg:height="0.125cm" svg:x="14.4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1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4.5cm" svg:y1="8cm" svg:x2="14.5cm" svg:y2="7.5cm">
          <text:p/>
        </draw:line>
        <draw:line draw:style-name="gr10" draw:text-style-name="P3" draw:layer="layout" svg:x1="17.5cm" svg:y1="8.5cm" svg:x2="17.502cm" svg:y2="9.5cm">
          <text:p/>
        </draw:line>
        <draw:custom-shape draw:style-name="gr171" draw:text-style-name="P9" draw:layer="layout" svg:width="2.375cm" svg:height="1cm" draw:transform="rotate (-1.5707963267949) translate (15.75cm 5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3.187cm 6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8.75cm 6.312cm)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.5cm" svg:y1="6.5cm" svg:x2="17.5cm" svg:y2="5.5cm">
          <text:p/>
        </draw:line>
        <draw:custom-shape draw:style-name="gr12" draw:text-style-name="P5" draw:layer="layout" svg:width="0.125cm" svg:height="0.125cm" svg:x="17.4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4.5cm" svg:y1="9.5cm" svg:x2="17.5cm" svg:y2="9.5cm">
          <text:p/>
        </draw:line>
        <draw:custom-shape draw:style-name="gr12" draw:text-style-name="P5" draw:layer="layout" svg:width="0.125cm" svg:height="0.125cm" svg:x="14.4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2cm" svg:y1="5.5cm" svg:x2="12cm" svg:y2="6.5cm">
          <text:p/>
        </draw:line>
        <draw:line draw:style-name="gr10" draw:text-style-name="P3" draw:layer="layout" svg:x1="12cm" svg:y1="8.5cm" svg:x2="12.001cm" svg:y2="9.5cm">
          <text:p/>
        </draw:line>
        <draw:line draw:style-name="gr10" draw:text-style-name="P3" draw:layer="layout" svg:x1="12cm" svg:y1="9.5cm" svg:x2="10.502cm" svg:y2="9.5cm">
          <text:p/>
        </draw:line>
        <draw:custom-shape draw:style-name="gr12" draw:text-style-name="P5" draw:layer="layout" svg:width="0.125cm" svg:height="0.125cm" svg:x="11.9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draw:layer="layout" svg:width="2cm" svg:height="1cm" draw:transform="rotate (-1.5707963267949) translate (11.75cm 6.5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6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5.499cm" svg:x2="15.5cm" svg:y2="5.499cm">
            <text:p/>
          </draw:line>
          <draw:line draw:style-name="gr51" draw:text-style-name="P4" draw:layer="layout" svg:x1="17cm" svg:y1="5.499cm" svg:x2="17.5cm" svg:y2="5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2.5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.5cm" svg:y1="5.499cm" svg:x2="12cm" svg:y2="5.499cm">
            <text:p/>
          </draw:line>
          <draw:line draw:style-name="gr51" draw:text-style-name="P4" draw:layer="layout" svg:x1="13.5cm" svg:y1="5.499cm" svg:x2="14cm" svg:y2="5.499cm">
            <text:p/>
          </draw:line>
        </draw:g>
        <draw:g draw:style-name="gr1">
          <draw:custom-shape draw:style-name="gr49" draw:text-style-name="P4" draw:layer="layout" svg:width="0.625cm" svg:height="1cm" svg:x="14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6cm" svg:x2="14.5cm" svg:y2="5.5cm">
            <text:p/>
          </draw:line>
          <draw:line draw:style-name="gr51" draw:text-style-name="P4" draw:layer="layout" svg:x1="14.5cm" svg:y1="7cm" svg:x2="14.5cm" svg:y2="7.5cm">
            <text:p/>
          </draw:line>
        </draw:g>
        <draw:line draw:style-name="gr11" draw:text-style-name="P4" draw:layer="layout" svg:x1="14cm" svg:y1="5.5cm" svg:x2="14.5cm" svg:y2="5.5cm">
          <text:p/>
        </draw:line>
        <draw:line draw:style-name="gr11" draw:text-style-name="P4" draw:layer="layout" svg:x1="14.562cm" svg:y1="5.5cm" svg:x2="15.5cm" svg:y2="5.5cm">
          <text:p/>
        </draw:line>
        <draw:line draw:style-name="gr10" draw:text-style-name="P3" draw:layer="layout" svg:x1="9.001cm" svg:y1="19cm" svg:x2="9.001cm" svg:y2="18.5cm">
          <text:p/>
        </draw:line>
        <draw:g draw:style-name="gr1">
          <draw:custom-shape draw:style-name="gr180" draw:text-style-name="P1" draw:layer="layout" svg:width="1cm" svg:height="1cm" svg:x="8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1" draw:text-style-name="P2" draw:layer="layout" svg:x1="9cm" svg:y1="17.5cm" svg:x2="9cm" svg:y2="18.5cm">
            <text:p/>
          </draw:line>
        </draw:g>
        <draw:custom-shape draw:style-name="gr182" draw:text-style-name="P8" draw:layer="layout" svg:width="2.25cm" svg:height="1cm" draw:transform="rotate (-1.5707963267949) translate (10.25cm 16.875cm)">
          <text:p text:style-name="P6"><text:span text:style-name="T3">e</text:span><text:span text:style-name="T2">1</text:span><text:span text:style-name="T3">=5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cm" svg:y1="17.5cm" svg:x2="9cm" svg:y2="17cm">
          <text:p/>
        </draw:line>
        <draw:g draw:style-name="gr1">
          <draw:custom-shape draw:style-name="gr49" draw:text-style-name="P4" draw:layer="layout" svg:width="0.625cm" svg:height="1cm" svg:x="11.1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7.5cm" svg:x2="11.5cm" svg:y2="17cm">
            <text:p/>
          </draw:line>
          <draw:line draw:style-name="gr51" draw:text-style-name="P4" draw:layer="layout" svg:x1="11.5cm" svg:y1="18.5cm" svg:x2="11.5cm" svg:y2="19cm">
            <text:p/>
          </draw:line>
        </draw:g>
        <draw:custom-shape draw:style-name="gr12" draw:text-style-name="P5" draw:layer="layout" svg:width="0.125cm" svg:height="0.125cm" svg:x="11.4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2.375cm" svg:height="1cm" draw:transform="rotate (-1.5707963267949) translate (12.687cm 16.812cm)">
          <text:p text:style-name="P6"><text:span text:style-name="T1">R</text:span><text:span text:style-name="T2">2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5cm" svg:y1="17cm" svg:x2="12.5cm" svg:y2="17cm">
          <text:p/>
        </draw:line>
        <draw:line draw:style-name="gr10" draw:text-style-name="P3" draw:layer="layout" svg:x1="11.5cm" svg:y1="19cm" svg:x2="9cm" svg:y2="19cm">
          <text:p/>
        </draw:line>
        <draw:g draw:style-name="gr1">
          <draw:custom-shape draw:style-name="gr49" draw:text-style-name="P4" draw:layer="layout" svg:width="0.625cm" svg:height="1cm" draw:transform="rotate (1.5707963267949) translate (13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3cm" svg:y1="16.999cm" svg:x2="12.5cm" svg:y2="16.999cm">
            <text:p/>
          </draw:line>
          <draw:line draw:style-name="gr51" draw:text-style-name="P4" draw:layer="layout" svg:x1="14cm" svg:y1="16.999cm" svg:x2="14.5cm" svg:y2="16.999cm">
            <text:p/>
          </draw:line>
        </draw:g>
        <draw:custom-shape draw:style-name="gr55" draw:text-style-name="P8" draw:layer="layout" svg:width="2.75cm" svg:height="1cm" svg:x="12.125cm" svg:y="17.062cm">
          <text:p text:style-name="P6"><text:span text:style-name="T1">R</text:span><text:span text:style-name="T2">4</text:span><text:span text:style-name="T1">=10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2cm 15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2cm" svg:y1="15.499cm" svg:x2="11.5cm" svg:y2="15.499cm">
            <text:p/>
          </draw:line>
          <draw:line draw:style-name="gr51" draw:text-style-name="P4" draw:layer="layout" svg:x1="13cm" svg:y1="15.499cm" svg:x2="13.5cm" svg:y2="15.499cm">
            <text:p/>
          </draw:line>
        </draw:g>
        <draw:custom-shape draw:style-name="gr55" draw:text-style-name="P8" draw:layer="layout" svg:width="2.75cm" svg:height="1cm" svg:x="9.125cm" svg:y="15.812cm">
          <text:p text:style-name="P6"><text:span text:style-name="T1">R</text:span><text:span text:style-name="T2">1</text:span><text:span text:style-name="T1">=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1.5cm" svg:y1="17cm" svg:x2="11.5cm" svg:y2="15.5cm">
          <text:p/>
        </draw:line>
        <draw:g draw:style-name="gr1">
          <draw:custom-shape draw:style-name="gr183" draw:text-style-name="P1" draw:layer="layout" svg:width="1cm" svg:height="1cm" draw:transform="rotate (-1.5707963267949) translate (14.5cm 1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4" draw:text-style-name="P2" draw:layer="layout" svg:x1="14.4cm" svg:y1="15.5cm" svg:x2="13.6cm" svg:y2="15.5cm">
            <text:p/>
          </draw:line>
          <draw:custom-shape draw:style-name="gr185" draw:text-style-name="P1" draw:layer="layout" svg:width="0.8cm" svg:height="0.8cm" draw:transform="rotate (-1.5707963267949) translate (14.4cm 15.1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5cm" svg:y1="17cm" svg:x2="15cm" svg:y2="15.5cm">
          <text:p/>
        </draw:line>
        <draw:line draw:style-name="gr10" draw:text-style-name="P3" draw:layer="layout" svg:x1="14.5cm" svg:y1="15.5cm" svg:x2="15cm" svg:y2="15.5cm">
          <text:p/>
        </draw:line>
        <draw:line draw:style-name="gr10" draw:text-style-name="P3" draw:layer="layout" svg:x1="15cm" svg:y1="17cm" svg:x2="14.5cm" svg:y2="17cm">
          <text:p/>
        </draw:line>
        <draw:g draw:style-name="gr1">
          <draw:custom-shape draw:style-name="gr49" draw:text-style-name="P4" draw:layer="layout" svg:width="0.625cm" svg:height="1cm" svg:x="14.6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17.5cm" svg:x2="15cm" svg:y2="17cm">
            <text:p/>
          </draw:line>
          <draw:line draw:style-name="gr51" draw:text-style-name="P4" draw:layer="layout" svg:x1="15cm" svg:y1="18.5cm" svg:x2="15cm" svg:y2="19cm">
            <text:p/>
          </draw:line>
        </draw:g>
        <draw:custom-shape draw:style-name="gr12" draw:text-style-name="P5" draw:layer="layout" svg:width="0.125cm" svg:height="0.125cm" svg:x="14.9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2.375cm" svg:height="1cm" draw:transform="rotate (-1.5707963267949) translate (16.187cm 16.812cm)">
          <text:p text:style-name="P6"><text:span text:style-name="T1">R</text:span><text:span text:style-name="T2">5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5cm" svg:y1="17cm" svg:x2="16.5cm" svg:y2="17cm">
          <text:p/>
        </draw:line>
        <draw:line draw:style-name="gr10" draw:text-style-name="P3" draw:layer="layout" svg:x1="11.5cm" svg:y1="19cm" svg:x2="15cm" svg:y2="19cm">
          <text:p/>
        </draw:line>
        <draw:custom-shape draw:style-name="gr12" draw:text-style-name="P5" draw:layer="layout" svg:width="0.125cm" svg:height="0.125cm" svg:x="14.937cm" svg:y="1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1.437cm" svg:y="1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6.501cm" svg:y1="19cm" svg:x2="16.501cm" svg:y2="18.5cm">
          <text:p/>
        </draw:line>
        <draw:g draw:style-name="gr1">
          <draw:custom-shape draw:style-name="gr186" draw:text-style-name="P1" draw:layer="layout" svg:width="1cm" svg:height="1cm" svg:x="16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7" draw:text-style-name="P2" draw:layer="layout" svg:x1="16.5cm" svg:y1="17.5cm" svg:x2="16.5cm" svg:y2="18.5cm">
            <text:p/>
          </draw:line>
        </draw:g>
        <draw:custom-shape draw:style-name="gr182" draw:text-style-name="P8" draw:layer="layout" svg:width="2.25cm" svg:height="1cm" draw:transform="rotate (-1.5707963267949) translate (17.75cm 16.875cm)">
          <text:p text:style-name="P6"><text:span text:style-name="T3">e</text:span><text:span text:style-name="T2">2</text:span><text:span text:style-name="T3">=5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5cm" svg:y1="17.5cm" svg:x2="16.5cm" svg:y2="17cm">
          <text:p/>
        </draw:line>
        <draw:line draw:style-name="gr10" draw:text-style-name="P3" draw:layer="layout" svg:x1="15cm" svg:y1="19cm" svg:x2="16.5cm" svg:y2="19cm">
          <text:p/>
        </draw:line>
        <draw:g draw:style-name="gr1">
          <draw:custom-shape draw:style-name="gr49" draw:text-style-name="P4" draw:layer="layout" svg:width="0.625cm" svg:height="1cm" draw:transform="rotate (1.5707963267949) translate (10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0cm" svg:y1="16.999cm" svg:x2="9.5cm" svg:y2="16.999cm">
            <text:p/>
          </draw:line>
          <draw:line draw:style-name="gr51" draw:text-style-name="P4" draw:layer="layout" svg:x1="11cm" svg:y1="16.999cm" svg:x2="11.5cm" svg:y2="16.999cm">
            <text:p/>
          </draw:line>
        </draw:g>
        <draw:line draw:style-name="gr10" draw:text-style-name="P3" draw:layer="layout" svg:x1="9.5cm" svg:y1="17cm" svg:x2="9cm" svg:y2="17cm">
          <text:p/>
        </draw:line>
        <draw:custom-shape draw:style-name="gr55" draw:text-style-name="P8" draw:layer="layout" svg:width="2.75cm" svg:height="1cm" svg:x="11.125cm" svg:y="15.812cm">
          <text:p text:style-name="P6"><text:span text:style-name="T1">R</text:span><text:span text:style-name="T2">3</text:span><text:span text:style-name="T1">=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.501cm" svg:y1="19cm" svg:x2="1.501cm" svg:y2="18.5cm">
          <text:p/>
        </draw:line>
        <draw:g draw:style-name="gr1">
          <draw:custom-shape draw:style-name="gr188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9" draw:text-style-name="P2" draw:layer="layout" svg:x1="1.5cm" svg:y1="17.5cm" svg:x2="1.5cm" svg:y2="18.5cm">
            <text:p/>
          </draw:line>
        </draw:g>
        <draw:custom-shape draw:style-name="gr182" draw:text-style-name="P8" draw:layer="layout" svg:width="2.25cm" svg:height="1cm" draw:transform="rotate (-1.5707963267949) translate (2.75cm 16.875cm)">
          <text:p text:style-name="P6"><text:span text:style-name="T3">e</text:span><text:span text:style-name="T2">1</text:span><text:span text:style-name="T3">=5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.5cm" svg:y1="17.5cm" svg:x2="1.5cm" svg:y2="17cm">
          <text:p/>
        </draw:line>
        <draw:g draw:style-name="gr1">
          <draw:custom-shape draw:style-name="gr49" draw:text-style-name="P4" draw:layer="layout" svg:width="0.625cm" svg:height="1cm" svg:x="3.6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7.5cm" svg:x2="4cm" svg:y2="17cm">
            <text:p/>
          </draw:line>
          <draw:line draw:style-name="gr51" draw:text-style-name="P4" draw:layer="layout" svg:x1="4cm" svg:y1="18.5cm" svg:x2="4cm" svg:y2="19cm">
            <text:p/>
          </draw:line>
        </draw:g>
        <draw:custom-shape draw:style-name="gr12" draw:text-style-name="P5" draw:layer="layout" svg:width="0.125cm" svg:height="0.125cm" svg:x="3.9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2.375cm" svg:height="1cm" draw:transform="rotate (-1.5707963267949) translate (5.187cm 16.812cm)">
          <text:p text:style-name="P6"><text:span text:style-name="T1">R</text:span><text:span text:style-name="T2">2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cm" svg:y1="17cm" svg:x2="5cm" svg:y2="17cm">
          <text:p/>
        </draw:line>
        <draw:line draw:style-name="gr10" draw:text-style-name="P3" draw:layer="layout" svg:x1="4cm" svg:y1="19cm" svg:x2="1.5cm" svg:y2="19cm">
          <text:p/>
        </draw:line>
        <draw:g draw:style-name="gr1">
          <draw:custom-shape draw:style-name="gr49" draw:text-style-name="P4" draw:layer="layout" svg:width="0.625cm" svg:height="1cm" draw:transform="rotate (1.5707963267949) translate (5.5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5.5cm" svg:y1="16.999cm" svg:x2="5cm" svg:y2="16.999cm">
            <text:p/>
          </draw:line>
          <draw:line draw:style-name="gr51" draw:text-style-name="P4" draw:layer="layout" svg:x1="6.5cm" svg:y1="16.999cm" svg:x2="7cm" svg:y2="16.999cm">
            <text:p/>
          </draw:line>
        </draw:g>
        <draw:custom-shape draw:style-name="gr55" draw:text-style-name="P8" draw:layer="layout" svg:width="2.75cm" svg:height="1cm" svg:x="4.625cm" svg:y="17.062cm">
          <text:p text:style-name="P6"><text:span text:style-name="T1">R</text:span><text:span text:style-name="T2">3</text:span><text:span text:style-name="T1">=10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5cm" svg:height="1cm" svg:x="1.625cm" svg:y="15.812cm">
          <text:p text:style-name="P6"><text:span text:style-name="T1">R</text:span><text:span text:style-name="T2">1</text:span><text:span text:style-name="T1">=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4cm" svg:y1="17cm" svg:x2="4cm" svg:y2="15.5cm">
          <text:p/>
        </draw:line>
        <draw:g draw:style-name="gr1">
          <draw:custom-shape draw:style-name="gr190" draw:text-style-name="P1" draw:layer="layout" svg:width="1cm" svg:height="1cm" draw:transform="rotate (-1.5707963267949) translate (6.5cm 1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1" draw:text-style-name="P2" draw:layer="layout" svg:x1="6.4cm" svg:y1="15.5cm" svg:x2="5.6cm" svg:y2="15.5cm">
            <text:p/>
          </draw:line>
          <draw:custom-shape draw:style-name="gr192" draw:text-style-name="P1" draw:layer="layout" svg:width="0.8cm" svg:height="0.8cm" draw:transform="rotate (-1.5707963267949) translate (6.4cm 15.1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7.5cm" svg:y1="17cm" svg:x2="7.5cm" svg:y2="15.5cm">
          <text:p/>
        </draw:line>
        <draw:line draw:style-name="gr10" draw:text-style-name="P3" draw:layer="layout" svg:x1="6.5cm" svg:y1="15.5cm" svg:x2="7.5cm" svg:y2="15.5cm">
          <text:p/>
        </draw:line>
        <draw:line draw:style-name="gr10" draw:text-style-name="P3" draw:layer="layout" svg:x1="7.5cm" svg:y1="17cm" svg:x2="7cm" svg:y2="17cm">
          <text:p/>
        </draw:line>
        <draw:line draw:style-name="gr10" draw:text-style-name="P3" draw:layer="layout" svg:x1="4cm" svg:y1="19cm" svg:x2="7.5cm" svg:y2="19cm">
          <text:p/>
        </draw:line>
        <draw:custom-shape draw:style-name="gr12" draw:text-style-name="P5" draw:layer="layout" svg:width="0.125cm" svg:height="0.125cm" svg:x="3.937cm" svg:y="1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2.5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2.5cm" svg:y1="16.999cm" svg:x2="2cm" svg:y2="16.999cm">
            <text:p/>
          </draw:line>
          <draw:line draw:style-name="gr51" draw:text-style-name="P4" draw:layer="layout" svg:x1="3.5cm" svg:y1="16.999cm" svg:x2="4cm" svg:y2="16.999cm">
            <text:p/>
          </draw:line>
        </draw:g>
        <draw:line draw:style-name="gr10" draw:text-style-name="P3" draw:layer="layout" svg:x1="2cm" svg:y1="17cm" svg:x2="1.5cm" svg:y2="17cm">
          <text:p/>
        </draw:line>
        <draw:custom-shape draw:style-name="gr88" draw:text-style-name="P9" draw:layer="layout" svg:width="2cm" svg:height="1cm" svg:x="13cm" svg:y="14.25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svg:x="5cm" svg:y="15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5cm" svg:y1="15.5cm" svg:x2="4cm" svg:y2="15.5cm">
          <text:p/>
        </draw:line>
        <draw:line draw:style-name="gr10" draw:text-style-name="P3" draw:layer="layout" svg:x1="7.5cm" svg:y1="17cm" svg:x2="7.5cm" svg:y2="19cm">
          <text:p/>
        </draw:line>
        <draw:custom-shape draw:style-name="gr12" draw:text-style-name="P5" draw:layer="layout" svg:width="0.125cm" svg:height="0.125cm" svg:x="7.4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93" draw:text-style-name="P1" draw:layer="layout" svg:width="1cm" svg:height="1cm" svg:x="9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4" draw:text-style-name="P2" draw:layer="layout" svg:x1="9.5cm" svg:y1="11.6cm" svg:x2="9.5cm" svg:y2="12.4cm">
            <text:p/>
          </draw:line>
          <draw:custom-shape draw:style-name="gr195" draw:text-style-name="P1" draw:layer="layout" svg:width="0.8cm" svg:height="0.8cm" svg:x="9.1cm" svg:y="11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0.75cm 11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96" draw:text-style-name="P1" draw:layer="layout" svg:width="1cm" svg:height="1cm" draw:transform="rotate (1.5707963267949) translate (12cm 11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7" draw:text-style-name="P2" draw:layer="layout" svg:x1="12cm" svg:y1="11cm" svg:x2="13cm" svg:y2="11cm">
            <text:p/>
          </draw:line>
        </draw:g>
        <draw:custom-shape draw:style-name="gr167" draw:text-style-name="P8" draw:layer="layout" svg:width="2cm" svg:height="1cm" svg:x="11.5cm" svg:y="9.75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501cm" svg:y1="12.5cm" svg:x2="9.501cm" svg:y2="13cm">
          <text:p/>
        </draw:line>
        <draw:line draw:style-name="gr11" draw:text-style-name="P4" draw:layer="layout" svg:x1="9.501cm" svg:y1="11.5cm" svg:x2="9.501cm" svg:y2="11cm">
          <text:p/>
        </draw:line>
        <draw:g draw:style-name="gr1">
          <draw:custom-shape draw:style-name="gr49" draw:text-style-name="P4" draw:layer="layout" svg:width="0.625cm" svg:height="1cm" svg:x="10.687cm" svg:y="11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11.5cm" svg:x2="11cm" svg:y2="11cm">
            <text:p/>
          </draw:line>
          <draw:line draw:style-name="gr51" draw:text-style-name="P4" draw:layer="layout" svg:x1="11cm" svg:y1="12.5cm" svg:x2="11cm" svg:y2="13cm">
            <text:p/>
          </draw:line>
        </draw:g>
        <draw:custom-shape draw:style-name="gr171" draw:text-style-name="P9" draw:layer="layout" svg:width="2.375cm" svg:height="1cm" draw:transform="rotate (-1.5707963267949) translate (12.125cm 10.8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6.312cm 11.062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5cm" svg:y1="11cm" svg:x2="11cm" svg:y2="11cm">
          <text:p/>
        </draw:line>
        <draw:g draw:style-name="gr1">
          <draw:custom-shape draw:style-name="gr49" draw:text-style-name="P4" draw:layer="layout" svg:width="0.625cm" svg:height="1cm" svg:x="13.187cm" svg:y="11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.5cm" svg:y1="11.5cm" svg:x2="13.5cm" svg:y2="11cm">
            <text:p/>
          </draw:line>
          <draw:line draw:style-name="gr51" draw:text-style-name="P4" draw:layer="layout" svg:x1="13.5cm" svg:y1="12.5cm" svg:x2="13.5cm" svg:y2="13cm">
            <text:p/>
          </draw:line>
        </draw:g>
        <draw:custom-shape draw:style-name="gr171" draw:text-style-name="P9" draw:layer="layout" svg:width="2.375cm" svg:height="1cm" draw:transform="rotate (-1.5707963267949) translate (14.625cm 10.812cm)">
          <text:p text:style-name="P6"><text:span text:style-name="T1">R</text:span><text:span text:style-name="T2">2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98" draw:text-style-name="P1" draw:layer="layout" svg:width="1cm" svg:height="1cm" svg:x="14.5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9" draw:text-style-name="P2" draw:layer="layout" svg:x1="15cm" svg:y1="11.6cm" svg:x2="15cm" svg:y2="12.4cm">
            <text:p/>
          </draw:line>
          <draw:custom-shape draw:style-name="gr200" draw:text-style-name="P1" draw:layer="layout" svg:width="0.8cm" svg:height="0.8cm" svg:x="14.6cm" svg:y="11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9.5cm" svg:y1="13cm" svg:x2="11cm" svg:y2="13cm">
          <text:p/>
        </draw:line>
        <draw:line draw:style-name="gr10" draw:text-style-name="P3" draw:layer="layout" svg:x1="13.5cm" svg:y1="13cm" svg:x2="11cm" svg:y2="13cm">
          <text:p/>
        </draw:line>
        <draw:line draw:style-name="gr10" draw:text-style-name="P3" draw:layer="layout" svg:x1="13.5cm" svg:y1="13cm" svg:x2="15cm" svg:y2="13cm">
          <text:p/>
        </draw:line>
        <draw:line draw:style-name="gr10" draw:text-style-name="P3" draw:layer="layout" svg:x1="15cm" svg:y1="12.5cm" svg:x2="15cm" svg:y2="13cm">
          <text:p/>
        </draw:line>
        <draw:line draw:style-name="gr10" draw:text-style-name="P3" draw:layer="layout" svg:x1="15cm" svg:y1="11cm" svg:x2="15cm" svg:y2="11.5cm">
          <text:p/>
        </draw:line>
        <draw:line draw:style-name="gr10" draw:text-style-name="P3" draw:layer="layout" svg:x1="15cm" svg:y1="11cm" svg:x2="13.5cm" svg:y2="11cm">
          <text:p/>
        </draw:line>
        <draw:line draw:style-name="gr10" draw:text-style-name="P3" draw:layer="layout" svg:x1="13cm" svg:y1="11cm" svg:x2="13.5cm" svg:y2="11cm">
          <text:p/>
        </draw:line>
        <draw:line draw:style-name="gr10" draw:text-style-name="P3" draw:layer="layout" svg:x1="11cm" svg:y1="11cm" svg:x2="12cm" svg:y2="11cm">
          <text:p/>
        </draw:line>
        <draw:custom-shape draw:style-name="gr12" draw:text-style-name="P5" draw:layer="layout" svg:width="0.125cm" svg:height="0.125cm" svg:x="10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3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3.43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0.93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3.501cm" svg:y1="11cm" svg:x2="3.501cm" svg:y2="11.5cm">
          <text:p/>
        </draw:line>
        <draw:line draw:style-name="gr10" draw:text-style-name="P3" draw:layer="layout" svg:x1="3.501cm" svg:y1="13cm" svg:x2="3.501cm" svg:y2="12.5cm">
          <text:p/>
        </draw:line>
        <draw:g draw:style-name="gr1">
          <draw:custom-shape draw:style-name="gr201" draw:text-style-name="P1" draw:layer="layout" svg:width="1cm" svg:height="1cm" svg:x="3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2" draw:text-style-name="P2" draw:layer="layout" svg:x1="3.5cm" svg:y1="11.5cm" svg:x2="3.5cm" svg:y2="12.5cm">
            <text:p/>
          </draw:line>
        </draw:g>
        <draw:custom-shape draw:style-name="gr182" draw:text-style-name="P8" draw:layer="layout" svg:width="2.25cm" svg:height="1cm" draw:transform="rotate (-1.5707963267949) translate (3.25cm 10.8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.5cm" svg:y1="13cm" svg:x2="5.5cm" svg:y2="13cm">
          <text:p/>
        </draw:line>
        <draw:g draw:style-name="gr1">
          <draw:custom-shape draw:style-name="gr49" draw:text-style-name="P4" draw:layer="layout" svg:width="0.625cm" svg:height="1cm" svg:x="5.187cm" svg:y="11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11.5cm" svg:x2="5.5cm" svg:y2="11cm">
            <text:p/>
          </draw:line>
          <draw:line draw:style-name="gr51" draw:text-style-name="P4" draw:layer="layout" svg:x1="5.5cm" svg:y1="12.5cm" svg:x2="5.5cm" svg:y2="13cm">
            <text:p/>
          </draw:line>
        </draw:g>
        <draw:custom-shape draw:style-name="gr55" draw:text-style-name="P8" draw:layer="layout" svg:width="2.75cm" svg:height="1cm" svg:x="4.125cm" svg:y="13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125cm" svg:height="0.125cm" svg:x="5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5.43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4cm 11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0.999cm" svg:x2="3.5cm" svg:y2="10.999cm">
            <text:p/>
          </draw:line>
          <draw:line draw:style-name="gr51" draw:text-style-name="P4" draw:layer="layout" svg:x1="5cm" svg:y1="10.999cm" svg:x2="5.5cm" svg:y2="10.999cm">
            <text:p/>
          </draw:line>
        </draw:g>
        <draw:custom-shape draw:style-name="gr55" draw:text-style-name="P8" draw:layer="layout" svg:width="2.75cm" svg:height="1cm" svg:x="3.125cm" svg:y="9.87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03" draw:text-style-name="P1" draw:layer="layout" svg:width="1cm" svg:height="1cm" svg:x="7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4" draw:text-style-name="P2" draw:layer="layout" svg:x1="7.5cm" svg:y1="11.5cm" svg:x2="7.5cm" svg:y2="12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6cm 11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cm" svg:y1="10.999cm" svg:x2="5.5cm" svg:y2="10.999cm">
            <text:p/>
          </draw:line>
          <draw:line draw:style-name="gr51" draw:text-style-name="P4" draw:layer="layout" svg:x1="7cm" svg:y1="10.999cm" svg:x2="7.5cm" svg:y2="10.999cm">
            <text:p/>
          </draw:line>
        </draw:g>
        <draw:custom-shape draw:style-name="gr55" draw:text-style-name="P8" draw:layer="layout" svg:width="2.75cm" svg:height="1cm" svg:x="5.125cm" svg:y="9.875cm">
          <text:p text:style-name="P6"><text:span text:style-name="T1">R</text:span><text:span text:style-name="T2">3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7.5cm" svg:y1="11cm" svg:x2="7.5cm" svg:y2="11.5cm">
          <text:p/>
        </draw:line>
        <draw:custom-shape draw:style-name="gr182" draw:text-style-name="P8" draw:layer="layout" svg:width="2.25cm" svg:height="1cm" draw:transform="rotate (-1.5707963267949) translate (8.812cm 10.875cm)">
          <text:p text:style-name="P6"><text:span text:style-name="T1">e</text:span><text:span text:style-name="T2">2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5cm" svg:y1="13cm" svg:x2="5.501cm" svg:y2="13cm">
          <text:p/>
        </draw:line>
        <draw:line draw:style-name="gr10" draw:text-style-name="P3" draw:layer="layout" svg:x1="7.501cm" svg:y1="13cm" svg:x2="7.5cm" svg:y2="12.5cm">
          <text:p/>
        </draw:line>
      </draw:page>
      <draw:page draw:name="Ex05" draw:style-name="dp1" draw:master-page-name="Default">
        <draw:g draw:style-name="gr1">
          <draw:custom-shape draw:style-name="gr205" draw:text-style-name="P1" draw:layer="layout" svg:width="1cm" svg:height="1cm" svg:x="6.5cm" svg:y="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6" draw:text-style-name="P2" draw:layer="layout" svg:x1="7cm" svg:y1="5cm" svg:x2="7cm" svg:y2="6cm">
            <text:p/>
          </draw:line>
        </draw:g>
        <draw:custom-shape draw:style-name="gr182" draw:text-style-name="P8" draw:layer="layout" svg:width="2.25cm" svg:height="1cm" draw:transform="rotate (-1.5707963267949) translate (8.25cm 4.3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9.5cm 2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9.5cm" svg:y1="1.999cm" svg:x2="9cm" svg:y2="1.999cm">
            <text:p/>
          </draw:line>
          <draw:line draw:style-name="gr51" draw:text-style-name="P4" draw:layer="layout" svg:x1="10.5cm" svg:y1="1.999cm" svg:x2="11cm" svg:y2="1.999cm">
            <text:p/>
          </draw:line>
        </draw:g>
        <draw:line draw:style-name="gr10" draw:text-style-name="P3" draw:layer="layout" svg:x1="8.5cm" svg:y1="2cm" svg:x2="7cm" svg:y2="2cm">
          <text:p/>
        </draw:line>
        <draw:custom-shape draw:style-name="gr12" draw:text-style-name="P5" draw:layer="layout" svg:width="0.125cm" svg:height="0.125cm" svg:x="8.437cm" svg:y="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6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cm" svg:y1="3cm" svg:x2="7cm" svg:y2="2.5cm">
            <text:p/>
          </draw:line>
          <draw:line draw:style-name="gr51" draw:text-style-name="P4" draw:layer="layout" svg:x1="7cm" svg:y1="4cm" svg:x2="7cm" svg:y2="4.5cm">
            <text:p/>
          </draw:line>
        </draw:g>
        <draw:g draw:style-name="gr1">
          <draw:custom-shape draw:style-name="gr207" draw:text-style-name="P1" draw:layer="layout" svg:width="1cm" svg:height="1cm" svg:x="8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8" draw:text-style-name="P2" draw:layer="layout" svg:x1="8.5cm" svg:y1="8cm" svg:x2="8.5cm" svg:y2="9cm">
            <text:p/>
          </draw:line>
        </draw:g>
        <draw:custom-shape draw:style-name="gr182" draw:text-style-name="P8" draw:layer="layout" svg:width="2.25cm" svg:height="1cm" draw:transform="rotate (-1.5707963267949) translate (9.75cm 7.375cm)">
          <text:p text:style-name="P6"><text:span text:style-name="T1">e</text:span><text:span text:style-name="T2">2</text:span><text:span text:style-name="T3">=2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8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6cm" svg:x2="8.5cm" svg:y2="5.5cm">
            <text:p/>
          </draw:line>
          <draw:line draw:style-name="gr51" draw:text-style-name="P4" draw:layer="layout" svg:x1="8.5cm" svg:y1="7cm" svg:x2="8.5cm" svg:y2="7.5cm">
            <text:p/>
          </draw:line>
        </draw:g>
        <draw:g draw:style-name="gr1">
          <draw:custom-shape draw:style-name="gr209" draw:text-style-name="P1" draw:layer="layout" svg:width="1cm" svg:height="1cm" svg:x="11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0" draw:text-style-name="P2" draw:layer="layout" svg:x1="11.5cm" svg:y1="3cm" svg:x2="11.5cm" svg:y2="4cm">
            <text:p/>
          </draw:line>
        </draw:g>
        <draw:custom-shape draw:style-name="gr182" draw:text-style-name="P8" draw:layer="layout" svg:width="2.25cm" svg:height="1cm" draw:transform="rotate (-1.5707963267949) translate (12.75cm 2.375cm)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9.5cm 5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4.999cm" svg:x2="9cm" svg:y2="4.999cm">
            <text:p/>
          </draw:line>
          <draw:line draw:style-name="gr51" draw:text-style-name="P4" draw:layer="layout" svg:x1="10.5cm" svg:y1="4.999cm" svg:x2="11cm" svg:y2="4.999cm">
            <text:p/>
          </draw:line>
        </draw:g>
        <draw:g draw:style-name="gr1">
          <draw:custom-shape draw:style-name="gr49" draw:text-style-name="P4" draw:layer="layout" svg:width="0.625cm" svg:height="1cm" svg:x="11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6cm" svg:x2="11.5cm" svg:y2="5.5cm">
            <text:p/>
          </draw:line>
          <draw:line draw:style-name="gr51" draw:text-style-name="P4" draw:layer="layout" svg:x1="11.5cm" svg:y1="7cm" svg:x2="11.5cm" svg:y2="7.5cm">
            <text:p/>
          </draw:line>
        </draw:g>
        <draw:g draw:style-name="gr1">
          <draw:custom-shape draw:style-name="gr49" draw:text-style-name="P4" draw:layer="layout" svg:width="0.625cm" svg:height="1cm" svg:x="8.1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3cm" svg:x2="8.5cm" svg:y2="2.5cm">
            <text:p/>
          </draw:line>
          <draw:line draw:style-name="gr51" draw:text-style-name="P4" draw:layer="layout" svg:x1="8.5cm" svg:y1="4cm" svg:x2="8.5cm" svg:y2="4.5cm">
            <text:p/>
          </draw:line>
        </draw:g>
        <draw:line draw:style-name="gr10" draw:text-style-name="P3" draw:layer="layout" svg:x1="7cm" svg:y1="2.5cm" svg:x2="7cm" svg:y2="2cm">
          <text:p/>
        </draw:line>
        <draw:line draw:style-name="gr10" draw:text-style-name="P3" draw:layer="layout" svg:x1="8.5cm" svg:y1="2.5cm" svg:x2="8.5cm" svg:y2="2cm">
          <text:p/>
        </draw:line>
        <draw:line draw:style-name="gr10" draw:text-style-name="P3" draw:layer="layout" svg:x1="9cm" svg:y1="2cm" svg:x2="8.5cm" svg:y2="2cm">
          <text:p/>
        </draw:line>
        <draw:line draw:style-name="gr10" draw:text-style-name="P3" draw:layer="layout" svg:x1="7cm" svg:y1="5cm" svg:x2="7cm" svg:y2="4.5cm">
          <text:p/>
        </draw:line>
        <draw:line draw:style-name="gr10" draw:text-style-name="P3" draw:layer="layout" svg:x1="7cm" svg:y1="9.5cm" svg:x2="7cm" svg:y2="6cm">
          <text:p/>
        </draw:line>
        <draw:line draw:style-name="gr10" draw:text-style-name="P3" draw:layer="layout" svg:x1="7cm" svg:y1="9.5cm" svg:x2="8.5cm" svg:y2="9.5cm">
          <text:p/>
        </draw:line>
        <draw:line draw:style-name="gr10" draw:text-style-name="P3" draw:layer="layout" svg:x1="8.5cm" svg:y1="9cm" svg:x2="8.5cm" svg:y2="9.5cm">
          <text:p/>
        </draw:line>
        <draw:line draw:style-name="gr10" draw:text-style-name="P3" draw:layer="layout" svg:x1="8.5cm" svg:y1="7.5cm" svg:x2="8.5cm" svg:y2="8cm">
          <text:p/>
        </draw:line>
        <draw:line draw:style-name="gr10" draw:text-style-name="P3" draw:layer="layout" svg:x1="8.5cm" svg:y1="5cm" svg:x2="8.5cm" svg:y2="5.5cm">
          <text:p/>
        </draw:line>
        <draw:line draw:style-name="gr10" draw:text-style-name="P3" draw:layer="layout" svg:x1="8.5cm" svg:y1="4.5cm" svg:x2="8.5cm" svg:y2="5cm">
          <text:p/>
        </draw:line>
        <draw:line draw:style-name="gr10" draw:text-style-name="P3" draw:layer="layout" svg:x1="9cm" svg:y1="5cm" svg:x2="8.5cm" svg:y2="5cm">
          <text:p/>
        </draw:line>
        <draw:line draw:style-name="gr10" draw:text-style-name="P3" draw:layer="layout" svg:x1="11.5cm" svg:y1="5cm" svg:x2="11cm" svg:y2="5cm">
          <text:p/>
        </draw:line>
        <draw:line draw:style-name="gr10" draw:text-style-name="P3" draw:layer="layout" svg:x1="11.5cm" svg:y1="5cm" svg:x2="11.5cm" svg:y2="4cm">
          <text:p/>
        </draw:line>
        <draw:line draw:style-name="gr10" draw:text-style-name="P3" draw:layer="layout" svg:x1="11.5cm" svg:y1="5cm" svg:x2="11.5cm" svg:y2="5.5cm">
          <text:p/>
        </draw:line>
        <draw:line draw:style-name="gr10" draw:text-style-name="P3" draw:layer="layout" svg:x1="11.5cm" svg:y1="2cm" svg:x2="11.5cm" svg:y2="3cm">
          <text:p/>
        </draw:line>
        <draw:line draw:style-name="gr10" draw:text-style-name="P3" draw:layer="layout" svg:x1="11.5cm" svg:y1="2cm" svg:x2="11cm" svg:y2="2cm">
          <text:p/>
        </draw:line>
        <draw:line draw:style-name="gr10" draw:text-style-name="P3" draw:layer="layout" svg:x1="8.5cm" svg:y1="9.5cm" svg:x2="11.5cm" svg:y2="9.5cm">
          <text:p/>
        </draw:line>
        <draw:line draw:style-name="gr10" draw:text-style-name="P3" draw:layer="layout" svg:x1="11.5cm" svg:y1="7.5cm" svg:x2="11.5cm" svg:y2="9.5cm">
          <text:p/>
        </draw:line>
        <draw:custom-shape draw:style-name="gr171" draw:text-style-name="P9" draw:layer="layout" svg:width="2.375cm" svg:height="1cm" draw:transform="rotate (-1.5707963267949) translate (8.25cm 2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9.75cm 2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9.75cm 5.312cm)">
          <text:p text:style-name="P6"><text:span text:style-name="T1">R</text:span><text:span text:style-name="T2">4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2.75cm 5.312cm)">
          <text:p text:style-name="P6"><text:span text:style-name="T1">R</text:span><text:span text:style-name="T2">5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55" draw:text-style-name="P8" draw:layer="layout" svg:width="2.75cm" svg:height="1cm" svg:x="8.625cm" svg:y="0.812cm">
          <text:p text:style-name="P6"><text:span text:style-name="T1">R</text:span><text:span text:style-name="T2">3</text:span><text:span text:style-name="T1">=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5cm" svg:height="1cm" svg:x="9.125cm" svg:y="5.062cm">
          <text:p text:style-name="P6"><text:span text:style-name="T1">R</text:span><text:span text:style-name="T2">6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125cm" svg:height="0.125cm" svg:x="8.437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1.437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8.4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11" draw:text-style-name="P1" draw:layer="layout" svg:width="1cm" svg:height="1cm" svg:x="13.5cm" svg:y="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2" draw:text-style-name="P2" draw:layer="layout" svg:x1="14cm" svg:y1="5cm" svg:x2="14cm" svg:y2="6cm">
            <text:p/>
          </draw:line>
        </draw:g>
        <draw:custom-shape draw:style-name="gr182" draw:text-style-name="P8" draw:layer="layout" svg:width="2.25cm" svg:height="1cm" draw:transform="rotate (-1.5707963267949) translate (15.25cm 4.3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7cm 2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7cm" svg:y1="1.999cm" svg:x2="16.5cm" svg:y2="1.999cm">
            <text:p/>
          </draw:line>
          <draw:line draw:style-name="gr51" draw:text-style-name="P4" draw:layer="layout" svg:x1="18cm" svg:y1="1.999cm" svg:x2="18.5cm" svg:y2="1.999cm">
            <text:p/>
          </draw:line>
        </draw:g>
        <draw:line draw:style-name="gr10" draw:text-style-name="P3" draw:layer="layout" svg:x1="16cm" svg:y1="2cm" svg:x2="14cm" svg:y2="2cm">
          <text:p/>
        </draw:line>
        <draw:custom-shape draw:style-name="gr12" draw:text-style-name="P5" draw:layer="layout" svg:width="0.125cm" svg:height="0.125cm" svg:x="15.937cm" svg:y="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13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3cm" svg:x2="14cm" svg:y2="2.5cm">
            <text:p/>
          </draw:line>
          <draw:line draw:style-name="gr51" draw:text-style-name="P4" draw:layer="layout" svg:x1="14cm" svg:y1="4cm" svg:x2="14cm" svg:y2="4.5cm">
            <text:p/>
          </draw:line>
        </draw:g>
        <draw:g draw:style-name="gr1">
          <draw:custom-shape draw:style-name="gr213" draw:text-style-name="P1" draw:layer="layout" svg:width="1cm" svg:height="1cm" svg:x="15.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4" draw:text-style-name="P2" draw:layer="layout" svg:x1="16cm" svg:y1="8cm" svg:x2="16cm" svg:y2="9cm">
            <text:p/>
          </draw:line>
        </draw:g>
        <draw:custom-shape draw:style-name="gr182" draw:text-style-name="P8" draw:layer="layout" svg:width="2.25cm" svg:height="1cm" draw:transform="rotate (-1.5707963267949) translate (17.25cm 7.375cm)">
          <text:p text:style-name="P6"><text:span text:style-name="T1">e</text:span><text:span text:style-name="T2">2</text:span><text:span text:style-name="T3">=2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6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6cm" svg:x2="16cm" svg:y2="5.5cm">
            <text:p/>
          </draw:line>
          <draw:line draw:style-name="gr51" draw:text-style-name="P4" draw:layer="layout" svg:x1="16cm" svg:y1="7cm" svg:x2="16cm" svg:y2="7.5cm">
            <text:p/>
          </draw:line>
        </draw:g>
        <draw:g draw:style-name="gr1">
          <draw:custom-shape draw:style-name="gr215" draw:text-style-name="P1" draw:layer="layout" svg:width="1cm" svg:height="1cm" svg:x="18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6" draw:text-style-name="P2" draw:layer="layout" svg:x1="19cm" svg:y1="3cm" svg:x2="19cm" svg:y2="4cm">
            <text:p/>
          </draw:line>
        </draw:g>
        <draw:custom-shape draw:style-name="gr182" draw:text-style-name="P8" draw:layer="layout" svg:width="2.25cm" svg:height="1cm" draw:transform="rotate (-1.5707963267949) translate (20.25cm 2.375cm)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7cm 5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4.999cm" svg:x2="16.5cm" svg:y2="4.999cm">
            <text:p/>
          </draw:line>
          <draw:line draw:style-name="gr51" draw:text-style-name="P4" draw:layer="layout" svg:x1="18cm" svg:y1="4.999cm" svg:x2="18.5cm" svg:y2="4.999cm">
            <text:p/>
          </draw:line>
        </draw:g>
        <draw:line draw:style-name="gr10" draw:text-style-name="P3" draw:layer="layout" svg:x1="14cm" svg:y1="2.5cm" svg:x2="14cm" svg:y2="2cm">
          <text:p/>
        </draw:line>
        <draw:line draw:style-name="gr10" draw:text-style-name="P3" draw:layer="layout" svg:x1="16cm" svg:y1="3cm" svg:x2="16cm" svg:y2="2cm">
          <text:p/>
        </draw:line>
        <draw:line draw:style-name="gr10" draw:text-style-name="P3" draw:layer="layout" svg:x1="16.5cm" svg:y1="2cm" svg:x2="16cm" svg:y2="2cm">
          <text:p/>
        </draw:line>
        <draw:line draw:style-name="gr10" draw:text-style-name="P3" draw:layer="layout" svg:x1="14cm" svg:y1="5cm" svg:x2="14cm" svg:y2="4.5cm">
          <text:p/>
        </draw:line>
        <draw:line draw:style-name="gr10" draw:text-style-name="P3" draw:layer="layout" svg:x1="14cm" svg:y1="9.5cm" svg:x2="14cm" svg:y2="6cm">
          <text:p/>
        </draw:line>
        <draw:line draw:style-name="gr10" draw:text-style-name="P3" draw:layer="layout" svg:x1="14cm" svg:y1="9.5cm" svg:x2="16cm" svg:y2="9.5cm">
          <text:p/>
        </draw:line>
        <draw:line draw:style-name="gr10" draw:text-style-name="P3" draw:layer="layout" svg:x1="16cm" svg:y1="9cm" svg:x2="16cm" svg:y2="9.5cm">
          <text:p/>
        </draw:line>
        <draw:line draw:style-name="gr10" draw:text-style-name="P3" draw:layer="layout" svg:x1="16cm" svg:y1="7.5cm" svg:x2="16cm" svg:y2="8cm">
          <text:p/>
        </draw:line>
        <draw:line draw:style-name="gr10" draw:text-style-name="P3" draw:layer="layout" svg:x1="16cm" svg:y1="5cm" svg:x2="16cm" svg:y2="5.5cm">
          <text:p/>
        </draw:line>
        <draw:line draw:style-name="gr10" draw:text-style-name="P3" draw:layer="layout" svg:x1="16cm" svg:y1="4cm" svg:x2="16cm" svg:y2="5cm">
          <text:p/>
        </draw:line>
        <draw:line draw:style-name="gr10" draw:text-style-name="P3" draw:layer="layout" svg:x1="16.5cm" svg:y1="5cm" svg:x2="16cm" svg:y2="5cm">
          <text:p/>
        </draw:line>
        <draw:line draw:style-name="gr10" draw:text-style-name="P3" draw:layer="layout" svg:x1="19cm" svg:y1="5cm" svg:x2="18.5cm" svg:y2="5cm">
          <text:p/>
        </draw:line>
        <draw:line draw:style-name="gr10" draw:text-style-name="P3" draw:layer="layout" svg:x1="19cm" svg:y1="5cm" svg:x2="19cm" svg:y2="4cm">
          <text:p/>
        </draw:line>
        <draw:line draw:style-name="gr10" draw:text-style-name="P3" draw:layer="layout" svg:x1="19cm" svg:y1="2cm" svg:x2="19cm" svg:y2="3cm">
          <text:p/>
        </draw:line>
        <draw:line draw:style-name="gr10" draw:text-style-name="P3" draw:layer="layout" svg:x1="19cm" svg:y1="2cm" svg:x2="18.5cm" svg:y2="2cm">
          <text:p/>
        </draw:line>
        <draw:line draw:style-name="gr10" draw:text-style-name="P3" draw:layer="layout" svg:x1="16cm" svg:y1="9.5cm" svg:x2="19cm" svg:y2="9.5cm">
          <text:p/>
        </draw:line>
        <draw:line draw:style-name="gr10" draw:text-style-name="P3" draw:layer="layout" svg:x1="19cm" svg:y1="5cm" svg:x2="19cm" svg:y2="9.5cm">
          <text:p/>
        </draw:line>
        <draw:custom-shape draw:style-name="gr171" draw:text-style-name="P9" draw:layer="layout" svg:width="2.375cm" svg:height="1cm" draw:transform="rotate (-1.5707963267949) translate (15.25cm 2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7.25cm 5.312cm)">
          <text:p text:style-name="P6"><text:span text:style-name="T1">R</text:span><text:span text:style-name="T2">4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55" draw:text-style-name="P8" draw:layer="layout" svg:width="2.75cm" svg:height="1cm" svg:x="16.125cm" svg:y="0.812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5cm" svg:height="1cm" svg:x="16.625cm" svg:y="5.125cm">
          <text:p text:style-name="P6"><text:span text:style-name="T1">R</text:span><text:span text:style-name="T2">3</text:span><text:span text:style-name="T1">=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125cm" svg:height="0.125cm" svg:x="15.937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8.937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5.9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17" draw:text-style-name="P1" draw:layer="layout" svg:width="1cm" svg:height="1cm" svg:x="15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8" draw:text-style-name="P2" draw:layer="layout" svg:x1="16cm" svg:y1="3.1cm" svg:x2="16cm" svg:y2="3.9cm">
            <text:p/>
          </draw:line>
          <draw:custom-shape draw:style-name="gr219" draw:text-style-name="P1" draw:layer="layout" svg:width="0.8cm" svg:height="0.8cm" svg:x="15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7.25cm 2.5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20" draw:text-style-name="P1" draw:layer="layout" svg:width="1cm" svg:height="1cm" draw:transform="rotate (1.5707963267949) translate (8cm 1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1" draw:text-style-name="P2" draw:layer="layout" svg:x1="8.1cm" svg:y1="11.5cm" svg:x2="8.9cm" svg:y2="11.5cm">
            <text:p/>
          </draw:line>
          <draw:custom-shape draw:style-name="gr222" draw:text-style-name="P1" draw:layer="layout" svg:width="0.8cm" svg:height="0.8cm" draw:transform="rotate (1.5707963267949) translate (8.1cm 11.9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10cm 11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0cm" svg:y1="11.499cm" svg:x2="9.5cm" svg:y2="11.499cm">
            <text:p/>
          </draw:line>
          <draw:line draw:style-name="gr51" draw:text-style-name="P4" draw:layer="layout" svg:x1="11cm" svg:y1="11.499cm" svg:x2="11.5cm" svg:y2="11.499cm">
            <text:p/>
          </draw:line>
        </draw:g>
        <draw:line draw:style-name="gr10" draw:text-style-name="P3" draw:layer="layout" svg:x1="11.5cm" svg:y1="13cm" svg:x2="11.5cm" svg:y2="11.5cm">
          <text:p/>
        </draw:line>
        <draw:custom-shape draw:style-name="gr55" draw:text-style-name="P8" draw:layer="layout" svg:width="2.75cm" svg:height="1cm" svg:x="9.125cm" svg:y="10.12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9.5cm" svg:y1="11.5cm" svg:x2="9cm" svg:y2="11.5cm">
          <text:p/>
        </draw:line>
        <draw:line draw:style-name="gr10" draw:text-style-name="P3" draw:layer="layout" svg:x1="8cm" svg:y1="11.5cm" svg:x2="7.5cm" svg:y2="11.5cm">
          <text:p/>
        </draw:line>
        <draw:custom-shape draw:style-name="gr88" draw:text-style-name="P9" draw:layer="layout" svg:width="2cm" svg:height="1cm" svg:x="7.5cm" svg:y="10.125cm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9cm 13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9cm" svg:y1="12.999cm" svg:x2="8.5cm" svg:y2="12.999cm">
            <text:p/>
          </draw:line>
          <draw:line draw:style-name="gr51" draw:text-style-name="P4" draw:layer="layout" svg:x1="10cm" svg:y1="12.999cm" svg:x2="10.5cm" svg:y2="12.999cm">
            <text:p/>
          </draw:line>
        </draw:g>
        <draw:line draw:style-name="gr10" draw:text-style-name="P3" draw:layer="layout" svg:x1="11.5cm" svg:y1="13cm" svg:x2="10.5cm" svg:y2="13cm">
          <text:p/>
        </draw:line>
        <draw:custom-shape draw:style-name="gr55" draw:text-style-name="P8" draw:layer="layout" svg:width="2.75cm" svg:height="1cm" svg:x="8.125cm" svg:y="11.875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8.5cm" svg:y1="13cm" svg:x2="7.5cm" svg:y2="13cm">
          <text:p/>
        </draw:line>
        <draw:line draw:style-name="gr10" draw:text-style-name="P3" draw:layer="layout" svg:x1="7.5cm" svg:y1="11.5cm" svg:x2="7.5cm" svg:y2="13cm">
          <text:p/>
        </draw:line>
        <draw:custom-shape draw:style-name="gr55" draw:text-style-name="P8" draw:layer="layout" svg:width="2.75cm" svg:height="1cm" svg:x="7.125cm" svg:y="13.25cm">
          <text:p text:style-name="P6"><text:span text:style-name="T1">R</text:span><text:span text:style-name="T2">3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8" draw:layer="layout" svg:width="2.25cm" svg:height="1cm" svg:x="9.375cm" svg:y="13.25cm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5cm" svg:y1="14cm" svg:x2="7.5cm" svg:y2="13cm">
          <text:p/>
        </draw:line>
        <draw:line draw:style-name="gr10" draw:text-style-name="P3" draw:layer="layout" svg:x1="11.5cm" svg:y1="13cm" svg:x2="11.5cm" svg:y2="14.5cm">
          <text:p/>
        </draw:line>
        <draw:g draw:style-name="gr1">
          <draw:custom-shape draw:style-name="gr223" draw:text-style-name="P1" draw:layer="layout" svg:width="1cm" svg:height="1cm" svg:x="11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4" draw:text-style-name="P2" draw:layer="layout" svg:x1="11.5cm" svg:y1="14.6cm" svg:x2="11.5cm" svg:y2="15.4cm">
            <text:p/>
          </draw:line>
          <draw:custom-shape draw:style-name="gr225" draw:text-style-name="P1" draw:layer="layout" svg:width="0.8cm" svg:height="0.8cm" svg:x="11.1cm" svg:y="1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2.75cm 14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7.187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.5cm" svg:y1="14.5cm" svg:x2="7.5cm" svg:y2="14cm">
            <text:p/>
          </draw:line>
          <draw:line draw:style-name="gr51" draw:text-style-name="P4" draw:layer="layout" svg:x1="7.5cm" svg:y1="15.5cm" svg:x2="7.5cm" svg:y2="16cm">
            <text:p/>
          </draw:line>
        </draw:g>
        <draw:custom-shape draw:style-name="gr171" draw:text-style-name="P9" draw:layer="layout" svg:width="2.375cm" svg:height="1cm" draw:transform="rotate (-1.5707963267949) translate (8.75cm 13.812cm)">
          <text:p text:style-name="P6"><text:span text:style-name="T1">R</text:span><text:span text:style-name="T2">4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5cm" svg:y1="15cm" svg:x2="11.5cm" svg:y2="14.5cm">
          <text:p/>
        </draw:line>
        <draw:line draw:style-name="gr10" draw:text-style-name="P3" draw:layer="layout" svg:x1="11.5cm" svg:y1="16cm" svg:x2="9.5cm" svg:y2="16cm">
          <text:p/>
        </draw:line>
        <draw:line draw:style-name="gr10" draw:text-style-name="P3" draw:layer="layout" svg:x1="7.5cm" svg:y1="16cm" svg:x2="9.5cm" svg:y2="16cm">
          <text:p/>
        </draw:line>
        <draw:custom-shape draw:style-name="gr12" draw:text-style-name="P5" draw:layer="layout" svg:width="0.125cm" svg:height="0.125cm" svg:x="7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1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26" draw:text-style-name="P1" draw:layer="layout" svg:width="1cm" svg:height="1cm" svg:x="2cm" svg:y="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7" draw:text-style-name="P2" draw:layer="layout" svg:x1="2.5cm" svg:y1="5cm" svg:x2="2.5cm" svg:y2="6cm">
            <text:p/>
          </draw:line>
        </draw:g>
        <draw:custom-shape draw:style-name="gr182" draw:text-style-name="P8" draw:layer="layout" svg:width="2.25cm" svg:height="1cm" draw:transform="rotate (-1.5707963267949) translate (3.75cm 4.3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cm" svg:y1="2cm" svg:x2="2.5cm" svg:y2="2cm">
          <text:p/>
        </draw:line>
        <draw:custom-shape draw:style-name="gr12" draw:text-style-name="P5" draw:layer="layout" svg:width="0.125cm" svg:height="0.125cm" svg:x="3.937cm" svg:y="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2.1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3cm" svg:x2="2.5cm" svg:y2="2.5cm">
            <text:p/>
          </draw:line>
          <draw:line draw:style-name="gr51" draw:text-style-name="P4" draw:layer="layout" svg:x1="2.5cm" svg:y1="4cm" svg:x2="2.5cm" svg:y2="4.5cm">
            <text:p/>
          </draw:line>
        </draw:g>
        <draw:g draw:style-name="gr1">
          <draw:custom-shape draw:style-name="gr228" draw:text-style-name="P1" draw:layer="layout" svg:width="1cm" svg:height="1cm" svg:x="3.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9" draw:text-style-name="P2" draw:layer="layout" svg:x1="4cm" svg:y1="8cm" svg:x2="4cm" svg:y2="9cm">
            <text:p/>
          </draw:line>
        </draw:g>
        <draw:custom-shape draw:style-name="gr182" draw:text-style-name="P8" draw:layer="layout" svg:width="2.25cm" svg:height="1cm" draw:transform="rotate (-1.5707963267949) translate (5.25cm 7.375cm)">
          <text:p text:style-name="P6"><text:span text:style-name="T1">e</text:span><text:span text:style-name="T2">2</text:span><text:span text:style-name="T3">=2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6cm" svg:x2="4cm" svg:y2="5.5cm">
            <text:p/>
          </draw:line>
          <draw:line draw:style-name="gr51" draw:text-style-name="P4" draw:layer="layout" svg:x1="4cm" svg:y1="7cm" svg:x2="4cm" svg:y2="7.5cm">
            <text:p/>
          </draw:line>
        </draw:g>
        <draw:g draw:style-name="gr1">
          <draw:custom-shape draw:style-name="gr49" draw:text-style-name="P4" draw:layer="layout" svg:width="0.625cm" svg:height="1cm" svg:x="3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3cm" svg:x2="4cm" svg:y2="2.5cm">
            <text:p/>
          </draw:line>
          <draw:line draw:style-name="gr51" draw:text-style-name="P4" draw:layer="layout" svg:x1="4cm" svg:y1="4cm" svg:x2="4cm" svg:y2="4.5cm">
            <text:p/>
          </draw:line>
        </draw:g>
        <draw:line draw:style-name="gr10" draw:text-style-name="P3" draw:layer="layout" svg:x1="2.5cm" svg:y1="2.5cm" svg:x2="2.5cm" svg:y2="2cm">
          <text:p/>
        </draw:line>
        <draw:line draw:style-name="gr10" draw:text-style-name="P3" draw:layer="layout" svg:x1="4cm" svg:y1="2.5cm" svg:x2="4cm" svg:y2="2cm">
          <text:p/>
        </draw:line>
        <draw:line draw:style-name="gr10" draw:text-style-name="P3" draw:layer="layout" svg:x1="5.5cm" svg:y1="2cm" svg:x2="4cm" svg:y2="2cm">
          <text:p/>
        </draw:line>
        <draw:line draw:style-name="gr10" draw:text-style-name="P3" draw:layer="layout" svg:x1="2.5cm" svg:y1="5cm" svg:x2="2.5cm" svg:y2="4.5cm">
          <text:p/>
        </draw:line>
        <draw:line draw:style-name="gr10" draw:text-style-name="P3" draw:layer="layout" svg:x1="2.5cm" svg:y1="9.5cm" svg:x2="2.5cm" svg:y2="6cm">
          <text:p/>
        </draw:line>
        <draw:line draw:style-name="gr10" draw:text-style-name="P3" draw:layer="layout" svg:x1="2.5cm" svg:y1="9.5cm" svg:x2="4cm" svg:y2="9.5cm">
          <text:p/>
        </draw:line>
        <draw:line draw:style-name="gr10" draw:text-style-name="P3" draw:layer="layout" svg:x1="4cm" svg:y1="9cm" svg:x2="4cm" svg:y2="9.5cm">
          <text:p/>
        </draw:line>
        <draw:line draw:style-name="gr10" draw:text-style-name="P3" draw:layer="layout" svg:x1="4cm" svg:y1="7.5cm" svg:x2="4cm" svg:y2="8cm">
          <text:p/>
        </draw:line>
        <draw:line draw:style-name="gr10" draw:text-style-name="P3" draw:layer="layout" svg:x1="4cm" svg:y1="5cm" svg:x2="4cm" svg:y2="5.5cm">
          <text:p/>
        </draw:line>
        <draw:line draw:style-name="gr10" draw:text-style-name="P3" draw:layer="layout" svg:x1="4cm" svg:y1="4.5cm" svg:x2="4cm" svg:y2="5cm">
          <text:p/>
        </draw:line>
        <draw:line draw:style-name="gr10" draw:text-style-name="P3" draw:layer="layout" svg:x1="4cm" svg:y1="9.5cm" svg:x2="5.5cm" svg:y2="9.5cm">
          <text:p/>
        </draw:line>
        <draw:custom-shape draw:style-name="gr171" draw:text-style-name="P9" draw:layer="layout" svg:width="2.375cm" svg:height="1cm" draw:transform="rotate (-1.5707963267949) translate (3.75cm 2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5.25cm 2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5.25cm 5.312cm)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3.9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5.5cm" svg:y1="2cm" svg:x2="5.5cm" svg:y2="9.5cm">
          <text:p/>
        </draw:line>
        <draw:g draw:style-name="gr1">
          <draw:custom-shape draw:style-name="gr230" draw:text-style-name="P1" draw:layer="layout" svg:width="1cm" svg:height="1cm" draw:transform="rotate (1.5707963267949) translate (3cm 1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1" draw:text-style-name="P2" draw:layer="layout" svg:x1="3.1cm" svg:y1="11.5cm" svg:x2="3.9cm" svg:y2="11.5cm">
            <text:p/>
          </draw:line>
          <draw:custom-shape draw:style-name="gr232" draw:text-style-name="P1" draw:layer="layout" svg:width="0.8cm" svg:height="0.8cm" draw:transform="rotate (1.5707963267949) translate (3.1cm 11.9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5cm 11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5cm" svg:y1="11.499cm" svg:x2="4.5cm" svg:y2="11.499cm">
            <text:p/>
          </draw:line>
          <draw:line draw:style-name="gr51" draw:text-style-name="P4" draw:layer="layout" svg:x1="6cm" svg:y1="11.499cm" svg:x2="6.5cm" svg:y2="11.499cm">
            <text:p/>
          </draw:line>
        </draw:g>
        <draw:custom-shape draw:style-name="gr55" draw:text-style-name="P8" draw:layer="layout" svg:width="2.75cm" svg:height="1cm" svg:x="4.125cm" svg:y="10.12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4.5cm" svg:y1="11.5cm" svg:x2="4cm" svg:y2="11.5cm">
          <text:p/>
        </draw:line>
        <draw:line draw:style-name="gr10" draw:text-style-name="P3" draw:layer="layout" svg:x1="3cm" svg:y1="11.5cm" svg:x2="2.5cm" svg:y2="11.5cm">
          <text:p/>
        </draw:line>
        <draw:custom-shape draw:style-name="gr88" draw:text-style-name="P9" draw:layer="layout" svg:width="2cm" svg:height="1cm" svg:x="2.5cm" svg:y="10.125cm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3cm 13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3cm" svg:y1="12.999cm" svg:x2="2.5cm" svg:y2="12.999cm">
            <text:p/>
          </draw:line>
          <draw:line draw:style-name="gr51" draw:text-style-name="P4" draw:layer="layout" svg:x1="4cm" svg:y1="12.999cm" svg:x2="4.5cm" svg:y2="12.999cm">
            <text:p/>
          </draw:line>
        </draw:g>
        <draw:custom-shape draw:style-name="gr55" draw:text-style-name="P8" draw:layer="layout" svg:width="2.75cm" svg:height="1cm" svg:x="2.125cm" svg:y="11.75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33" draw:text-style-name="P1" draw:layer="layout" svg:width="1cm" svg:height="1cm" draw:transform="rotate (1.5707963267949) translate (5cm 13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4" draw:text-style-name="P2" draw:layer="layout" svg:x1="5cm" svg:y1="13cm" svg:x2="6cm" svg:y2="13cm">
            <text:p/>
          </draw:line>
        </draw:g>
        <draw:custom-shape draw:style-name="gr182" draw:text-style-name="P8" draw:layer="layout" svg:width="2.25cm" svg:height="1cm" svg:x="4.375cm" svg:y="11.75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cm" svg:y1="13cm" svg:x2="2.5cm" svg:y2="11.5cm">
          <text:p/>
        </draw:line>
        <draw:line draw:style-name="gr10" draw:text-style-name="P3" draw:layer="layout" svg:x1="4.5cm" svg:y1="13cm" svg:x2="5cm" svg:y2="13cm">
          <text:p/>
        </draw:line>
        <draw:line draw:style-name="gr10" draw:text-style-name="P3" draw:layer="layout" svg:x1="6.5cm" svg:y1="11.5cm" svg:x2="6.5cm" svg:y2="13cm">
          <text:p/>
        </draw:line>
        <draw:g draw:style-name="gr1">
          <draw:custom-shape draw:style-name="gr49" draw:text-style-name="P4" draw:layer="layout" svg:width="0.625cm" svg:height="1cm" svg:x="4.187cm" svg:y="1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4cm" svg:x2="4.5cm" svg:y2="13.5cm">
            <text:p/>
          </draw:line>
          <draw:line draw:style-name="gr51" draw:text-style-name="P4" draw:layer="layout" svg:x1="4.5cm" svg:y1="15cm" svg:x2="4.5cm" svg:y2="15.5cm">
            <text:p/>
          </draw:line>
        </draw:g>
        <draw:custom-shape draw:style-name="gr171" draw:text-style-name="P9" draw:layer="layout" svg:width="2.375cm" svg:height="1cm" draw:transform="rotate (-1.5707963267949) translate (5.75cm 13.312cm)">
          <text:p text:style-name="P6"><text:span text:style-name="T1">R</text:span><text:span text:style-name="T2">4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2.187cm" svg:y="1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4cm" svg:x2="2.5cm" svg:y2="13.5cm">
            <text:p/>
          </draw:line>
          <draw:line draw:style-name="gr51" draw:text-style-name="P4" draw:layer="layout" svg:x1="2.5cm" svg:y1="15cm" svg:x2="2.5cm" svg:y2="15.5cm">
            <text:p/>
          </draw:line>
        </draw:g>
        <draw:custom-shape draw:style-name="gr171" draw:text-style-name="P9" draw:layer="layout" svg:width="2.375cm" svg:height="1cm" draw:transform="rotate (-1.5707963267949) translate (3.75cm 13.312cm)">
          <text:p text:style-name="P6"><text:span text:style-name="T1">R</text:span><text:span text:style-name="T2">3</text:span><text:span text:style-name="T3">=6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cm" svg:y1="13cm" svg:x2="6.5cm" svg:y2="13cm">
          <text:p/>
        </draw:line>
        <draw:line draw:style-name="gr10" draw:text-style-name="P3" draw:layer="layout" svg:x1="6.5cm" svg:y1="15.5cm" svg:x2="6.5cm" svg:y2="13cm">
          <text:p/>
        </draw:line>
        <draw:line draw:style-name="gr10" draw:text-style-name="P3" draw:layer="layout" svg:x1="6.5cm" svg:y1="15.5cm" svg:x2="4.5cm" svg:y2="15.5cm">
          <text:p/>
        </draw:line>
        <draw:line draw:style-name="gr10" draw:text-style-name="P3" draw:layer="layout" svg:x1="2.5cm" svg:y1="15.5cm" svg:x2="4.5cm" svg:y2="15.5cm">
          <text:p/>
        </draw:line>
        <draw:line draw:style-name="gr10" draw:text-style-name="P3" draw:layer="layout" svg:x1="2.5cm" svg:y1="13.5cm" svg:x2="2.5cm" svg:y2="13cm">
          <text:p/>
        </draw:line>
        <draw:line draw:style-name="gr10" draw:text-style-name="P3" draw:layer="layout" svg:x1="4.5cm" svg:y1="13.5cm" svg:x2="4.5cm" svg:y2="13cm">
          <text:p/>
        </draw:line>
        <draw:custom-shape draw:style-name="gr12" draw:text-style-name="P5" draw:layer="layout" svg:width="0.125cm" svg:height="0.125cm" svg:x="6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4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2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4.437cm" svg:y="1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35" draw:text-style-name="P1" draw:layer="layout" svg:width="1cm" svg:height="1cm" draw:transform="rotate (1.5707963267949) translate (14.5cm 1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6" draw:text-style-name="P2" draw:layer="layout" svg:x1="14.6cm" svg:y1="11.5cm" svg:x2="15.4cm" svg:y2="11.5cm">
            <text:p/>
          </draw:line>
          <draw:custom-shape draw:style-name="gr237" draw:text-style-name="P1" draw:layer="layout" svg:width="0.8cm" svg:height="0.8cm" draw:transform="rotate (1.5707963267949) translate (14.6cm 11.9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16.5cm 11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6.5cm" svg:y1="11.499cm" svg:x2="16cm" svg:y2="11.499cm">
            <text:p/>
          </draw:line>
          <draw:line draw:style-name="gr51" draw:text-style-name="P4" draw:layer="layout" svg:x1="17.5cm" svg:y1="11.499cm" svg:x2="18cm" svg:y2="11.499cm">
            <text:p/>
          </draw:line>
        </draw:g>
        <draw:line draw:style-name="gr10" draw:text-style-name="P3" draw:layer="layout" svg:x1="18cm" svg:y1="13cm" svg:x2="18cm" svg:y2="11.5cm">
          <text:p/>
        </draw:line>
        <draw:custom-shape draw:style-name="gr55" draw:text-style-name="P8" draw:layer="layout" svg:width="2.75cm" svg:height="1cm" svg:x="15.625cm" svg:y="10.12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6cm" svg:y1="11.5cm" svg:x2="15.5cm" svg:y2="11.5cm">
          <text:p/>
        </draw:line>
        <draw:line draw:style-name="gr10" draw:text-style-name="P3" draw:layer="layout" svg:x1="14.5cm" svg:y1="11.5cm" svg:x2="14cm" svg:y2="11.5cm">
          <text:p/>
        </draw:line>
        <draw:custom-shape draw:style-name="gr88" draw:text-style-name="P9" draw:layer="layout" svg:width="2cm" svg:height="1cm" svg:x="14cm" svg:y="10.125cm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5.5cm 13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5.5cm" svg:y1="12.999cm" svg:x2="15cm" svg:y2="12.999cm">
            <text:p/>
          </draw:line>
          <draw:line draw:style-name="gr51" draw:text-style-name="P4" draw:layer="layout" svg:x1="16.5cm" svg:y1="12.999cm" svg:x2="17cm" svg:y2="12.999cm">
            <text:p/>
          </draw:line>
        </draw:g>
        <draw:line draw:style-name="gr10" draw:text-style-name="P3" draw:layer="layout" svg:x1="18cm" svg:y1="13cm" svg:x2="17cm" svg:y2="13cm">
          <text:p/>
        </draw:line>
        <draw:custom-shape draw:style-name="gr55" draw:text-style-name="P8" draw:layer="layout" svg:width="2.75cm" svg:height="1cm" svg:x="14.625cm" svg:y="11.875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5cm" svg:y1="13cm" svg:x2="14cm" svg:y2="13cm">
          <text:p/>
        </draw:line>
        <draw:line draw:style-name="gr10" draw:text-style-name="P3" draw:layer="layout" svg:x1="14cm" svg:y1="11.5cm" svg:x2="14cm" svg:y2="13cm">
          <text:p/>
        </draw:line>
        <draw:g draw:style-name="gr1">
          <draw:custom-shape draw:style-name="gr49" draw:text-style-name="P4" draw:layer="layout" svg:width="0.625cm" svg:height="1cm" draw:transform="rotate (1.5707963267949) translate (14.5cm 1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4.5cm" svg:y1="14.499cm" svg:x2="14cm" svg:y2="14.499cm">
            <text:p/>
          </draw:line>
          <draw:line draw:style-name="gr51" draw:text-style-name="P4" draw:layer="layout" svg:x1="15.5cm" svg:y1="14.499cm" svg:x2="16cm" svg:y2="14.499cm">
            <text:p/>
          </draw:line>
        </draw:g>
        <draw:custom-shape draw:style-name="gr55" draw:text-style-name="P8" draw:layer="layout" svg:width="2.75cm" svg:height="1cm" svg:x="13.625cm" svg:y="13.25cm">
          <text:p text:style-name="P6"><text:span text:style-name="T1">R</text:span><text:span text:style-name="T2">3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38" draw:text-style-name="P1" draw:layer="layout" svg:width="1cm" svg:height="1cm" draw:transform="rotate (1.5707963267949) translate (16.5cm 1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9" draw:text-style-name="P2" draw:layer="layout" svg:x1="16.5cm" svg:y1="14.5cm" svg:x2="17.5cm" svg:y2="14.5cm">
            <text:p/>
          </draw:line>
        </draw:g>
        <draw:custom-shape draw:style-name="gr182" draw:text-style-name="P8" draw:layer="layout" svg:width="2.25cm" svg:height="1cm" svg:x="15.875cm" svg:y="13.25cm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cm" svg:y1="14.5cm" svg:x2="14cm" svg:y2="13cm">
          <text:p/>
        </draw:line>
        <draw:line draw:style-name="gr10" draw:text-style-name="P3" draw:layer="layout" svg:x1="16cm" svg:y1="14.5cm" svg:x2="16.5cm" svg:y2="14.5cm">
          <text:p/>
        </draw:line>
        <draw:line draw:style-name="gr10" draw:text-style-name="P3" draw:layer="layout" svg:x1="18cm" svg:y1="13cm" svg:x2="18cm" svg:y2="14.5cm">
          <text:p/>
        </draw:line>
        <draw:g draw:style-name="gr1">
          <draw:custom-shape draw:style-name="gr240" draw:text-style-name="P1" draw:layer="layout" svg:width="1cm" svg:height="1cm" svg:x="17.5cm" svg:y="15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1" draw:text-style-name="P2" draw:layer="layout" svg:x1="18cm" svg:y1="15.6cm" svg:x2="18cm" svg:y2="16.4cm">
            <text:p/>
          </draw:line>
          <draw:custom-shape draw:style-name="gr242" draw:text-style-name="P1" draw:layer="layout" svg:width="0.8cm" svg:height="0.8cm" svg:x="17.6cm" svg:y="15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9.25cm 15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687cm" svg:y="15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15.5cm" svg:x2="16cm" svg:y2="15cm">
            <text:p/>
          </draw:line>
          <draw:line draw:style-name="gr51" draw:text-style-name="P4" draw:layer="layout" svg:x1="16cm" svg:y1="16.5cm" svg:x2="16cm" svg:y2="17cm">
            <text:p/>
          </draw:line>
        </draw:g>
        <draw:custom-shape draw:style-name="gr171" draw:text-style-name="P9" draw:layer="layout" svg:width="2.375cm" svg:height="1cm" draw:transform="rotate (-1.5707963267949) translate (17.25cm 14.812cm)">
          <text:p text:style-name="P6"><text:span text:style-name="T1">R</text:span><text:span text:style-name="T2">5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3.687cm" svg:y="15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15.5cm" svg:x2="14cm" svg:y2="15cm">
            <text:p/>
          </draw:line>
          <draw:line draw:style-name="gr51" draw:text-style-name="P4" draw:layer="layout" svg:x1="14cm" svg:y1="16.5cm" svg:x2="14cm" svg:y2="17cm">
            <text:p/>
          </draw:line>
        </draw:g>
        <draw:custom-shape draw:style-name="gr171" draw:text-style-name="P9" draw:layer="layout" svg:width="2.375cm" svg:height="1cm" draw:transform="rotate (-1.5707963267949) translate (15.25cm 14.812cm)">
          <text:p text:style-name="P6"><text:span text:style-name="T1">R</text:span><text:span text:style-name="T2">4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5cm" svg:y1="14.5cm" svg:x2="18cm" svg:y2="14.5cm">
          <text:p/>
        </draw:line>
        <draw:line draw:style-name="gr10" draw:text-style-name="P3" draw:layer="layout" svg:x1="18cm" svg:y1="15.5cm" svg:x2="18cm" svg:y2="14.5cm">
          <text:p/>
        </draw:line>
        <draw:line draw:style-name="gr10" draw:text-style-name="P3" draw:layer="layout" svg:x1="18cm" svg:y1="17cm" svg:x2="18cm" svg:y2="16.5cm">
          <text:p/>
        </draw:line>
        <draw:line draw:style-name="gr10" draw:text-style-name="P3" draw:layer="layout" svg:x1="18cm" svg:y1="17cm" svg:x2="16cm" svg:y2="17cm">
          <text:p/>
        </draw:line>
        <draw:line draw:style-name="gr10" draw:text-style-name="P3" draw:layer="layout" svg:x1="14cm" svg:y1="17cm" svg:x2="16cm" svg:y2="17cm">
          <text:p/>
        </draw:line>
        <draw:line draw:style-name="gr10" draw:text-style-name="P3" draw:layer="layout" svg:x1="14cm" svg:y1="15cm" svg:x2="14cm" svg:y2="14.5cm">
          <text:p/>
        </draw:line>
        <draw:line draw:style-name="gr10" draw:text-style-name="P3" draw:layer="layout" svg:x1="16cm" svg:y1="15cm" svg:x2="16cm" svg:y2="14.5cm">
          <text:p/>
        </draw:line>
        <draw:custom-shape draw:style-name="gr12" draw:text-style-name="P5" draw:layer="layout" svg:width="0.125cm" svg:height="0.125cm" svg:x="13.9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9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9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5.9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3.9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5.9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1.5cm" svg:y1="15.5cm" svg:x2="11.5cm" svg:y2="16cm">
          <text:p/>
        </draw:line>
      </draw:page>
      <draw:page draw:name="Ex06" draw:style-name="dp1" draw:master-page-name="Default">
        <draw:g draw:style-name="gr1">
          <draw:custom-shape draw:style-name="gr243" draw:text-style-name="P1" draw:layer="layout" svg:width="1cm" svg:height="1cm" svg:x="1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4" draw:text-style-name="P2" draw:layer="layout" svg:x1="2cm" svg:y1="3cm" svg:x2="2cm" svg:y2="4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3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2.499cm" svg:x2="3cm" svg:y2="2.499cm">
            <text:p/>
          </draw:line>
          <draw:line draw:style-name="gr51" draw:text-style-name="P4" draw:layer="layout" svg:x1="4.5cm" svg:y1="2.499cm" svg:x2="5cm" svg:y2="2.499cm">
            <text:p/>
          </draw:line>
        </draw:g>
        <draw:line draw:style-name="gr14" draw:text-style-name="P4" draw:layer="layout" svg:x1="2cm" svg:y1="2.5cm" svg:x2="2.5cm" svg:y2="2.5cm">
          <text:p/>
        </draw:line>
        <draw:g draw:style-name="gr1">
          <draw:line draw:style-name="gr245" draw:text-style-name="P2" draw:layer="layout" svg:x1="6.5cm" svg:y1="2.5cm" svg:x2="5.5cm" svg:y2="2.5cm">
            <text:p/>
          </draw:line>
          <draw:custom-shape draw:style-name="gr246" draw:text-style-name="P4" draw:layer="layout" svg:width="1cm" svg:height="1cm" draw:transform="rotate (-1.5707963267949) translate (6.5cm 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3.5cm 4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4.499cm" svg:x2="3cm" svg:y2="4.499cm">
            <text:p/>
          </draw:line>
          <draw:line draw:style-name="gr51" draw:text-style-name="P4" draw:layer="layout" svg:x1="4.5cm" svg:y1="4.499cm" svg:x2="5cm" svg:y2="4.499cm">
            <text:p/>
          </draw:line>
        </draw:g>
        <draw:line draw:style-name="gr11" draw:text-style-name="P4" draw:layer="layout" svg:x1="7cm" svg:y1="4.5cm" svg:x2="5cm" svg:y2="4.5cm">
          <text:p/>
        </draw:line>
        <draw:line draw:style-name="gr11" draw:text-style-name="P4" draw:layer="layout" svg:x1="7cm" svg:y1="4.5cm" svg:x2="7cm" svg:y2="2.5cm">
          <text:p/>
        </draw:line>
        <draw:line draw:style-name="gr11" draw:text-style-name="P4" draw:layer="layout" svg:x1="6.5cm" svg:y1="2.5cm" svg:x2="7cm" svg:y2="2.5cm">
          <text:p/>
        </draw:line>
        <draw:line draw:style-name="gr11" draw:text-style-name="P4" draw:layer="layout" svg:x1="5cm" svg:y1="2.5cm" svg:x2="5.5cm" svg:y2="2.5cm">
          <text:p/>
        </draw:line>
        <draw:line draw:style-name="gr11" draw:text-style-name="P4" draw:layer="layout" svg:x1="2cm" svg:y1="4.5cm" svg:x2="3cm" svg:y2="4.5cm">
          <text:p/>
        </draw:line>
        <draw:line draw:style-name="gr11" draw:text-style-name="P4" draw:layer="layout" svg:x1="2cm" svg:y1="4.5cm" svg:x2="2cm" svg:y2="4cm">
          <text:p/>
        </draw:line>
        <draw:line draw:style-name="gr11" draw:text-style-name="P4" draw:layer="layout" svg:x1="2cm" svg:y1="3cm" svg:x2="2cm" svg:y2="2.5cm">
          <text:p/>
        </draw:line>
        <draw:custom-shape draw:style-name="gr247" draw:text-style-name="P13" draw:layer="layout" svg:width="2cm" svg:height="1cm" draw:transform="rotate (1.5707963267949) translate (0.75cm 4.5cm)">
          <text:p text:style-name="P6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2.625cm" svg:y="1.375cm">
          <text:p text:style-name="P6"><text:span text:style-name="T1">R</text:span><text:span text:style-name="T2">1</text:span><text:span text:style-name="T1">=1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2.625cm" svg:y="3.375cm">
          <text:p text:style-name="P6"><text:span text:style-name="T1">R</text:span><text:span text:style-name="T2">1</text:span><text:span text:style-name="T1">=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4.625cm" svg:y="2.75cm">
          <text:p text:style-name="P6"><text:span text:style-name="T1">e</text:span><text:span text:style-name="T2">2</text:span><text:span text:style-name="T3">=5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49" draw:text-style-name="P13" draw:layer="layout" svg:width="1cm" svg:height="1cm" svg:x="1.875cm" svg:y="1.375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.5cm" svg:y1="2.5cm" svg:x2="3cm" svg:y2="2.5cm">
          <text:p/>
        </draw:line>
        <draw:g draw:style-name="gr1">
          <draw:custom-shape draw:style-name="gr250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1" draw:text-style-name="P2" draw:layer="layout" svg:x1="2.5cm" svg:y1="7.6cm" svg:x2="2.5cm" svg:y2="8.4cm">
            <text:p/>
          </draw:line>
          <draw:custom-shape draw:style-name="gr252" draw:text-style-name="P1" draw:layer="layout" svg:width="0.8cm" svg:height="0.8cm" svg:x="2.1cm" svg:y="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2.187cm 7cm)">
          <text:p text:style-name="P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187cm" svg:y="6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6.5cm" svg:x2="4.5cm" svg:y2="6cm">
            <text:p/>
          </draw:line>
          <draw:line draw:style-name="gr51" draw:text-style-name="P4" draw:layer="layout" svg:x1="4.5cm" svg:y1="7.5cm" svg:x2="4.5cm" svg:y2="8cm">
            <text:p/>
          </draw:line>
        </draw:g>
        <draw:g draw:style-name="gr1">
          <draw:custom-shape draw:style-name="gr49" draw:text-style-name="P4" draw:layer="layout" svg:width="0.625cm" svg:height="1cm" svg:x="4.187cm" svg:y="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8.5cm" svg:x2="4.5cm" svg:y2="8cm">
            <text:p/>
          </draw:line>
          <draw:line draw:style-name="gr51" draw:text-style-name="P4" draw:layer="layout" svg:x1="4.5cm" svg:y1="9.5cm" svg:x2="4.5cm" svg:y2="10cm">
            <text:p/>
          </draw:line>
        </draw:g>
        <draw:path draw:style-name="gr87" draw:text-style-name="P10" draw:layer="layout" svg:width="0.125cm" svg:height="0.125cm" svg:x="4.437cm" svg:y="7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71" draw:text-style-name="P12" draw:layer="layout" svg:width="2.375cm" svg:height="1cm" draw:transform="rotate (-1.5707963267949) translate (4.375cm 5.812cm)">
          <text:p text:style-name="P11"><text:span text:style-name="T4">R</text:span><text:span text:style-name="T7">1</text:span><text:span text:style-name="T4">=3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5cm" svg:y1="7.5cm" svg:x2="6.5cm" svg:y2="6cm">
          <text:p/>
        </draw:line>
        <draw:line draw:style-name="gr11" draw:text-style-name="P4" draw:layer="layout" svg:x1="4.501cm" svg:y1="10.002cm" svg:x2="5cm" svg:y2="10cm">
          <text:p/>
        </draw:line>
        <draw:line draw:style-name="gr11" draw:text-style-name="P4" draw:layer="layout" svg:x1="4.501cm" svg:y1="8.002cm" svg:x2="5cm" svg:y2="8cm">
          <text:p/>
        </draw:line>
        <draw:path draw:style-name="gr87" draw:text-style-name="P10" draw:layer="layout" svg:width="0.125cm" svg:height="0.125cm" svg:x="4.438cm" svg:y="9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4.5cm" svg:y="7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4.5cm" svg:y="9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4.937cm" svg:y="7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9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71" draw:text-style-name="P12" draw:layer="layout" svg:width="2.375cm" svg:height="1cm" draw:transform="rotate (-1.5707963267949) translate (4.375cm 7.812cm)">
          <text:p text:style-name="P11"><text:span text:style-name="T4">R</text:span><text:span text:style-name="T7">2</text:span><text:span text:style-name="T4">=6Ω</text:span></text:p>
          <draw:enhanced-geometry svg:viewBox="0 0 21600 21600" draw:type="rectangle" draw:enhanced-path="M 0 0 L 21600 0 21600 21600 0 21600 0 0 Z N"/>
        </draw:custom-shape>
        <draw:g draw:style-name="gr1">
          <draw:line draw:style-name="gr253" draw:text-style-name="P2" draw:layer="layout" svg:x1="6.5cm" svg:y1="7.6cm" svg:x2="6.5cm" svg:y2="8.4cm">
            <text:p/>
          </draw:line>
          <draw:custom-shape draw:style-name="gr246" draw:text-style-name="P4" draw:layer="layout" svg:width="1cm" svg:height="1cm" svg:x="6cm" svg:y="7.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4" draw:text-style-name="P4" draw:layer="layout" svg:width="0.8cm" svg:height="0.8cm" svg:x="6.1cm" svg:y="7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11" draw:text-style-name="P4" draw:layer="layout" svg:x1="4.5cm" svg:y1="6cm" svg:x2="6.5cm" svg:y2="6cm">
          <text:p/>
        </draw:line>
        <draw:line draw:style-name="gr11" draw:text-style-name="P4" draw:layer="layout" svg:x1="4.5cm" svg:y1="6cm" svg:x2="2.5cm" svg:y2="6cm">
          <text:p/>
        </draw:line>
        <draw:line draw:style-name="gr11" draw:text-style-name="P4" draw:layer="layout" svg:x1="2.5cm" svg:y1="7.5cm" svg:x2="2.5cm" svg:y2="6cm">
          <text:p/>
        </draw:line>
        <draw:line draw:style-name="gr11" draw:text-style-name="P4" draw:layer="layout" svg:x1="2.5cm" svg:y1="10cm" svg:x2="2.5cm" svg:y2="8.5cm">
          <text:p/>
        </draw:line>
        <draw:line draw:style-name="gr11" draw:text-style-name="P4" draw:layer="layout" svg:x1="2.5cm" svg:y1="10cm" svg:x2="4.5cm" svg:y2="10cm">
          <text:p/>
        </draw:line>
        <draw:line draw:style-name="gr11" draw:text-style-name="P4" draw:layer="layout" svg:x1="5cm" svg:y1="10cm" svg:x2="6.5cm" svg:y2="10cm">
          <text:p/>
        </draw:line>
        <draw:line draw:style-name="gr11" draw:text-style-name="P4" draw:layer="layout" svg:x1="6.5cm" svg:y1="8.5cm" svg:x2="6.5cm" svg:y2="10cm">
          <text:p/>
        </draw:line>
        <draw:custom-shape draw:style-name="gr255" draw:text-style-name="P13" draw:layer="layout" svg:width="3.125cm" svg:height="1cm" draw:transform="rotate (-1.5707963267949) translate (6.187cm 6.499cm)">
          <text:p text:style-name="P6"><text:span text:style-name="T3">j</text:span><text:span text:style-name="T2">2</text:span><text:span text:style-name="T1">=0.5U</text:span><text:span text:style-name="T2">B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56" draw:text-style-name="P1" draw:layer="layout" svg:width="1cm" svg:height="1cm" svg:x="8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7" draw:text-style-name="P2" draw:layer="layout" svg:x1="9cm" svg:y1="3cm" svg:x2="9cm" svg:y2="4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0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2.499cm" svg:x2="10cm" svg:y2="2.499cm">
            <text:p/>
          </draw:line>
          <draw:line draw:style-name="gr51" draw:text-style-name="P4" draw:layer="layout" svg:x1="11.5cm" svg:y1="2.499cm" svg:x2="12cm" svg:y2="2.499cm">
            <text:p/>
          </draw:line>
        </draw:g>
        <draw:line draw:style-name="gr14" draw:text-style-name="P4" draw:layer="layout" svg:x1="9cm" svg:y1="2.5cm" svg:x2="9.5cm" svg:y2="2.5cm">
          <text:p/>
        </draw:line>
        <draw:line draw:style-name="gr11" draw:text-style-name="P4" draw:layer="layout" svg:x1="9cm" svg:y1="4.5cm" svg:x2="12cm" svg:y2="4.5cm">
          <text:p/>
        </draw:line>
        <draw:line draw:style-name="gr11" draw:text-style-name="P4" draw:layer="layout" svg:x1="9cm" svg:y1="4.5cm" svg:x2="9cm" svg:y2="4cm">
          <text:p/>
        </draw:line>
        <draw:line draw:style-name="gr11" draw:text-style-name="P4" draw:layer="layout" svg:x1="9cm" svg:y1="3cm" svg:x2="9cm" svg:y2="2.5cm">
          <text:p/>
        </draw:line>
        <draw:custom-shape draw:style-name="gr247" draw:text-style-name="P13" draw:layer="layout" svg:width="2cm" svg:height="1cm" draw:transform="rotate (1.5707963267949) translate (7.75cm 4.5cm)">
          <text:p text:style-name="P6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9.625cm" svg:y="1.375cm">
          <text:p text:style-name="P6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9" draw:text-style-name="P13" draw:layer="layout" svg:width="1cm" svg:height="1cm" svg:x="8.875cm" svg:y="1.375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5cm" svg:y1="2.5cm" svg:x2="10cm" svg:y2="2.5cm">
          <text:p/>
        </draw:line>
        <draw:g draw:style-name="gr1">
          <draw:custom-shape draw:style-name="gr258" draw:text-style-name="P1" draw:layer="layout" svg:width="1cm" svg:height="1cm" svg:x="11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9" draw:text-style-name="P2" draw:layer="layout" svg:x1="12cm" svg:y1="3.1cm" svg:x2="12cm" svg:y2="3.9cm">
            <text:p/>
          </draw:line>
          <draw:custom-shape draw:style-name="gr260" draw:text-style-name="P1" draw:layer="layout" svg:width="0.8cm" svg:height="0.8cm" svg:x="11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1.5707963267949) translate (10.687cm 4.687cm)">
          <text:p text:style-name="P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2cm" svg:y1="4cm" svg:x2="12cm" svg:y2="4.5cm">
          <text:p/>
        </draw:line>
        <draw:line draw:style-name="gr11" draw:text-style-name="P4" draw:layer="layout" svg:x1="12cm" svg:y1="2.5cm" svg:x2="12cm" svg:y2="3cm">
          <text:p/>
        </draw:line>
        <draw:g draw:style-name="gr1">
          <draw:custom-shape draw:style-name="gr49" draw:text-style-name="P4" draw:layer="layout" svg:width="0.625cm" svg:height="1cm" draw:transform="rotate (1.5707963267949) translate (12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.5cm" svg:y1="2.499cm" svg:x2="12cm" svg:y2="2.499cm">
            <text:p/>
          </draw:line>
          <draw:line draw:style-name="gr51" draw:text-style-name="P4" draw:layer="layout" svg:x1="13.5cm" svg:y1="2.499cm" svg:x2="14cm" svg:y2="2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4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2.499cm" svg:x2="14cm" svg:y2="2.499cm">
            <text:p/>
          </draw:line>
          <draw:line draw:style-name="gr51" draw:text-style-name="P4" draw:layer="layout" svg:x1="15.5cm" svg:y1="2.499cm" svg:x2="16cm" svg:y2="2.499cm">
            <text:p/>
          </draw:line>
        </draw:g>
        <draw:g draw:style-name="gr1">
          <draw:custom-shape draw:style-name="gr49" draw:text-style-name="P4" draw:layer="layout" svg:width="0.625cm" svg:height="1cm" svg:x="13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3cm" svg:x2="14cm" svg:y2="2.5cm">
            <text:p/>
          </draw:line>
          <draw:line draw:style-name="gr51" draw:text-style-name="P4" draw:layer="layout" svg:x1="14cm" svg:y1="4cm" svg:x2="14cm" svg:y2="4.5cm">
            <text:p/>
          </draw:line>
        </draw:g>
        <draw:g draw:style-name="gr1">
          <draw:custom-shape draw:style-name="gr49" draw:text-style-name="P4" draw:layer="layout" svg:width="0.625cm" svg:height="1cm" svg:x="15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3cm" svg:x2="16cm" svg:y2="2.5cm">
            <text:p/>
          </draw:line>
          <draw:line draw:style-name="gr51" draw:text-style-name="P4" draw:layer="layout" svg:x1="16cm" svg:y1="4cm" svg:x2="16cm" svg:y2="4.5cm">
            <text:p/>
          </draw:line>
        </draw:g>
        <draw:g draw:style-name="gr1">
          <draw:line draw:style-name="gr261" draw:text-style-name="P2" draw:layer="layout" svg:x1="17.5cm" svg:y1="3.1cm" svg:x2="17.5cm" svg:y2="3.9cm">
            <text:p/>
          </draw:line>
          <draw:custom-shape draw:style-name="gr246" draw:text-style-name="P4" draw:layer="layout" svg:width="1cm" svg:height="1cm" svg:x="17cm" svg:y="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4" draw:text-style-name="P4" draw:layer="layout" svg:width="0.8cm" svg:height="0.8cm" svg:x="17.1cm" svg:y="3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48" draw:text-style-name="P13" draw:layer="layout" svg:width="2.75cm" svg:height="1cm" svg:x="11.625cm" svg:y="1.375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13.625cm" svg:y="1.375cm">
          <text:p text:style-name="P6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12.625cm" svg:y="4.312cm">
          <text:p text:style-name="P6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14.625cm" svg:y="4.312cm">
          <text:p text:style-name="P6"><text:span text:style-name="T1">R</text:span><text:span text:style-name="T2">5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4cm" svg:y1="4.5cm" svg:x2="12cm" svg:y2="4.5cm">
          <text:p/>
        </draw:line>
        <draw:line draw:style-name="gr11" draw:text-style-name="P4" draw:layer="layout" svg:x1="14cm" svg:y1="4.5cm" svg:x2="16cm" svg:y2="4.5cm">
          <text:p/>
        </draw:line>
        <draw:line draw:style-name="gr11" draw:text-style-name="P4" draw:layer="layout" svg:x1="17.5cm" svg:y1="4.5cm" svg:x2="16cm" svg:y2="4.5cm">
          <text:p/>
        </draw:line>
        <draw:line draw:style-name="gr11" draw:text-style-name="P4" draw:layer="layout" svg:x1="17.5cm" svg:y1="2.5cm" svg:x2="16cm" svg:y2="2.5cm">
          <text:p/>
        </draw:line>
        <draw:line draw:style-name="gr11" draw:text-style-name="P4" draw:layer="layout" svg:x1="17.5cm" svg:y1="2.5cm" svg:x2="17.5cm" svg:y2="3cm">
          <text:p/>
        </draw:line>
        <draw:line draw:style-name="gr11" draw:text-style-name="P4" draw:layer="layout" svg:x1="17.5cm" svg:y1="4cm" svg:x2="17.5cm" svg:y2="4.5cm">
          <text:p/>
        </draw:line>
        <draw:custom-shape draw:style-name="gr247" draw:text-style-name="P13" draw:layer="layout" svg:width="2cm" svg:height="1cm" draw:transform="rotate (1.5707963267949) translate (17.875cm 4.5cm)">
          <text:p text:style-name="P6"><text:span text:style-name="T1">j</text:span><text:span text:style-name="T2">5</text:span><text:span text:style-name="T1">=5i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62" draw:text-style-name="P1" draw:layer="layout" svg:width="1cm" svg:height="1cm" svg:x="8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3" draw:text-style-name="P2" draw:layer="layout" svg:x1="8.5cm" svg:y1="7.6cm" svg:x2="8.5cm" svg:y2="8.4cm">
            <text:p/>
          </draw:line>
          <draw:custom-shape draw:style-name="gr264" draw:text-style-name="P1" draw:layer="layout" svg:width="0.8cm" svg:height="0.8cm" svg:x="8.1cm" svg:y="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8.187cm 7cm)">
          <text:p text:style-name="P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2.187cm" svg:y="6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.5cm" svg:y1="6.5cm" svg:x2="12.5cm" svg:y2="6cm">
            <text:p/>
          </draw:line>
          <draw:line draw:style-name="gr51" draw:text-style-name="P4" draw:layer="layout" svg:x1="12.5cm" svg:y1="7.5cm" svg:x2="12.5cm" svg:y2="8cm">
            <text:p/>
          </draw:line>
        </draw:g>
        <draw:g draw:style-name="gr1">
          <draw:custom-shape draw:style-name="gr49" draw:text-style-name="P4" draw:layer="layout" svg:width="0.625cm" svg:height="1cm" svg:x="10.187cm" svg:y="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8.5cm" svg:x2="10.5cm" svg:y2="8cm">
            <text:p/>
          </draw:line>
          <draw:line draw:style-name="gr51" draw:text-style-name="P4" draw:layer="layout" svg:x1="10.5cm" svg:y1="9.5cm" svg:x2="10.5cm" svg:y2="10cm">
            <text:p/>
          </draw:line>
        </draw:g>
        <draw:custom-shape draw:style-name="gr171" draw:text-style-name="P12" draw:layer="layout" svg:width="2.375cm" svg:height="1cm" draw:transform="rotate (-1.5707963267949) translate (13.625cm 5.812cm)">
          <text:p text:style-name="P11"><text:span text:style-name="T4">R</text:span><text:span text:style-name="T7">3</text:span><text:span text:style-name="T4">=2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2" draw:layer="layout" svg:width="2.375cm" svg:height="1cm" draw:transform="rotate (-1.5707963267949) translate (10.375cm 7.812cm)">
          <text:p text:style-name="P11"><text:span text:style-name="T4">R</text:span><text:span text:style-name="T7">1</text:span><text:span text:style-name="T4">=6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6cm" svg:x2="8.5cm" svg:y2="6cm">
          <text:p/>
        </draw:line>
        <draw:line draw:style-name="gr11" draw:text-style-name="P4" draw:layer="layout" svg:x1="8.5cm" svg:y1="7.5cm" svg:x2="8.5cm" svg:y2="6cm">
          <text:p/>
        </draw:line>
        <draw:line draw:style-name="gr11" draw:text-style-name="P4" draw:layer="layout" svg:x1="8.5cm" svg:y1="10cm" svg:x2="8.5cm" svg:y2="8.5cm">
          <text:p/>
        </draw:line>
        <draw:line draw:style-name="gr11" draw:text-style-name="P4" draw:layer="layout" svg:x1="8.5cm" svg:y1="10cm" svg:x2="10.5cm" svg:y2="10cm">
          <text:p/>
        </draw:line>
        <draw:g draw:style-name="gr1">
          <draw:custom-shape draw:style-name="gr49" draw:text-style-name="P4" draw:layer="layout" svg:width="0.625cm" svg:height="1cm" draw:transform="rotate (1.5707963267949) translate (11cm 8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7.999cm" svg:x2="10.5cm" svg:y2="7.999cm">
            <text:p/>
          </draw:line>
          <draw:line draw:style-name="gr51" draw:text-style-name="P4" draw:layer="layout" svg:x1="12cm" svg:y1="7.999cm" svg:x2="12.5cm" svg:y2="7.999cm">
            <text:p/>
          </draw:line>
        </draw:g>
        <draw:g draw:style-name="gr1">
          <draw:line draw:style-name="gr265" draw:text-style-name="P2" draw:layer="layout" svg:x1="10.5cm" svg:y1="6.5cm" svg:x2="10.5cm" svg:y2="7.5cm">
            <text:p/>
          </draw:line>
          <draw:custom-shape draw:style-name="gr246" draw:text-style-name="P4" draw:layer="layout" svg:width="1cm" svg:height="1cm" svg:x="10cm" svg:y="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66" draw:text-style-name="P1" draw:layer="layout" svg:width="1cm" svg:height="1cm" svg:x="12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7" draw:text-style-name="P2" draw:layer="layout" svg:x1="12.5cm" svg:y1="8.6cm" svg:x2="12.5cm" svg:y2="9.4cm">
            <text:p/>
          </draw:line>
          <draw:custom-shape draw:style-name="gr268" draw:text-style-name="P1" draw:layer="layout" svg:width="0.8cm" svg:height="0.8cm" svg:x="12.1cm" svg:y="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12.187cm 8.125cm)">
          <text:p text:style-name="P6"><text:span text:style-name="T1">j</text:span><text:span text:style-name="T2">2</text:span><text:span text:style-name="T1">=1A</text:span></text:p>
          <draw:enhanced-geometry svg:viewBox="0 0 21600 21600" draw:type="rectangle" draw:enhanced-path="M 0 0 L 21600 0 21600 21600 0 21600 0 0 Z N"/>
        </draw:custom-shape>
        <draw:custom-shape draw:style-name="gr269" draw:text-style-name="P13" draw:layer="layout" svg:width="2.875cm" svg:height="1cm" svg:x="10.062cm" svg:y="5.187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2.5cm" svg:y1="10cm" svg:x2="10.5cm" svg:y2="10cm">
          <text:p/>
        </draw:line>
        <draw:line draw:style-name="gr11" draw:text-style-name="P4" draw:layer="layout" svg:x1="12.5cm" svg:y1="10cm" svg:x2="12.5cm" svg:y2="9.5cm">
          <text:p/>
        </draw:line>
        <draw:line draw:style-name="gr11" draw:text-style-name="P4" draw:layer="layout" svg:x1="12.5cm" svg:y1="8.5cm" svg:x2="12.5cm" svg:y2="8cm">
          <text:p/>
        </draw:line>
        <draw:line draw:style-name="gr11" draw:text-style-name="P4" draw:layer="layout" svg:x1="10.5cm" svg:y1="8cm" svg:x2="10.5cm" svg:y2="7.5cm">
          <text:p/>
        </draw:line>
        <draw:line draw:style-name="gr11" draw:text-style-name="P4" draw:layer="layout" svg:x1="10.5cm" svg:y1="6.5cm" svg:x2="10.5cm" svg:y2="6cm">
          <text:p/>
        </draw:line>
        <draw:line draw:style-name="gr11" draw:text-style-name="P4" draw:layer="layout" svg:x1="10.5cm" svg:y1="6cm" svg:x2="12.5cm" svg:y2="6cm">
          <text:p/>
        </draw:line>
        <draw:custom-shape draw:style-name="gr104" draw:text-style-name="P9" draw:layer="layout" svg:width="1cm" svg:height="1cm" svg:x="9.75cm" svg:y="7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0.435cm" svg:y="7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8.25cm" svg:y="9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8.437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5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437cm" svg:y="7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9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70" draw:text-style-name="P13" draw:layer="layout" svg:width="2.625cm" svg:height="1cm" draw:transform="rotate (-1.5707963267949) translate (10.25cm 5.687cm)">
          <text:p text:style-name="P6"><text:span text:style-name="T1">e=5U</text:span><text:span text:style-name="T2">AB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71" draw:text-style-name="P1" draw:layer="layout" svg:width="1cm" svg:height="1cm" svg:x="2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72" draw:text-style-name="P2" draw:layer="layout" svg:x1="2.5cm" svg:y1="13.6cm" svg:x2="2.5cm" svg:y2="14.4cm">
            <text:p/>
          </draw:line>
          <draw:custom-shape draw:style-name="gr273" draw:text-style-name="P1" draw:layer="layout" svg:width="0.8cm" svg:height="0.8cm" svg:x="2.1cm" svg:y="1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2.187cm 13cm)">
          <text:p text:style-name="P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6.1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.5cm" svg:y1="12.5cm" svg:x2="6.5cm" svg:y2="12cm">
            <text:p/>
          </draw:line>
          <draw:line draw:style-name="gr51" draw:text-style-name="P4" draw:layer="layout" svg:x1="6.5cm" svg:y1="13.5cm" svg:x2="6.5cm" svg:y2="14cm">
            <text:p/>
          </draw:line>
        </draw:g>
        <draw:g draw:style-name="gr1">
          <draw:custom-shape draw:style-name="gr49" draw:text-style-name="P4" draw:layer="layout" svg:width="0.625cm" svg:height="1cm" svg:x="4.187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4.5cm" svg:x2="4.5cm" svg:y2="14cm">
            <text:p/>
          </draw:line>
          <draw:line draw:style-name="gr51" draw:text-style-name="P4" draw:layer="layout" svg:x1="4.5cm" svg:y1="15.5cm" svg:x2="4.5cm" svg:y2="16cm">
            <text:p/>
          </draw:line>
        </draw:g>
        <draw:custom-shape draw:style-name="gr171" draw:text-style-name="P12" draw:layer="layout" svg:width="2.375cm" svg:height="1cm" draw:transform="rotate (-1.5707963267949) translate (7.625cm 11.812cm)">
          <text:p text:style-name="P11"><text:span text:style-name="T4">R</text:span><text:span text:style-name="T7">3</text:span><text:span text:style-name="T4">=2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2" draw:layer="layout" svg:width="2.375cm" svg:height="1cm" draw:transform="rotate (-1.5707963267949) translate (4.375cm 13.812cm)">
          <text:p text:style-name="P11"><text:span text:style-name="T4">R</text:span><text:span text:style-name="T7">1</text:span><text:span text:style-name="T4">=6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5cm" svg:y1="12cm" svg:x2="2.5cm" svg:y2="12cm">
          <text:p/>
        </draw:line>
        <draw:line draw:style-name="gr11" draw:text-style-name="P4" draw:layer="layout" svg:x1="2.5cm" svg:y1="13.5cm" svg:x2="2.5cm" svg:y2="12cm">
          <text:p/>
        </draw:line>
        <draw:line draw:style-name="gr11" draw:text-style-name="P4" draw:layer="layout" svg:x1="2.5cm" svg:y1="16cm" svg:x2="2.5cm" svg:y2="14.5cm">
          <text:p/>
        </draw:line>
        <draw:line draw:style-name="gr11" draw:text-style-name="P4" draw:layer="layout" svg:x1="2.5cm" svg:y1="16cm" svg:x2="4.5cm" svg:y2="16cm">
          <text:p/>
        </draw:line>
        <draw:g draw:style-name="gr1">
          <draw:custom-shape draw:style-name="gr49" draw:text-style-name="P4" draw:layer="layout" svg:width="0.625cm" svg:height="1cm" draw:transform="rotate (1.5707963267949) translate (5cm 14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13.999cm" svg:x2="4.5cm" svg:y2="13.999cm">
            <text:p/>
          </draw:line>
          <draw:line draw:style-name="gr51" draw:text-style-name="P4" draw:layer="layout" svg:x1="6cm" svg:y1="13.999cm" svg:x2="6.5cm" svg:y2="13.999cm">
            <text:p/>
          </draw:line>
        </draw:g>
        <draw:g draw:style-name="gr1">
          <draw:line draw:style-name="gr274" draw:text-style-name="P2" draw:layer="layout" svg:x1="4.5cm" svg:y1="12.5cm" svg:x2="4.5cm" svg:y2="13.5cm">
            <text:p/>
          </draw:line>
          <draw:custom-shape draw:style-name="gr246" draw:text-style-name="P4" draw:layer="layout" svg:width="1cm" svg:height="1cm" svg:x="4cm" svg:y="12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75" draw:text-style-name="P1" draw:layer="layout" svg:width="1cm" svg:height="1cm" svg:x="6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76" draw:text-style-name="P2" draw:layer="layout" svg:x1="6.5cm" svg:y1="14.6cm" svg:x2="6.5cm" svg:y2="15.4cm">
            <text:p/>
          </draw:line>
          <draw:custom-shape draw:style-name="gr277" draw:text-style-name="P1" draw:layer="layout" svg:width="0.8cm" svg:height="0.8cm" svg:x="6.1cm" svg:y="1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6.187cm 14.125cm)">
          <text:p text:style-name="P6"><text:span text:style-name="T1">j</text:span><text:span text:style-name="T2">2</text:span><text:span text:style-name="T1">=1A</text:span></text:p>
          <draw:enhanced-geometry svg:viewBox="0 0 21600 21600" draw:type="rectangle" draw:enhanced-path="M 0 0 L 21600 0 21600 21600 0 21600 0 0 Z N"/>
        </draw:custom-shape>
        <draw:custom-shape draw:style-name="gr269" draw:text-style-name="P13" draw:layer="layout" svg:width="2.875cm" svg:height="1cm" svg:x="4.062cm" svg:y="11.187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5cm" svg:y1="16cm" svg:x2="4.5cm" svg:y2="16cm">
          <text:p/>
        </draw:line>
        <draw:line draw:style-name="gr11" draw:text-style-name="P4" draw:layer="layout" svg:x1="6.5cm" svg:y1="16cm" svg:x2="6.5cm" svg:y2="15.5cm">
          <text:p/>
        </draw:line>
        <draw:line draw:style-name="gr11" draw:text-style-name="P4" draw:layer="layout" svg:x1="6.5cm" svg:y1="14.5cm" svg:x2="6.5cm" svg:y2="14cm">
          <text:p/>
        </draw:line>
        <draw:line draw:style-name="gr11" draw:text-style-name="P4" draw:layer="layout" svg:x1="4.5cm" svg:y1="14cm" svg:x2="4.5cm" svg:y2="13.5cm">
          <text:p/>
        </draw:line>
        <draw:line draw:style-name="gr11" draw:text-style-name="P4" draw:layer="layout" svg:x1="4.5cm" svg:y1="12.5cm" svg:x2="4.5cm" svg:y2="12cm">
          <text:p/>
        </draw:line>
        <draw:line draw:style-name="gr11" draw:text-style-name="P4" draw:layer="layout" svg:x1="4.5cm" svg:y1="12cm" svg:x2="6.5cm" svg:y2="12cm">
          <text:p/>
        </draw:line>
        <draw:custom-shape draw:style-name="gr104" draw:text-style-name="P9" draw:layer="layout" svg:width="1cm" svg:height="1cm" svg:x="3.75cm" svg:y="13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4.435cm" svg:y="13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2.25cm" svg:y="15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2.437cm" svg:y="15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437cm" svg:y="11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6.437cm" svg:y="13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437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70" draw:text-style-name="P13" draw:layer="layout" svg:width="2.625cm" svg:height="1cm" draw:transform="rotate (-1.5707963267949) translate (4.25cm 11.687cm)">
          <text:p text:style-name="P6"><text:span text:style-name="T1">e=5U</text:span><text:span text:style-name="T2">AB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78" draw:text-style-name="P1" draw:layer="layout" svg:width="1cm" svg:height="1cm" svg:x="8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79" draw:text-style-name="P2" draw:layer="layout" svg:x1="8.5cm" svg:y1="14.5cm" svg:x2="8.5cm" svg:y2="15.5cm">
            <text:p/>
          </draw:line>
        </draw:g>
        <draw:line draw:style-name="gr11" draw:text-style-name="P4" draw:layer="layout" svg:x1="8.5cm" svg:y1="16cm" svg:x2="8.5cm" svg:y2="15.5cm">
          <text:p/>
        </draw:line>
        <draw:line draw:style-name="gr11" draw:text-style-name="P4" draw:layer="layout" svg:x1="8.5cm" svg:y1="14.5cm" svg:x2="8.5cm" svg:y2="14cm">
          <text:p/>
        </draw:line>
        <draw:custom-shape draw:style-name="gr247" draw:text-style-name="P13" draw:layer="layout" svg:width="2cm" svg:height="1cm" draw:transform="rotate (-1.5707963267949) translate (8.25cm 14cm)">
          <text:p text:style-name="P6"><text:span text:style-name="T1">e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8.1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12.5cm" svg:x2="8.5cm" svg:y2="12cm">
            <text:p/>
          </draw:line>
          <draw:line draw:style-name="gr51" draw:text-style-name="P4" draw:layer="layout" svg:x1="8.5cm" svg:y1="13.5cm" svg:x2="8.5cm" svg:y2="14cm">
            <text:p/>
          </draw:line>
        </draw:g>
        <draw:custom-shape draw:style-name="gr171" draw:text-style-name="P12" draw:layer="layout" svg:width="2.375cm" svg:height="1cm" draw:transform="rotate (-1.5707963267949) translate (9.625cm 11.812cm)">
          <text:p text:style-name="P11"><text:span text:style-name="T4">R</text:span><text:span text:style-name="T7">4</text:span><text:span text:style-name="T4">=8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7" draw:text-style-name="P10" draw:layer="layout" svg:width="0.125cm" svg:height="0.125cm" svg:x="6.437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6.437cm" svg:y="11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8.5cm" svg:y1="16cm" svg:x2="6.5cm" svg:y2="16cm">
          <text:p/>
        </draw:line>
        <draw:line draw:style-name="gr11" draw:text-style-name="P4" draw:layer="layout" svg:x1="8.5cm" svg:y1="12cm" svg:x2="6.5cm" svg:y2="12cm">
          <text:p/>
        </draw:line>
      </draw:page>
      <draw:page draw:name="page7" draw:style-name="dp1" draw:master-page-name="Default">
        <draw:g draw:style-name="gr280">
          <draw:line draw:style-name="gr281" draw:text-style-name="P14" draw:layer="layout" svg:x1="3.5cm" svg:y1="1.562cm" svg:x2="3.5cm" svg:y2="3.437cm">
            <text:p/>
          </draw:line>
          <draw:line draw:style-name="gr281" draw:text-style-name="P14" draw:layer="layout" svg:x1="4.812cm" svg:y1="2.499cm" svg:x2="3.5cm" svg:y2="3.437cm">
            <text:p/>
          </draw:line>
          <draw:line draw:style-name="gr281" draw:text-style-name="P14" draw:layer="layout" svg:x1="3.5cm" svg:y1="1.562cm" svg:x2="4.812cm" svg:y2="2.499cm">
            <text:p/>
          </draw:line>
          <draw:line draw:style-name="gr281" draw:text-style-name="P14" draw:layer="layout" svg:x1="3.508cm" svg:y1="2.999cm" svg:x2="3cm" svg:y2="2.999cm">
            <text:p/>
          </draw:line>
          <draw:line draw:style-name="gr281" draw:text-style-name="P14" draw:layer="layout" svg:x1="3.508cm" svg:y1="2.003cm" svg:x2="3cm" svg:y2="2.003cm">
            <text:p/>
          </draw:line>
          <draw:line draw:style-name="gr281" draw:text-style-name="P14" draw:layer="layout" svg:x1="4.812cm" svg:y1="2.499cm" svg:x2="5.004cm" svg:y2="2.499cm">
            <text:p/>
          </draw:line>
          <draw:line draw:style-name="gr282" draw:text-style-name="P15" draw:layer="layout" svg:x1="3.718cm" svg:y1="2.093cm" svg:x2="3.718cm" svg:y2="1.905cm">
            <text:p/>
          </draw:line>
          <draw:line draw:style-name="gr282" draw:text-style-name="P15" draw:layer="layout" svg:x1="3.624cm" svg:y1="2.999cm" svg:x2="3.812cm" svg:y2="2.999cm">
            <text:p/>
          </draw:line>
          <draw:line draw:style-name="gr282" draw:text-style-name="P15" draw:layer="layout" svg:x1="3.624cm" svg:y1="1.999cm" svg:x2="3.812cm" svg:y2="1.999cm">
            <text:p/>
          </draw:line>
        </draw:g>
        <draw:g draw:style-name="gr1">
          <draw:custom-shape draw:style-name="gr49" draw:text-style-name="P15" draw:layer="layout" svg:width="0.625cm" svg:height="1cm" svg:x="4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5cm" svg:y1="3cm" svg:x2="5cm" svg:y2="2.5cm">
            <text:p/>
          </draw:line>
          <draw:line draw:style-name="gr51" draw:text-style-name="P15" draw:layer="layout" svg:x1="5cm" svg:y1="4cm" svg:x2="5cm" svg:y2="4.5cm">
            <text:p/>
          </draw:line>
        </draw:g>
        <draw:g draw:style-name="gr1">
          <draw:custom-shape draw:style-name="gr49" draw:text-style-name="P15" draw:layer="layout" svg:width="0.625cm" svg:height="1cm" svg:x="4.687cm" svg:y="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5cm" svg:y1="5cm" svg:x2="5cm" svg:y2="4.5cm">
            <text:p/>
          </draw:line>
          <draw:line draw:style-name="gr51" draw:text-style-name="P15" draw:layer="layout" svg:x1="5cm" svg:y1="6cm" svg:x2="5cm" svg:y2="6.5cm">
            <text:p/>
          </draw:line>
        </draw:g>
        <draw:line draw:style-name="gr11" draw:text-style-name="P15" draw:layer="layout" svg:x1="5cm" svg:y1="4.5cm" svg:x2="3cm" svg:y2="4.5cm">
          <text:p/>
        </draw:line>
        <draw:line draw:style-name="gr11" draw:text-style-name="P15" draw:layer="layout" svg:x1="3cm" svg:y1="3cm" svg:x2="3cm" svg:y2="4.5cm">
          <text:p/>
        </draw:line>
        <draw:g draw:style-name="gr1">
          <draw:custom-shape draw:style-name="gr283" draw:text-style-name="P16" draw:layer="layout" svg:width="1cm" svg:height="1cm" svg:x="1.5cm" svg:y="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4" draw:text-style-name="P17" draw:layer="layout" svg:x1="2cm" svg:y1="3.5cm" svg:x2="2cm" svg:y2="4.5cm">
            <text:p/>
          </draw:line>
        </draw:g>
        <draw:line draw:style-name="gr11" draw:text-style-name="P15" draw:layer="layout" svg:x1="5cm" svg:y1="6.5cm" svg:x2="2cm" svg:y2="6.5cm">
          <text:p/>
        </draw:line>
        <draw:line draw:style-name="gr11" draw:text-style-name="P15" draw:layer="layout" svg:x1="2cm" svg:y1="4.5cm" svg:x2="2cm" svg:y2="6.5cm">
          <text:p/>
        </draw:line>
        <draw:line draw:style-name="gr11" draw:text-style-name="P15" draw:layer="layout" svg:x1="2cm" svg:y1="2cm" svg:x2="2cm" svg:y2="3.5cm">
          <text:p/>
        </draw:line>
        <draw:line draw:style-name="gr11" draw:text-style-name="P15" draw:layer="layout" svg:x1="2cm" svg:y1="2cm" svg:x2="3cm" svg:y2="2cm">
          <text:p/>
        </draw:line>
        <draw:custom-shape draw:style-name="gr247" draw:text-style-name="P19" draw:layer="layout" svg:width="2cm" svg:height="1cm" svg:x="1.812cm" svg:y="4.312cm">
          <text:p text:style-name="P18"><text:span text:style-name="T8">e=1V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draw:transform="rotate (-1.5707963267949) translate (6.125cm 1.875cm)">
          <text:p text:style-name="P6"><text:span text:style-name="T1">R</text:span><text:span text:style-name="T2">1</text:span><text:span text:style-name="T3">=80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draw:transform="rotate (-1.5707963267949) translate (6.125cm 4.312cm)">
          <text:p text:style-name="P6"><text:span text:style-name="T1">R</text:span><text:span text:style-name="T2">2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4.937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12cm" svg:y1="1.562cm" svg:x2="12cm" svg:y2="3.437cm">
            <text:p/>
          </draw:line>
          <draw:line draw:style-name="gr281" draw:text-style-name="P14" draw:layer="layout" svg:x1="13.312cm" svg:y1="2.499cm" svg:x2="12cm" svg:y2="3.437cm">
            <text:p/>
          </draw:line>
          <draw:line draw:style-name="gr281" draw:text-style-name="P14" draw:layer="layout" svg:x1="12cm" svg:y1="1.562cm" svg:x2="13.312cm" svg:y2="2.499cm">
            <text:p/>
          </draw:line>
          <draw:line draw:style-name="gr281" draw:text-style-name="P14" draw:layer="layout" svg:x1="12.008cm" svg:y1="2.999cm" svg:x2="11.5cm" svg:y2="2.999cm">
            <text:p/>
          </draw:line>
          <draw:line draw:style-name="gr281" draw:text-style-name="P14" draw:layer="layout" svg:x1="12.008cm" svg:y1="2.003cm" svg:x2="11.5cm" svg:y2="2.003cm">
            <text:p/>
          </draw:line>
          <draw:line draw:style-name="gr281" draw:text-style-name="P14" draw:layer="layout" svg:x1="13.312cm" svg:y1="2.499cm" svg:x2="13.504cm" svg:y2="2.499cm">
            <text:p/>
          </draw:line>
          <draw:line draw:style-name="gr282" draw:text-style-name="P15" draw:layer="layout" svg:x1="12.218cm" svg:y1="2.093cm" svg:x2="12.218cm" svg:y2="1.905cm">
            <text:p/>
          </draw:line>
          <draw:line draw:style-name="gr282" draw:text-style-name="P15" draw:layer="layout" svg:x1="12.124cm" svg:y1="2.999cm" svg:x2="12.312cm" svg:y2="2.999cm">
            <text:p/>
          </draw:line>
          <draw:line draw:style-name="gr282" draw:text-style-name="P15" draw:layer="layout" svg:x1="12.124cm" svg:y1="1.999cm" svg:x2="12.312cm" svg:y2="1.999cm">
            <text:p/>
          </draw:line>
        </draw:g>
        <draw:g draw:style-name="gr1">
          <draw:custom-shape draw:style-name="gr49" draw:text-style-name="P15" draw:layer="layout" svg:width="0.625cm" svg:height="1cm" svg:x="11.187cm" svg:y="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1.5cm" svg:y1="5cm" svg:x2="11.5cm" svg:y2="4.5cm">
            <text:p/>
          </draw:line>
          <draw:line draw:style-name="gr51" draw:text-style-name="P15" draw:layer="layout" svg:x1="11.5cm" svg:y1="6cm" svg:x2="11.5cm" svg:y2="6.5cm">
            <text:p/>
          </draw:line>
        </draw:g>
        <draw:line draw:style-name="gr11" draw:text-style-name="P15" draw:layer="layout" svg:x1="11.5cm" svg:y1="3cm" svg:x2="11.5cm" svg:y2="4.5cm">
          <text:p/>
        </draw:line>
        <draw:g draw:style-name="gr1">
          <draw:custom-shape draw:style-name="gr286" draw:text-style-name="P16" draw:layer="layout" svg:width="1cm" svg:height="1cm" svg:x="8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7" draw:text-style-name="P17" draw:layer="layout" svg:x1="8.5cm" svg:y1="4.5cm" svg:x2="8.5cm" svg:y2="5.5cm">
            <text:p/>
          </draw:line>
        </draw:g>
        <draw:line draw:style-name="gr11" draw:text-style-name="P15" draw:layer="layout" svg:x1="14cm" svg:y1="6.5cm" svg:x2="11.5cm" svg:y2="6.5cm">
          <text:p/>
        </draw:line>
        <draw:line draw:style-name="gr11" draw:text-style-name="P15" draw:layer="layout" svg:x1="10.5cm" svg:y1="2cm" svg:x2="11.5cm" svg:y2="2cm">
          <text:p/>
        </draw:line>
        <draw:g draw:style-name="gr1">
          <draw:custom-shape draw:style-name="gr49" draw:text-style-name="P15" draw:layer="layout" svg:width="0.625cm" svg:height="1cm" draw:transform="rotate (1.5707963267949) translate (12cm 4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2cm" svg:y1="4.499cm" svg:x2="11.5cm" svg:y2="4.499cm">
            <text:p/>
          </draw:line>
          <draw:line draw:style-name="gr51" draw:text-style-name="P15" draw:layer="layout" svg:x1="13cm" svg:y1="4.499cm" svg:x2="13.5cm" svg:y2="4.499cm">
            <text:p/>
          </draw:line>
        </draw:g>
        <draw:line draw:style-name="gr11" draw:text-style-name="P15" draw:layer="layout" svg:x1="13.5cm" svg:y1="2.5cm" svg:x2="13.5cm" svg:y2="4.5cm">
          <text:p/>
        </draw:line>
        <draw:g draw:style-name="gr1">
          <draw:custom-shape draw:style-name="gr49" draw:text-style-name="P15" draw:layer="layout" svg:width="0.625cm" svg:height="1cm" draw:transform="rotate (1.5707963267949) translate (9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9cm" svg:y1="1.999cm" svg:x2="8.5cm" svg:y2="1.999cm">
            <text:p/>
          </draw:line>
          <draw:line draw:style-name="gr51" draw:text-style-name="P15" draw:layer="layout" svg:x1="10cm" svg:y1="1.999cm" svg:x2="10.5cm" svg:y2="1.999cm">
            <text:p/>
          </draw:line>
        </draw:g>
        <draw:line draw:style-name="gr11" draw:text-style-name="P15" draw:layer="layout" svg:x1="10.5cm" svg:y1="6.5cm" svg:x2="8.5cm" svg:y2="6.5cm">
          <text:p/>
        </draw:line>
        <draw:g draw:style-name="gr1">
          <draw:custom-shape draw:style-name="gr49" draw:text-style-name="P15" draw:layer="layout" svg:width="0.625cm" svg:height="1cm" svg:x="10.1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0.5cm" svg:y1="2.5cm" svg:x2="10.5cm" svg:y2="2cm">
            <text:p/>
          </draw:line>
          <draw:line draw:style-name="gr51" draw:text-style-name="P15" draw:layer="layout" svg:x1="10.5cm" svg:y1="3.5cm" svg:x2="10.5cm" svg:y2="4cm">
            <text:p/>
          </draw:line>
        </draw:g>
        <draw:line draw:style-name="gr11" draw:text-style-name="P15" draw:layer="layout" svg:x1="10.5cm" svg:y1="6.5cm" svg:x2="10.5cm" svg:y2="4cm">
          <text:p/>
        </draw:line>
        <draw:line draw:style-name="gr11" draw:text-style-name="P15" draw:layer="layout" svg:x1="10.5cm" svg:y1="6.5cm" svg:x2="11.5cm" svg:y2="6.5cm">
          <text:p/>
        </draw:line>
        <draw:line draw:style-name="gr11" draw:text-style-name="P15" draw:layer="layout" svg:x1="8.5cm" svg:y1="5.5cm" svg:x2="8.5cm" svg:y2="6.5cm">
          <text:p/>
        </draw:line>
        <draw:line draw:style-name="gr11" draw:text-style-name="P15" draw:layer="layout" svg:x1="8.5cm" svg:y1="2cm" svg:x2="8.5cm" svg:y2="4.5cm">
          <text:p/>
        </draw:line>
        <draw:custom-shape draw:style-name="gr247" draw:text-style-name="P19" draw:layer="layout" svg:width="2cm" svg:height="1cm" svg:x="8.312cm" svg:y="5.187cm">
          <text:p text:style-name="P18"><text:span text:style-name="T8">e=5V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8.312cm" svg:y="0.875cm">
          <text:p text:style-name="P6"><text:span text:style-name="T1">R</text:span><text:span text:style-name="T2">1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draw:transform="rotate (-1.5707963267949) translate (11.625cm 1.812cm)">
          <text:p text:style-name="P6"><text:span text:style-name="T1">R</text:span><text:span text:style-name="T2">2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1.375cm" svg:y="3.375cm">
          <text:p text:style-name="P6"><text:span text:style-name="T1">R</text:span><text:span text:style-name="T2">3</text:span><text:span text:style-name="T3">=9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draw:transform="rotate (-1.5707963267949) translate (11.375cm 4.312cm)">
          <text:p text:style-name="P6"><text:span text:style-name="T1">R</text:span><text:span text:style-name="T2">4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3.5cm" svg:y="3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3.5cm" svg:y="5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3.937cm" svg:y="4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3.936cm" svg:y="6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15" draw:layer="layout" svg:x1="14cm" svg:y1="4.5cm" svg:x2="13.5cm" svg:y2="4.5cm">
          <text:p/>
        </draw:line>
        <draw:path draw:style-name="gr87" draw:text-style-name="P10" draw:layer="layout" svg:width="0.125cm" svg:height="0.125cm" svg:x="11.437cm" svg:y="4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6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3.437cm" svg:y="4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1.436cm" svg:y="6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15" draw:layer="layout" svg:x1="4.001cm" svg:y1="8.5cm" svg:x2="4.001cm" svg:y2="9.5cm">
          <text:p/>
        </draw:line>
        <draw:g draw:style-name="gr1">
          <draw:custom-shape draw:style-name="gr288" draw:text-style-name="P16" draw:layer="layout" svg:width="1cm" svg:height="1cm" svg:x="1.5cm" svg:y="10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9" draw:text-style-name="P17" draw:layer="layout" svg:x1="2cm" svg:y1="10.499cm" svg:x2="2cm" svg:y2="11.499cm">
            <text:p/>
          </draw:line>
        </draw:g>
        <draw:line draw:style-name="gr11" draw:text-style-name="P15" draw:layer="layout" svg:x1="6.001cm" svg:y1="12.5cm" svg:x2="4.001cm" svg:y2="12.5cm">
          <text:p/>
        </draw:line>
        <draw:g draw:style-name="gr1">
          <draw:custom-shape draw:style-name="gr49" draw:text-style-name="P15" draw:layer="layout" svg:width="0.625cm" svg:height="1cm" draw:transform="rotate (1.5707963267949) translate (4.501cm 8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4.501cm" svg:y1="8.499cm" svg:x2="4.001cm" svg:y2="8.499cm">
            <text:p/>
          </draw:line>
          <draw:line draw:style-name="gr51" draw:text-style-name="P15" draw:layer="layout" svg:x1="5.501cm" svg:y1="8.499cm" svg:x2="6.001cm" svg:y2="8.499cm">
            <text:p/>
          </draw:line>
        </draw:g>
        <draw:g draw:style-name="gr1">
          <draw:custom-shape draw:style-name="gr49" draw:text-style-name="P15" draw:layer="layout" svg:width="0.625cm" svg:height="1cm" draw:transform="rotate (1.5707963267949) translate (2.501cm 9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2.501cm" svg:y1="9.499cm" svg:x2="2.001cm" svg:y2="9.499cm">
            <text:p/>
          </draw:line>
          <draw:line draw:style-name="gr51" draw:text-style-name="P15" draw:layer="layout" svg:x1="3.501cm" svg:y1="9.499cm" svg:x2="4.001cm" svg:y2="9.499cm">
            <text:p/>
          </draw:line>
        </draw:g>
        <draw:line draw:style-name="gr11" draw:text-style-name="P15" draw:layer="layout" svg:x1="4cm" svg:y1="12.499cm" svg:x2="2cm" svg:y2="12.499cm">
          <text:p/>
        </draw:line>
        <draw:g draw:style-name="gr1">
          <draw:custom-shape draw:style-name="gr49" draw:text-style-name="P15" draw:layer="layout" svg:width="0.625cm" svg:height="1cm" svg:x="3.688cm" svg:y="1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4.001cm" svg:y1="11cm" svg:x2="4.001cm" svg:y2="10.5cm">
            <text:p/>
          </draw:line>
          <draw:line draw:style-name="gr51" draw:text-style-name="P15" draw:layer="layout" svg:x1="4.001cm" svg:y1="12cm" svg:x2="4.001cm" svg:y2="12.5cm">
            <text:p/>
          </draw:line>
        </draw:g>
        <draw:line draw:style-name="gr11" draw:text-style-name="P15" draw:layer="layout" svg:x1="2.001cm" svg:y1="10.5cm" svg:x2="2.001cm" svg:y2="9.5cm">
          <text:p/>
        </draw:line>
        <draw:line draw:style-name="gr11" draw:text-style-name="P15" draw:layer="layout" svg:x1="2cm" svg:y1="11.499cm" svg:x2="2cm" svg:y2="12.499cm">
          <text:p/>
        </draw:line>
        <draw:custom-shape draw:style-name="gr247" draw:text-style-name="P19" draw:layer="layout" svg:width="2cm" svg:height="1cm" svg:x="1.813cm" svg:y="9.75cm">
          <text:p text:style-name="P18"><text:span text:style-name="T8">e=2V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.813cm" svg:y="8.375cm">
          <text:p text:style-name="P6"><text:span text:style-name="T1">R</text:span><text:span text:style-name="T2">1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3.813cm" svg:y="7.375cm">
          <text:p text:style-name="P6"><text:span text:style-name="T1">R</text:span><text:span text:style-name="T2">3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draw:transform="rotate (-1.5707963267949) translate (3.876cm 10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.751cm" svg:y="9.187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.501cm" svg:y="11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9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937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7cm" svg:y="12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8cm" svg:y="9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4.497cm" svg:y1="10.937cm" svg:x2="4.497cm" svg:y2="9.062cm">
            <text:p/>
          </draw:line>
          <draw:line draw:style-name="gr281" draw:text-style-name="P14" draw:layer="layout" svg:x1="5.809cm" svg:y1="10cm" svg:x2="4.497cm" svg:y2="9.062cm">
            <text:p/>
          </draw:line>
          <draw:line draw:style-name="gr281" draw:text-style-name="P14" draw:layer="layout" svg:x1="4.497cm" svg:y1="10.937cm" svg:x2="5.809cm" svg:y2="10cm">
            <text:p/>
          </draw:line>
          <draw:line draw:style-name="gr281" draw:text-style-name="P14" draw:layer="layout" svg:x1="4.505cm" svg:y1="9.5cm" svg:x2="3.997cm" svg:y2="9.5cm">
            <text:p/>
          </draw:line>
          <draw:line draw:style-name="gr281" draw:text-style-name="P14" draw:layer="layout" svg:x1="4.505cm" svg:y1="10.496cm" svg:x2="3.997cm" svg:y2="10.496cm">
            <text:p/>
          </draw:line>
          <draw:line draw:style-name="gr281" draw:text-style-name="P14" draw:layer="layout" svg:x1="5.809cm" svg:y1="10cm" svg:x2="6.001cm" svg:y2="10cm">
            <text:p/>
          </draw:line>
          <draw:line draw:style-name="gr282" draw:text-style-name="P15" draw:layer="layout" svg:x1="4.715cm" svg:y1="10.406cm" svg:x2="4.715cm" svg:y2="10.594cm">
            <text:p/>
          </draw:line>
          <draw:line draw:style-name="gr282" draw:text-style-name="P15" draw:layer="layout" svg:x1="4.621cm" svg:y1="9.5cm" svg:x2="4.809cm" svg:y2="9.5cm">
            <text:p/>
          </draw:line>
          <draw:line draw:style-name="gr282" draw:text-style-name="P15" draw:layer="layout" svg:x1="4.621cm" svg:y1="10.5cm" svg:x2="4.809cm" svg:y2="10.5cm">
            <text:p/>
          </draw:line>
        </draw:g>
        <draw:line draw:style-name="gr11" draw:text-style-name="P15" draw:layer="layout" svg:x1="6.001cm" svg:y1="8.5cm" svg:x2="6.001cm" svg:y2="10cm">
          <text:p/>
        </draw:line>
        <draw:line draw:style-name="gr11" draw:text-style-name="P15" draw:layer="layout" svg:x1="10.5cm" svg:y1="8.5cm" svg:x2="10.5cm" svg:y2="9.5cm">
          <text:p/>
        </draw:line>
        <draw:line draw:style-name="gr11" draw:text-style-name="P15" draw:layer="layout" svg:x1="12.499cm" svg:y1="11.5cm" svg:x2="10.499cm" svg:y2="11.5cm">
          <text:p/>
        </draw:line>
        <draw:g draw:style-name="gr1">
          <draw:custom-shape draw:style-name="gr49" draw:text-style-name="P15" draw:layer="layout" svg:width="0.625cm" svg:height="1cm" draw:transform="rotate (1.5707963267949) translate (11cm 8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1cm" svg:y1="8.499cm" svg:x2="10.5cm" svg:y2="8.499cm">
            <text:p/>
          </draw:line>
          <draw:line draw:style-name="gr51" draw:text-style-name="P15" draw:layer="layout" svg:x1="12cm" svg:y1="8.499cm" svg:x2="12.5cm" svg:y2="8.499cm">
            <text:p/>
          </draw:line>
        </draw:g>
        <draw:g draw:style-name="gr1">
          <draw:custom-shape draw:style-name="gr49" draw:text-style-name="P15" draw:layer="layout" svg:width="0.625cm" svg:height="1cm" draw:transform="rotate (1.5707963267949) translate (9cm 9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9cm" svg:y1="9.499cm" svg:x2="8.5cm" svg:y2="9.499cm">
            <text:p/>
          </draw:line>
          <draw:line draw:style-name="gr51" draw:text-style-name="P15" draw:layer="layout" svg:x1="10cm" svg:y1="9.499cm" svg:x2="10.5cm" svg:y2="9.499cm">
            <text:p/>
          </draw:line>
        </draw:g>
        <draw:line draw:style-name="gr11" draw:text-style-name="P15" draw:layer="layout" svg:x1="10.498cm" svg:y1="11.499cm" svg:x2="7.999cm" svg:y2="11.5cm">
          <text:p/>
        </draw:line>
        <draw:line draw:style-name="gr11" draw:text-style-name="P15" draw:layer="layout" svg:x1="7.999cm" svg:y1="9.5cm" svg:x2="8.499cm" svg:y2="9.5cm">
          <text:p/>
        </draw:line>
        <draw:line draw:style-name="gr11" draw:text-style-name="P15" draw:layer="layout" svg:x1="7.999cm" svg:y1="11cm" svg:x2="7.999cm" svg:y2="11.5cm">
          <text:p/>
        </draw:line>
        <draw:custom-shape draw:style-name="gr247" draw:text-style-name="P19" draw:layer="layout" svg:width="2cm" svg:height="1cm" svg:x="8.312cm" svg:y="9.75cm">
          <text:p text:style-name="P18"><text:span text:style-name="T8">j=5A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8.312cm" svg:y="8.375cm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0.312cm" svg:y="7.375cm">
          <text:p text:style-name="P6"><text:span text:style-name="T1">R</text:span><text:span text:style-name="T2">2</text:span><text:span text:style-name="T3">=9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2.25cm" svg:y="9.187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1.999cm" svg:y="10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2.435cm" svg:y="11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4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5cm" svg:y="11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9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10.996cm" svg:y1="10.937cm" svg:x2="10.996cm" svg:y2="9.062cm">
            <text:p/>
          </draw:line>
          <draw:line draw:style-name="gr281" draw:text-style-name="P14" draw:layer="layout" svg:x1="12.308cm" svg:y1="10cm" svg:x2="10.996cm" svg:y2="9.062cm">
            <text:p/>
          </draw:line>
          <draw:line draw:style-name="gr281" draw:text-style-name="P14" draw:layer="layout" svg:x1="10.996cm" svg:y1="10.937cm" svg:x2="12.308cm" svg:y2="10cm">
            <text:p/>
          </draw:line>
          <draw:line draw:style-name="gr281" draw:text-style-name="P14" draw:layer="layout" svg:x1="11.004cm" svg:y1="9.5cm" svg:x2="10.496cm" svg:y2="9.5cm">
            <text:p/>
          </draw:line>
          <draw:line draw:style-name="gr281" draw:text-style-name="P14" draw:layer="layout" svg:x1="11.004cm" svg:y1="10.496cm" svg:x2="10.496cm" svg:y2="10.496cm">
            <text:p/>
          </draw:line>
          <draw:line draw:style-name="gr281" draw:text-style-name="P14" draw:layer="layout" svg:x1="12.308cm" svg:y1="10cm" svg:x2="12.5cm" svg:y2="10cm">
            <text:p/>
          </draw:line>
          <draw:line draw:style-name="gr282" draw:text-style-name="P15" draw:layer="layout" svg:x1="11.214cm" svg:y1="10.406cm" svg:x2="11.214cm" svg:y2="10.594cm">
            <text:p/>
          </draw:line>
          <draw:line draw:style-name="gr282" draw:text-style-name="P15" draw:layer="layout" svg:x1="11.12cm" svg:y1="9.5cm" svg:x2="11.308cm" svg:y2="9.5cm">
            <text:p/>
          </draw:line>
          <draw:line draw:style-name="gr282" draw:text-style-name="P15" draw:layer="layout" svg:x1="11.12cm" svg:y1="10.5cm" svg:x2="11.308cm" svg:y2="10.5cm">
            <text:p/>
          </draw:line>
        </draw:g>
        <draw:line draw:style-name="gr11" draw:text-style-name="P15" draw:layer="layout" svg:x1="12.5cm" svg:y1="8.5cm" svg:x2="12.5cm" svg:y2="10cm">
          <text:p/>
        </draw:line>
        <draw:line draw:style-name="gr11" draw:text-style-name="P15" draw:layer="layout" svg:x1="7.999cm" svg:y1="9.5cm" svg:x2="7.999cm" svg:y2="10cm">
          <text:p/>
        </draw:line>
        <draw:line draw:style-name="gr11" draw:text-style-name="P15" draw:layer="layout" svg:x1="10.499cm" svg:y1="11.5cm" svg:x2="10.499cm" svg:y2="10.5cm">
          <text:p/>
        </draw:line>
        <draw:g draw:style-name="gr1">
          <draw:custom-shape draw:style-name="gr290" draw:text-style-name="P16" draw:layer="layout" svg:width="1cm" svg:height="1cm" svg:x="7.499cm" svg:y="10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91" draw:text-style-name="P17" draw:layer="layout" svg:x1="7.999cm" svg:y1="10.1cm" svg:x2="7.999cm" svg:y2="10.9cm">
            <text:p/>
          </draw:line>
          <draw:custom-shape draw:style-name="gr292" draw:text-style-name="P16" draw:layer="layout" svg:width="0.8cm" svg:height="0.8cm" svg:x="7.599cm" svg:y="10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15" draw:layer="layout" svg:x1="16.5cm" svg:y1="8.5cm" svg:x2="16.5cm" svg:y2="9.5cm">
          <text:p/>
        </draw:line>
        <draw:g draw:style-name="gr1">
          <draw:custom-shape draw:style-name="gr293" draw:text-style-name="P16" draw:layer="layout" svg:width="1cm" svg:height="1cm" svg:x="13.999cm" svg:y="10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94" draw:text-style-name="P17" draw:layer="layout" svg:x1="14.499cm" svg:y1="10.499cm" svg:x2="14.499cm" svg:y2="11.499cm">
            <text:p/>
          </draw:line>
        </draw:g>
        <draw:line draw:style-name="gr11" draw:text-style-name="P15" draw:layer="layout" svg:x1="18.5cm" svg:y1="12.5cm" svg:x2="16.5cm" svg:y2="12.5cm">
          <text:p/>
        </draw:line>
        <draw:g draw:style-name="gr1">
          <draw:custom-shape draw:style-name="gr49" draw:text-style-name="P15" draw:layer="layout" svg:width="0.625cm" svg:height="1cm" draw:transform="rotate (1.5707963267949) translate (17cm 8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7cm" svg:y1="8.499cm" svg:x2="16.5cm" svg:y2="8.499cm">
            <text:p/>
          </draw:line>
          <draw:line draw:style-name="gr51" draw:text-style-name="P15" draw:layer="layout" svg:x1="18cm" svg:y1="8.499cm" svg:x2="18.5cm" svg:y2="8.499cm">
            <text:p/>
          </draw:line>
        </draw:g>
        <draw:g draw:style-name="gr1">
          <draw:custom-shape draw:style-name="gr49" draw:text-style-name="P15" draw:layer="layout" svg:width="0.625cm" svg:height="1cm" draw:transform="rotate (1.5707963267949) translate (15cm 9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15cm" svg:y1="9.499cm" svg:x2="14.5cm" svg:y2="9.499cm">
            <text:p/>
          </draw:line>
          <draw:line draw:style-name="gr51" draw:text-style-name="P15" draw:layer="layout" svg:x1="16cm" svg:y1="9.499cm" svg:x2="16.5cm" svg:y2="9.499cm">
            <text:p/>
          </draw:line>
        </draw:g>
        <draw:line draw:style-name="gr11" draw:text-style-name="P15" draw:layer="layout" svg:x1="16.499cm" svg:y1="12.499cm" svg:x2="14.499cm" svg:y2="12.499cm">
          <text:p/>
        </draw:line>
        <draw:line draw:style-name="gr11" draw:text-style-name="P15" draw:layer="layout" svg:x1="14.5cm" svg:y1="10.5cm" svg:x2="14.5cm" svg:y2="9.5cm">
          <text:p/>
        </draw:line>
        <draw:line draw:style-name="gr11" draw:text-style-name="P15" draw:layer="layout" svg:x1="14.499cm" svg:y1="11.499cm" svg:x2="14.499cm" svg:y2="12.499cm">
          <text:p/>
        </draw:line>
        <draw:custom-shape draw:style-name="gr295" draw:text-style-name="P19" draw:layer="layout" svg:width="2.25cm" svg:height="1cm" svg:x="14.312cm" svg:y="9.75cm">
          <text:p text:style-name="P18"><text:span text:style-name="T8">e</text:span><text:span text:style-name="T9">1</text:span><text:span text:style-name="T8">=6V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4.312cm" svg:y="8.375cm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6.312cm" svg:y="7.375cm">
          <text:p text:style-name="P6"><text:span text:style-name="T1">R</text:span><text:span text:style-name="T2">2</text:span><text:span text:style-name="T3">=9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8.25cm" svg:y="9.187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8cm" svg:y="11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8.4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8.4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6.436cm" svg:y="12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6.437cm" svg:y="9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16.996cm" svg:y1="10.937cm" svg:x2="16.996cm" svg:y2="9.062cm">
            <text:p/>
          </draw:line>
          <draw:line draw:style-name="gr281" draw:text-style-name="P14" draw:layer="layout" svg:x1="18.308cm" svg:y1="10cm" svg:x2="16.996cm" svg:y2="9.062cm">
            <text:p/>
          </draw:line>
          <draw:line draw:style-name="gr281" draw:text-style-name="P14" draw:layer="layout" svg:x1="16.996cm" svg:y1="10.937cm" svg:x2="18.308cm" svg:y2="10cm">
            <text:p/>
          </draw:line>
          <draw:line draw:style-name="gr281" draw:text-style-name="P14" draw:layer="layout" svg:x1="17.004cm" svg:y1="9.5cm" svg:x2="16.496cm" svg:y2="9.5cm">
            <text:p/>
          </draw:line>
          <draw:line draw:style-name="gr281" draw:text-style-name="P14" draw:layer="layout" svg:x1="17.004cm" svg:y1="10.496cm" svg:x2="16.496cm" svg:y2="10.496cm">
            <text:p/>
          </draw:line>
          <draw:line draw:style-name="gr281" draw:text-style-name="P14" draw:layer="layout" svg:x1="18.308cm" svg:y1="10cm" svg:x2="18.5cm" svg:y2="10cm">
            <text:p/>
          </draw:line>
          <draw:line draw:style-name="gr282" draw:text-style-name="P15" draw:layer="layout" svg:x1="17.214cm" svg:y1="10.406cm" svg:x2="17.214cm" svg:y2="10.594cm">
            <text:p/>
          </draw:line>
          <draw:line draw:style-name="gr282" draw:text-style-name="P15" draw:layer="layout" svg:x1="17.12cm" svg:y1="9.5cm" svg:x2="17.308cm" svg:y2="9.5cm">
            <text:p/>
          </draw:line>
          <draw:line draw:style-name="gr282" draw:text-style-name="P15" draw:layer="layout" svg:x1="17.12cm" svg:y1="10.5cm" svg:x2="17.308cm" svg:y2="10.5cm">
            <text:p/>
          </draw:line>
        </draw:g>
        <draw:line draw:style-name="gr11" draw:text-style-name="P15" draw:layer="layout" svg:x1="18.5cm" svg:y1="8.5cm" svg:x2="18.5cm" svg:y2="10cm">
          <text:p/>
        </draw:line>
        <draw:g draw:style-name="gr1">
          <draw:custom-shape draw:style-name="gr296" draw:text-style-name="P16" draw:layer="layout" svg:width="1cm" svg:height="1cm" svg:x="16cm" svg:y="1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97" draw:text-style-name="P17" draw:layer="layout" svg:x1="16.5cm" svg:y1="11cm" svg:x2="16.5cm" svg:y2="12cm">
            <text:p/>
          </draw:line>
        </draw:g>
        <draw:custom-shape draw:style-name="gr295" draw:text-style-name="P19" draw:layer="layout" svg:width="2.25cm" svg:height="1cm" svg:x="16.812cm" svg:y="11cm">
          <text:p text:style-name="P18"><text:span text:style-name="T8">e</text:span><text:span text:style-name="T9">2</text:span><text:span text:style-name="T8">=1V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6.499cm" svg:y1="12.499cm" svg:x2="16.5cm" svg:y2="12cm">
          <text:p/>
        </draw:line>
        <draw:line draw:style-name="gr11" draw:text-style-name="P15" draw:layer="layout" svg:x1="16.5cm" svg:y1="11cm" svg:x2="16.501cm" svg:y2="10.501cm">
          <text:p/>
        </draw:line>
        <draw:line draw:style-name="gr11" draw:text-style-name="P15" draw:layer="layout" svg:x1="6.001cm" svg:y1="14.5cm" svg:x2="6.001cm" svg:y2="15.5cm">
          <text:p/>
        </draw:line>
        <draw:g draw:style-name="gr1">
          <draw:custom-shape draw:style-name="gr298" draw:text-style-name="P16" draw:layer="layout" svg:width="1cm" svg:height="1cm" svg:x="1.5cm" svg:y="16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99" draw:text-style-name="P17" draw:layer="layout" svg:x1="2cm" svg:y1="16.499cm" svg:x2="2cm" svg:y2="17.499cm">
            <text:p/>
          </draw:line>
        </draw:g>
        <draw:line draw:style-name="gr11" draw:text-style-name="P15" draw:layer="layout" svg:x1="6.001cm" svg:y1="18.5cm" svg:x2="4.001cm" svg:y2="18.5cm">
          <text:p/>
        </draw:line>
        <draw:g draw:style-name="gr1">
          <draw:custom-shape draw:style-name="gr49" draw:text-style-name="P15" draw:layer="layout" svg:width="0.625cm" svg:height="1cm" draw:transform="rotate (1.5707963267949) translate (4.501cm 16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4.501cm" svg:y1="16.499cm" svg:x2="4.001cm" svg:y2="16.499cm">
            <text:p/>
          </draw:line>
          <draw:line draw:style-name="gr51" draw:text-style-name="P15" draw:layer="layout" svg:x1="5.501cm" svg:y1="16.499cm" svg:x2="6.001cm" svg:y2="16.499cm">
            <text:p/>
          </draw:line>
        </draw:g>
        <draw:g draw:style-name="gr1">
          <draw:custom-shape draw:style-name="gr49" draw:text-style-name="P15" draw:layer="layout" svg:width="0.625cm" svg:height="1cm" draw:transform="rotate (1.5707963267949) translate (2.501cm 1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2.501cm" svg:y1="15.499cm" svg:x2="2.001cm" svg:y2="15.499cm">
            <text:p/>
          </draw:line>
          <draw:line draw:style-name="gr51" draw:text-style-name="P15" draw:layer="layout" svg:x1="3.501cm" svg:y1="15.499cm" svg:x2="4.001cm" svg:y2="15.499cm">
            <text:p/>
          </draw:line>
        </draw:g>
        <draw:line draw:style-name="gr11" draw:text-style-name="P15" draw:layer="layout" svg:x1="4cm" svg:y1="18.499cm" svg:x2="2cm" svg:y2="18.499cm">
          <text:p/>
        </draw:line>
        <draw:line draw:style-name="gr11" draw:text-style-name="P15" draw:layer="layout" svg:x1="2.001cm" svg:y1="16.5cm" svg:x2="2.001cm" svg:y2="15.5cm">
          <text:p/>
        </draw:line>
        <draw:line draw:style-name="gr11" draw:text-style-name="P15" draw:layer="layout" svg:x1="2cm" svg:y1="17.499cm" svg:x2="2cm" svg:y2="18.499cm">
          <text:p/>
        </draw:line>
        <draw:custom-shape draw:style-name="gr295" draw:text-style-name="P19" draw:layer="layout" svg:width="2.25cm" svg:height="1cm" svg:x="1.813cm" svg:y="15.75cm">
          <text:p text:style-name="P18"><text:span text:style-name="T8">e</text:span><text:span text:style-name="T9">1</text:span><text:span text:style-name="T8">=8V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.813cm" svg:y="14.375cm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5.813cm" svg:y="13.375cm">
          <text:p text:style-name="P6"><text:span text:style-name="T1">R</text:span><text:span text:style-name="T2">2</text:span><text:span text:style-name="T3">=9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7.751cm" svg:y="15.187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7.501cm" svg:y="17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7.937cm" svg:y="18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7.937cm" svg:y="15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7cm" svg:y="18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938cm" svg:y="15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6.497cm" svg:y1="16.937cm" svg:x2="6.497cm" svg:y2="15.062cm">
            <text:p/>
          </draw:line>
          <draw:line draw:style-name="gr281" draw:text-style-name="P14" draw:layer="layout" svg:x1="7.809cm" svg:y1="16cm" svg:x2="6.497cm" svg:y2="15.062cm">
            <text:p/>
          </draw:line>
          <draw:line draw:style-name="gr281" draw:text-style-name="P14" draw:layer="layout" svg:x1="6.497cm" svg:y1="16.937cm" svg:x2="7.809cm" svg:y2="16cm">
            <text:p/>
          </draw:line>
          <draw:line draw:style-name="gr281" draw:text-style-name="P14" draw:layer="layout" svg:x1="6.505cm" svg:y1="15.5cm" svg:x2="5.997cm" svg:y2="15.5cm">
            <text:p/>
          </draw:line>
          <draw:line draw:style-name="gr281" draw:text-style-name="P14" draw:layer="layout" svg:x1="6.505cm" svg:y1="16.496cm" svg:x2="5.997cm" svg:y2="16.496cm">
            <text:p/>
          </draw:line>
          <draw:line draw:style-name="gr281" draw:text-style-name="P14" draw:layer="layout" svg:x1="7.809cm" svg:y1="16cm" svg:x2="8.001cm" svg:y2="16cm">
            <text:p/>
          </draw:line>
          <draw:line draw:style-name="gr282" draw:text-style-name="P15" draw:layer="layout" svg:x1="6.715cm" svg:y1="16.406cm" svg:x2="6.715cm" svg:y2="16.594cm">
            <text:p/>
          </draw:line>
          <draw:line draw:style-name="gr282" draw:text-style-name="P15" draw:layer="layout" svg:x1="6.621cm" svg:y1="15.5cm" svg:x2="6.809cm" svg:y2="15.5cm">
            <text:p/>
          </draw:line>
          <draw:line draw:style-name="gr282" draw:text-style-name="P15" draw:layer="layout" svg:x1="6.621cm" svg:y1="16.5cm" svg:x2="6.809cm" svg:y2="16.5cm">
            <text:p/>
          </draw:line>
        </draw:g>
        <draw:line draw:style-name="gr11" draw:text-style-name="P15" draw:layer="layout" svg:x1="8.001cm" svg:y1="14.5cm" svg:x2="8.001cm" svg:y2="16cm">
          <text:p/>
        </draw:line>
        <draw:g draw:style-name="gr1">
          <draw:custom-shape draw:style-name="gr300" draw:text-style-name="P16" draw:layer="layout" svg:width="1cm" svg:height="1cm" svg:x="3.501cm" svg:y="1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01" draw:text-style-name="P17" draw:layer="layout" svg:x1="4.001cm" svg:y1="17cm" svg:x2="4.001cm" svg:y2="18cm">
            <text:p/>
          </draw:line>
        </draw:g>
        <draw:custom-shape draw:style-name="gr295" draw:text-style-name="P19" draw:layer="layout" svg:width="2.25cm" svg:height="1cm" svg:x="1.813cm" svg:y="17.687cm">
          <text:p text:style-name="P18"><text:span text:style-name="T8">e</text:span><text:span text:style-name="T9">2</text:span><text:span text:style-name="T8">=1V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4cm" svg:y1="18.499cm" svg:x2="4.001cm" svg:y2="18cm">
          <text:p/>
        </draw:line>
        <draw:g draw:style-name="gr1">
          <draw:custom-shape draw:style-name="gr49" draw:text-style-name="P15" draw:layer="layout" svg:width="0.625cm" svg:height="1cm" draw:transform="rotate (1.5707963267949) translate (6.501cm 14.8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6.501cm" svg:y1="14.507cm" svg:x2="6.001cm" svg:y2="14.507cm">
            <text:p/>
          </draw:line>
          <draw:line draw:style-name="gr51" draw:text-style-name="P15" draw:layer="layout" svg:x1="7.501cm" svg:y1="14.507cm" svg:x2="8.001cm" svg:y2="14.507cm">
            <text:p/>
          </draw:line>
        </draw:g>
        <draw:custom-shape draw:style-name="gr285" draw:text-style-name="P13" draw:layer="layout" svg:width="2.375cm" svg:height="1cm" svg:x="3.813cm" svg:y="15.375cm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4.001cm" svg:y1="16.5cm" svg:x2="4.001cm" svg:y2="17cm">
          <text:p/>
        </draw:line>
        <draw:g draw:style-name="gr1">
          <draw:custom-shape draw:style-name="gr49" draw:text-style-name="P15" draw:layer="layout" svg:width="0.625cm" svg:height="1cm" svg:x="5.688cm" svg:y="1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6.001cm" svg:y1="17cm" svg:x2="6.001cm" svg:y2="16.5cm">
            <text:p/>
          </draw:line>
          <draw:line draw:style-name="gr51" draw:text-style-name="P15" draw:layer="layout" svg:x1="6.001cm" svg:y1="18cm" svg:x2="6.001cm" svg:y2="18.5cm">
            <text:p/>
          </draw:line>
        </draw:g>
        <draw:path draw:style-name="gr87" draw:text-style-name="P10" draw:layer="layout" svg:width="0.125cm" svg:height="0.125cm" svg:x="5.937cm" svg:y="16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938cm" svg:y="18.4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15" draw:layer="layout" svg:x1="8.001cm" svg:y1="18.5cm" svg:x2="6.001cm" svg:y2="18.5cm">
          <text:p/>
        </draw:line>
        <draw:line draw:style-name="gr11" draw:text-style-name="P15" draw:layer="layout" svg:x1="3.938cm" svg:y1="15.5cm" svg:x2="6.001cm" svg:y2="15.5cm">
          <text:p/>
        </draw:line>
        <draw:line draw:style-name="gr11" draw:text-style-name="P15" draw:layer="layout" svg:x1="6.001cm" svg:y1="14.5cm" svg:x2="6.001cm" svg:y2="15.5cm">
          <text:p/>
        </draw:line>
        <draw:custom-shape draw:style-name="gr285" draw:text-style-name="P13" draw:layer="layout" svg:width="2.375cm" svg:height="1cm" svg:x="6.063cm" svg:y="17cm">
          <text:p text:style-name="P6"><text:span text:style-name="T1">R</text:span><text:span text:style-name="T2">4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</draw:page>
      <draw:page draw:name="Ex08" draw:style-name="dp1" draw:master-page-name="Default"/>
      <draw:page draw:name="Ex09" draw:style-name="dp1" draw:master-page-name="Default">
        <draw:custom-shape draw:style-name="gr302" draw:text-style-name="P19" draw:layer="layout" svg:width="10.5cm" svg:height="1cm" svg:x="1.5cm" svg:y="1.5cm">
          <text:p text:style-name="P18"><text:span text:style-name="T8">Laplace</text:span></text:p>
          <draw:enhanced-geometry svg:viewBox="0 0 21600 21600" draw:type="rectangle" draw:enhanced-path="M 0 0 L 21600 0 21600 21600 0 21600 0 0 Z N"/>
        </draw:custom-shape>
      </draw:page>
      <draw:page draw:name="Ex10" draw:style-name="dp1" draw:master-page-name="Default">
        <draw:custom-shape draw:style-name="gr303" draw:text-style-name="P21" draw:layer="layout" svg:width="3.5cm" svg:height="3cm" svg:x="1.5cm" svg:y="4cm">
          <text:p text:style-name="P20"><text:span text:style-name="T8">e(t)=</text:span><text:span text:style-name="T10">1</text:span><text:span text:style-name="T8">(t)V</text:span></text:p>
          <text:p text:style-name="P20"><text:span text:style-name="T8">R=10</text:span><text:span text:style-name="T11">Ω</text:span></text:p>
          <text:p text:style-name="P20"><text:span text:style-name="T11">C=1mF</text:span></text:p>
          <text:p text:style-name="P20"><text:span text:style-name="T12">u</text:span><text:span text:style-name="T13">C</text:span><text:span text:style-name="T12">(0</text:span><text:span text:style-name="T14">-</text:span><text:span text:style-name="T12">)=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04" draw:text-style-name="P22" draw:layer="layout" svg:width="1cm" svg:height="1cm" svg:x="1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05" draw:text-style-name="P23" draw:layer="layout" svg:x1="2cm" svg:y1="2.5cm" svg:x2="2cm" svg:y2="3.5cm">
            <text:p/>
          </draw:line>
        </draw:g>
        <draw:g draw:style-name="gr1">
          <draw:custom-shape draw:style-name="gr49" draw:text-style-name="P24" draw:layer="layout" svg:width="0.625cm" svg:height="1cm" draw:transform="rotate (1.5707963267949) translate (2.5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2.5cm" svg:y1="1.999cm" svg:x2="2cm" svg:y2="1.999cm">
            <text:p/>
          </draw:line>
          <draw:line draw:style-name="gr51" draw:text-style-name="P24" draw:layer="layout" svg:x1="3.5cm" svg:y1="1.999cm" svg:x2="4cm" svg:y2="1.999cm">
            <text:p/>
          </draw:line>
        </draw:g>
        <draw:g draw:style-name="gr1">
          <draw:g draw:style-name="gr280">
            <draw:line draw:style-name="gr306" draw:text-style-name="P25" draw:layer="layout" svg:x1="8.187cm" svg:y1="3.142cm" svg:x2="8.812cm" svg:y2="3.142cm">
              <text:p/>
            </draw:line>
            <draw:line draw:style-name="gr306" draw:text-style-name="P25" draw:layer="layout" svg:x1="8.187cm" svg:y1="2.858cm" svg:x2="8.812cm" svg:y2="2.858cm">
              <text:p/>
            </draw:line>
            <draw:line draw:style-name="gr306" draw:text-style-name="P25" draw:layer="layout" svg:x1="8.5cm" svg:y1="4cm" svg:x2="8.5cm" svg:y2="3.142cm">
              <text:p/>
            </draw:line>
            <draw:line draw:style-name="gr307" draw:text-style-name="P25" draw:layer="layout" svg:x1="8.5cm" svg:y1="2cm" svg:x2="8.5cm" svg:y2="2.858cm">
              <text:p/>
            </draw:line>
          </draw:g>
        </draw:g>
        <draw:line draw:style-name="gr11" draw:text-style-name="P24" draw:layer="layout" svg:x1="4cm" svg:y1="4cm" svg:x2="2cm" svg:y2="4cm">
          <text:p/>
        </draw:line>
        <draw:line draw:style-name="gr11" draw:text-style-name="P24" draw:layer="layout" svg:x1="2cm" svg:y1="3.5cm" svg:x2="2cm" svg:y2="4cm">
          <text:p/>
        </draw:line>
        <draw:line draw:style-name="gr11" draw:text-style-name="P24" draw:layer="layout" svg:x1="2cm" svg:y1="2cm" svg:x2="2cm" svg:y2="2.5cm">
          <text:p/>
        </draw:line>
        <draw:custom-shape draw:style-name="gr247" draw:text-style-name="P27" draw:layer="layout" svg:width="2cm" svg:height="1cm" svg:x="1.5cm" svg:y="3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2cm" svg:y="0.87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7.75cm" svg:y="1.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308" draw:text-style-name="P21" draw:layer="layout" svg:width="4cm" svg:height="3cm" svg:x="6cm" svg:y="4cm">
          <text:p text:style-name="P20"><text:span text:style-name="T8">e(t)=5</text:span><text:span text:style-name="T10">1</text:span><text:span text:style-name="T8">(t)V</text:span></text:p>
          <text:p text:style-name="P20"><text:span text:style-name="T8">R=10</text:span><text:span text:style-name="T11">Ω</text:span></text:p>
          <text:p text:style-name="P20"><text:span text:style-name="T11">C=1mF</text:span></text:p>
          <text:p text:style-name="P20"><text:span text:style-name="T12">u</text:span><text:span text:style-name="T13">C</text:span><text:span text:style-name="T12">(0</text:span><text:span text:style-name="T14">-</text:span><text:span text:style-name="T12">)=1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09" draw:text-style-name="P22" draw:layer="layout" svg:width="1cm" svg:height="1cm" svg:x="6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0" draw:text-style-name="P23" draw:layer="layout" svg:x1="6.5cm" svg:y1="2.5cm" svg:x2="6.5cm" svg:y2="3.5cm">
            <text:p/>
          </draw:line>
        </draw:g>
        <draw:g draw:style-name="gr1">
          <draw:custom-shape draw:style-name="gr49" draw:text-style-name="P24" draw:layer="layout" svg:width="0.625cm" svg:height="1cm" draw:transform="rotate (1.5707963267949) translate (7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7cm" svg:y1="1.999cm" svg:x2="6.5cm" svg:y2="1.999cm">
            <text:p/>
          </draw:line>
          <draw:line draw:style-name="gr51" draw:text-style-name="P24" draw:layer="layout" svg:x1="8cm" svg:y1="1.999cm" svg:x2="8.5cm" svg:y2="1.999cm">
            <text:p/>
          </draw:line>
        </draw:g>
        <draw:line draw:style-name="gr11" draw:text-style-name="P24" draw:layer="layout" svg:x1="8.5cm" svg:y1="4cm" svg:x2="6.5cm" svg:y2="4cm">
          <text:p/>
        </draw:line>
        <draw:line draw:style-name="gr11" draw:text-style-name="P24" draw:layer="layout" svg:x1="6.5cm" svg:y1="3.5cm" svg:x2="6.5cm" svg:y2="4cm">
          <text:p/>
        </draw:line>
        <draw:line draw:style-name="gr11" draw:text-style-name="P24" draw:layer="layout" svg:x1="6.5cm" svg:y1="2cm" svg:x2="6.5cm" svg:y2="2.5cm">
          <text:p/>
        </draw:line>
        <draw:custom-shape draw:style-name="gr247" draw:text-style-name="P27" draw:layer="layout" svg:width="2cm" svg:height="1cm" svg:x="6cm" svg:y="3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6.5cm" svg:y="0.87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308" draw:text-style-name="P21" draw:layer="layout" svg:width="4cm" svg:height="3cm" svg:x="10.5cm" svg:y="4cm">
          <text:p text:style-name="P20"><text:span text:style-name="T8">e(t)=10</text:span><text:span text:style-name="T10">1</text:span><text:span text:style-name="T8">(t)V</text:span></text:p>
          <text:p text:style-name="P20"><text:span text:style-name="T8">R=10</text:span><text:span text:style-name="T11">Ω</text:span></text:p>
          <text:p text:style-name="P20"><text:span text:style-name="T11">L=1mH</text:span></text:p>
          <text:p text:style-name="P20"><text:span text:style-name="T12">i</text:span><text:span text:style-name="T13">L</text:span><text:span text:style-name="T12">(0</text:span><text:span text:style-name="T14">-</text:span><text:span text:style-name="T12">)=0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11" draw:text-style-name="P22" draw:layer="layout" svg:width="1cm" svg:height="1cm" svg:x="10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2" draw:text-style-name="P23" draw:layer="layout" svg:x1="11cm" svg:y1="2.5cm" svg:x2="11cm" svg:y2="3.5cm">
            <text:p/>
          </draw:line>
        </draw:g>
        <draw:g draw:style-name="gr1">
          <draw:custom-shape draw:style-name="gr49" draw:text-style-name="P24" draw:layer="layout" svg:width="0.625cm" svg:height="1cm" draw:transform="rotate (1.5707963267949) translate (11.5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1.5cm" svg:y1="1.999cm" svg:x2="11cm" svg:y2="1.999cm">
            <text:p/>
          </draw:line>
          <draw:line draw:style-name="gr51" draw:text-style-name="P24" draw:layer="layout" svg:x1="12.5cm" svg:y1="1.999cm" svg:x2="13cm" svg:y2="1.999cm">
            <text:p/>
          </draw:line>
        </draw:g>
        <draw:line draw:style-name="gr11" draw:text-style-name="P24" draw:layer="layout" svg:x1="13cm" svg:y1="4cm" svg:x2="11cm" svg:y2="4cm">
          <text:p/>
        </draw:line>
        <draw:line draw:style-name="gr11" draw:text-style-name="P24" draw:layer="layout" svg:x1="11cm" svg:y1="3.5cm" svg:x2="11cm" svg:y2="4cm">
          <text:p/>
        </draw:line>
        <draw:line draw:style-name="gr11" draw:text-style-name="P24" draw:layer="layout" svg:x1="11cm" svg:y1="2cm" svg:x2="11cm" svg:y2="2.5cm">
          <text:p/>
        </draw:line>
        <draw:custom-shape draw:style-name="gr247" draw:text-style-name="P27" draw:layer="layout" svg:width="2cm" svg:height="1cm" svg:x="10.5cm" svg:y="3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1cm" svg:y="0.87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2.5cm" svg:y="2.5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25" draw:layer="layout" svg:x1="13cm" svg:y1="2.484cm" svg:x2="13cm" svg:y2="2cm">
              <text:p/>
            </draw:line>
            <draw:line draw:style-name="gr314" draw:text-style-name="P25" draw:layer="layout" svg:x1="13cm" svg:y1="3.5cm" svg:x2="13cm" svg:y2="4cm">
              <text:p/>
            </draw:line>
            <draw:ellipse draw:style-name="gr315" draw:text-style-name="P25" draw:layer="layout" svg:width="0.62cm" svg:height="0.25cm" svg:x="12.692cm" svg:y="2.5cm" draw:kind="arc" draw:start-angle="269.64" draw:end-angle="90.29">
              <text:p/>
            </draw:ellipse>
            <draw:ellipse draw:style-name="gr315" draw:text-style-name="P25" draw:layer="layout" svg:width="0.62cm" svg:height="0.25cm" svg:x="12.692cm" svg:y="2.75cm" draw:kind="arc" draw:start-angle="269.64" draw:end-angle="90.29">
              <text:p/>
            </draw:ellipse>
            <draw:ellipse draw:style-name="gr315" draw:text-style-name="P25" draw:layer="layout" svg:width="0.62cm" svg:height="0.25cm" svg:x="12.692cm" svg:y="3cm" draw:kind="arc" draw:start-angle="269.64" draw:end-angle="90.29">
              <text:p/>
            </draw:ellipse>
            <draw:ellipse draw:style-name="gr315" draw:text-style-name="P25" draw:layer="layout" svg:width="0.62cm" svg:height="0.25cm" svg:x="12.692cm" svg:y="3.25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13cm" svg:y1="2.484cm" svg:x2="13cm" svg:y2="2cm">
              <text:p/>
            </draw:line>
            <draw:line draw:style-name="gr317" draw:text-style-name="P25" draw:layer="layout" svg:x1="13cm" svg:y1="3.5cm" svg:x2="13cm" svg:y2="4cm">
              <text:p/>
            </draw:line>
            <draw:ellipse draw:style-name="gr318" draw:text-style-name="P25" draw:layer="layout" svg:width="0.62cm" svg:height="0.25cm" svg:x="12.687cm" svg:y="2.5cm" draw:kind="arc" draw:start-angle="89.77" draw:end-angle="270.45">
              <text:p/>
            </draw:ellipse>
            <draw:ellipse draw:style-name="gr318" draw:text-style-name="P25" draw:layer="layout" svg:width="0.62cm" svg:height="0.25cm" svg:x="12.687cm" svg:y="2.75cm" draw:kind="arc" draw:start-angle="89.77" draw:end-angle="270.45">
              <text:p/>
            </draw:ellipse>
            <draw:ellipse draw:style-name="gr318" draw:text-style-name="P25" draw:layer="layout" svg:width="0.62cm" svg:height="0.25cm" svg:x="12.687cm" svg:y="3cm" draw:kind="arc" draw:start-angle="89.77" draw:end-angle="270.45">
              <text:p/>
            </draw:ellipse>
            <draw:ellipse draw:style-name="gr318" draw:text-style-name="P25" draw:layer="layout" svg:width="0.62cm" svg:height="0.25cm" svg:x="12.687cm" svg:y="3.25cm" draw:kind="arc" draw:start-angle="89.77" draw:end-angle="270.45">
              <text:p/>
            </draw:ellipse>
          </draw:g>
        </draw:g>
        <draw:custom-shape draw:style-name="gr308" draw:text-style-name="P21" draw:layer="layout" svg:width="4cm" svg:height="3cm" svg:x="15cm" svg:y="4cm">
          <text:p text:style-name="P20"><text:span text:style-name="T8">e(t)=10</text:span><text:span text:style-name="T10">1</text:span><text:span text:style-name="T8">(t)V</text:span></text:p>
          <text:p text:style-name="P20"><text:span text:style-name="T8">R=10</text:span><text:span text:style-name="T11">Ω</text:span></text:p>
          <text:p text:style-name="P20"><text:span text:style-name="T11">L=1mH</text:span></text:p>
          <text:p text:style-name="P20"><text:span text:style-name="T12">i</text:span><text:span text:style-name="T13">L</text:span><text:span text:style-name="T12">(0</text:span><text:span text:style-name="T14">-</text:span><text:span text:style-name="T12">)=-2A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9cm" svg:y1="3.5cm" svg:x2="9cm" svg:y2="2.5cm">
          <text:p/>
        </draw:line>
        <draw:custom-shape draw:style-name="gr247" draw:text-style-name="P27" draw:layer="layout" svg:width="2cm" svg:height="1cm" svg:x="8.312cm" svg:y="2.5cm">
          <text:p text:style-name="P2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25" draw:layer="layout" svg:x1="3.687cm" svg:y1="3.142cm" svg:x2="4.312cm" svg:y2="3.142cm">
              <text:p/>
            </draw:line>
            <draw:line draw:style-name="gr306" draw:text-style-name="P25" draw:layer="layout" svg:x1="3.687cm" svg:y1="2.858cm" svg:x2="4.312cm" svg:y2="2.858cm">
              <text:p/>
            </draw:line>
            <draw:line draw:style-name="gr306" draw:text-style-name="P25" draw:layer="layout" svg:x1="4cm" svg:y1="4cm" svg:x2="4cm" svg:y2="3.142cm">
              <text:p/>
            </draw:line>
            <draw:line draw:style-name="gr307" draw:text-style-name="P25" draw:layer="layout" svg:x1="4cm" svg:y1="2cm" svg:x2="4cm" svg:y2="2.858cm">
              <text:p/>
            </draw:line>
          </draw:g>
        </draw:g>
        <draw:custom-shape draw:style-name="gr247" draw:text-style-name="P27" draw:layer="layout" svg:width="2cm" svg:height="1cm" svg:x="3.25cm" svg:y="1.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4.5cm" svg:y1="3.5cm" svg:x2="4.5cm" svg:y2="2.5cm">
          <text:p/>
        </draw:line>
        <draw:custom-shape draw:style-name="gr247" draw:text-style-name="P27" draw:layer="layout" svg:width="2cm" svg:height="1cm" svg:x="3.812cm" svg:y="2.5cm">
          <text:p text:style-name="P2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2.25cm" svg:y="1.5cm">
          <text:p text:style-name="P2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13cm" svg:y1="2cm" svg:x2="13cm" svg:y2="2.5cm">
          <text:p/>
        </draw:line>
        <draw:g draw:style-name="gr1">
          <draw:custom-shape draw:style-name="gr319" draw:text-style-name="P22" draw:layer="layout" svg:width="1cm" svg:height="1cm" svg:x="1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0" draw:text-style-name="P23" draw:layer="layout" svg:x1="15.5cm" svg:y1="2.5cm" svg:x2="15.5cm" svg:y2="3.5cm">
            <text:p/>
          </draw:line>
        </draw:g>
        <draw:g draw:style-name="gr1">
          <draw:custom-shape draw:style-name="gr49" draw:text-style-name="P24" draw:layer="layout" svg:width="0.625cm" svg:height="1cm" draw:transform="rotate (1.5707963267949) translate (16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6cm" svg:y1="1.999cm" svg:x2="15.5cm" svg:y2="1.999cm">
            <text:p/>
          </draw:line>
          <draw:line draw:style-name="gr51" draw:text-style-name="P24" draw:layer="layout" svg:x1="17cm" svg:y1="1.999cm" svg:x2="17.5cm" svg:y2="1.999cm">
            <text:p/>
          </draw:line>
        </draw:g>
        <draw:line draw:style-name="gr11" draw:text-style-name="P24" draw:layer="layout" svg:x1="17.5cm" svg:y1="4cm" svg:x2="15.5cm" svg:y2="4cm">
          <text:p/>
        </draw:line>
        <draw:line draw:style-name="gr11" draw:text-style-name="P24" draw:layer="layout" svg:x1="15.5cm" svg:y1="3.5cm" svg:x2="15.5cm" svg:y2="4cm">
          <text:p/>
        </draw:line>
        <draw:line draw:style-name="gr11" draw:text-style-name="P24" draw:layer="layout" svg:x1="15.5cm" svg:y1="2cm" svg:x2="15.5cm" svg:y2="2.5cm">
          <text:p/>
        </draw:line>
        <draw:custom-shape draw:style-name="gr247" draw:text-style-name="P27" draw:layer="layout" svg:width="2cm" svg:height="1cm" svg:x="15cm" svg:y="3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5.5cm" svg:y="0.87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7cm" svg:y="2.5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25" draw:layer="layout" svg:x1="17.5cm" svg:y1="2.484cm" svg:x2="17.5cm" svg:y2="2cm">
              <text:p/>
            </draw:line>
            <draw:line draw:style-name="gr314" draw:text-style-name="P25" draw:layer="layout" svg:x1="17.5cm" svg:y1="3.5cm" svg:x2="17.5cm" svg:y2="4cm">
              <text:p/>
            </draw:line>
            <draw:ellipse draw:style-name="gr315" draw:text-style-name="P25" draw:layer="layout" svg:width="0.62cm" svg:height="0.25cm" svg:x="17.192cm" svg:y="2.5cm" draw:kind="arc" draw:start-angle="269.64" draw:end-angle="90.29">
              <text:p/>
            </draw:ellipse>
            <draw:ellipse draw:style-name="gr315" draw:text-style-name="P25" draw:layer="layout" svg:width="0.62cm" svg:height="0.25cm" svg:x="17.192cm" svg:y="2.75cm" draw:kind="arc" draw:start-angle="269.64" draw:end-angle="90.29">
              <text:p/>
            </draw:ellipse>
            <draw:ellipse draw:style-name="gr315" draw:text-style-name="P25" draw:layer="layout" svg:width="0.62cm" svg:height="0.25cm" svg:x="17.192cm" svg:y="3cm" draw:kind="arc" draw:start-angle="269.64" draw:end-angle="90.29">
              <text:p/>
            </draw:ellipse>
            <draw:ellipse draw:style-name="gr315" draw:text-style-name="P25" draw:layer="layout" svg:width="0.62cm" svg:height="0.25cm" svg:x="17.192cm" svg:y="3.25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17.5cm" svg:y1="2.484cm" svg:x2="17.5cm" svg:y2="2cm">
              <text:p/>
            </draw:line>
            <draw:line draw:style-name="gr317" draw:text-style-name="P25" draw:layer="layout" svg:x1="17.5cm" svg:y1="3.5cm" svg:x2="17.5cm" svg:y2="4cm">
              <text:p/>
            </draw:line>
            <draw:ellipse draw:style-name="gr318" draw:text-style-name="P25" draw:layer="layout" svg:width="0.62cm" svg:height="0.25cm" svg:x="17.187cm" svg:y="2.5cm" draw:kind="arc" draw:start-angle="89.77" draw:end-angle="270.45">
              <text:p/>
            </draw:ellipse>
            <draw:ellipse draw:style-name="gr318" draw:text-style-name="P25" draw:layer="layout" svg:width="0.62cm" svg:height="0.25cm" svg:x="17.187cm" svg:y="2.75cm" draw:kind="arc" draw:start-angle="89.77" draw:end-angle="270.45">
              <text:p/>
            </draw:ellipse>
            <draw:ellipse draw:style-name="gr318" draw:text-style-name="P25" draw:layer="layout" svg:width="0.62cm" svg:height="0.25cm" svg:x="17.187cm" svg:y="3cm" draw:kind="arc" draw:start-angle="89.77" draw:end-angle="270.45">
              <text:p/>
            </draw:ellipse>
            <draw:ellipse draw:style-name="gr318" draw:text-style-name="P25" draw:layer="layout" svg:width="0.62cm" svg:height="0.25cm" svg:x="17.187cm" svg:y="3.25cm" draw:kind="arc" draw:start-angle="89.77" draw:end-angle="270.45">
              <text:p/>
            </draw:ellipse>
          </draw:g>
        </draw:g>
        <draw:custom-shape draw:style-name="gr247" draw:text-style-name="P27" draw:layer="layout" svg:width="2cm" svg:height="1cm" svg:x="16.75cm" svg:y="1.5cm">
          <text:p text:style-name="P2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17.5cm" svg:y1="2cm" svg:x2="17.5cm" svg:y2="2.5cm">
          <text:p/>
        </draw:line>
        <draw:custom-shape draw:style-name="gr321" draw:text-style-name="P21" draw:layer="layout" svg:width="3.5cm" svg:height="3.5cm" svg:x="1.5cm" svg:y="11cm">
          <text:p text:style-name="P20"><text:span text:style-name="T8">e(t)=</text:span><text:span text:style-name="T10">1</text:span><text:span text:style-name="T8">(t)V</text:span></text:p>
          <text:p text:style-name="P20"><text:span text:style-name="T8">R</text:span><text:span text:style-name="T9">1</text:span><text:span text:style-name="T8">=10</text:span><text:span text:style-name="T11">Ω</text:span></text:p>
          <text:p text:style-name="P28"><text:span text:style-name="T11">R</text:span><text:span text:style-name="T13">2</text:span><text:span text:style-name="T11">=20Ω</text:span></text:p>
          <text:p text:style-name="P20"><text:span text:style-name="T11">C=1mF</text:span></text:p>
          <text:p text:style-name="P20"><text:span text:style-name="T12">u</text:span><text:span text:style-name="T13">C</text:span><text:span text:style-name="T12">(0</text:span><text:span text:style-name="T14">-</text:span><text:span text:style-name="T12">)=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22" draw:text-style-name="P22" draw:layer="layout" svg:width="1cm" svg:height="1cm" svg:x="1.5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3" draw:text-style-name="P23" draw:layer="layout" svg:x1="2cm" svg:y1="9.5cm" svg:x2="2cm" svg:y2="10.5cm">
            <text:p/>
          </draw:line>
        </draw:g>
        <draw:g draw:style-name="gr1">
          <draw:custom-shape draw:style-name="gr49" draw:text-style-name="P24" draw:layer="layout" svg:width="0.625cm" svg:height="1cm" draw:transform="rotate (1.5707963267949) translate (2.5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2.5cm" svg:y1="8.999cm" svg:x2="2cm" svg:y2="8.999cm">
            <text:p/>
          </draw:line>
          <draw:line draw:style-name="gr51" draw:text-style-name="P24" draw:layer="layout" svg:x1="3.5cm" svg:y1="8.999cm" svg:x2="4cm" svg:y2="8.999cm">
            <text:p/>
          </draw:line>
        </draw:g>
        <draw:line draw:style-name="gr11" draw:text-style-name="P24" draw:layer="layout" svg:x1="4cm" svg:y1="11cm" svg:x2="2cm" svg:y2="11cm">
          <text:p/>
        </draw:line>
        <draw:line draw:style-name="gr11" draw:text-style-name="P24" draw:layer="layout" svg:x1="2cm" svg:y1="10.5cm" svg:x2="2cm" svg:y2="11cm">
          <text:p/>
        </draw:line>
        <draw:line draw:style-name="gr11" draw:text-style-name="P24" draw:layer="layout" svg:x1="2cm" svg:y1="9cm" svg:x2="2cm" svg:y2="9.5cm">
          <text:p/>
        </draw:line>
        <draw:custom-shape draw:style-name="gr247" draw:text-style-name="P27" draw:layer="layout" svg:width="2cm" svg:height="1cm" svg:x="1.5cm" svg:y="10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2cm" svg:y="7.875cm">
          <text:p text:style-name="P2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25" draw:layer="layout" svg:x1="4.687cm" svg:y1="10.142cm" svg:x2="5.312cm" svg:y2="10.142cm">
              <text:p/>
            </draw:line>
            <draw:line draw:style-name="gr306" draw:text-style-name="P25" draw:layer="layout" svg:x1="4.687cm" svg:y1="9.858cm" svg:x2="5.312cm" svg:y2="9.858cm">
              <text:p/>
            </draw:line>
            <draw:line draw:style-name="gr306" draw:text-style-name="P25" draw:layer="layout" svg:x1="5cm" svg:y1="11cm" svg:x2="5cm" svg:y2="10.142cm">
              <text:p/>
            </draw:line>
            <draw:line draw:style-name="gr307" draw:text-style-name="P25" draw:layer="layout" svg:x1="5cm" svg:y1="9cm" svg:x2="5cm" svg:y2="9.858cm">
              <text:p/>
            </draw:line>
          </draw:g>
        </draw:g>
        <draw:custom-shape draw:style-name="gr247" draw:text-style-name="P27" draw:layer="layout" svg:width="2cm" svg:height="1cm" svg:x="4.25cm" svg:y="8.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5.5cm" svg:y1="10.5cm" svg:x2="5.5cm" svg:y2="9.5cm">
          <text:p/>
        </draw:line>
        <draw:custom-shape draw:style-name="gr247" draw:text-style-name="P27" draw:layer="layout" svg:width="2cm" svg:height="1cm" svg:x="4.812cm" svg:y="9.5cm">
          <text:p text:style-name="P2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svg:x="3.6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4cm" svg:y1="9.5cm" svg:x2="4cm" svg:y2="9cm">
            <text:p/>
          </draw:line>
          <draw:line draw:style-name="gr51" draw:text-style-name="P24" draw:layer="layout" svg:x1="4cm" svg:y1="10.5cm" svg:x2="4cm" svg:y2="11cm">
            <text:p/>
          </draw:line>
        </draw:g>
        <draw:custom-shape draw:style-name="gr247" draw:text-style-name="P27" draw:layer="layout" svg:width="2cm" svg:height="1cm" svg:x="3.625cm" svg:y="9cm">
          <text:p text:style-name="P2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5cm" svg:y1="9cm" svg:x2="4cm" svg:y2="9cm">
          <text:p/>
        </draw:line>
        <draw:line draw:style-name="gr11" draw:text-style-name="P24" draw:layer="layout" svg:x1="5cm" svg:y1="11cm" svg:x2="4cm" svg:y2="11cm">
          <text:p/>
        </draw:line>
        <draw:path draw:style-name="gr87" draw:text-style-name="P29" draw:layer="layout" svg:width="0.125cm" svg:height="0.125cm" svg:x="3.937cm" svg:y="8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29" draw:layer="layout" svg:width="0.125cm" svg:height="0.125cm" svg:x="3.936cm" svg:y="10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321" draw:text-style-name="P21" draw:layer="layout" svg:width="3.5cm" svg:height="3.5cm" svg:x="7cm" svg:y="11cm">
          <text:p text:style-name="P20"><text:span text:style-name="T8">e(t)=</text:span><text:span text:style-name="T10">1</text:span><text:span text:style-name="T8">(t)V</text:span></text:p>
          <text:p text:style-name="P20"><text:span text:style-name="T8">R</text:span><text:span text:style-name="T9">1</text:span><text:span text:style-name="T8">=10</text:span><text:span text:style-name="T11">Ω</text:span></text:p>
          <text:p text:style-name="P28"><text:span text:style-name="T11">R</text:span><text:span text:style-name="T13">2</text:span><text:span text:style-name="T11">=20Ω</text:span></text:p>
          <text:p text:style-name="P20"><text:span text:style-name="T11">C=1mF</text:span></text:p>
          <text:p text:style-name="P20"><text:span text:style-name="T12">u</text:span><text:span text:style-name="T13">C</text:span><text:span text:style-name="T12">(0</text:span><text:span text:style-name="T14">-</text:span><text:span text:style-name="T12">)=-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24" draw:text-style-name="P22" draw:layer="layout" svg:width="1cm" svg:height="1cm" svg:x="7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5" draw:text-style-name="P23" draw:layer="layout" svg:x1="7.5cm" svg:y1="9.5cm" svg:x2="7.5cm" svg:y2="10.5cm">
            <text:p/>
          </draw:line>
        </draw:g>
        <draw:g draw:style-name="gr1">
          <draw:custom-shape draw:style-name="gr49" draw:text-style-name="P24" draw:layer="layout" svg:width="0.625cm" svg:height="1cm" draw:transform="rotate (1.5707963267949) translate (8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8cm" svg:y1="8.999cm" svg:x2="7.5cm" svg:y2="8.999cm">
            <text:p/>
          </draw:line>
          <draw:line draw:style-name="gr51" draw:text-style-name="P24" draw:layer="layout" svg:x1="9cm" svg:y1="8.999cm" svg:x2="9.5cm" svg:y2="8.999cm">
            <text:p/>
          </draw:line>
        </draw:g>
        <draw:line draw:style-name="gr11" draw:text-style-name="P24" draw:layer="layout" svg:x1="9.5cm" svg:y1="11cm" svg:x2="7.5cm" svg:y2="11cm">
          <text:p/>
        </draw:line>
        <draw:line draw:style-name="gr11" draw:text-style-name="P24" draw:layer="layout" svg:x1="7.5cm" svg:y1="10.5cm" svg:x2="7.5cm" svg:y2="11cm">
          <text:p/>
        </draw:line>
        <draw:line draw:style-name="gr11" draw:text-style-name="P24" draw:layer="layout" svg:x1="7.5cm" svg:y1="9cm" svg:x2="7.5cm" svg:y2="9.5cm">
          <text:p/>
        </draw:line>
        <draw:custom-shape draw:style-name="gr247" draw:text-style-name="P27" draw:layer="layout" svg:width="2cm" svg:height="1cm" svg:x="7cm" svg:y="10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7.5cm" svg:y="7.875cm">
          <text:p text:style-name="P2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25" draw:layer="layout" svg:x1="10.187cm" svg:y1="10.142cm" svg:x2="10.812cm" svg:y2="10.142cm">
              <text:p/>
            </draw:line>
            <draw:line draw:style-name="gr306" draw:text-style-name="P25" draw:layer="layout" svg:x1="10.187cm" svg:y1="9.858cm" svg:x2="10.812cm" svg:y2="9.858cm">
              <text:p/>
            </draw:line>
            <draw:line draw:style-name="gr306" draw:text-style-name="P25" draw:layer="layout" svg:x1="10.5cm" svg:y1="11cm" svg:x2="10.5cm" svg:y2="10.142cm">
              <text:p/>
            </draw:line>
            <draw:line draw:style-name="gr307" draw:text-style-name="P25" draw:layer="layout" svg:x1="10.5cm" svg:y1="9cm" svg:x2="10.5cm" svg:y2="9.858cm">
              <text:p/>
            </draw:line>
          </draw:g>
        </draw:g>
        <draw:custom-shape draw:style-name="gr247" draw:text-style-name="P27" draw:layer="layout" svg:width="2cm" svg:height="1cm" svg:x="9.75cm" svg:y="8.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11cm" svg:y1="10.5cm" svg:x2="11cm" svg:y2="9.5cm">
          <text:p/>
        </draw:line>
        <draw:custom-shape draw:style-name="gr247" draw:text-style-name="P27" draw:layer="layout" svg:width="2cm" svg:height="1cm" svg:x="10.312cm" svg:y="9.5cm">
          <text:p text:style-name="P2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svg:x="9.1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9.5cm" svg:y1="9.5cm" svg:x2="9.5cm" svg:y2="9cm">
            <text:p/>
          </draw:line>
          <draw:line draw:style-name="gr51" draw:text-style-name="P24" draw:layer="layout" svg:x1="9.5cm" svg:y1="10.5cm" svg:x2="9.5cm" svg:y2="11cm">
            <text:p/>
          </draw:line>
        </draw:g>
        <draw:custom-shape draw:style-name="gr247" draw:text-style-name="P27" draw:layer="layout" svg:width="2cm" svg:height="1cm" svg:x="9.125cm" svg:y="9cm">
          <text:p text:style-name="P2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10.5cm" svg:y1="9cm" svg:x2="9.5cm" svg:y2="9cm">
          <text:p/>
        </draw:line>
        <draw:line draw:style-name="gr11" draw:text-style-name="P24" draw:layer="layout" svg:x1="10.5cm" svg:y1="11cm" svg:x2="9.5cm" svg:y2="11cm">
          <text:p/>
        </draw:line>
        <draw:path draw:style-name="gr87" draw:text-style-name="P29" draw:layer="layout" svg:width="0.125cm" svg:height="0.125cm" svg:x="9.437cm" svg:y="8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29" draw:layer="layout" svg:width="0.125cm" svg:height="0.125cm" svg:x="9.436cm" svg:y="10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303" draw:text-style-name="P21" draw:layer="layout" svg:width="3.5cm" svg:height="3cm" svg:x="1.5cm" svg:y="17.5cm">
          <text:p text:style-name="P20"><text:span text:style-name="T8">j(t)=</text:span><text:span text:style-name="T10">1</text:span><text:span text:style-name="T8">(t)A</text:span></text:p>
          <text:p text:style-name="P20"><text:span text:style-name="T8">R=10</text:span><text:span text:style-name="T11">Ω</text:span></text:p>
          <text:p text:style-name="P20"><text:span text:style-name="T11">C=1mF</text:span></text:p>
          <text:p text:style-name="P20"><text:span text:style-name="T12">u</text:span><text:span text:style-name="T13">C</text:span><text:span text:style-name="T12">(0</text:span><text:span text:style-name="T14">-</text:span><text:span text:style-name="T12">)=0V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4cm" svg:y1="17.5cm" svg:x2="2cm" svg:y2="17.5cm">
          <text:p/>
        </draw:line>
        <draw:line draw:style-name="gr11" draw:text-style-name="P24" draw:layer="layout" svg:x1="2cm" svg:y1="17cm" svg:x2="2cm" svg:y2="17.5cm">
          <text:p/>
        </draw:line>
        <draw:line draw:style-name="gr11" draw:text-style-name="P24" draw:layer="layout" svg:x1="2cm" svg:y1="15.5cm" svg:x2="2cm" svg:y2="16cm">
          <text:p/>
        </draw:line>
        <draw:custom-shape draw:style-name="gr247" draw:text-style-name="P27" draw:layer="layout" svg:width="2cm" svg:height="1cm" svg:x="1.5cm" svg:y="16.625cm">
          <text:p text:style-name="P26"><text:span text:style-name="T8">j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25" draw:layer="layout" svg:x1="4.687cm" svg:y1="16.642cm" svg:x2="5.312cm" svg:y2="16.642cm">
              <text:p/>
            </draw:line>
            <draw:line draw:style-name="gr306" draw:text-style-name="P25" draw:layer="layout" svg:x1="4.687cm" svg:y1="16.358cm" svg:x2="5.312cm" svg:y2="16.358cm">
              <text:p/>
            </draw:line>
            <draw:line draw:style-name="gr306" draw:text-style-name="P25" draw:layer="layout" svg:x1="5cm" svg:y1="17.5cm" svg:x2="5cm" svg:y2="16.642cm">
              <text:p/>
            </draw:line>
            <draw:line draw:style-name="gr307" draw:text-style-name="P25" draw:layer="layout" svg:x1="5cm" svg:y1="15.5cm" svg:x2="5cm" svg:y2="16.358cm">
              <text:p/>
            </draw:line>
          </draw:g>
        </draw:g>
        <draw:custom-shape draw:style-name="gr247" draw:text-style-name="P27" draw:layer="layout" svg:width="2cm" svg:height="1cm" svg:x="4.25cm" svg:y="1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5.5cm" svg:y1="17cm" svg:x2="5.5cm" svg:y2="16cm">
          <text:p/>
        </draw:line>
        <draw:custom-shape draw:style-name="gr247" draw:text-style-name="P27" draw:layer="layout" svg:width="2cm" svg:height="1cm" svg:x="4.812cm" svg:y="16cm">
          <text:p text:style-name="P2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svg:x="3.687cm" svg:y="1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4cm" svg:y1="16cm" svg:x2="4cm" svg:y2="15.5cm">
            <text:p/>
          </draw:line>
          <draw:line draw:style-name="gr51" draw:text-style-name="P24" draw:layer="layout" svg:x1="4cm" svg:y1="17cm" svg:x2="4cm" svg:y2="17.5cm">
            <text:p/>
          </draw:line>
        </draw:g>
        <draw:custom-shape draw:style-name="gr247" draw:text-style-name="P27" draw:layer="layout" svg:width="2cm" svg:height="1cm" svg:x="3.5cm" svg:y="15.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5cm" svg:y1="15.5cm" svg:x2="4cm" svg:y2="15.5cm">
          <text:p/>
        </draw:line>
        <draw:line draw:style-name="gr11" draw:text-style-name="P24" draw:layer="layout" svg:x1="5cm" svg:y1="17.5cm" svg:x2="4cm" svg:y2="17.5cm">
          <text:p/>
        </draw:line>
        <draw:path draw:style-name="gr87" draw:text-style-name="P29" draw:layer="layout" svg:width="0.125cm" svg:height="0.125cm" svg:x="3.937cm" svg:y="15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29" draw:layer="layout" svg:width="0.125cm" svg:height="0.125cm" svg:x="3.936cm" svg:y="17.4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303" draw:text-style-name="P21" draw:layer="layout" svg:width="3.5cm" svg:height="3cm" svg:x="7cm" svg:y="17.5cm">
          <text:p text:style-name="P20"><text:span text:style-name="T8">j(t)=</text:span><text:span text:style-name="T10">1</text:span><text:span text:style-name="T8">(t)A</text:span></text:p>
          <text:p text:style-name="P20"><text:span text:style-name="T8">R=10</text:span><text:span text:style-name="T11">Ω</text:span></text:p>
          <text:p text:style-name="P20"><text:span text:style-name="T11">C=1mF</text:span></text:p>
          <text:p text:style-name="P20"><text:span text:style-name="T12">u</text:span><text:span text:style-name="T13">C</text:span><text:span text:style-name="T12">(0</text:span><text:span text:style-name="T14">-</text:span><text:span text:style-name="T12">)=-2V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9.5cm" svg:y1="17.5cm" svg:x2="7.5cm" svg:y2="17.5cm">
          <text:p/>
        </draw:line>
        <draw:line draw:style-name="gr11" draw:text-style-name="P24" draw:layer="layout" svg:x1="7.5cm" svg:y1="17cm" svg:x2="7.5cm" svg:y2="17.5cm">
          <text:p/>
        </draw:line>
        <draw:line draw:style-name="gr11" draw:text-style-name="P24" draw:layer="layout" svg:x1="7.5cm" svg:y1="15.5cm" svg:x2="7.5cm" svg:y2="16cm">
          <text:p/>
        </draw:line>
        <draw:custom-shape draw:style-name="gr247" draw:text-style-name="P27" draw:layer="layout" svg:width="2cm" svg:height="1cm" svg:x="7cm" svg:y="16.625cm">
          <text:p text:style-name="P26"><text:span text:style-name="T8">j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25" draw:layer="layout" svg:x1="10.187cm" svg:y1="16.642cm" svg:x2="10.812cm" svg:y2="16.642cm">
              <text:p/>
            </draw:line>
            <draw:line draw:style-name="gr306" draw:text-style-name="P25" draw:layer="layout" svg:x1="10.187cm" svg:y1="16.358cm" svg:x2="10.812cm" svg:y2="16.358cm">
              <text:p/>
            </draw:line>
            <draw:line draw:style-name="gr306" draw:text-style-name="P25" draw:layer="layout" svg:x1="10.5cm" svg:y1="17.5cm" svg:x2="10.5cm" svg:y2="16.642cm">
              <text:p/>
            </draw:line>
            <draw:line draw:style-name="gr307" draw:text-style-name="P25" draw:layer="layout" svg:x1="10.5cm" svg:y1="15.5cm" svg:x2="10.5cm" svg:y2="16.358cm">
              <text:p/>
            </draw:line>
          </draw:g>
        </draw:g>
        <draw:custom-shape draw:style-name="gr247" draw:text-style-name="P27" draw:layer="layout" svg:width="2cm" svg:height="1cm" svg:x="9.75cm" svg:y="1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11cm" svg:y1="17cm" svg:x2="11cm" svg:y2="16cm">
          <text:p/>
        </draw:line>
        <draw:custom-shape draw:style-name="gr247" draw:text-style-name="P27" draw:layer="layout" svg:width="2cm" svg:height="1cm" svg:x="10.312cm" svg:y="16cm">
          <text:p text:style-name="P2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svg:x="9.187cm" svg:y="1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9.5cm" svg:y1="16cm" svg:x2="9.5cm" svg:y2="15.5cm">
            <text:p/>
          </draw:line>
          <draw:line draw:style-name="gr51" draw:text-style-name="P24" draw:layer="layout" svg:x1="9.5cm" svg:y1="17cm" svg:x2="9.5cm" svg:y2="17.5cm">
            <text:p/>
          </draw:line>
        </draw:g>
        <draw:custom-shape draw:style-name="gr247" draw:text-style-name="P27" draw:layer="layout" svg:width="2cm" svg:height="1cm" svg:x="9cm" svg:y="15.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10.5cm" svg:y1="15.5cm" svg:x2="9.5cm" svg:y2="15.5cm">
          <text:p/>
        </draw:line>
        <draw:line draw:style-name="gr11" draw:text-style-name="P24" draw:layer="layout" svg:x1="10.5cm" svg:y1="17.5cm" svg:x2="9.5cm" svg:y2="17.5cm">
          <text:p/>
        </draw:line>
        <draw:path draw:style-name="gr87" draw:text-style-name="P29" draw:layer="layout" svg:width="0.125cm" svg:height="0.125cm" svg:x="9.437cm" svg:y="15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29" draw:layer="layout" svg:width="0.125cm" svg:height="0.125cm" svg:x="9.436cm" svg:y="17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326" draw:text-style-name="P22" draw:layer="layout" svg:width="1cm" svg:height="1cm" svg:x="1.5cm" svg:y="1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7" draw:text-style-name="P23" draw:layer="layout" svg:x1="2cm" svg:y1="16.1cm" svg:x2="2cm" svg:y2="16.9cm">
            <text:p/>
          </draw:line>
          <draw:custom-shape draw:style-name="gr328" draw:text-style-name="P22" draw:layer="layout" svg:width="0.8cm" svg:height="0.8cm" svg:x="1.6cm" svg:y="1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329" draw:text-style-name="P22" draw:layer="layout" svg:width="1cm" svg:height="1cm" svg:x="7cm" svg:y="1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30" draw:text-style-name="P23" draw:layer="layout" svg:x1="7.5cm" svg:y1="16.1cm" svg:x2="7.5cm" svg:y2="16.9cm">
            <text:p/>
          </draw:line>
          <draw:custom-shape draw:style-name="gr331" draw:text-style-name="P22" draw:layer="layout" svg:width="0.8cm" svg:height="0.8cm" svg:x="7.1cm" svg:y="1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24" draw:layer="layout" svg:x1="7.5cm" svg:y1="15.5cm" svg:x2="9.5cm" svg:y2="15.5cm">
          <text:p/>
        </draw:line>
        <draw:line draw:style-name="gr11" draw:text-style-name="P24" draw:layer="layout" svg:x1="7.5cm" svg:y1="15.5cm" svg:x2="9.5cm" svg:y2="15.5cm">
          <text:p/>
        </draw:line>
        <draw:line draw:style-name="gr11" draw:text-style-name="P24" draw:layer="layout" svg:x1="2cm" svg:y1="15.5cm" svg:x2="4cm" svg:y2="15.5cm">
          <text:p/>
        </draw:line>
      </draw:page>
      <draw:page draw:name="Ex11" draw:style-name="dp1" draw:master-page-name="Default">
        <draw:custom-shape draw:style-name="gr332" draw:text-style-name="P21" draw:layer="layout" svg:width="4.007cm" svg:height="2.499cm" svg:x="1.493cm" svg:y="4.001cm">
          <text:p text:style-name="P20"><text:span text:style-name="T8">R=1k</text:span><text:span text:style-name="T11">Ω</text:span></text:p>
          <text:p text:style-name="P20"><text:span text:style-name="T11">C=1mF</text:span></text:p>
          <text:p text:style-name="P20"><text:span text:style-name="T12">u</text:span><text:span text:style-name="T13">C</text:span><text:span text:style-name="T12">(0</text:span><text:span text:style-name="T14">-</text:span><text:span text:style-name="T12">)=1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draw:transform="rotate (1.5707963267949) translate (2.493cm 2.3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2.493cm" svg:y1="2cm" svg:x2="1.993cm" svg:y2="2cm">
            <text:p/>
          </draw:line>
          <draw:line draw:style-name="gr51" draw:text-style-name="P24" draw:layer="layout" svg:x1="3.493cm" svg:y1="2cm" svg:x2="3.993cm" svg:y2="2cm">
            <text:p/>
          </draw:line>
        </draw:g>
        <draw:line draw:style-name="gr11" draw:text-style-name="P24" draw:layer="layout" svg:x1="3.993cm" svg:y1="4.001cm" svg:x2="1.993cm" svg:y2="4.001cm">
          <text:p/>
        </draw:line>
        <draw:line draw:style-name="gr11" draw:text-style-name="P24" draw:layer="layout" svg:x1="1.993cm" svg:y1="2.001cm" svg:x2="2cm" svg:y2="4cm">
          <text:p/>
        </draw:line>
        <draw:custom-shape draw:style-name="gr247" draw:text-style-name="P27" draw:layer="layout" svg:width="2cm" svg:height="1cm" svg:x="1.993cm" svg:y="0.876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25" draw:layer="layout" svg:x1="3.68cm" svg:y1="3.143cm" svg:x2="4.305cm" svg:y2="3.143cm">
              <text:p/>
            </draw:line>
            <draw:line draw:style-name="gr306" draw:text-style-name="P25" draw:layer="layout" svg:x1="3.68cm" svg:y1="2.859cm" svg:x2="4.305cm" svg:y2="2.859cm">
              <text:p/>
            </draw:line>
            <draw:line draw:style-name="gr306" draw:text-style-name="P25" draw:layer="layout" svg:x1="3.993cm" svg:y1="4.001cm" svg:x2="3.993cm" svg:y2="3.143cm">
              <text:p/>
            </draw:line>
            <draw:line draw:style-name="gr307" draw:text-style-name="P25" draw:layer="layout" svg:x1="3.993cm" svg:y1="2.001cm" svg:x2="3.993cm" svg:y2="2.859cm">
              <text:p/>
            </draw:line>
          </draw:g>
        </draw:g>
        <draw:custom-shape draw:style-name="gr247" draw:text-style-name="P27" draw:layer="layout" svg:width="2cm" svg:height="1cm" svg:x="3.243cm" svg:y="1.501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4.493cm" svg:y1="3.501cm" svg:x2="4.493cm" svg:y2="2.501cm">
          <text:p/>
        </draw:line>
        <draw:custom-shape draw:style-name="gr247" draw:text-style-name="P27" draw:layer="layout" svg:width="2cm" svg:height="1cm" svg:x="3.805cm" svg:y="2.501cm">
          <text:p text:style-name="P2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333" draw:text-style-name="P21" draw:layer="layout" svg:width="3.5cm" svg:height="2.5cm" svg:x="6.5cm" svg:y="4cm">
          <text:p text:style-name="P20"><text:span text:style-name="T8">R=1k</text:span><text:span text:style-name="T11">Ω</text:span></text:p>
          <text:p text:style-name="P20"><text:span text:style-name="T11">L=1mH</text:span></text:p>
          <text:p text:style-name="P20"><text:span text:style-name="T12">i</text:span><text:span text:style-name="T13">L</text:span><text:span text:style-name="T12">(0</text:span><text:span text:style-name="T14">-</text:span><text:span text:style-name="T12">)=10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draw:transform="rotate (1.5707963267949) translate (7.5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7.5cm" svg:y1="1.999cm" svg:x2="7cm" svg:y2="1.999cm">
            <text:p/>
          </draw:line>
          <draw:line draw:style-name="gr51" draw:text-style-name="P24" draw:layer="layout" svg:x1="8.5cm" svg:y1="1.999cm" svg:x2="9cm" svg:y2="1.999cm">
            <text:p/>
          </draw:line>
        </draw:g>
        <draw:line draw:style-name="gr11" draw:text-style-name="P24" draw:layer="layout" svg:x1="9cm" svg:y1="4cm" svg:x2="7cm" svg:y2="4cm">
          <text:p/>
        </draw:line>
        <draw:line draw:style-name="gr11" draw:text-style-name="P24" draw:layer="layout" svg:x1="7cm" svg:y1="2cm" svg:x2="7cm" svg:y2="4cm">
          <text:p/>
        </draw:line>
        <draw:custom-shape draw:style-name="gr247" draw:text-style-name="P27" draw:layer="layout" svg:width="2cm" svg:height="1cm" svg:x="7cm" svg:y="0.87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8.5cm" svg:y="2.5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25" draw:layer="layout" svg:x1="9cm" svg:y1="2.484cm" svg:x2="9cm" svg:y2="2cm">
              <text:p/>
            </draw:line>
            <draw:line draw:style-name="gr314" draw:text-style-name="P25" draw:layer="layout" svg:x1="9cm" svg:y1="3.5cm" svg:x2="9cm" svg:y2="4cm">
              <text:p/>
            </draw:line>
            <draw:ellipse draw:style-name="gr315" draw:text-style-name="P25" draw:layer="layout" svg:width="0.62cm" svg:height="0.25cm" svg:x="8.692cm" svg:y="2.5cm" draw:kind="arc" draw:start-angle="269.64" draw:end-angle="90.29">
              <text:p/>
            </draw:ellipse>
            <draw:ellipse draw:style-name="gr315" draw:text-style-name="P25" draw:layer="layout" svg:width="0.62cm" svg:height="0.25cm" svg:x="8.692cm" svg:y="2.75cm" draw:kind="arc" draw:start-angle="269.64" draw:end-angle="90.29">
              <text:p/>
            </draw:ellipse>
            <draw:ellipse draw:style-name="gr315" draw:text-style-name="P25" draw:layer="layout" svg:width="0.62cm" svg:height="0.25cm" svg:x="8.692cm" svg:y="3cm" draw:kind="arc" draw:start-angle="269.64" draw:end-angle="90.29">
              <text:p/>
            </draw:ellipse>
            <draw:ellipse draw:style-name="gr315" draw:text-style-name="P25" draw:layer="layout" svg:width="0.62cm" svg:height="0.25cm" svg:x="8.692cm" svg:y="3.25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9cm" svg:y1="2.484cm" svg:x2="9cm" svg:y2="2cm">
              <text:p/>
            </draw:line>
            <draw:line draw:style-name="gr317" draw:text-style-name="P25" draw:layer="layout" svg:x1="9cm" svg:y1="3.5cm" svg:x2="9cm" svg:y2="4cm">
              <text:p/>
            </draw:line>
            <draw:ellipse draw:style-name="gr318" draw:text-style-name="P25" draw:layer="layout" svg:width="0.62cm" svg:height="0.25cm" svg:x="8.687cm" svg:y="2.5cm" draw:kind="arc" draw:start-angle="89.77" draw:end-angle="270.45">
              <text:p/>
            </draw:ellipse>
            <draw:ellipse draw:style-name="gr318" draw:text-style-name="P25" draw:layer="layout" svg:width="0.62cm" svg:height="0.25cm" svg:x="8.687cm" svg:y="2.75cm" draw:kind="arc" draw:start-angle="89.77" draw:end-angle="270.45">
              <text:p/>
            </draw:ellipse>
            <draw:ellipse draw:style-name="gr318" draw:text-style-name="P25" draw:layer="layout" svg:width="0.62cm" svg:height="0.25cm" svg:x="8.687cm" svg:y="3cm" draw:kind="arc" draw:start-angle="89.77" draw:end-angle="270.45">
              <text:p/>
            </draw:ellipse>
            <draw:ellipse draw:style-name="gr318" draw:text-style-name="P25" draw:layer="layout" svg:width="0.62cm" svg:height="0.25cm" svg:x="8.687cm" svg:y="3.25cm" draw:kind="arc" draw:start-angle="89.77" draw:end-angle="270.45">
              <text:p/>
            </draw:ellipse>
          </draw:g>
        </draw:g>
        <draw:custom-shape draw:style-name="gr247" draw:text-style-name="P27" draw:layer="layout" svg:width="2cm" svg:height="1cm" svg:x="8.25cm" svg:y="1.5cm">
          <text:p text:style-name="P2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9cm" svg:y1="2cm" svg:x2="9cm" svg:y2="2.5cm">
          <text:p/>
        </draw:line>
        <draw:custom-shape draw:style-name="gr334" draw:text-style-name="P21" draw:layer="layout" svg:width="4cm" svg:height="4cm" svg:x="2cm" svg:y="11cm">
          <text:p text:style-name="P20"><text:span text:style-name="T8">e(t)=</text:span><text:span text:style-name="T15">1</text:span><text:span text:style-name="T8">(t)V</text:span></text:p>
          <text:p text:style-name="P20"><text:span text:style-name="T8">R=1k</text:span><text:span text:style-name="T11">Ω</text:span></text:p>
          <text:p text:style-name="P20"><text:span text:style-name="T11">L=1mH</text:span></text:p>
          <text:p text:style-name="P20"><text:span text:style-name="T11">C=20mF</text:span></text:p>
          <text:p text:style-name="P20"><text:span text:style-name="T12">i</text:span><text:span text:style-name="T13">L</text:span><text:span text:style-name="T12">(0</text:span><text:span text:style-name="T14">-</text:span><text:span text:style-name="T12">)=10A</text:span></text:p>
          <text:p text:style-name="P28"><text:span text:style-name="T12">u</text:span><text:span text:style-name="T13">C</text:span><text:span text:style-name="T12">(0</text:span><text:span text:style-name="T14">-</text:span><text:span text:style-name="T12">)=1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draw:transform="rotate (1.5707963267949) translate (4.5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4.5cm" svg:y1="8.999cm" svg:x2="4cm" svg:y2="8.999cm">
            <text:p/>
          </draw:line>
          <draw:line draw:style-name="gr51" draw:text-style-name="P24" draw:layer="layout" svg:x1="5.5cm" svg:y1="8.999cm" svg:x2="6cm" svg:y2="8.999cm">
            <text:p/>
          </draw:line>
        </draw:g>
        <draw:line draw:style-name="gr11" draw:text-style-name="P24" draw:layer="layout" svg:x1="6cm" svg:y1="11cm" svg:x2="2cm" svg:y2="11cm">
          <text:p/>
        </draw:line>
        <draw:custom-shape draw:style-name="gr247" draw:text-style-name="P27" draw:layer="layout" svg:width="2cm" svg:height="1cm" svg:x="4cm" svg:y="7.87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5.5cm" svg:y="9.5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25" draw:layer="layout" svg:x1="6cm" svg:y1="9.484cm" svg:x2="6cm" svg:y2="9cm">
              <text:p/>
            </draw:line>
            <draw:line draw:style-name="gr314" draw:text-style-name="P25" draw:layer="layout" svg:x1="6cm" svg:y1="10.5cm" svg:x2="6cm" svg:y2="11cm">
              <text:p/>
            </draw:line>
            <draw:ellipse draw:style-name="gr315" draw:text-style-name="P25" draw:layer="layout" svg:width="0.62cm" svg:height="0.25cm" svg:x="5.692cm" svg:y="9.5cm" draw:kind="arc" draw:start-angle="269.64" draw:end-angle="90.29">
              <text:p/>
            </draw:ellipse>
            <draw:ellipse draw:style-name="gr315" draw:text-style-name="P25" draw:layer="layout" svg:width="0.62cm" svg:height="0.25cm" svg:x="5.692cm" svg:y="9.75cm" draw:kind="arc" draw:start-angle="269.64" draw:end-angle="90.29">
              <text:p/>
            </draw:ellipse>
            <draw:ellipse draw:style-name="gr315" draw:text-style-name="P25" draw:layer="layout" svg:width="0.62cm" svg:height="0.25cm" svg:x="5.692cm" svg:y="10cm" draw:kind="arc" draw:start-angle="269.64" draw:end-angle="90.29">
              <text:p/>
            </draw:ellipse>
            <draw:ellipse draw:style-name="gr315" draw:text-style-name="P25" draw:layer="layout" svg:width="0.62cm" svg:height="0.25cm" svg:x="5.692cm" svg:y="10.25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6cm" svg:y1="9.484cm" svg:x2="6cm" svg:y2="9cm">
              <text:p/>
            </draw:line>
            <draw:line draw:style-name="gr317" draw:text-style-name="P25" draw:layer="layout" svg:x1="6cm" svg:y1="10.5cm" svg:x2="6cm" svg:y2="11cm">
              <text:p/>
            </draw:line>
            <draw:ellipse draw:style-name="gr318" draw:text-style-name="P25" draw:layer="layout" svg:width="0.62cm" svg:height="0.25cm" svg:x="5.687cm" svg:y="9.5cm" draw:kind="arc" draw:start-angle="89.77" draw:end-angle="270.45">
              <text:p/>
            </draw:ellipse>
            <draw:ellipse draw:style-name="gr318" draw:text-style-name="P25" draw:layer="layout" svg:width="0.62cm" svg:height="0.25cm" svg:x="5.687cm" svg:y="9.75cm" draw:kind="arc" draw:start-angle="89.77" draw:end-angle="270.45">
              <text:p/>
            </draw:ellipse>
            <draw:ellipse draw:style-name="gr318" draw:text-style-name="P25" draw:layer="layout" svg:width="0.62cm" svg:height="0.25cm" svg:x="5.687cm" svg:y="10cm" draw:kind="arc" draw:start-angle="89.77" draw:end-angle="270.45">
              <text:p/>
            </draw:ellipse>
            <draw:ellipse draw:style-name="gr318" draw:text-style-name="P25" draw:layer="layout" svg:width="0.62cm" svg:height="0.25cm" svg:x="5.687cm" svg:y="10.25cm" draw:kind="arc" draw:start-angle="89.77" draw:end-angle="270.45">
              <text:p/>
            </draw:ellipse>
          </draw:g>
        </draw:g>
        <draw:custom-shape draw:style-name="gr247" draw:text-style-name="P27" draw:layer="layout" svg:width="2cm" svg:height="1cm" svg:x="5.25cm" svg:y="8.5cm">
          <text:p text:style-name="P2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6cm" svg:y1="9cm" svg:x2="6cm" svg:y2="9.5cm">
          <text:p/>
        </draw:line>
        <draw:g draw:style-name="gr1">
          <draw:g draw:style-name="gr280">
            <draw:line draw:style-name="gr306" draw:text-style-name="P25" draw:layer="layout" svg:x1="3.142cm" svg:y1="9.312cm" svg:x2="3.142cm" svg:y2="8.687cm">
              <text:p/>
            </draw:line>
            <draw:line draw:style-name="gr306" draw:text-style-name="P25" draw:layer="layout" svg:x1="2.858cm" svg:y1="9.312cm" svg:x2="2.858cm" svg:y2="8.687cm">
              <text:p/>
            </draw:line>
            <draw:line draw:style-name="gr306" draw:text-style-name="P25" draw:layer="layout" svg:x1="4cm" svg:y1="8.999cm" svg:x2="3.142cm" svg:y2="8.999cm">
              <text:p/>
            </draw:line>
            <draw:line draw:style-name="gr307" draw:text-style-name="P25" draw:layer="layout" svg:x1="2cm" svg:y1="8.999cm" svg:x2="2.858cm" svg:y2="8.999cm">
              <text:p/>
            </draw:line>
          </draw:g>
        </draw:g>
        <draw:custom-shape draw:style-name="gr247" draw:text-style-name="P27" draw:layer="layout" svg:width="2cm" svg:height="1cm" svg:x="2cm" svg:y="7.87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2.5cm" svg:y1="9.5cm" svg:x2="3.5cm" svg:y2="9.5cm">
          <text:p/>
        </draw:line>
        <draw:custom-shape draw:style-name="gr247" draw:text-style-name="P27" draw:layer="layout" svg:width="2cm" svg:height="1cm" svg:x="2cm" svg:y="9.25cm">
          <text:p text:style-name="P2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335" draw:text-style-name="P21" draw:layer="layout" svg:width="4cm" svg:height="3.499cm" svg:x="11.5cm" svg:y="4.001cm">
          <text:p text:style-name="P20"><text:span text:style-name="T8">R=1k</text:span><text:span text:style-name="T11">Ω</text:span></text:p>
          <text:p text:style-name="P20"><text:span text:style-name="T11">L=1mH</text:span></text:p>
          <text:p text:style-name="P20"><text:span text:style-name="T11">C=40mF</text:span></text:p>
          <text:p text:style-name="P20"><text:span text:style-name="T12">i</text:span><text:span text:style-name="T13">L</text:span><text:span text:style-name="T12">(0</text:span><text:span text:style-name="T14">-</text:span><text:span text:style-name="T12">)=10A</text:span></text:p>
          <text:p text:style-name="P28"><text:span text:style-name="T12">u</text:span><text:span text:style-name="T13">C</text:span><text:span text:style-name="T12">(0</text:span><text:span text:style-name="T14">-</text:span><text:span text:style-name="T12">)=1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draw:transform="rotate (1.5707963267949) translate (12.5cm 2.3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2.5cm" svg:y1="2cm" svg:x2="12cm" svg:y2="2cm">
            <text:p/>
          </draw:line>
          <draw:line draw:style-name="gr51" draw:text-style-name="P24" draw:layer="layout" svg:x1="13.5cm" svg:y1="2cm" svg:x2="14cm" svg:y2="2cm">
            <text:p/>
          </draw:line>
        </draw:g>
        <draw:line draw:style-name="gr11" draw:text-style-name="P24" draw:layer="layout" svg:x1="14cm" svg:y1="4.001cm" svg:x2="12cm" svg:y2="4.001cm">
          <text:p/>
        </draw:line>
        <draw:custom-shape draw:style-name="gr247" draw:text-style-name="P27" draw:layer="layout" svg:width="2cm" svg:height="1cm" svg:x="12cm" svg:y="0.876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3.5cm" svg:y="2.501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25" draw:layer="layout" svg:x1="14cm" svg:y1="2.485cm" svg:x2="14cm" svg:y2="2.001cm">
              <text:p/>
            </draw:line>
            <draw:line draw:style-name="gr314" draw:text-style-name="P25" draw:layer="layout" svg:x1="14cm" svg:y1="3.501cm" svg:x2="14cm" svg:y2="4.001cm">
              <text:p/>
            </draw:line>
            <draw:ellipse draw:style-name="gr315" draw:text-style-name="P25" draw:layer="layout" svg:width="0.62cm" svg:height="0.25cm" svg:x="13.692cm" svg:y="2.501cm" draw:kind="arc" draw:start-angle="269.64" draw:end-angle="90.29">
              <text:p/>
            </draw:ellipse>
            <draw:ellipse draw:style-name="gr315" draw:text-style-name="P25" draw:layer="layout" svg:width="0.62cm" svg:height="0.25cm" svg:x="13.692cm" svg:y="2.751cm" draw:kind="arc" draw:start-angle="269.64" draw:end-angle="90.29">
              <text:p/>
            </draw:ellipse>
            <draw:ellipse draw:style-name="gr315" draw:text-style-name="P25" draw:layer="layout" svg:width="0.62cm" svg:height="0.25cm" svg:x="13.692cm" svg:y="3.001cm" draw:kind="arc" draw:start-angle="269.64" draw:end-angle="90.29">
              <text:p/>
            </draw:ellipse>
            <draw:ellipse draw:style-name="gr315" draw:text-style-name="P25" draw:layer="layout" svg:width="0.62cm" svg:height="0.25cm" svg:x="13.692cm" svg:y="3.251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14cm" svg:y1="2.485cm" svg:x2="14cm" svg:y2="2.001cm">
              <text:p/>
            </draw:line>
            <draw:line draw:style-name="gr317" draw:text-style-name="P25" draw:layer="layout" svg:x1="14cm" svg:y1="3.501cm" svg:x2="14cm" svg:y2="4.001cm">
              <text:p/>
            </draw:line>
            <draw:ellipse draw:style-name="gr318" draw:text-style-name="P25" draw:layer="layout" svg:width="0.62cm" svg:height="0.25cm" svg:x="13.687cm" svg:y="2.501cm" draw:kind="arc" draw:start-angle="89.77" draw:end-angle="270.45">
              <text:p/>
            </draw:ellipse>
            <draw:ellipse draw:style-name="gr318" draw:text-style-name="P25" draw:layer="layout" svg:width="0.62cm" svg:height="0.25cm" svg:x="13.687cm" svg:y="2.751cm" draw:kind="arc" draw:start-angle="89.77" draw:end-angle="270.45">
              <text:p/>
            </draw:ellipse>
            <draw:ellipse draw:style-name="gr318" draw:text-style-name="P25" draw:layer="layout" svg:width="0.62cm" svg:height="0.25cm" svg:x="13.687cm" svg:y="3.001cm" draw:kind="arc" draw:start-angle="89.77" draw:end-angle="270.45">
              <text:p/>
            </draw:ellipse>
            <draw:ellipse draw:style-name="gr318" draw:text-style-name="P25" draw:layer="layout" svg:width="0.62cm" svg:height="0.25cm" svg:x="13.687cm" svg:y="3.251cm" draw:kind="arc" draw:start-angle="89.77" draw:end-angle="270.45">
              <text:p/>
            </draw:ellipse>
          </draw:g>
        </draw:g>
        <draw:custom-shape draw:style-name="gr247" draw:text-style-name="P27" draw:layer="layout" svg:width="2cm" svg:height="1cm" svg:x="13.25cm" svg:y="1.501cm">
          <text:p text:style-name="P2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14cm" svg:y1="2.001cm" svg:x2="14cm" svg:y2="2.501cm">
          <text:p/>
        </draw:line>
        <draw:g draw:style-name="gr1">
          <draw:g draw:style-name="gr280">
            <draw:line draw:style-name="gr306" draw:text-style-name="P25" draw:layer="layout" svg:x1="11.687cm" svg:y1="3.143cm" svg:x2="12.312cm" svg:y2="3.143cm">
              <text:p/>
            </draw:line>
            <draw:line draw:style-name="gr306" draw:text-style-name="P25" draw:layer="layout" svg:x1="11.687cm" svg:y1="2.859cm" svg:x2="12.312cm" svg:y2="2.859cm">
              <text:p/>
            </draw:line>
            <draw:line draw:style-name="gr306" draw:text-style-name="P25" draw:layer="layout" svg:x1="12cm" svg:y1="4.001cm" svg:x2="12cm" svg:y2="3.143cm">
              <text:p/>
            </draw:line>
            <draw:line draw:style-name="gr307" draw:text-style-name="P25" draw:layer="layout" svg:x1="12cm" svg:y1="2.001cm" svg:x2="12cm" svg:y2="2.859cm">
              <text:p/>
            </draw:line>
          </draw:g>
        </draw:g>
        <draw:custom-shape draw:style-name="gr247" draw:text-style-name="P27" draw:layer="layout" svg:width="2cm" svg:height="1cm" svg:x="10.75cm" svg:y="2.001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24" draw:layer="layout" svg:x1="12.5cm" svg:y1="3.501cm" svg:x2="12.5cm" svg:y2="2.501cm">
          <text:p/>
        </draw:line>
        <draw:custom-shape draw:style-name="gr247" draw:text-style-name="P27" draw:layer="layout" svg:width="2cm" svg:height="1cm" svg:x="11.812cm" svg:y="2.501cm">
          <text:p text:style-name="P2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36" draw:text-style-name="P22" draw:layer="layout" svg:width="1cm" svg:height="1cm" svg:x="1.5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37" draw:text-style-name="P23" draw:layer="layout" svg:x1="2cm" svg:y1="9.5cm" svg:x2="2cm" svg:y2="10.5cm">
            <text:p/>
          </draw:line>
        </draw:g>
        <draw:line draw:style-name="gr11" draw:text-style-name="P24" draw:layer="layout" svg:x1="2cm" svg:y1="10.5cm" svg:x2="2cm" svg:y2="11cm">
          <text:p/>
        </draw:line>
        <draw:custom-shape draw:style-name="gr247" draw:text-style-name="P27" draw:layer="layout" svg:width="2cm" svg:height="1cm" svg:x="1.5cm" svg:y="10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2cm" svg:y1="9cm" svg:x2="2cm" svg:y2="9.5cm">
          <text:p/>
        </draw:line>
        <draw:g draw:style-name="gr1">
          <draw:custom-shape draw:style-name="gr338" draw:text-style-name="P16" draw:layer="layout" svg:width="1cm" svg:height="1cm" svg:x="9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39" draw:text-style-name="P17" draw:layer="layout" svg:x1="9.5cm" svg:y1="9.6cm" svg:x2="9.5cm" svg:y2="10.4cm">
            <text:p/>
          </draw:line>
          <draw:custom-shape draw:style-name="gr340" draw:text-style-name="P16" draw:layer="layout" svg:width="0.8cm" svg:height="0.8cm" svg:x="9.1cm" svg:y="9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g draw:style-name="gr280">
            <draw:line draw:style-name="gr313" draw:text-style-name="P14" draw:layer="layout" svg:x1="13cm" svg:y1="9.484cm" svg:x2="13cm" svg:y2="9cm">
              <text:p/>
            </draw:line>
            <draw:line draw:style-name="gr314" draw:text-style-name="P14" draw:layer="layout" svg:x1="13cm" svg:y1="10.5cm" svg:x2="13cm" svg:y2="11cm">
              <text:p/>
            </draw:line>
            <draw:ellipse draw:style-name="gr315" draw:text-style-name="P14" draw:layer="layout" svg:width="0.62cm" svg:height="0.25cm" svg:x="12.692cm" svg:y="9.5cm" draw:kind="arc" draw:start-angle="269.64" draw:end-angle="90.29">
              <text:p/>
            </draw:ellipse>
            <draw:ellipse draw:style-name="gr315" draw:text-style-name="P14" draw:layer="layout" svg:width="0.62cm" svg:height="0.25cm" svg:x="12.692cm" svg:y="9.75cm" draw:kind="arc" draw:start-angle="269.64" draw:end-angle="90.29">
              <text:p/>
            </draw:ellipse>
            <draw:ellipse draw:style-name="gr315" draw:text-style-name="P14" draw:layer="layout" svg:width="0.62cm" svg:height="0.25cm" svg:x="12.692cm" svg:y="10cm" draw:kind="arc" draw:start-angle="269.64" draw:end-angle="90.29">
              <text:p/>
            </draw:ellipse>
            <draw:ellipse draw:style-name="gr315" draw:text-style-name="P14" draw:layer="layout" svg:width="0.62cm" svg:height="0.25cm" svg:x="12.692cm" svg:y="10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3cm" svg:y1="9.484cm" svg:x2="13cm" svg:y2="9cm">
              <text:p/>
            </draw:line>
            <draw:line draw:style-name="gr317" draw:text-style-name="P14" draw:layer="layout" svg:x1="13cm" svg:y1="10.5cm" svg:x2="13cm" svg:y2="11cm">
              <text:p/>
            </draw:line>
            <draw:ellipse draw:style-name="gr318" draw:text-style-name="P14" draw:layer="layout" svg:width="0.62cm" svg:height="0.25cm" svg:x="12.687cm" svg:y="9.5cm" draw:kind="arc" draw:start-angle="89.77" draw:end-angle="270.45">
              <text:p/>
            </draw:ellipse>
            <draw:ellipse draw:style-name="gr318" draw:text-style-name="P14" draw:layer="layout" svg:width="0.62cm" svg:height="0.25cm" svg:x="12.687cm" svg:y="9.75cm" draw:kind="arc" draw:start-angle="89.77" draw:end-angle="270.45">
              <text:p/>
            </draw:ellipse>
            <draw:ellipse draw:style-name="gr318" draw:text-style-name="P14" draw:layer="layout" svg:width="0.62cm" svg:height="0.25cm" svg:x="12.687cm" svg:y="10cm" draw:kind="arc" draw:start-angle="89.77" draw:end-angle="270.45">
              <text:p/>
            </draw:ellipse>
            <draw:ellipse draw:style-name="gr318" draw:text-style-name="P14" draw:layer="layout" svg:width="0.62cm" svg:height="0.25cm" svg:x="12.687cm" svg:y="10.25cm" draw:kind="arc" draw:start-angle="89.77" draw:end-angle="270.45">
              <text:p/>
            </draw:ellipse>
          </draw:g>
        </draw:g>
        <draw:g draw:style-name="gr1">
          <draw:custom-shape draw:style-name="gr341" draw:text-style-name="P16" draw:layer="layout" svg:width="1cm" svg:height="1cm" draw:transform="rotate (1.5707963267949) translate (14cm 9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42" draw:text-style-name="P17" draw:layer="layout" svg:x1="14cm" svg:y1="9cm" svg:x2="15cm" svg:y2="9cm">
            <text:p/>
          </draw:line>
        </draw:g>
        <draw:g draw:style-name="gr1">
          <draw:g draw:style-name="gr280">
            <draw:line draw:style-name="gr306" draw:text-style-name="P25" draw:layer="layout" svg:x1="15.187cm" svg:y1="10.142cm" svg:x2="15.812cm" svg:y2="10.142cm">
              <text:p/>
            </draw:line>
            <draw:line draw:style-name="gr306" draw:text-style-name="P25" draw:layer="layout" svg:x1="15.187cm" svg:y1="9.858cm" svg:x2="15.812cm" svg:y2="9.858cm">
              <text:p/>
            </draw:line>
            <draw:line draw:style-name="gr306" draw:text-style-name="P25" draw:layer="layout" svg:x1="15.5cm" svg:y1="11cm" svg:x2="15.5cm" svg:y2="10.142cm">
              <text:p/>
            </draw:line>
            <draw:line draw:style-name="gr307" draw:text-style-name="P25" draw:layer="layout" svg:x1="15.5cm" svg:y1="9cm" svg:x2="15.5cm" svg:y2="9.858cm">
              <text:p/>
            </draw:line>
          </draw:g>
        </draw:g>
        <draw:g draw:style-name="gr1">
          <draw:custom-shape draw:style-name="gr49" draw:text-style-name="P24" draw:layer="layout" svg:width="0.625cm" svg:height="1cm" draw:transform="rotate (1.5707963267949) translate (14cm 11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4cm" svg:y1="10.999cm" svg:x2="13.5cm" svg:y2="10.999cm">
            <text:p/>
          </draw:line>
          <draw:line draw:style-name="gr51" draw:text-style-name="P24" draw:layer="layout" svg:x1="15cm" svg:y1="10.999cm" svg:x2="15.5cm" svg:y2="10.999cm">
            <text:p/>
          </draw:line>
        </draw:g>
        <draw:g draw:style-name="gr1">
          <draw:custom-shape draw:style-name="gr49" draw:text-style-name="P24" draw:layer="layout" svg:width="0.625cm" svg:height="1cm" svg:x="11.1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1.5cm" svg:y1="9.5cm" svg:x2="11.5cm" svg:y2="9cm">
            <text:p/>
          </draw:line>
          <draw:line draw:style-name="gr51" draw:text-style-name="P24" draw:layer="layout" svg:x1="11.5cm" svg:y1="10.5cm" svg:x2="11.5cm" svg:y2="11cm">
            <text:p/>
          </draw:line>
        </draw:g>
        <draw:line draw:style-name="gr11" draw:text-style-name="P24" draw:layer="layout" svg:x1="9.5cm" svg:y1="9cm" svg:x2="9.5cm" svg:y2="9.5cm">
          <text:p/>
        </draw:line>
        <draw:line draw:style-name="gr11" draw:text-style-name="P24" draw:layer="layout" svg:x1="9.5cm" svg:y1="9cm" svg:x2="11.5cm" svg:y2="9cm">
          <text:p/>
        </draw:line>
        <draw:line draw:style-name="gr11" draw:text-style-name="P24" draw:layer="layout" svg:x1="13cm" svg:y1="9cm" svg:x2="11.5cm" svg:y2="9cm">
          <text:p/>
        </draw:line>
        <draw:line draw:style-name="gr11" draw:text-style-name="P24" draw:layer="layout" svg:x1="13cm" svg:y1="9cm" svg:x2="14cm" svg:y2="9cm">
          <text:p/>
        </draw:line>
        <draw:line draw:style-name="gr11" draw:text-style-name="P24" draw:layer="layout" svg:x1="15cm" svg:y1="9cm" svg:x2="15.5cm" svg:y2="9cm">
          <text:p/>
        </draw:line>
        <draw:line draw:style-name="gr11" draw:text-style-name="P24" draw:layer="layout" svg:x1="13cm" svg:y1="11cm" svg:x2="13.5cm" svg:y2="11cm">
          <text:p/>
        </draw:line>
        <draw:line draw:style-name="gr11" draw:text-style-name="P24" draw:layer="layout" svg:x1="13cm" svg:y1="11cm" svg:x2="11.5cm" svg:y2="11cm">
          <text:p/>
        </draw:line>
        <draw:line draw:style-name="gr11" draw:text-style-name="P24" draw:layer="layout" svg:x1="9.5cm" svg:y1="11cm" svg:x2="11.5cm" svg:y2="11cm">
          <text:p/>
        </draw:line>
        <draw:line draw:style-name="gr11" draw:text-style-name="P24" draw:layer="layout" svg:x1="9.5cm" svg:y1="11cm" svg:x2="9.5cm" svg:y2="10.5cm">
          <text:p/>
        </draw:line>
        <draw:custom-shape draw:style-name="gr247" draw:text-style-name="P27" draw:layer="layout" svg:width="2cm" svg:height="1cm" svg:x="12.5cm" svg:y="9.5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5.062cm" svg:y="9.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1.125cm" svg:y="9.5cm">
          <text:p text:style-name="P2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3.5cm" svg:y="10cm">
          <text:p text:style-name="P2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3cm" svg:y="8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9.187cm" svg:y="9.5cm">
          <text:p text:style-name="P26"><text:span text:style-name="T8">j</text:span></text:p>
          <draw:enhanced-geometry svg:viewBox="0 0 21600 21600" draw:type="rectangle" draw:enhanced-path="M 0 0 L 21600 0 21600 21600 0 21600 0 0 Z N"/>
        </draw:custom-shape>
        <draw:custom-shape draw:style-name="gr343" draw:text-style-name="P21" draw:layer="layout" svg:width="4cm" svg:height="3.999cm" svg:x="9.5cm" svg:y="11.501cm">
          <text:p text:style-name="P20"><text:span text:style-name="T8">R</text:span><text:span text:style-name="T9">1</text:span><text:span text:style-name="T8">=1k</text:span><text:span text:style-name="T11">Ω</text:span></text:p>
          <text:p text:style-name="P28"><text:span text:style-name="T16">R</text:span><text:span text:style-name="T17">2</text:span><text:span text:style-name="T16">=1kΩ</text:span></text:p>
          <text:p text:style-name="P20"><text:span text:style-name="T11">L=10mH</text:span></text:p>
          <text:p text:style-name="P20"><text:span text:style-name="T11">C=100mF</text:span></text:p>
          <text:p text:style-name="P20"><text:span text:style-name="T11">j(t)=10</text:span><text:span text:style-name="T18">1</text:span><text:span text:style-name="T11">(t)A</text:span></text:p>
          <text:p text:style-name="P20"><text:span text:style-name="T11">e(t)=5</text:span><text:span text:style-name="T18">1</text:span><text:span text:style-name="T11">(t)V</text:span></text:p>
          <draw:enhanced-geometry svg:viewBox="0 0 21600 21600" draw:type="rectangle" draw:enhanced-path="M 0 0 L 21600 0 21600 21600 0 21600 0 0 Z N"/>
        </draw:custom-shape>
      </draw:page>
      <draw:page draw:name="Ex12" draw:style-name="dp1" draw:master-page-name="Default">
        <draw:custom-shape draw:style-name="gr344" draw:text-style-name="P21" draw:layer="layout" svg:width="4.5cm" svg:height="3cm" svg:x="1.5cm" svg:y="4cm">
          <text:p text:style-name="P20"><text:span text:style-name="T8">e(t)=5sin(2t)V</text:span></text:p>
          <text:p text:style-name="P20"><text:span text:style-name="T8">R=10</text:span><text:span text:style-name="T11">Ω</text:span></text:p>
          <text:p text:style-name="P20"><text:span text:style-name="T11">C=100mF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45" draw:text-style-name="P22" draw:layer="layout" svg:width="1cm" svg:height="1cm" svg:x="1.993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46" draw:text-style-name="P23" draw:layer="layout" svg:x1="2.493cm" svg:y1="2.5cm" svg:x2="2.493cm" svg:y2="3.5cm">
            <text:p/>
          </draw:line>
        </draw:g>
        <draw:g draw:style-name="gr1">
          <draw:custom-shape draw:style-name="gr49" draw:text-style-name="P24" draw:layer="layout" svg:width="0.625cm" svg:height="1cm" draw:transform="rotate (1.5707963267949) translate (2.993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2.993cm" svg:y1="1.999cm" svg:x2="2.493cm" svg:y2="1.999cm">
            <text:p/>
          </draw:line>
          <draw:line draw:style-name="gr51" draw:text-style-name="P24" draw:layer="layout" svg:x1="3.993cm" svg:y1="1.999cm" svg:x2="4.493cm" svg:y2="1.999cm">
            <text:p/>
          </draw:line>
        </draw:g>
        <draw:line draw:style-name="gr11" draw:text-style-name="P24" draw:layer="layout" svg:x1="4.493cm" svg:y1="4cm" svg:x2="2.493cm" svg:y2="4cm">
          <text:p/>
        </draw:line>
        <draw:line draw:style-name="gr11" draw:text-style-name="P24" draw:layer="layout" svg:x1="2.493cm" svg:y1="3.5cm" svg:x2="2.493cm" svg:y2="4cm">
          <text:p/>
        </draw:line>
        <draw:line draw:style-name="gr11" draw:text-style-name="P24" draw:layer="layout" svg:x1="2.493cm" svg:y1="2cm" svg:x2="2.493cm" svg:y2="2.5cm">
          <text:p/>
        </draw:line>
        <draw:custom-shape draw:style-name="gr247" draw:text-style-name="P27" draw:layer="layout" svg:width="2cm" svg:height="1cm" svg:x="1.993cm" svg:y="3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2.493cm" svg:y="0.87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347" draw:text-style-name="P21" draw:layer="layout" svg:width="5cm" svg:height="3cm" svg:x="6.5cm" svg:y="4cm">
          <text:p text:style-name="P20"><text:span text:style-name="T8">e(t)=3cos(10t)V</text:span></text:p>
          <text:p text:style-name="P20"><text:span text:style-name="T8">R=10</text:span><text:span text:style-name="T11">Ω</text:span></text:p>
          <text:p text:style-name="P20"><text:span text:style-name="T11">L=0.5H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48" draw:text-style-name="P22" draw:layer="layout" svg:width="1cm" svg:height="1cm" svg:x="7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49" draw:text-style-name="P23" draw:layer="layout" svg:x1="7.5cm" svg:y1="2.5cm" svg:x2="7.5cm" svg:y2="3.5cm">
            <text:p/>
          </draw:line>
        </draw:g>
        <draw:g draw:style-name="gr1">
          <draw:custom-shape draw:style-name="gr49" draw:text-style-name="P24" draw:layer="layout" svg:width="0.625cm" svg:height="1cm" draw:transform="rotate (1.5707963267949) translate (8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8cm" svg:y1="1.999cm" svg:x2="7.5cm" svg:y2="1.999cm">
            <text:p/>
          </draw:line>
          <draw:line draw:style-name="gr51" draw:text-style-name="P24" draw:layer="layout" svg:x1="9cm" svg:y1="1.999cm" svg:x2="9.5cm" svg:y2="1.999cm">
            <text:p/>
          </draw:line>
        </draw:g>
        <draw:line draw:style-name="gr11" draw:text-style-name="P24" draw:layer="layout" svg:x1="9.5cm" svg:y1="4cm" svg:x2="7.5cm" svg:y2="4cm">
          <text:p/>
        </draw:line>
        <draw:line draw:style-name="gr11" draw:text-style-name="P24" draw:layer="layout" svg:x1="7.5cm" svg:y1="3.5cm" svg:x2="7.5cm" svg:y2="4cm">
          <text:p/>
        </draw:line>
        <draw:line draw:style-name="gr11" draw:text-style-name="P24" draw:layer="layout" svg:x1="7.5cm" svg:y1="2cm" svg:x2="7.5cm" svg:y2="2.5cm">
          <text:p/>
        </draw:line>
        <draw:custom-shape draw:style-name="gr247" draw:text-style-name="P27" draw:layer="layout" svg:width="2cm" svg:height="1cm" svg:x="7cm" svg:y="3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7.5cm" svg:y="0.875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9cm" svg:y="2.5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25" draw:layer="layout" svg:x1="9.5cm" svg:y1="2.484cm" svg:x2="9.5cm" svg:y2="2cm">
              <text:p/>
            </draw:line>
            <draw:line draw:style-name="gr314" draw:text-style-name="P25" draw:layer="layout" svg:x1="9.5cm" svg:y1="3.5cm" svg:x2="9.5cm" svg:y2="4cm">
              <text:p/>
            </draw:line>
            <draw:ellipse draw:style-name="gr315" draw:text-style-name="P25" draw:layer="layout" svg:width="0.62cm" svg:height="0.25cm" svg:x="9.192cm" svg:y="2.5cm" draw:kind="arc" draw:start-angle="269.64" draw:end-angle="90.29">
              <text:p/>
            </draw:ellipse>
            <draw:ellipse draw:style-name="gr315" draw:text-style-name="P25" draw:layer="layout" svg:width="0.62cm" svg:height="0.25cm" svg:x="9.192cm" svg:y="2.75cm" draw:kind="arc" draw:start-angle="269.64" draw:end-angle="90.29">
              <text:p/>
            </draw:ellipse>
            <draw:ellipse draw:style-name="gr315" draw:text-style-name="P25" draw:layer="layout" svg:width="0.62cm" svg:height="0.25cm" svg:x="9.192cm" svg:y="3cm" draw:kind="arc" draw:start-angle="269.64" draw:end-angle="90.29">
              <text:p/>
            </draw:ellipse>
            <draw:ellipse draw:style-name="gr315" draw:text-style-name="P25" draw:layer="layout" svg:width="0.62cm" svg:height="0.25cm" svg:x="9.192cm" svg:y="3.25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9.5cm" svg:y1="2.484cm" svg:x2="9.5cm" svg:y2="2cm">
              <text:p/>
            </draw:line>
            <draw:line draw:style-name="gr317" draw:text-style-name="P25" draw:layer="layout" svg:x1="9.5cm" svg:y1="3.5cm" svg:x2="9.5cm" svg:y2="4cm">
              <text:p/>
            </draw:line>
            <draw:ellipse draw:style-name="gr318" draw:text-style-name="P25" draw:layer="layout" svg:width="0.62cm" svg:height="0.25cm" svg:x="9.187cm" svg:y="2.5cm" draw:kind="arc" draw:start-angle="89.77" draw:end-angle="270.45">
              <text:p/>
            </draw:ellipse>
            <draw:ellipse draw:style-name="gr318" draw:text-style-name="P25" draw:layer="layout" svg:width="0.62cm" svg:height="0.25cm" svg:x="9.187cm" svg:y="2.75cm" draw:kind="arc" draw:start-angle="89.77" draw:end-angle="270.45">
              <text:p/>
            </draw:ellipse>
            <draw:ellipse draw:style-name="gr318" draw:text-style-name="P25" draw:layer="layout" svg:width="0.62cm" svg:height="0.25cm" svg:x="9.187cm" svg:y="3cm" draw:kind="arc" draw:start-angle="89.77" draw:end-angle="270.45">
              <text:p/>
            </draw:ellipse>
            <draw:ellipse draw:style-name="gr318" draw:text-style-name="P25" draw:layer="layout" svg:width="0.62cm" svg:height="0.25cm" svg:x="9.187cm" svg:y="3.25cm" draw:kind="arc" draw:start-angle="89.77" draw:end-angle="270.45">
              <text:p/>
            </draw:ellipse>
          </draw:g>
        </draw:g>
        <draw:g draw:style-name="gr1">
          <draw:g draw:style-name="gr280">
            <draw:line draw:style-name="gr306" draw:text-style-name="P25" draw:layer="layout" svg:x1="4.18cm" svg:y1="3.142cm" svg:x2="4.805cm" svg:y2="3.142cm">
              <text:p/>
            </draw:line>
            <draw:line draw:style-name="gr306" draw:text-style-name="P25" draw:layer="layout" svg:x1="4.18cm" svg:y1="2.858cm" svg:x2="4.805cm" svg:y2="2.858cm">
              <text:p/>
            </draw:line>
            <draw:line draw:style-name="gr306" draw:text-style-name="P25" draw:layer="layout" svg:x1="4.493cm" svg:y1="4cm" svg:x2="4.493cm" svg:y2="3.142cm">
              <text:p/>
            </draw:line>
            <draw:line draw:style-name="gr307" draw:text-style-name="P25" draw:layer="layout" svg:x1="4.493cm" svg:y1="2cm" svg:x2="4.493cm" svg:y2="2.858cm">
              <text:p/>
            </draw:line>
          </draw:g>
        </draw:g>
        <draw:custom-shape draw:style-name="gr247" draw:text-style-name="P27" draw:layer="layout" svg:width="2cm" svg:height="1cm" svg:x="3.743cm" svg:y="1.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350" draw:text-style-name="P21" draw:layer="layout" svg:width="5.5cm" svg:height="4cm" svg:x="1.5cm" svg:y="11.001cm">
          <text:p text:style-name="P20"><text:span text:style-name="T8">e(t)=</text:span><text:span text:style-name="T19">4sin</text:span><text:span text:style-name="T8">(5kt)V</text:span></text:p>
          <text:p text:style-name="P20"><text:span text:style-name="T8">R=1k</text:span><text:span text:style-name="T11">Ω</text:span></text:p>
          <text:p text:style-name="P20"><text:span text:style-name="T11">L=2H</text:span></text:p>
          <text:p text:style-name="P20"><text:span text:style-name="T11">C=1</text:span><text:span text:style-name="T20">μ</text:span><text:span text:style-name="T11">F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draw:transform="rotate (1.5707963267949) translate (4.493cm 9.3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4.493cm" svg:y1="9cm" svg:x2="3.993cm" svg:y2="9cm">
            <text:p/>
          </draw:line>
          <draw:line draw:style-name="gr51" draw:text-style-name="P24" draw:layer="layout" svg:x1="5.493cm" svg:y1="9cm" svg:x2="5.993cm" svg:y2="9cm">
            <text:p/>
          </draw:line>
        </draw:g>
        <draw:line draw:style-name="gr11" draw:text-style-name="P24" draw:layer="layout" svg:x1="5.993cm" svg:y1="11.001cm" svg:x2="1.993cm" svg:y2="11.001cm">
          <text:p/>
        </draw:line>
        <draw:custom-shape draw:style-name="gr247" draw:text-style-name="P27" draw:layer="layout" svg:width="2cm" svg:height="1cm" svg:x="3.993cm" svg:y="7.876cm"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5.493cm" svg:y="9.501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25" draw:layer="layout" svg:x1="5.993cm" svg:y1="9.485cm" svg:x2="5.993cm" svg:y2="9.001cm">
              <text:p/>
            </draw:line>
            <draw:line draw:style-name="gr314" draw:text-style-name="P25" draw:layer="layout" svg:x1="5.993cm" svg:y1="10.501cm" svg:x2="5.993cm" svg:y2="11.001cm">
              <text:p/>
            </draw:line>
            <draw:ellipse draw:style-name="gr315" draw:text-style-name="P25" draw:layer="layout" svg:width="0.62cm" svg:height="0.25cm" svg:x="5.685cm" svg:y="9.501cm" draw:kind="arc" draw:start-angle="269.64" draw:end-angle="90.29">
              <text:p/>
            </draw:ellipse>
            <draw:ellipse draw:style-name="gr315" draw:text-style-name="P25" draw:layer="layout" svg:width="0.62cm" svg:height="0.25cm" svg:x="5.685cm" svg:y="9.751cm" draw:kind="arc" draw:start-angle="269.64" draw:end-angle="90.29">
              <text:p/>
            </draw:ellipse>
            <draw:ellipse draw:style-name="gr315" draw:text-style-name="P25" draw:layer="layout" svg:width="0.62cm" svg:height="0.25cm" svg:x="5.685cm" svg:y="10.001cm" draw:kind="arc" draw:start-angle="269.64" draw:end-angle="90.29">
              <text:p/>
            </draw:ellipse>
            <draw:ellipse draw:style-name="gr315" draw:text-style-name="P25" draw:layer="layout" svg:width="0.62cm" svg:height="0.25cm" svg:x="5.685cm" svg:y="10.251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5.993cm" svg:y1="9.485cm" svg:x2="5.993cm" svg:y2="9.001cm">
              <text:p/>
            </draw:line>
            <draw:line draw:style-name="gr317" draw:text-style-name="P25" draw:layer="layout" svg:x1="5.993cm" svg:y1="10.501cm" svg:x2="5.993cm" svg:y2="11.001cm">
              <text:p/>
            </draw:line>
            <draw:ellipse draw:style-name="gr318" draw:text-style-name="P25" draw:layer="layout" svg:width="0.62cm" svg:height="0.25cm" svg:x="5.68cm" svg:y="9.501cm" draw:kind="arc" draw:start-angle="89.77" draw:end-angle="270.45">
              <text:p/>
            </draw:ellipse>
            <draw:ellipse draw:style-name="gr318" draw:text-style-name="P25" draw:layer="layout" svg:width="0.62cm" svg:height="0.25cm" svg:x="5.68cm" svg:y="9.751cm" draw:kind="arc" draw:start-angle="89.77" draw:end-angle="270.45">
              <text:p/>
            </draw:ellipse>
            <draw:ellipse draw:style-name="gr318" draw:text-style-name="P25" draw:layer="layout" svg:width="0.62cm" svg:height="0.25cm" svg:x="5.68cm" svg:y="10.001cm" draw:kind="arc" draw:start-angle="89.77" draw:end-angle="270.45">
              <text:p/>
            </draw:ellipse>
            <draw:ellipse draw:style-name="gr318" draw:text-style-name="P25" draw:layer="layout" svg:width="0.62cm" svg:height="0.25cm" svg:x="5.68cm" svg:y="10.251cm" draw:kind="arc" draw:start-angle="89.77" draw:end-angle="270.45">
              <text:p/>
            </draw:ellipse>
          </draw:g>
        </draw:g>
        <draw:g draw:style-name="gr1">
          <draw:g draw:style-name="gr280">
            <draw:line draw:style-name="gr306" draw:text-style-name="P25" draw:layer="layout" svg:x1="3.135cm" svg:y1="9.313cm" svg:x2="3.135cm" svg:y2="8.688cm">
              <text:p/>
            </draw:line>
            <draw:line draw:style-name="gr306" draw:text-style-name="P25" draw:layer="layout" svg:x1="2.851cm" svg:y1="9.313cm" svg:x2="2.851cm" svg:y2="8.688cm">
              <text:p/>
            </draw:line>
            <draw:line draw:style-name="gr306" draw:text-style-name="P25" draw:layer="layout" svg:x1="3.993cm" svg:y1="9cm" svg:x2="3.135cm" svg:y2="9cm">
              <text:p/>
            </draw:line>
            <draw:line draw:style-name="gr307" draw:text-style-name="P25" draw:layer="layout" svg:x1="1.993cm" svg:y1="9cm" svg:x2="2.851cm" svg:y2="9cm">
              <text:p/>
            </draw:line>
          </draw:g>
        </draw:g>
        <draw:custom-shape draw:style-name="gr247" draw:text-style-name="P27" draw:layer="layout" svg:width="2cm" svg:height="1cm" svg:x="1.993cm" svg:y="7.876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51" draw:text-style-name="P22" draw:layer="layout" svg:width="1cm" svg:height="1cm" svg:x="1.493cm" svg:y="9.5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2" draw:text-style-name="P23" draw:layer="layout" svg:x1="1.993cm" svg:y1="9.501cm" svg:x2="1.993cm" svg:y2="10.501cm">
            <text:p/>
          </draw:line>
        </draw:g>
        <draw:line draw:style-name="gr11" draw:text-style-name="P24" draw:layer="layout" svg:x1="1.993cm" svg:y1="10.501cm" svg:x2="1.993cm" svg:y2="11.001cm">
          <text:p/>
        </draw:line>
        <draw:custom-shape draw:style-name="gr247" draw:text-style-name="P27" draw:layer="layout" svg:width="2cm" svg:height="1cm" svg:x="1.493cm" svg:y="10.126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1.993cm" svg:y1="9.001cm" svg:x2="1.993cm" svg:y2="9.501cm">
          <text:p/>
        </draw:line>
        <draw:custom-shape draw:style-name="gr350" draw:text-style-name="P21" draw:layer="layout" svg:width="5.5cm" svg:height="4cm" svg:x="8.007cm" svg:y="11cm">
          <text:p text:style-name="P20"><text:span text:style-name="T8">e(t)=15</text:span><text:span text:style-name="T19">sin</text:span><text:span text:style-name="T8">(10t)V</text:span></text:p>
          <text:p text:style-name="P20"><text:span text:style-name="T8">R</text:span><text:span text:style-name="T9">1</text:span><text:span text:style-name="T8">=10</text:span><text:span text:style-name="T11">Ω</text:span></text:p>
          <text:p text:style-name="P28"><text:span text:style-name="T16">R</text:span><text:span text:style-name="T17">2</text:span><text:span text:style-name="T16">=20Ω</text:span></text:p>
          <text:p text:style-name="P20"><text:span text:style-name="T11">L=3H</text:span></text:p>
          <text:p text:style-name="P20"><text:span text:style-name="T11">C=10mF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svg:x="10.1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0.5cm" svg:y1="9.5cm" svg:x2="10.5cm" svg:y2="9cm">
            <text:p/>
          </draw:line>
          <draw:line draw:style-name="gr51" draw:text-style-name="P24" draw:layer="layout" svg:x1="10.5cm" svg:y1="10.5cm" svg:x2="10.5cm" svg:y2="11cm">
            <text:p/>
          </draw:line>
        </draw:g>
        <draw:line draw:style-name="gr11" draw:text-style-name="P24" draw:layer="layout" svg:x1="12.5cm" svg:y1="11cm" svg:x2="8.5cm" svg:y2="11cm">
          <text:p/>
        </draw:line>
        <draw:custom-shape draw:style-name="gr247" draw:text-style-name="P27" draw:layer="layout" svg:width="2cm" svg:height="1cm" svg:x="10.5cm" svg:y="7.875cm">
          <text:p text:style-name="P2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2cm" svg:y="9.5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25" draw:layer="layout" svg:x1="12.5cm" svg:y1="9.484cm" svg:x2="12.5cm" svg:y2="9cm">
              <text:p/>
            </draw:line>
            <draw:line draw:style-name="gr314" draw:text-style-name="P25" draw:layer="layout" svg:x1="12.5cm" svg:y1="10.5cm" svg:x2="12.5cm" svg:y2="11cm">
              <text:p/>
            </draw:line>
            <draw:ellipse draw:style-name="gr315" draw:text-style-name="P25" draw:layer="layout" svg:width="0.62cm" svg:height="0.25cm" svg:x="12.192cm" svg:y="9.5cm" draw:kind="arc" draw:start-angle="269.64" draw:end-angle="90.29">
              <text:p/>
            </draw:ellipse>
            <draw:ellipse draw:style-name="gr315" draw:text-style-name="P25" draw:layer="layout" svg:width="0.62cm" svg:height="0.25cm" svg:x="12.192cm" svg:y="9.75cm" draw:kind="arc" draw:start-angle="269.64" draw:end-angle="90.29">
              <text:p/>
            </draw:ellipse>
            <draw:ellipse draw:style-name="gr315" draw:text-style-name="P25" draw:layer="layout" svg:width="0.62cm" svg:height="0.25cm" svg:x="12.192cm" svg:y="10cm" draw:kind="arc" draw:start-angle="269.64" draw:end-angle="90.29">
              <text:p/>
            </draw:ellipse>
            <draw:ellipse draw:style-name="gr315" draw:text-style-name="P25" draw:layer="layout" svg:width="0.62cm" svg:height="0.25cm" svg:x="12.192cm" svg:y="10.25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12.5cm" svg:y1="9.484cm" svg:x2="12.5cm" svg:y2="9cm">
              <text:p/>
            </draw:line>
            <draw:line draw:style-name="gr317" draw:text-style-name="P25" draw:layer="layout" svg:x1="12.5cm" svg:y1="10.5cm" svg:x2="12.5cm" svg:y2="11cm">
              <text:p/>
            </draw:line>
            <draw:ellipse draw:style-name="gr318" draw:text-style-name="P25" draw:layer="layout" svg:width="0.62cm" svg:height="0.25cm" svg:x="12.187cm" svg:y="9.5cm" draw:kind="arc" draw:start-angle="89.77" draw:end-angle="270.45">
              <text:p/>
            </draw:ellipse>
            <draw:ellipse draw:style-name="gr318" draw:text-style-name="P25" draw:layer="layout" svg:width="0.62cm" svg:height="0.25cm" svg:x="12.187cm" svg:y="9.75cm" draw:kind="arc" draw:start-angle="89.77" draw:end-angle="270.45">
              <text:p/>
            </draw:ellipse>
            <draw:ellipse draw:style-name="gr318" draw:text-style-name="P25" draw:layer="layout" svg:width="0.62cm" svg:height="0.25cm" svg:x="12.187cm" svg:y="10cm" draw:kind="arc" draw:start-angle="89.77" draw:end-angle="270.45">
              <text:p/>
            </draw:ellipse>
            <draw:ellipse draw:style-name="gr318" draw:text-style-name="P25" draw:layer="layout" svg:width="0.62cm" svg:height="0.25cm" svg:x="12.187cm" svg:y="10.25cm" draw:kind="arc" draw:start-angle="89.77" draw:end-angle="270.45">
              <text:p/>
            </draw:ellipse>
          </draw:g>
        </draw:g>
        <draw:g draw:style-name="gr1">
          <draw:g draw:style-name="gr280">
            <draw:line draw:style-name="gr306" draw:text-style-name="P25" draw:layer="layout" svg:x1="9.642cm" svg:y1="9.312cm" svg:x2="9.642cm" svg:y2="8.687cm">
              <text:p/>
            </draw:line>
            <draw:line draw:style-name="gr306" draw:text-style-name="P25" draw:layer="layout" svg:x1="9.358cm" svg:y1="9.312cm" svg:x2="9.358cm" svg:y2="8.687cm">
              <text:p/>
            </draw:line>
            <draw:line draw:style-name="gr306" draw:text-style-name="P25" draw:layer="layout" svg:x1="10.5cm" svg:y1="8.999cm" svg:x2="9.642cm" svg:y2="8.999cm">
              <text:p/>
            </draw:line>
            <draw:line draw:style-name="gr307" draw:text-style-name="P25" draw:layer="layout" svg:x1="8.5cm" svg:y1="8.999cm" svg:x2="9.358cm" svg:y2="8.999cm">
              <text:p/>
            </draw:line>
          </draw:g>
        </draw:g>
        <draw:custom-shape draw:style-name="gr247" draw:text-style-name="P27" draw:layer="layout" svg:width="2cm" svg:height="1cm" svg:x="8.5cm" svg:y="7.875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53" draw:text-style-name="P22" draw:layer="layout" svg:width="1cm" svg:height="1cm" svg:x="8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4" draw:text-style-name="P23" draw:layer="layout" svg:x1="8.5cm" svg:y1="9.5cm" svg:x2="8.5cm" svg:y2="10.5cm">
            <text:p/>
          </draw:line>
        </draw:g>
        <draw:line draw:style-name="gr11" draw:text-style-name="P24" draw:layer="layout" svg:x1="8.5cm" svg:y1="10.5cm" svg:x2="8.5cm" svg:y2="11cm">
          <text:p/>
        </draw:line>
        <draw:custom-shape draw:style-name="gr247" draw:text-style-name="P27" draw:layer="layout" svg:width="2cm" svg:height="1cm" svg:x="8cm" svg:y="10.1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8.5cm" svg:y1="9cm" svg:x2="8.5cm" svg:y2="9.5cm">
          <text:p/>
        </draw:line>
        <draw:g draw:style-name="gr1">
          <draw:custom-shape draw:style-name="gr49" draw:text-style-name="P24" draw:layer="layout" svg:width="0.625cm" svg:height="1cm" draw:transform="rotate (1.5707963267949) translate (11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1cm" svg:y1="8.999cm" svg:x2="10.5cm" svg:y2="8.999cm">
            <text:p/>
          </draw:line>
          <draw:line draw:style-name="gr51" draw:text-style-name="P24" draw:layer="layout" svg:x1="12cm" svg:y1="8.999cm" svg:x2="12.5cm" svg:y2="8.999cm">
            <text:p/>
          </draw:line>
        </draw:g>
        <draw:custom-shape draw:style-name="gr247" draw:text-style-name="P27" draw:layer="layout" svg:width="2cm" svg:height="1cm" svg:x="10.187cm" svg:y="9.5cm">
          <text:p text:style-name="P2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355" draw:text-style-name="P21" draw:layer="layout" svg:width="5.5cm" svg:height="5cm" svg:x="1.507cm" svg:y="18.5cm">
          <text:p text:style-name="P20"><text:span text:style-name="T8">e(t)=15</text:span><text:span text:style-name="T19">sin</text:span><text:span text:style-name="T8">(10t)V</text:span></text:p>
          <text:p text:style-name="P20"><text:span text:style-name="T8">R</text:span><text:span text:style-name="T9">1</text:span><text:span text:style-name="T8">=1</text:span><text:span text:style-name="T11">Ω</text:span></text:p>
          <text:p text:style-name="P28"><text:span text:style-name="T16">R</text:span><text:span text:style-name="T17">2</text:span><text:span text:style-name="T16">=2Ω</text:span></text:p>
          <text:p text:style-name="P28"><text:span text:style-name="T16">R</text:span><text:span text:style-name="T17">3</text:span><text:span text:style-name="T16">=3Ω</text:span></text:p>
          <text:p text:style-name="P20"><text:span text:style-name="T11">L=1H</text:span></text:p>
          <text:p text:style-name="P20"><text:span text:style-name="T11">C</text:span><text:span text:style-name="T13">1</text:span><text:span text:style-name="T11">=20mF</text:span></text:p>
          <text:p text:style-name="P28"><text:span text:style-name="T16">C</text:span><text:span text:style-name="T17">2</text:span><text:span text:style-name="T16">=10mF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svg:x="3.687cm" svg:y="1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4cm" svg:y1="17cm" svg:x2="4cm" svg:y2="16.5cm">
            <text:p/>
          </draw:line>
          <draw:line draw:style-name="gr51" draw:text-style-name="P24" draw:layer="layout" svg:x1="4cm" svg:y1="18cm" svg:x2="4cm" svg:y2="18.5cm">
            <text:p/>
          </draw:line>
        </draw:g>
        <draw:line draw:style-name="gr11" draw:text-style-name="P24" draw:layer="layout" svg:x1="4cm" svg:y1="18.5cm" svg:x2="2cm" svg:y2="18.5cm">
          <text:p/>
        </draw:line>
        <draw:custom-shape draw:style-name="gr247" draw:text-style-name="P27" draw:layer="layout" svg:width="2cm" svg:height="1cm" svg:x="4cm" svg:y="15.375cm">
          <text:p text:style-name="P2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5.5cm" svg:y="17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25" draw:layer="layout" svg:x1="6cm" svg:y1="16.984cm" svg:x2="6cm" svg:y2="16.5cm">
              <text:p/>
            </draw:line>
            <draw:line draw:style-name="gr314" draw:text-style-name="P25" draw:layer="layout" svg:x1="6cm" svg:y1="18cm" svg:x2="6cm" svg:y2="18.5cm">
              <text:p/>
            </draw:line>
            <draw:ellipse draw:style-name="gr315" draw:text-style-name="P25" draw:layer="layout" svg:width="0.62cm" svg:height="0.25cm" svg:x="5.692cm" svg:y="17cm" draw:kind="arc" draw:start-angle="269.64" draw:end-angle="90.29">
              <text:p/>
            </draw:ellipse>
            <draw:ellipse draw:style-name="gr315" draw:text-style-name="P25" draw:layer="layout" svg:width="0.62cm" svg:height="0.25cm" svg:x="5.692cm" svg:y="17.25cm" draw:kind="arc" draw:start-angle="269.64" draw:end-angle="90.29">
              <text:p/>
            </draw:ellipse>
            <draw:ellipse draw:style-name="gr315" draw:text-style-name="P25" draw:layer="layout" svg:width="0.62cm" svg:height="0.25cm" svg:x="5.692cm" svg:y="17.5cm" draw:kind="arc" draw:start-angle="269.64" draw:end-angle="90.29">
              <text:p/>
            </draw:ellipse>
            <draw:ellipse draw:style-name="gr315" draw:text-style-name="P25" draw:layer="layout" svg:width="0.62cm" svg:height="0.25cm" svg:x="5.692cm" svg:y="17.75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6cm" svg:y1="16.984cm" svg:x2="6cm" svg:y2="16.5cm">
              <text:p/>
            </draw:line>
            <draw:line draw:style-name="gr317" draw:text-style-name="P25" draw:layer="layout" svg:x1="6cm" svg:y1="18cm" svg:x2="6cm" svg:y2="18.5cm">
              <text:p/>
            </draw:line>
            <draw:ellipse draw:style-name="gr318" draw:text-style-name="P25" draw:layer="layout" svg:width="0.62cm" svg:height="0.25cm" svg:x="5.687cm" svg:y="17cm" draw:kind="arc" draw:start-angle="89.77" draw:end-angle="270.45">
              <text:p/>
            </draw:ellipse>
            <draw:ellipse draw:style-name="gr318" draw:text-style-name="P25" draw:layer="layout" svg:width="0.62cm" svg:height="0.25cm" svg:x="5.687cm" svg:y="17.25cm" draw:kind="arc" draw:start-angle="89.77" draw:end-angle="270.45">
              <text:p/>
            </draw:ellipse>
            <draw:ellipse draw:style-name="gr318" draw:text-style-name="P25" draw:layer="layout" svg:width="0.62cm" svg:height="0.25cm" svg:x="5.687cm" svg:y="17.5cm" draw:kind="arc" draw:start-angle="89.77" draw:end-angle="270.45">
              <text:p/>
            </draw:ellipse>
            <draw:ellipse draw:style-name="gr318" draw:text-style-name="P25" draw:layer="layout" svg:width="0.62cm" svg:height="0.25cm" svg:x="5.687cm" svg:y="17.75cm" draw:kind="arc" draw:start-angle="89.77" draw:end-angle="270.45">
              <text:p/>
            </draw:ellipse>
          </draw:g>
        </draw:g>
        <draw:g draw:style-name="gr1">
          <draw:g draw:style-name="gr280">
            <draw:line draw:style-name="gr306" draw:text-style-name="P25" draw:layer="layout" svg:x1="3.142cm" svg:y1="16.812cm" svg:x2="3.142cm" svg:y2="16.187cm">
              <text:p/>
            </draw:line>
            <draw:line draw:style-name="gr306" draw:text-style-name="P25" draw:layer="layout" svg:x1="2.858cm" svg:y1="16.812cm" svg:x2="2.858cm" svg:y2="16.187cm">
              <text:p/>
            </draw:line>
            <draw:line draw:style-name="gr306" draw:text-style-name="P25" draw:layer="layout" svg:x1="4cm" svg:y1="16.499cm" svg:x2="3.142cm" svg:y2="16.499cm">
              <text:p/>
            </draw:line>
            <draw:line draw:style-name="gr307" draw:text-style-name="P25" draw:layer="layout" svg:x1="2cm" svg:y1="16.499cm" svg:x2="2.858cm" svg:y2="16.499cm">
              <text:p/>
            </draw:line>
          </draw:g>
        </draw:g>
        <draw:custom-shape draw:style-name="gr247" draw:text-style-name="P27" draw:layer="layout" svg:width="2cm" svg:height="1cm" svg:x="2cm" svg:y="15.375cm">
          <text:p text:style-name="P26"><text:span text:style-name="T8">C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56" draw:text-style-name="P22" draw:layer="layout" svg:width="1cm" svg:height="1cm" svg:x="1.5cm" svg:y="1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7" draw:text-style-name="P23" draw:layer="layout" svg:x1="2cm" svg:y1="17cm" svg:x2="2cm" svg:y2="18cm">
            <text:p/>
          </draw:line>
        </draw:g>
        <draw:line draw:style-name="gr11" draw:text-style-name="P24" draw:layer="layout" svg:x1="2cm" svg:y1="18cm" svg:x2="2cm" svg:y2="18.5cm">
          <text:p/>
        </draw:line>
        <draw:custom-shape draw:style-name="gr247" draw:text-style-name="P27" draw:layer="layout" svg:width="2cm" svg:height="1cm" svg:x="1.5cm" svg:y="17.625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2cm" svg:y1="16.5cm" svg:x2="2cm" svg:y2="17cm">
          <text:p/>
        </draw:line>
        <draw:g draw:style-name="gr1">
          <draw:custom-shape draw:style-name="gr49" draw:text-style-name="P24" draw:layer="layout" svg:width="0.625cm" svg:height="1cm" draw:transform="rotate (1.5707963267949) translate (4.5cm 16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4.5cm" svg:y1="16.499cm" svg:x2="4cm" svg:y2="16.499cm">
            <text:p/>
          </draw:line>
          <draw:line draw:style-name="gr51" draw:text-style-name="P24" draw:layer="layout" svg:x1="5.5cm" svg:y1="16.499cm" svg:x2="6cm" svg:y2="16.499cm">
            <text:p/>
          </draw:line>
        </draw:g>
        <draw:custom-shape draw:style-name="gr247" draw:text-style-name="P27" draw:layer="layout" svg:width="2cm" svg:height="1cm" svg:x="3.687cm" svg:y="17cm">
          <text:p text:style-name="P2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6cm" svg:y="15.375cm">
          <text:p text:style-name="P26"><text:span text:style-name="T8">R</text:span><text:span text:style-name="T9">3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24" draw:layer="layout" svg:width="0.625cm" svg:height="1cm" draw:transform="rotate (1.5707963267949) translate (6.5cm 16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6.5cm" svg:y1="16.499cm" svg:x2="6cm" svg:y2="16.499cm">
            <text:p/>
          </draw:line>
          <draw:line draw:style-name="gr51" draw:text-style-name="P24" draw:layer="layout" svg:x1="7.5cm" svg:y1="16.499cm" svg:x2="8cm" svg:y2="16.499cm">
            <text:p/>
          </draw:line>
        </draw:g>
        <draw:g draw:style-name="gr1">
          <draw:g draw:style-name="gr280">
            <draw:line draw:style-name="gr306" draw:text-style-name="P25" draw:layer="layout" svg:x1="7.687cm" svg:y1="17.642cm" svg:x2="8.312cm" svg:y2="17.642cm">
              <text:p/>
            </draw:line>
            <draw:line draw:style-name="gr306" draw:text-style-name="P25" draw:layer="layout" svg:x1="7.687cm" svg:y1="17.358cm" svg:x2="8.312cm" svg:y2="17.358cm">
              <text:p/>
            </draw:line>
            <draw:line draw:style-name="gr306" draw:text-style-name="P25" draw:layer="layout" svg:x1="8cm" svg:y1="18.5cm" svg:x2="8cm" svg:y2="17.642cm">
              <text:p/>
            </draw:line>
            <draw:line draw:style-name="gr307" draw:text-style-name="P25" draw:layer="layout" svg:x1="8cm" svg:y1="16.5cm" svg:x2="8cm" svg:y2="17.358cm">
              <text:p/>
            </draw:line>
          </draw:g>
        </draw:g>
        <draw:custom-shape draw:style-name="gr247" draw:text-style-name="P27" draw:layer="layout" svg:width="2cm" svg:height="1cm" svg:x="7.5cm" svg:y="16.5cm">
          <text:p text:style-name="P26"><text:span text:style-name="T8">C</text:span><text:span text:style-name="T9">2</text:span></text:p>
          <draw:enhanced-geometry svg:viewBox="0 0 21600 21600" draw:type="rectangle" draw:enhanced-path="M 0 0 L 21600 0 21600 21600 0 21600 0 0 Z N"/>
        </draw:custom-shape>
        <draw:line draw:style-name="gr11" draw:text-style-name="P24" draw:layer="layout" svg:x1="6cm" svg:y1="18.5cm" svg:x2="4cm" svg:y2="18.5cm">
          <text:p/>
        </draw:line>
        <draw:line draw:style-name="gr11" draw:text-style-name="P24" draw:layer="layout" svg:x1="8cm" svg:y1="18.5cm" svg:x2="6cm" svg:y2="18.5cm">
          <text:p/>
        </draw:line>
        <draw:path draw:style-name="gr87" draw:text-style-name="P29" draw:layer="layout" svg:width="0.125cm" svg:height="0.125cm" svg:x="3.936cm" svg:y="16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29" draw:layer="layout" svg:width="0.125cm" svg:height="0.125cm" svg:x="5.937cm" svg:y="16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29" draw:layer="layout" svg:width="0.125cm" svg:height="0.125cm" svg:x="3.937cm" svg:y="18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29" draw:layer="layout" svg:width="0.125cm" svg:height="0.125cm" svg:x="5.936cm" svg:y="18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29" draw:layer="layout" svg:width="0.125cm" svg:height="0.125cm" svg:x="10.437cm" svg:y="8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29" draw:layer="layout" svg:width="0.125cm" svg:height="0.125cm" svg:x="10.436cm" svg:y="10.9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12.996cm" svg:y1="18.437cm" svg:x2="12.996cm" svg:y2="16.562cm">
            <text:p/>
          </draw:line>
          <draw:line draw:style-name="gr281" draw:text-style-name="P14" draw:layer="layout" svg:x1="14.308cm" svg:y1="17.5cm" svg:x2="12.996cm" svg:y2="16.562cm">
            <text:p/>
          </draw:line>
          <draw:line draw:style-name="gr281" draw:text-style-name="P14" draw:layer="layout" svg:x1="12.996cm" svg:y1="18.437cm" svg:x2="14.308cm" svg:y2="17.5cm">
            <text:p/>
          </draw:line>
          <draw:line draw:style-name="gr281" draw:text-style-name="P14" draw:layer="layout" svg:x1="13.004cm" svg:y1="17cm" svg:x2="12.496cm" svg:y2="17cm">
            <text:p/>
          </draw:line>
          <draw:line draw:style-name="gr281" draw:text-style-name="P14" draw:layer="layout" svg:x1="13.004cm" svg:y1="17.996cm" svg:x2="12.496cm" svg:y2="17.996cm">
            <text:p/>
          </draw:line>
          <draw:line draw:style-name="gr281" draw:text-style-name="P14" draw:layer="layout" svg:x1="14.308cm" svg:y1="17.5cm" svg:x2="14.5cm" svg:y2="17.5cm">
            <text:p/>
          </draw:line>
          <draw:line draw:style-name="gr282" draw:text-style-name="P15" draw:layer="layout" svg:x1="13.214cm" svg:y1="17.906cm" svg:x2="13.214cm" svg:y2="18.094cm">
            <text:p/>
          </draw:line>
          <draw:line draw:style-name="gr282" draw:text-style-name="P15" draw:layer="layout" svg:x1="13.12cm" svg:y1="17cm" svg:x2="13.308cm" svg:y2="17cm">
            <text:p/>
          </draw:line>
          <draw:line draw:style-name="gr282" draw:text-style-name="P15" draw:layer="layout" svg:x1="13.12cm" svg:y1="18cm" svg:x2="13.308cm" svg:y2="18cm">
            <text:p/>
          </draw:line>
        </draw:g>
        <draw:g draw:style-name="gr1">
          <draw:custom-shape draw:style-name="gr358" draw:text-style-name="P22" draw:layer="layout" svg:width="1cm" svg:height="1cm" svg:x="12cm" svg:y="1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9" draw:text-style-name="P23" draw:layer="layout" svg:x1="12.5cm" svg:y1="19cm" svg:x2="12.5cm" svg:y2="20cm">
            <text:p/>
          </draw:line>
        </draw:g>
        <draw:g draw:style-name="gr1">
          <draw:g draw:style-name="gr280">
            <draw:line draw:style-name="gr313" draw:text-style-name="P25" draw:layer="layout" svg:x1="10.5cm" svg:y1="18.984cm" svg:x2="10.5cm" svg:y2="18.5cm">
              <text:p/>
            </draw:line>
            <draw:line draw:style-name="gr314" draw:text-style-name="P25" draw:layer="layout" svg:x1="10.5cm" svg:y1="20cm" svg:x2="10.5cm" svg:y2="20.5cm">
              <text:p/>
            </draw:line>
            <draw:ellipse draw:style-name="gr315" draw:text-style-name="P25" draw:layer="layout" svg:width="0.62cm" svg:height="0.25cm" svg:x="10.192cm" svg:y="19cm" draw:kind="arc" draw:start-angle="269.64" draw:end-angle="90.29">
              <text:p/>
            </draw:ellipse>
            <draw:ellipse draw:style-name="gr315" draw:text-style-name="P25" draw:layer="layout" svg:width="0.62cm" svg:height="0.25cm" svg:x="10.192cm" svg:y="19.25cm" draw:kind="arc" draw:start-angle="269.64" draw:end-angle="90.29">
              <text:p/>
            </draw:ellipse>
            <draw:ellipse draw:style-name="gr315" draw:text-style-name="P25" draw:layer="layout" svg:width="0.62cm" svg:height="0.25cm" svg:x="10.192cm" svg:y="19.5cm" draw:kind="arc" draw:start-angle="269.64" draw:end-angle="90.29">
              <text:p/>
            </draw:ellipse>
            <draw:ellipse draw:style-name="gr315" draw:text-style-name="P25" draw:layer="layout" svg:width="0.62cm" svg:height="0.25cm" svg:x="10.192cm" svg:y="19.75cm" draw:kind="arc" draw:start-angle="269.64" draw:end-angle="90.29">
              <text:p/>
            </draw:ellipse>
          </draw:g>
          <draw:g draw:style-name="gr280">
            <draw:line draw:style-name="gr316" draw:text-style-name="P25" draw:layer="layout" svg:x1="10.5cm" svg:y1="18.984cm" svg:x2="10.5cm" svg:y2="18.5cm">
              <text:p/>
            </draw:line>
            <draw:line draw:style-name="gr317" draw:text-style-name="P25" draw:layer="layout" svg:x1="10.5cm" svg:y1="20cm" svg:x2="10.5cm" svg:y2="20.5cm">
              <text:p/>
            </draw:line>
            <draw:ellipse draw:style-name="gr318" draw:text-style-name="P25" draw:layer="layout" svg:width="0.62cm" svg:height="0.25cm" svg:x="10.187cm" svg:y="19cm" draw:kind="arc" draw:start-angle="89.77" draw:end-angle="270.45">
              <text:p/>
            </draw:ellipse>
            <draw:ellipse draw:style-name="gr318" draw:text-style-name="P25" draw:layer="layout" svg:width="0.62cm" svg:height="0.25cm" svg:x="10.187cm" svg:y="19.25cm" draw:kind="arc" draw:start-angle="89.77" draw:end-angle="270.45">
              <text:p/>
            </draw:ellipse>
            <draw:ellipse draw:style-name="gr318" draw:text-style-name="P25" draw:layer="layout" svg:width="0.62cm" svg:height="0.25cm" svg:x="10.187cm" svg:y="19.5cm" draw:kind="arc" draw:start-angle="89.77" draw:end-angle="270.45">
              <text:p/>
            </draw:ellipse>
            <draw:ellipse draw:style-name="gr318" draw:text-style-name="P25" draw:layer="layout" svg:width="0.62cm" svg:height="0.25cm" svg:x="10.187cm" svg:y="19.75cm" draw:kind="arc" draw:start-angle="89.77" draw:end-angle="270.45">
              <text:p/>
            </draw:ellipse>
          </draw:g>
        </draw:g>
        <draw:g draw:style-name="gr1">
          <draw:custom-shape draw:style-name="gr49" draw:text-style-name="P24" draw:layer="layout" svg:width="0.625cm" svg:height="1cm" svg:x="10.1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0.5cm" svg:y1="17.5cm" svg:x2="10.5cm" svg:y2="17cm">
            <text:p/>
          </draw:line>
          <draw:line draw:style-name="gr51" draw:text-style-name="P24" draw:layer="layout" svg:x1="10.5cm" svg:y1="18.5cm" svg:x2="10.5cm" svg:y2="19cm">
            <text:p/>
          </draw:line>
        </draw:g>
        <draw:line draw:style-name="gr11" draw:text-style-name="P24" draw:layer="layout" svg:x1="8cm" svg:y1="18.5cm" svg:x2="6cm" svg:y2="18.5cm">
          <text:p/>
        </draw:line>
        <draw:g draw:style-name="gr1">
          <draw:g draw:style-name="gr280">
            <draw:line draw:style-name="gr306" draw:text-style-name="P25" draw:layer="layout" svg:x1="13.642cm" svg:y1="15.812cm" svg:x2="13.642cm" svg:y2="15.187cm">
              <text:p/>
            </draw:line>
            <draw:line draw:style-name="gr306" draw:text-style-name="P25" draw:layer="layout" svg:x1="13.358cm" svg:y1="15.812cm" svg:x2="13.358cm" svg:y2="15.187cm">
              <text:p/>
            </draw:line>
            <draw:line draw:style-name="gr306" draw:text-style-name="P25" draw:layer="layout" svg:x1="14.5cm" svg:y1="15.499cm" svg:x2="13.642cm" svg:y2="15.499cm">
              <text:p/>
            </draw:line>
            <draw:line draw:style-name="gr307" draw:text-style-name="P25" draw:layer="layout" svg:x1="12.5cm" svg:y1="15.499cm" svg:x2="13.358cm" svg:y2="15.499cm">
              <text:p/>
            </draw:line>
          </draw:g>
        </draw:g>
        <draw:g draw:style-name="gr1">
          <draw:custom-shape draw:style-name="gr49" draw:text-style-name="P24" draw:layer="layout" svg:width="0.625cm" svg:height="1cm" svg:x="14.187cm" svg:y="1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4.5cm" svg:y1="16cm" svg:x2="14.5cm" svg:y2="15.5cm">
            <text:p/>
          </draw:line>
          <draw:line draw:style-name="gr51" draw:text-style-name="P24" draw:layer="layout" svg:x1="14.5cm" svg:y1="17cm" svg:x2="14.5cm" svg:y2="17.5cm">
            <text:p/>
          </draw:line>
        </draw:g>
        <draw:line draw:style-name="gr11" draw:text-style-name="P24" draw:layer="layout" svg:x1="12.5cm" svg:y1="17cm" svg:x2="10.5cm" svg:y2="17cm">
          <text:p/>
        </draw:line>
        <draw:line draw:style-name="gr11" draw:text-style-name="P24" draw:layer="layout" svg:x1="12.5cm" svg:y1="17cm" svg:x2="12.5cm" svg:y2="15.5cm">
          <text:p/>
        </draw:line>
        <draw:line draw:style-name="gr11" draw:text-style-name="P24" draw:layer="layout" svg:x1="12.5cm" svg:y1="20.5cm" svg:x2="10.5cm" svg:y2="20.5cm">
          <text:p/>
        </draw:line>
        <draw:line draw:style-name="gr11" draw:text-style-name="P24" draw:layer="layout" svg:x1="12.5cm" svg:y1="20.5cm" svg:x2="14.5cm" svg:y2="20.5cm">
          <text:p/>
        </draw:line>
        <draw:line draw:style-name="gr11" draw:text-style-name="P24" draw:layer="layout" svg:x1="12.5cm" svg:y1="20.5cm" svg:x2="12.5cm" svg:y2="20cm">
          <text:p/>
        </draw:line>
        <draw:line draw:style-name="gr11" draw:text-style-name="P24" draw:layer="layout" svg:x1="12.5cm" svg:y1="19cm" svg:x2="12.5cm" svg:y2="18cm">
          <text:p/>
        </draw:line>
        <draw:g draw:style-name="gr1">
          <draw:custom-shape draw:style-name="gr49" draw:text-style-name="P24" draw:layer="layout" svg:width="0.625cm" svg:height="1cm" svg:x="14.187cm" svg:y="1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4" draw:layer="layout" svg:x1="14.5cm" svg:y1="18.5cm" svg:x2="14.5cm" svg:y2="18cm">
            <text:p/>
          </draw:line>
          <draw:line draw:style-name="gr51" draw:text-style-name="P24" draw:layer="layout" svg:x1="14.5cm" svg:y1="19.5cm" svg:x2="14.5cm" svg:y2="20cm">
            <text:p/>
          </draw:line>
        </draw:g>
        <draw:line draw:style-name="gr11" draw:text-style-name="P24" draw:layer="layout" svg:x1="14.5cm" svg:y1="20cm" svg:x2="14.5cm" svg:y2="20.5cm">
          <text:p/>
        </draw:line>
        <draw:line draw:style-name="gr11" draw:text-style-name="P24" draw:layer="layout" svg:x1="14.5cm" svg:y1="17.5cm" svg:x2="14.5cm" svg:y2="18cm">
          <text:p/>
        </draw:line>
        <draw:custom-shape draw:style-name="gr247" draw:text-style-name="P27" draw:layer="layout" svg:width="2cm" svg:height="1cm" svg:x="10.125cm" svg:y="19cm">
          <text:p text:style-name="P26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0.125cm" svg:y="17.5cm">
          <text:p text:style-name="P2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2.5cm" svg:y="15.687cm">
          <text:p text:style-name="P26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4.187cm" svg:y="16cm">
          <text:p text:style-name="P2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4.187cm" svg:y="18.5cm">
          <text:p text:style-name="P26"><text:span text:style-name="T8">R</text:span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2cm" svg:height="1cm" svg:x="12.187cm" svg:y="19cm">
          <text:p text:style-name="P2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360" draw:text-style-name="P21" draw:layer="layout" svg:width="5.5cm" svg:height="4.5cm" svg:x="10.5cm" svg:y="20.5cm">
          <text:p text:style-name="P20"><text:span text:style-name="T8">e(t)=15</text:span><text:span text:style-name="T19">sin</text:span><text:span text:style-name="T8">(10t)V</text:span></text:p>
          <text:p text:style-name="P20"><text:span text:style-name="T8">R</text:span><text:span text:style-name="T9">1</text:span><text:span text:style-name="T8">=10</text:span><text:span text:style-name="T11">Ω</text:span></text:p>
          <text:p text:style-name="P28"><text:span text:style-name="T16">R</text:span><text:span text:style-name="T17">2</text:span><text:span text:style-name="T16">=5Ω</text:span></text:p>
          <text:p text:style-name="P28"><text:span text:style-name="T16">R</text:span><text:span text:style-name="T17">3</text:span><text:span text:style-name="T16">=20Ω</text:span></text:p>
          <text:p text:style-name="P20"><text:span text:style-name="T11">L=1H</text:span></text:p>
          <text:p text:style-name="P20"><text:span text:style-name="T11">C=10mF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g draw:style-name="gr1">
          <draw:custom-shape draw:style-name="gr361" draw:text-style-name="P16" draw:layer="layout" svg:width="1cm" svg:height="1cm" svg:x="1.5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62" draw:text-style-name="P17" draw:layer="layout" svg:x1="2cm" svg:y1="7cm" svg:x2="2cm" svg:y2="8cm">
            <text:p/>
          </draw:line>
        </draw:g>
        <draw:g draw:style-name="gr1">
          <draw:custom-shape draw:style-name="gr363" draw:text-style-name="P16" draw:layer="layout" svg:width="1cm" svg:height="1cm" svg:x="1.5cm" svg:y="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64" draw:text-style-name="P17" draw:layer="layout" svg:x1="2cm" svg:y1="9.1cm" svg:x2="2cm" svg:y2="9.9cm">
            <text:p/>
          </draw:line>
          <draw:custom-shape draw:style-name="gr365" draw:text-style-name="P16" draw:layer="layout" svg:width="0.8cm" svg:height="0.8cm" svg:x="1.6cm" svg:y="9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66" draw:text-style-name="P17" draw:layer="layout" svg:x1="3.5cm" svg:y1="7cm" svg:x2="3.5cm" svg:y2="8cm">
            <text:p/>
          </draw:line>
          <draw:custom-shape draw:style-name="gr246" draw:text-style-name="P15" draw:layer="layout" svg:width="1cm" svg:height="1cm" svg:x="3cm" svg:y="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367" draw:text-style-name="P17" draw:layer="layout" svg:x1="3.5cm" svg:y1="9.1cm" svg:x2="3.5cm" svg:y2="9.9cm">
            <text:p/>
          </draw:line>
          <draw:custom-shape draw:style-name="gr246" draw:text-style-name="P15" draw:layer="layout" svg:width="1cm" svg:height="1cm" svg:x="3cm" svg:y="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4" draw:text-style-name="P15" draw:layer="layout" svg:width="0.8cm" svg:height="0.8cm" svg:x="3.1cm" svg:y="9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280">
            <draw:line draw:style-name="gr306" draw:text-style-name="P14" draw:layer="layout" svg:x1="5.375cm" svg:y1="7.571cm" svg:x2="5.625cm" svg:y2="7.571cm">
              <text:p/>
            </draw:line>
            <draw:line draw:style-name="gr306" draw:text-style-name="P14" draw:layer="layout" svg:x1="5.375cm" svg:y1="7.429cm" svg:x2="5.625cm" svg:y2="7.429cm">
              <text:p/>
            </draw:line>
            <draw:line draw:style-name="gr306" draw:text-style-name="P14" draw:layer="layout" svg:x1="5.5cm" svg:y1="8cm" svg:x2="5.5cm" svg:y2="7.571cm">
              <text:p/>
            </draw:line>
            <draw:line draw:style-name="gr307" draw:text-style-name="P14" draw:layer="layout" svg:x1="5.5cm" svg:y1="7cm" svg:x2="5.5cm" svg:y2="7.429cm">
              <text:p/>
            </draw:line>
          </draw:g>
        </draw:g>
        <draw:g draw:style-name="gr1">
          <draw:custom-shape draw:style-name="gr368" draw:text-style-name="P15" draw:layer="layout" svg:width="0.25cm" svg:height="0.5cm" svg:x="4.875cm" svg:y="7.2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5cm" svg:y1="7.25cm" svg:x2="5cm" svg:y2="7cm">
            <text:p/>
          </draw:line>
          <draw:line draw:style-name="gr51" draw:text-style-name="P15" draw:layer="layout" svg:x1="5cm" svg:y1="7.75cm" svg:x2="5cm" svg:y2="8cm">
            <text:p/>
          </draw:line>
        </draw:g>
        <draw:g draw:style-name="gr280">
          <draw:line draw:style-name="gr281" draw:text-style-name="P14" draw:layer="layout" svg:x1="6.5cm" svg:y1="10.437cm" svg:x2="6.5cm" svg:y2="8.562cm">
            <text:p/>
          </draw:line>
          <draw:line draw:style-name="gr281" draw:text-style-name="P14" draw:layer="layout" svg:x1="7.812cm" svg:y1="9.5cm" svg:x2="6.5cm" svg:y2="8.562cm">
            <text:p/>
          </draw:line>
          <draw:line draw:style-name="gr281" draw:text-style-name="P14" draw:layer="layout" svg:x1="6.5cm" svg:y1="10.437cm" svg:x2="7.812cm" svg:y2="9.5cm">
            <text:p/>
          </draw:line>
          <draw:line draw:style-name="gr281" draw:text-style-name="P14" draw:layer="layout" svg:x1="6.508cm" svg:y1="9cm" svg:x2="6cm" svg:y2="9cm">
            <text:p/>
          </draw:line>
          <draw:line draw:style-name="gr281" draw:text-style-name="P14" draw:layer="layout" svg:x1="6.508cm" svg:y1="9.996cm" svg:x2="6cm" svg:y2="9.996cm">
            <text:p/>
          </draw:line>
          <draw:line draw:style-name="gr281" draw:text-style-name="P14" draw:layer="layout" svg:x1="7.812cm" svg:y1="9.5cm" svg:x2="8.004cm" svg:y2="9.5cm">
            <text:p/>
          </draw:line>
          <draw:line draw:style-name="gr282" draw:text-style-name="P15" draw:layer="layout" svg:x1="6.718cm" svg:y1="9.906cm" svg:x2="6.718cm" svg:y2="10.094cm">
            <text:p/>
          </draw:line>
          <draw:line draw:style-name="gr282" draw:text-style-name="P15" draw:layer="layout" svg:x1="6.624cm" svg:y1="9cm" svg:x2="6.812cm" svg:y2="9cm">
            <text:p/>
          </draw:line>
          <draw:line draw:style-name="gr282" draw:text-style-name="P15" draw:layer="layout" svg:x1="6.624cm" svg:y1="10cm" svg:x2="6.812cm" svg:y2="10cm">
            <text:p/>
          </draw:line>
        </draw:g>
        <draw:g draw:style-name="gr280">
          <draw:line draw:style-name="gr281" draw:text-style-name="P14" draw:layer="layout" svg:x1="6.5cm" svg:y1="6.561cm" svg:x2="6.5cm" svg:y2="8.436cm">
            <text:p/>
          </draw:line>
          <draw:line draw:style-name="gr281" draw:text-style-name="P14" draw:layer="layout" svg:x1="7.812cm" svg:y1="7.498cm" svg:x2="6.5cm" svg:y2="8.436cm">
            <text:p/>
          </draw:line>
          <draw:line draw:style-name="gr281" draw:text-style-name="P14" draw:layer="layout" svg:x1="6.5cm" svg:y1="6.561cm" svg:x2="7.812cm" svg:y2="7.498cm">
            <text:p/>
          </draw:line>
          <draw:line draw:style-name="gr281" draw:text-style-name="P14" draw:layer="layout" svg:x1="6.508cm" svg:y1="7.998cm" svg:x2="6cm" svg:y2="7.998cm">
            <text:p/>
          </draw:line>
          <draw:line draw:style-name="gr281" draw:text-style-name="P14" draw:layer="layout" svg:x1="6.508cm" svg:y1="7.002cm" svg:x2="6cm" svg:y2="7.002cm">
            <text:p/>
          </draw:line>
          <draw:line draw:style-name="gr281" draw:text-style-name="P14" draw:layer="layout" svg:x1="7.812cm" svg:y1="7.498cm" svg:x2="8.004cm" svg:y2="7.498cm">
            <text:p/>
          </draw:line>
          <draw:line draw:style-name="gr282" draw:text-style-name="P15" draw:layer="layout" svg:x1="6.718cm" svg:y1="7.092cm" svg:x2="6.718cm" svg:y2="6.904cm">
            <text:p/>
          </draw:line>
          <draw:line draw:style-name="gr282" draw:text-style-name="P15" draw:layer="layout" svg:x1="6.624cm" svg:y1="7.998cm" svg:x2="6.812cm" svg:y2="7.998cm">
            <text:p/>
          </draw:line>
          <draw:line draw:style-name="gr282" draw:text-style-name="P15" draw:layer="layout" svg:x1="6.624cm" svg:y1="6.998cm" svg:x2="6.812cm" svg:y2="6.998cm">
            <text:p/>
          </draw:line>
        </draw:g>
        <draw:g draw:style-name="gr1">
          <draw:g draw:style-name="gr280">
            <draw:line draw:style-name="gr313" draw:text-style-name="P14" draw:layer="layout" svg:x1="4.5cm" svg:y1="7.242cm" svg:x2="4.5cm" svg:y2="7cm">
              <text:p/>
            </draw:line>
            <draw:line draw:style-name="gr314" draw:text-style-name="P14" draw:layer="layout" svg:x1="4.5cm" svg:y1="7.75cm" svg:x2="4.5cm" svg:y2="8cm">
              <text:p/>
            </draw:line>
            <draw:ellipse draw:style-name="gr315" draw:text-style-name="P14" draw:layer="layout" svg:width="0.496cm" svg:height="0.125cm" svg:x="4.254cm" svg:y="7.25cm" draw:kind="arc" draw:start-angle="269.64" draw:end-angle="90.29">
              <text:p/>
            </draw:ellipse>
            <draw:ellipse draw:style-name="gr315" draw:text-style-name="P14" draw:layer="layout" svg:width="0.496cm" svg:height="0.125cm" svg:x="4.254cm" svg:y="7.375cm" draw:kind="arc" draw:start-angle="269.64" draw:end-angle="90.29">
              <text:p/>
            </draw:ellipse>
            <draw:ellipse draw:style-name="gr315" draw:text-style-name="P14" draw:layer="layout" svg:width="0.496cm" svg:height="0.125cm" svg:x="4.254cm" svg:y="7.5cm" draw:kind="arc" draw:start-angle="269.64" draw:end-angle="90.29">
              <text:p/>
            </draw:ellipse>
            <draw:ellipse draw:style-name="gr315" draw:text-style-name="P14" draw:layer="layout" svg:width="0.496cm" svg:height="0.125cm" svg:x="4.254cm" svg:y="7.6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4.5cm" svg:y1="7.242cm" svg:x2="4.5cm" svg:y2="7cm">
              <text:p/>
            </draw:line>
            <draw:line draw:style-name="gr317" draw:text-style-name="P14" draw:layer="layout" svg:x1="4.5cm" svg:y1="7.75cm" svg:x2="4.5cm" svg:y2="8cm">
              <text:p/>
            </draw:line>
            <draw:ellipse draw:style-name="gr318" draw:text-style-name="P14" draw:layer="layout" svg:width="0.496cm" svg:height="0.125cm" svg:x="4.25cm" svg:y="7.25cm" draw:kind="arc" draw:start-angle="89.77" draw:end-angle="270.45">
              <text:p/>
            </draw:ellipse>
            <draw:ellipse draw:style-name="gr318" draw:text-style-name="P14" draw:layer="layout" svg:width="0.496cm" svg:height="0.125cm" svg:x="4.25cm" svg:y="7.375cm" draw:kind="arc" draw:start-angle="89.77" draw:end-angle="270.45">
              <text:p/>
            </draw:ellipse>
            <draw:ellipse draw:style-name="gr318" draw:text-style-name="P14" draw:layer="layout" svg:width="0.496cm" svg:height="0.125cm" svg:x="4.25cm" svg:y="7.5cm" draw:kind="arc" draw:start-angle="89.77" draw:end-angle="270.45">
              <text:p/>
            </draw:ellipse>
            <draw:ellipse draw:style-name="gr318" draw:text-style-name="P14" draw:layer="layout" svg:width="0.496cm" svg:height="0.125cm" svg:x="4.25cm" svg:y="7.625cm" draw:kind="arc" draw:start-angle="89.77" draw:end-angle="270.45">
              <text:p/>
            </draw:ellipse>
          </draw:g>
        </draw:g>
        <draw:g draw:style-name="gr1">
          <draw:custom-shape draw:style-name="gr369" draw:text-style-name="P16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70" draw:text-style-name="P17" draw:layer="layout" svg:x1="2.5cm" svg:y1="1.5cm" svg:x2="2.5cm" svg:y2="3.5cm">
            <text:p/>
          </draw:line>
        </draw:g>
        <draw:g draw:style-name="gr1">
          <draw:line draw:style-name="gr371" draw:text-style-name="P17" draw:layer="layout" svg:x1="5cm" svg:y1="1.5cm" svg:x2="5cm" svg:y2="3.5cm">
            <text:p/>
          </draw:line>
          <draw:custom-shape draw:style-name="gr372" draw:text-style-name="P15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280">
            <draw:line draw:style-name="gr313" draw:text-style-name="P14" draw:layer="layout" svg:x1="7cm" svg:y1="1.984cm" svg:x2="7cm" svg:y2="1.5cm">
              <text:p/>
            </draw:line>
            <draw:line draw:style-name="gr314" draw:text-style-name="P14" draw:layer="layout" svg:x1="7cm" svg:y1="3cm" svg:x2="7cm" svg:y2="3.5cm">
              <text:p/>
            </draw:line>
            <draw:ellipse draw:style-name="gr315" draw:text-style-name="P14" draw:layer="layout" svg:width="0.62cm" svg:height="0.25cm" svg:x="6.692cm" svg:y="2cm" draw:kind="arc" draw:start-angle="269.64" draw:end-angle="90.29">
              <text:p/>
            </draw:ellipse>
            <draw:ellipse draw:style-name="gr315" draw:text-style-name="P14" draw:layer="layout" svg:width="0.62cm" svg:height="0.25cm" svg:x="6.692cm" svg:y="2.25cm" draw:kind="arc" draw:start-angle="269.64" draw:end-angle="90.29">
              <text:p/>
            </draw:ellipse>
            <draw:ellipse draw:style-name="gr315" draw:text-style-name="P14" draw:layer="layout" svg:width="0.62cm" svg:height="0.25cm" svg:x="6.692cm" svg:y="2.5cm" draw:kind="arc" draw:start-angle="269.64" draw:end-angle="90.29">
              <text:p/>
            </draw:ellipse>
            <draw:ellipse draw:style-name="gr315" draw:text-style-name="P14" draw:layer="layout" svg:width="0.62cm" svg:height="0.25cm" svg:x="6.692cm" svg:y="2.7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7cm" svg:y1="1.984cm" svg:x2="7cm" svg:y2="1.5cm">
              <text:p/>
            </draw:line>
            <draw:line draw:style-name="gr317" draw:text-style-name="P14" draw:layer="layout" svg:x1="7cm" svg:y1="3cm" svg:x2="7cm" svg:y2="3.5cm">
              <text:p/>
            </draw:line>
            <draw:ellipse draw:style-name="gr318" draw:text-style-name="P14" draw:layer="layout" svg:width="0.62cm" svg:height="0.25cm" svg:x="6.687cm" svg:y="2cm" draw:kind="arc" draw:start-angle="89.77" draw:end-angle="270.45">
              <text:p/>
            </draw:ellipse>
            <draw:ellipse draw:style-name="gr318" draw:text-style-name="P14" draw:layer="layout" svg:width="0.62cm" svg:height="0.25cm" svg:x="6.687cm" svg:y="2.25cm" draw:kind="arc" draw:start-angle="89.77" draw:end-angle="270.45">
              <text:p/>
            </draw:ellipse>
            <draw:ellipse draw:style-name="gr318" draw:text-style-name="P14" draw:layer="layout" svg:width="0.62cm" svg:height="0.25cm" svg:x="6.687cm" svg:y="2.5cm" draw:kind="arc" draw:start-angle="89.77" draw:end-angle="270.45">
              <text:p/>
            </draw:ellipse>
            <draw:ellipse draw:style-name="gr318" draw:text-style-name="P14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49" draw:text-style-name="P15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15" draw:layer="layout" svg:x1="8.5cm" svg:y1="2cm" svg:x2="8.5cm" svg:y2="1.5cm">
            <text:p/>
          </draw:line>
          <draw:line draw:style-name="gr51" draw:text-style-name="P15" draw:layer="layout" svg:x1="8.5cm" svg:y1="3cm" svg:x2="8.5cm" svg:y2="3.5cm">
            <text:p/>
          </draw:line>
        </draw:g>
        <draw:g draw:style-name="gr1">
          <draw:g draw:style-name="gr280">
            <draw:line draw:style-name="gr306" draw:text-style-name="P14" draw:layer="layout" svg:x1="5.375cm" svg:y1="7.571cm" svg:x2="5.625cm" svg:y2="7.571cm">
              <text:p/>
            </draw:line>
            <draw:line draw:style-name="gr306" draw:text-style-name="P14" draw:layer="layout" svg:x1="5.375cm" svg:y1="7.429cm" svg:x2="5.625cm" svg:y2="7.429cm">
              <text:p/>
            </draw:line>
            <draw:line draw:style-name="gr306" draw:text-style-name="P14" draw:layer="layout" svg:x1="5.5cm" svg:y1="8cm" svg:x2="5.5cm" svg:y2="7.571cm">
              <text:p/>
            </draw:line>
            <draw:line draw:style-name="gr307" draw:text-style-name="P14" draw:layer="layout" svg:x1="5.5cm" svg:y1="7cm" svg:x2="5.5cm" svg:y2="7.429cm">
              <text:p/>
            </draw:line>
          </draw:g>
        </draw:g>
        <draw:g draw:style-name="gr1">
          <draw:g draw:style-name="gr280">
            <draw:line draw:style-name="gr306" draw:text-style-name="P14" draw:layer="layout" svg:x1="9.187cm" svg:y1="2.642cm" svg:x2="9.812cm" svg:y2="2.642cm">
              <text:p/>
            </draw:line>
            <draw:line draw:style-name="gr306" draw:text-style-name="P14" draw:layer="layout" svg:x1="9.187cm" svg:y1="2.358cm" svg:x2="9.812cm" svg:y2="2.358cm">
              <text:p/>
            </draw:line>
            <draw:line draw:style-name="gr306" draw:text-style-name="P14" draw:layer="layout" svg:x1="9.5cm" svg:y1="3.5cm" svg:x2="9.5cm" svg:y2="2.642cm">
              <text:p/>
            </draw:line>
            <draw:line draw:style-name="gr307" draw:text-style-name="P14" draw:layer="layout" svg:x1="9.5cm" svg:y1="1.5cm" svg:x2="9.5cm" svg:y2="2.358cm">
              <text:p/>
            </draw:line>
          </draw:g>
        </draw:g>
        <draw:g draw:style-name="gr1">
          <draw:custom-shape draw:style-name="gr373" draw:text-style-name="P16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74" draw:text-style-name="P17" draw:layer="layout" svg:x1="2.5cm" svg:y1="4.2cm" svg:x2="2.5cm" svg:y2="5.8cm">
            <text:p/>
          </draw:line>
          <draw:custom-shape draw:style-name="gr375" draw:text-style-name="P16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76" draw:text-style-name="P17" draw:layer="layout" svg:x1="5cm" svg:y1="4.2cm" svg:x2="5cm" svg:y2="5.8cm">
            <text:p/>
          </draw:line>
          <draw:custom-shape draw:style-name="gr372" draw:text-style-name="P15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7" draw:text-style-name="P15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47" draw:text-style-name="P19" draw:layer="layout" svg:width="2cm" svg:height="1cm" svg:x="6.5cm" svg:y="4cm">
          <text:p text:style-name="P18"><text:span text:style-name="T8">e(t)</text:span></text:p>
          <draw:enhanced-geometry svg:viewBox="0 0 21600 21600" draw:type="rectangle" draw:enhanced-path="M 0 0 L 21600 0 21600 21600 0 21600 0 0 Z N"/>
        </draw:custom-shape>
        <draw:g draw:style-name="gr280">
          <draw:line draw:style-name="gr281" draw:text-style-name="P14" draw:layer="layout" svg:x1="11cm" svg:y1="2.125cm" svg:x2="11cm" svg:y2="5.875cm">
            <text:p/>
          </draw:line>
          <draw:line draw:style-name="gr281" draw:text-style-name="P14" draw:layer="layout" svg:x1="13.291cm" svg:y1="3.999cm" svg:x2="11cm" svg:y2="5.875cm">
            <text:p/>
          </draw:line>
          <draw:line draw:style-name="gr281" draw:text-style-name="P14" draw:layer="layout" svg:x1="11cm" svg:y1="2.125cm" svg:x2="13.291cm" svg:y2="3.999cm">
            <text:p/>
          </draw:line>
          <draw:line draw:style-name="gr281" draw:text-style-name="P14" draw:layer="layout" svg:x1="13.292cm" svg:y1="3.999cm" svg:x2="13.5cm" svg:y2="4cm">
            <text:p/>
          </draw:line>
          <draw:line draw:style-name="gr282" draw:text-style-name="P15" draw:layer="layout" svg:x1="11.381cm" svg:y1="3.187cm" svg:x2="11.381cm" svg:y2="2.811cm">
            <text:p/>
          </draw:line>
          <draw:line draw:style-name="gr282" draw:text-style-name="P15" draw:layer="layout" svg:x1="11.217cm" svg:y1="4.999cm" svg:x2="11.545cm" svg:y2="4.999cm">
            <text:p/>
          </draw:line>
          <draw:line draw:style-name="gr282" draw:text-style-name="P15" draw:layer="layout" svg:x1="11.217cm" svg:y1="2.999cm" svg:x2="11.545cm" svg:y2="2.999cm">
            <text:p/>
          </draw:line>
          <draw:line draw:style-name="gr282" draw:text-style-name="P15" draw:layer="layout" svg:x1="10.5cm" svg:y1="3cm" svg:x2="11cm" svg:y2="3cm">
            <text:p/>
          </draw:line>
          <draw:line draw:style-name="gr378" draw:text-style-name="P15" draw:layer="layout" svg:x1="10.5cm" svg:y1="5cm" svg:x2="11cm" svg:y2="5cm">
            <text:p text:style-name="P14"><text:s/></text:p>
          </draw:line>
        </draw:g>
        <draw:g draw:style-name="gr280">
          <draw:line draw:style-name="gr281" draw:text-style-name="P14" draw:layer="layout" svg:x1="14.5cm" svg:y1="5.875cm" svg:x2="14.5cm" svg:y2="2.125cm">
            <text:p/>
          </draw:line>
          <draw:line draw:style-name="gr281" draw:text-style-name="P14" draw:layer="layout" svg:x1="16.791cm" svg:y1="4.001cm" svg:x2="14.5cm" svg:y2="2.125cm">
            <text:p/>
          </draw:line>
          <draw:line draw:style-name="gr281" draw:text-style-name="P14" draw:layer="layout" svg:x1="14.5cm" svg:y1="5.875cm" svg:x2="16.791cm" svg:y2="4.001cm">
            <text:p/>
          </draw:line>
          <draw:line draw:style-name="gr281" draw:text-style-name="P14" draw:layer="layout" svg:x1="16.792cm" svg:y1="4.001cm" svg:x2="17cm" svg:y2="4cm">
            <text:p/>
          </draw:line>
          <draw:line draw:style-name="gr282" draw:text-style-name="P15" draw:layer="layout" svg:x1="14.881cm" svg:y1="4.813cm" svg:x2="14.881cm" svg:y2="5.189cm">
            <text:p/>
          </draw:line>
          <draw:line draw:style-name="gr282" draw:text-style-name="P15" draw:layer="layout" svg:x1="14.717cm" svg:y1="3.001cm" svg:x2="15.045cm" svg:y2="3.001cm">
            <text:p/>
          </draw:line>
          <draw:line draw:style-name="gr282" draw:text-style-name="P15" draw:layer="layout" svg:x1="14.717cm" svg:y1="5.001cm" svg:x2="15.045cm" svg:y2="5.001cm">
            <text:p/>
          </draw:line>
          <draw:line draw:style-name="gr282" draw:text-style-name="P15" draw:layer="layout" svg:x1="14cm" svg:y1="3cm" svg:x2="14.5cm" svg:y2="3cm">
            <text:p/>
          </draw:line>
          <draw:line draw:style-name="gr378" draw:text-style-name="P15" draw:layer="layout" svg:x1="14cm" svg:y1="5cm" svg:x2="14.5cm" svg:y2="5cm">
            <text:p text:style-name="P14"><text:s/></text:p>
          </draw:line>
        </draw:g>
        <draw:path draw:style-name="gr87" draw:text-style-name="P30" draw:layer="layout" svg:width="0.125cm" svg:height="0.125cm" svg:x="8.937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4" draw:text-style-name="P15" draw:layer="layout" svg:x1="6.5cm" svg:y1="6cm" svg:x2="9.5cm" svg:y2="6cm">
          <text:p/>
        </draw:line>
        <draw:line draw:style-name="gr11" draw:text-style-name="P15" draw:layer="layout" svg:x1="9.5cm" svg:y1="5.5cm" svg:x2="6.5cm" svg:y2="5.5cm">
          <text:p/>
        </draw:line>
        <draw:g draw:style-name="gr280">
          <draw:line draw:style-name="gr11" draw:text-style-name="P15" draw:layer="layout" svg:x1="9.812cm" svg:y1="7.375cm" svg:x2="9.187cm" svg:y2="7.375cm">
            <text:p/>
          </draw:line>
          <draw:line draw:style-name="gr11" draw:text-style-name="P15" draw:layer="layout" svg:x1="9.687cm" svg:y1="7.437cm" svg:x2="9.312cm" svg:y2="7.437cm">
            <text:p/>
          </draw:line>
          <draw:line draw:style-name="gr11" draw:text-style-name="P15" draw:layer="layout" svg:x1="9.562cm" svg:y1="7.5cm" svg:x2="9.437cm" svg:y2="7.5cm">
            <text:p/>
          </draw:line>
          <draw:line draw:style-name="gr11" draw:text-style-name="P15" draw:layer="layout" svg:x1="9.5cm" svg:y1="7cm" svg:x2="9.5cm" svg:y2="7.37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imbus Sans" svg:font-family="'Nimbus Sans'" style:font-family-generic="swiss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Groty_20_strzałek_20_1" draw:display-name="Groty strzałek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24T10:29:02.179974450</dc:date>
    <meta:editing-duration>P1DT12H17M50S</meta:editing-duration>
    <meta:editing-cycles>211</meta:editing-cycles>
    <meta:generator>LibreOffice/25.2.3.2$Linux_X86_64 LibreOffice_project/520$Build-2</meta:generator>
    <meta:document-statistic meta:object-count="2851"/>
  </office:meta>
</office:document-meta>
</file>